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P9" style:parent-style-name="Normalny" style:family="paragraph">
      <style:paragraph-properties fo:text-align="justify" fo:line-height="150%"/>
    </style:style>
    <style:style style:name="T10" style:parent-style-name="Domyślnaczcionkaakapitu" style:family="text">
      <style:text-properties style:text-underline-type="single" style:text-underline-style="solid" style:text-underline-width="auto" style:text-underline-mode="continuous"/>
    </style:style>
    <style:style style:name="T11" style:parent-style-name="Domyślnaczcionkaakapitu" style:family="text">
      <style:text-properties fo:background-color="#80FFFF" style:text-underline-type="single" style:text-underline-style="solid" style:text-underline-width="auto" style:text-underline-mode="continuous"/>
    </style:style>
    <style:style style:name="T12" style:parent-style-name="Domyślnaczcionkaakapitu" style:family="text">
      <style:text-properties style:text-underline-type="single" style:text-underline-style="solid" style:text-underline-width="auto" style:text-underline-mode="continuous"/>
    </style:style>
    <style:style style:name="P13" style:parent-style-name="Normalny" style:family="paragraph">
      <style:paragraph-properties fo:text-align="justify" fo:line-height="150%"/>
    </style:style>
    <style:style style:name="T14" style:parent-style-name="Domyślnaczcionkaakapitu" style:family="text">
      <style:text-properties style:text-underline-type="single" style:text-underline-style="solid" style:text-underline-width="auto" style:text-underline-mode="continuous"/>
    </style:style>
    <style:style style:name="P15" style:parent-style-name="Normalny" style:family="paragraph">
      <style:paragraph-properties fo:text-align="justify" fo:line-height="150%" fo:text-indent="0.2479in"/>
    </style:style>
    <style:style style:name="T16" style:parent-style-name="Domyślnaczcionkaakapitu" style:family="text">
      <style:text-properties fo:background-color="#80FFFF"/>
    </style:style>
    <style:style style:name="T17" style:parent-style-name="Domyślnaczcionkaakapitu" style:family="text">
      <style:text-properties fo:background-color="#80FFFF"/>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P20" style:parent-style-name="Normalny" style:family="paragraph">
      <style:paragraph-properties fo:text-align="justify" fo:line-height="150%" fo:text-indent="0.2479in"/>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fo:text-indent="0.2479in"/>
    </style:style>
    <style:style style:name="P24" style:parent-style-name="Normalny" style:family="paragraph">
      <style:paragraph-properties fo:text-align="justify" fo:line-height="150%"/>
    </style:style>
    <style:style style:name="T25" style:parent-style-name="Domyślnaczcionkaakapitu" style:family="text">
      <style:text-properties style:text-underline-type="single" style:text-underline-style="solid" style:text-underline-width="auto" style:text-underline-mode="continuous"/>
    </style:style>
    <style:style style:name="P26" style:parent-style-name="Normalny" style:family="paragraph">
      <style:paragraph-properties fo:text-align="justify" fo:line-height="150%" fo:text-indent="0.2479in"/>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P32" style:parent-style-name="Normalny" style:family="paragraph">
      <style:paragraph-properties fo:text-align="justify" fo:line-height="150%" fo:text-indent="0.2479in"/>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fo:text-indent="0.2479in"/>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479in"/>
    </style:style>
    <style:style style:name="T42" style:parent-style-name="Domyślnaczcionkaakapitu" style:family="text">
      <style:text-properties fo:background-color="#80FFFF"/>
    </style:style>
    <style:style style:name="P43" style:parent-style-name="Normalny" style:family="paragraph">
      <style:paragraph-properties fo:text-align="justify" fo:line-height="150%" fo:text-indent="0.2479in"/>
    </style:style>
    <style:style style:name="P44" style:parent-style-name="Normalny" style:family="paragraph">
      <style:paragraph-properties fo:text-align="justify" fo:line-height="150%" fo:text-indent="0.2479in"/>
    </style:style>
    <style:style style:name="P45" style:parent-style-name="Normalny" style:family="paragraph">
      <style:paragraph-properties fo:text-align="justify" fo:line-height="150%"/>
    </style:style>
    <style:style style:name="T46" style:parent-style-name="Domyślnaczcionkaakapitu" style:family="text">
      <style:text-properties style:text-underline-type="single" style:text-underline-style="solid" style:text-underline-width="auto" style:text-underline-mode="continuous"/>
    </style:style>
    <style:style style:name="P47" style:parent-style-name="Normalny" style:family="paragraph">
      <style:paragraph-properties fo:text-align="justify" fo:line-height="150%" fo:text-indent="0.2479in"/>
    </style:style>
    <style:style style:name="P48" style:parent-style-name="Normalny" style:family="paragraph">
      <style:paragraph-properties fo:text-align="justify" fo:line-height="150%" fo:text-indent="0.2479in"/>
    </style:style>
    <style:style style:name="P49" style:parent-style-name="Normalny" style:family="paragraph">
      <style:paragraph-properties fo:text-align="justify" fo:line-height="150%" fo:text-indent="0.2479in"/>
    </style:style>
    <style:style style:name="P50" style:parent-style-name="Normalny" style:family="paragraph">
      <style:paragraph-properties fo:text-align="justify" fo:line-height="150%"/>
    </style:style>
    <style:style style:name="T51" style:parent-style-name="Domyślnaczcionkaakapitu" style:family="text">
      <style:text-properties style:text-underline-type="single" style:text-underline-style="solid" style:text-underline-width="auto" style:text-underline-mode="continuous"/>
    </style:style>
    <style:style style:name="P52" style:parent-style-name="Normalny" style:family="paragraph">
      <style:paragraph-properties fo:text-align="justify" fo:line-height="150%" fo:text-indent="0.2479in"/>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P56" style:parent-style-name="Normalny" style:family="paragraph">
      <style:paragraph-properties fo:text-align="justify" fo:line-height="150%" fo:text-indent="0.2479in"/>
    </style:style>
    <style:style style:name="P57" style:parent-style-name="Normalny" style:family="paragraph">
      <style:paragraph-properties fo:text-align="justify" fo:line-height="150%"/>
    </style:style>
    <style:style style:name="T58" style:parent-style-name="Domyślnaczcionkaakapitu" style:family="text">
      <style:text-properties fo:background-color="#80FFFF" style:text-underline-type="single" style:text-underline-style="solid" style:text-underline-width="auto" style:text-underline-mode="continuous"/>
    </style:style>
    <style:style style:name="T59" style:parent-style-name="Domyślnaczcionkaakapitu" style:family="text">
      <style:text-properties fo:background-color="#80FFFF" style:text-underline-type="single" style:text-underline-style="solid" style:text-underline-width="auto" style:text-underline-mode="continuous"/>
    </style:style>
    <style:style style:name="T60" style:parent-style-name="Domyślnaczcionkaakapitu" style:family="text">
      <style:text-properties style:text-underline-type="single" style:text-underline-style="solid" style:text-underline-width="auto" style:text-underline-mode="continuous"/>
    </style:style>
    <style:style style:name="T61" style:parent-style-name="Domyślnaczcionkaakapitu" style:family="text">
      <style:text-properties fo:background-color="#80FFFF" style:text-underline-type="single" style:text-underline-style="solid" style:text-underline-width="auto" style:text-underline-mode="continuous"/>
    </style:style>
    <style:style style:name="T62" style:parent-style-name="Domyślnaczcionkaakapitu" style:family="text">
      <style:text-properties style:text-underline-type="single" style:text-underline-style="solid" style:text-underline-width="auto" style:text-underline-mode="continuous"/>
    </style:style>
    <style:style style:name="T63" style:parent-style-name="Domyślnaczcionkaakapitu" style:family="text">
      <style:text-properties fo:background-color="#80FFFF" style:text-underline-type="single" style:text-underline-style="solid" style:text-underline-width="auto" style:text-underline-mode="continuous"/>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479in"/>
    </style:style>
    <style:style style:name="P66" style:parent-style-name="Normalny" style:family="paragraph">
      <style:paragraph-properties fo:text-align="justify" fo:line-height="150%" fo:text-indent="0.2479in"/>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style:style>
    <style:style style:name="T69" style:parent-style-name="Domyślnaczcionkaakapitu" style:family="text">
      <style:text-properties style:text-underline-type="single" style:text-underline-style="solid" style:text-underline-width="auto" style:text-underline-mode="continuous"/>
    </style:style>
    <style:style style:name="P70" style:parent-style-name="Normalny" style:family="paragraph">
      <style:paragraph-properties fo:text-align="justify" fo:line-height="150%" fo:text-indent="0.2479in"/>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P73" style:parent-style-name="Normalny" style:family="paragraph">
      <style:paragraph-properties fo:text-align="justify" fo:line-height="150%"/>
    </style:style>
    <style:style style:name="T74" style:parent-style-name="Domyślnaczcionkaakapitu" style:family="text">
      <style:text-properties style:text-underline-type="single" style:text-underline-style="solid" style:text-underline-width="auto" style:text-underline-mode="continuous"/>
    </style:style>
    <style:style style:name="T75" style:parent-style-name="Domyślnaczcionkaakapitu" style:family="text">
      <style:text-properties fo:background-color="#80FFFF" style:text-underline-type="single" style:text-underline-style="solid" style:text-underline-width="auto" style:text-underline-mode="continuous"/>
    </style:style>
    <style:style style:name="T76" style:parent-style-name="Domyślnaczcionkaakapitu" style:family="text">
      <style:text-properties style:text-underline-type="single" style:text-underline-style="solid" style:text-underline-width="auto" style:text-underline-mode="continuous"/>
    </style:style>
    <style:style style:name="T77" style:parent-style-name="Domyślnaczcionkaakapitu" style:family="text">
      <style:text-properties fo:background-color="#80FFFF" style:text-underline-type="single" style:text-underline-style="solid" style:text-underline-width="auto" style:text-underline-mode="continuous"/>
    </style:style>
    <style:style style:name="T78" style:parent-style-name="Domyślnaczcionkaakapitu" style:family="text">
      <style:text-properties style:text-underline-type="single" style:text-underline-style="solid" style:text-underline-width="auto" style:text-underline-mode="continuous"/>
    </style:style>
    <style:style style:name="P79" style:parent-style-name="Normalny" style:family="paragraph">
      <style:paragraph-properties fo:text-align="justify" fo:line-height="150%" fo:text-indent="0.2479in"/>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P84" style:parent-style-name="Normalny" style:family="paragraph">
      <style:paragraph-properties fo:text-align="justify" fo:line-height="150%" fo:text-indent="0.2479in"/>
    </style:style>
    <style:style style:name="P85" style:parent-style-name="Normalny" style:family="paragraph">
      <style:paragraph-properties fo:text-align="justify" fo:line-height="150%" fo:text-indent="0.2479in"/>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fo:text-indent="0.2479in"/>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fo:text-indent="0.2479in"/>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479in"/>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fo:text-indent="0.2479in"/>
    </style:style>
    <style:style style:name="T100" style:parent-style-name="Domyślnaczcionkaakapitu" style:family="text">
      <style:text-properties fo:background-color="#80FFFF"/>
    </style:style>
    <style:style style:name="P101" style:parent-style-name="Normalny" style:family="paragraph">
      <style:paragraph-properties fo:text-align="justify" fo:line-height="150%" fo:text-indent="0.2479in"/>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fo:text-indent="0.2479in"/>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fo:text-indent="0.2479in"/>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style:style>
    <style:style style:name="T110" style:parent-style-name="Domyślnaczcionkaakapitu" style:family="text">
      <style:text-properties style:text-underline-type="single" style:text-underline-style="solid" style:text-underline-width="auto" style:text-underline-mode="continuous"/>
    </style:style>
    <style:style style:name="T111" style:parent-style-name="Domyślnaczcionkaakapitu" style:family="text">
      <style:text-properties fo:background-color="#80FFFF" style:text-underline-type="single" style:text-underline-style="solid" style:text-underline-width="auto" style:text-underline-mode="continuous"/>
    </style:style>
    <style:style style:name="T112" style:parent-style-name="Domyślnaczcionkaakapitu" style:family="text">
      <style:text-properties fo:background-color="#80FFFF"/>
    </style:style>
    <style:style style:name="P113" style:parent-style-name="Normalny" style:family="paragraph">
      <style:paragraph-properties fo:text-align="justify" fo:line-height="150%" fo:text-indent="0.2479in"/>
    </style:style>
    <style:style style:name="T114" style:parent-style-name="Domyślnaczcionkaakapitu" style:family="text">
      <style:text-properties fo:background-color="#80FFFF"/>
    </style:style>
    <style:style style:name="P115" style:parent-style-name="Normalny" style:family="paragraph">
      <style:paragraph-properties fo:text-align="justify" fo:line-height="150%"/>
    </style:style>
    <style:style style:name="P116" style:parent-style-name="Normalny" style:family="paragraph">
      <style:paragraph-properties fo:text-align="justify" fo:line-height="150%">
        <style:tab-stops>
          <style:tab-stop style:type="left" style:position="-15.518in"/>
        </style:tab-stops>
      </style:paragraph-properties>
    </style:style>
    <style:style style:name="T117" style:parent-style-name="Domyślnaczcionkaakapitu" style:family="text">
      <style:text-properties fo:background-color="#80FFFF" style:text-underline-type="single" style:text-underline-style="solid" style:text-underline-width="auto" style:text-underline-mode="continuous"/>
    </style:style>
    <style:style style:name="T118" style:parent-style-name="Domyślnaczcionkaakapitu" style:family="text">
      <style:text-properties style:text-underline-type="single" style:text-underline-style="solid" style:text-underline-width="auto" style:text-underline-mode="continuous"/>
    </style:style>
    <style:style style:name="T119" style:parent-style-name="Domyślnaczcionkaakapitu" style:family="text">
      <style:text-properties fo:background-color="#80FFFF" style:text-underline-type="single" style:text-underline-style="solid" style:text-underline-width="auto" style:text-underline-mode="continuous"/>
    </style:style>
    <style:style style:name="T120" style:parent-style-name="Domyślnaczcionkaakapitu" style:family="text">
      <style:text-properties style:text-underline-type="single" style:text-underline-style="solid" style:text-underline-width="auto" style:text-underline-mode="continuous"/>
    </style:style>
    <style:style style:name="P121" style:parent-style-name="Normalny" style:family="paragraph">
      <style:paragraph-properties fo:text-align="justify" fo:line-height="150%" fo:text-indent="0.2479in">
        <style:tab-stops>
          <style:tab-stop style:type="left" style:position="-15.518in"/>
        </style:tab-stops>
      </style:paragraph-properties>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P133" style:parent-style-name="Normalny" style:family="paragraph">
      <style:paragraph-properties fo:text-align="justify" fo:line-height="150%"/>
    </style:style>
    <style:style style:name="T134" style:parent-style-name="Domyślnaczcionkaakapitu" style:family="text">
      <style:text-properties style:text-underline-type="single" style:text-underline-style="solid" style:text-underline-width="auto" style:text-underline-mode="continuous"/>
    </style:style>
    <style:style style:name="T135" style:parent-style-name="Domyślnaczcionkaakapitu" style:family="text">
      <style:text-properties fo:background-color="#80FFFF" style:text-underline-type="single" style:text-underline-style="solid" style:text-underline-width="auto" style:text-underline-mode="continuous"/>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fo:text-indent="0.2479in"/>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479in"/>
    </style:style>
    <style:style style:name="P140" style:parent-style-name="Normalny" style:family="paragraph">
      <style:paragraph-properties fo:text-align="justify" fo:line-height="150%" fo:text-indent="0.2479in"/>
    </style:style>
    <style:style style:name="P141" style:parent-style-name="Normalny" style:family="paragraph">
      <style:paragraph-properties fo:text-align="justify" fo:line-height="150%" fo:text-indent="0.2479in"/>
    </style:style>
    <style:style style:name="P142" style:parent-style-name="Normalny" style:family="paragraph">
      <style:paragraph-properties fo:text-align="justify" fo:line-height="150%">
        <style:tab-stops>
          <style:tab-stop style:type="left" style:position="-14.2958in"/>
        </style:tab-stops>
      </style:paragraph-properties>
    </style:style>
    <style:style style:name="T143" style:parent-style-name="Domyślnaczcionkaakapitu" style:family="text">
      <style:text-properties style:text-underline-type="single" style:text-underline-style="solid" style:text-underline-width="auto" style:text-underline-mode="continuous"/>
    </style:style>
    <style:style style:name="P144" style:parent-style-name="Normalny" style:family="paragraph">
      <style:paragraph-properties fo:text-align="justify" fo:line-height="150%" fo:text-indent="0.2479in">
        <style:tab-stops>
          <style:tab-stop style:type="left" style:position="-14.2958in"/>
        </style:tab-stops>
      </style:paragraph-properties>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fo:text-indent="0.2479in"/>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479in"/>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fo:text-indent="0.2479in"/>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fo:text-indent="0.2479in">
        <style:tab-stops>
          <style:tab-stop style:type="left" style:position="3.3569in"/>
        </style:tab-stops>
      </style:paragraph-properties>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style:tab-stops>
          <style:tab-stop style:type="left" style:position="16.2986in"/>
        </style:tab-stops>
      </style:paragraph-properties>
    </style:style>
    <style:style style:name="T159" style:parent-style-name="Domyślnaczcionkaakapitu" style:family="text">
      <style:text-properties style:text-underline-type="single" style:text-underline-style="solid" style:text-underline-width="auto" style:text-underline-mode="continuous"/>
    </style:style>
    <style:style style:name="T160" style:parent-style-name="Domyślnaczcionkaakapitu" style:family="text">
      <style:text-properties fo:background-color="#80FFFF" style:text-underline-type="single" style:text-underline-style="solid" style:text-underline-width="auto" style:text-underline-mode="continuous"/>
    </style:style>
    <style:style style:name="T161" style:parent-style-name="Domyślnaczcionkaakapitu" style:family="text">
      <style:text-properties style:text-underline-type="single" style:text-underline-style="solid" style:text-underline-width="auto" style:text-underline-mode="continuous"/>
    </style:style>
    <style:style style:name="T162" style:parent-style-name="Domyślnaczcionkaakapitu" style:family="text">
      <style:text-properties fo:background-color="#80FFFF" style:text-underline-type="single" style:text-underline-style="solid" style:text-underline-width="auto" style:text-underline-mode="continuous"/>
    </style:style>
    <style:style style:name="P163" style:parent-style-name="Normalny" style:family="paragraph">
      <style:paragraph-properties fo:text-align="justify" fo:line-height="150%" fo:text-indent="0.2479in">
        <style:tab-stops>
          <style:tab-stop style:type="left" style:position="16.2986in"/>
        </style:tab-stops>
      </style:paragraph-properties>
    </style:style>
    <style:style style:name="P164" style:parent-style-name="Normalny" style:family="paragraph">
      <style:paragraph-properties fo:text-align="justify" fo:line-height="150%" fo:text-indent="0.2479in"/>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style:style>
    <style:style style:name="T167" style:parent-style-name="Domyślnaczcionkaakapitu" style:family="text">
      <style:text-properties style:text-underline-type="single" style:text-underline-style="solid" style:text-underline-width="auto" style:text-underline-mode="continuous"/>
    </style:style>
    <style:style style:name="T168" style:parent-style-name="Domyślnaczcionkaakapitu" style:family="text">
      <style:text-properties fo:background-color="#80FFFF" style:text-underline-type="single" style:text-underline-style="solid" style:text-underline-width="auto" style:text-underline-mode="continuous"/>
    </style:style>
    <style:style style:name="T169" style:parent-style-name="Domyślnaczcionkaakapitu" style:family="text">
      <style:text-properties style:text-underline-type="single" style:text-underline-style="solid" style:text-underline-width="auto" style:text-underline-mode="continuous"/>
    </style:style>
    <style:style style:name="P170" style:parent-style-name="Normalny" style:family="paragraph">
      <style:paragraph-properties fo:text-align="justify" fo:line-height="150%" fo:text-indent="0.2479in"/>
    </style:style>
    <style:style style:name="P171" style:parent-style-name="Normalny" style:family="paragraph">
      <style:paragraph-properties fo:text-align="justify" fo:line-height="150%" fo:text-indent="0.2479in"/>
    </style:style>
    <style:style style:name="P172" style:parent-style-name="Normalny" style:family="paragraph">
      <style:paragraph-properties fo:text-align="justify" fo:line-height="150%" fo:text-indent="0.2479in"/>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479in"/>
    </style:style>
    <style:style style:name="P177" style:parent-style-name="Normalny" style:family="paragraph">
      <style:paragraph-properties fo:text-align="justify" fo:line-height="150%" fo:text-indent="0.2479in"/>
    </style:style>
    <style:style style:name="T178" style:parent-style-name="Domyślnaczcionkaakapitu" style:family="text">
      <style:text-properties fo:background-color="#80FFFF"/>
    </style:style>
    <style:style style:name="P179" style:parent-style-name="Normalny" style:family="paragraph">
      <style:paragraph-properties fo:text-align="justify" fo:line-height="150%" fo:text-indent="0.2479in"/>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fo:text-indent="0.2479in"/>
    </style:style>
    <style:style style:name="P184" style:parent-style-name="Normalny" style:family="paragraph">
      <style:paragraph-properties fo:text-align="justify" fo:line-height="150%" fo:text-indent="0.2479in"/>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fo:text-indent="0.2479in"/>
    </style:style>
    <style:style style:name="P188" style:parent-style-name="Normalny" style:family="paragraph">
      <style:paragraph-properties fo:text-align="justify" fo:line-height="150%" fo:text-indent="0.2479in"/>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P197" style:parent-style-name="Normalny" style:family="paragraph">
      <style:paragraph-properties fo:text-align="justify" fo:line-height="150%" fo:text-indent="0.2479in"/>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P200" style:parent-style-name="Normalny" style:family="paragraph">
      <style:paragraph-properties fo:text-align="justify" fo:line-height="150%" fo:text-indent="0.2479in"/>
    </style:style>
    <style:style style:name="P201" style:parent-style-name="Normalny" style:family="paragraph">
      <style:paragraph-properties fo:text-align="justify" fo:line-height="150%" fo:text-indent="0.2479in"/>
    </style:style>
    <style:style style:name="P202" style:parent-style-name="Normalny" style:family="paragraph">
      <style:paragraph-properties fo:text-align="justify" fo:line-height="150%" fo:text-indent="0.2479in"/>
    </style:style>
    <style:style style:name="T203" style:parent-style-name="Domyślnaczcionkaakapitu" style:family="text">
      <style:text-properties fo:background-color="#80FFFF"/>
    </style:style>
    <style:style style:name="P204" style:parent-style-name="Normalny" style:family="paragraph">
      <style:paragraph-properties fo:text-align="justify" fo:line-height="150%" fo:text-indent="0.2479in"/>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fo:text-indent="0.2479in"/>
    </style:style>
    <style:style style:name="P210" style:parent-style-name="Normalny" style:family="paragraph">
      <style:paragraph-properties fo:text-align="justify" fo:line-height="150%" fo:text-indent="0.2479in"/>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479in"/>
    </style:style>
    <style:style style:name="T215" style:parent-style-name="Domyślnaczcionkaakapitu" style:family="text">
      <style:text-properties fo:background-color="#80FFFF"/>
    </style:style>
    <style:style style:name="P216" style:parent-style-name="Normalny" style:family="paragraph">
      <style:paragraph-properties fo:text-align="justify" fo:line-height="150%" fo:text-indent="0.2479in"/>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P222" style:parent-style-name="Normalny" style:family="paragraph">
      <style:paragraph-properties fo:text-align="justify" fo:line-height="150%" fo:text-indent="0.2479in"/>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fo:text-indent="0.2479in"/>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P233" style:parent-style-name="Normalny" style:family="paragraph">
      <style:paragraph-properties fo:text-align="justify" fo:line-height="150%" fo:text-indent="0.2479in"/>
    </style:style>
    <style:style style:name="P234" style:parent-style-name="Normalny" style:family="paragraph">
      <style:paragraph-properties fo:text-align="justify" fo:line-height="150%" fo:text-indent="0.2479in">
        <style:tab-stops>
          <style:tab-stop style:type="left" style:position="7.6666in"/>
        </style:tab-stops>
      </style:paragraph-properties>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fo:text-indent="0.2479in"/>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fo:text-indent="0.2479in"/>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fo:text-indent="0.2479in"/>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fo:text-indent="0.2479in"/>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P255" style:parent-style-name="Normalny" style:family="paragraph">
      <style:paragraph-properties fo:text-align="justify" fo:line-height="150%" fo:text-indent="0.2479in"/>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P258" style:parent-style-name="Normalny" style:family="paragraph">
      <style:paragraph-properties fo:text-align="justify" fo:line-height="150%" fo:text-indent="0.2479in"/>
    </style:style>
    <style:style style:name="P259" style:parent-style-name="Normalny" style:family="paragraph">
      <style:paragraph-properties fo:text-align="justify" fo:line-height="150%" fo:text-indent="0.2479in"/>
    </style:style>
    <style:style style:name="P260" style:parent-style-name="Normalny" style:family="paragraph">
      <style:paragraph-properties fo:text-align="justify" fo:line-height="150%" fo:text-indent="0.2479in"/>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fo:text-indent="0.2479in"/>
    </style:style>
    <style:style style:name="P271" style:parent-style-name="Normalny" style:family="paragraph">
      <style:paragraph-properties fo:text-align="justify" fo:line-height="150%" fo:text-indent="0.2479in"/>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479in"/>
    </style:style>
    <style:style style:name="T275" style:parent-style-name="Domyślnaczcionkaakapitu" style:family="text">
      <style:text-properties fo:background-color="#80FFFF"/>
    </style:style>
    <style:style style:name="P276" style:parent-style-name="Normalny" style:family="paragraph">
      <style:paragraph-properties fo:text-align="justify" fo:line-height="150%" fo:text-indent="0.2479in"/>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fo:text-indent="0.2479in"/>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P281" style:parent-style-name="Normalny" style:family="paragraph">
      <style:paragraph-properties fo:text-align="justify" fo:line-height="150%" fo:text-indent="0.2479in"/>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P291" style:parent-style-name="Normalny" style:family="paragraph">
      <style:paragraph-properties fo:text-align="justify" fo:line-height="150%" fo:text-indent="0.2479in"/>
    </style:style>
    <style:style style:name="P292" style:parent-style-name="Normalny" style:family="paragraph">
      <style:paragraph-properties fo:text-align="justify" fo:line-height="150%" fo:text-indent="0.2479in"/>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479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P300" style:parent-style-name="Normalny" style:family="paragraph">
      <style:paragraph-properties fo:text-align="justify" fo:line-height="150%" fo:text-indent="0.2479in"/>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P306" style:parent-style-name="Normalny" style:family="paragraph">
      <style:paragraph-properties fo:text-align="justify" fo:line-height="150%" fo:text-indent="0.2479in"/>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fo:text-indent="0.2479in"/>
    </style:style>
    <style:style style:name="P312" style:parent-style-name="Normalny" style:family="paragraph">
      <style:paragraph-properties fo:text-align="justify" fo:line-height="150%"/>
    </style:style>
    <style:style style:name="T313" style:parent-style-name="Domyślnaczcionkaakapitu" style:family="text">
      <style:text-properties style:text-underline-type="single" style:text-underline-style="solid" style:text-underline-width="auto" style:text-underline-mode="continuous"/>
    </style:style>
    <style:style style:name="P314" style:parent-style-name="Normalny" style:family="paragraph">
      <style:paragraph-properties fo:text-align="justify" fo:line-height="150%" fo:text-indent="0.2479in"/>
    </style:style>
    <style:style style:name="P315" style:parent-style-name="Normalny" style:family="paragraph">
      <style:paragraph-properties fo:text-align="justify" fo:line-height="150%"/>
    </style:style>
    <style:style style:name="T316" style:parent-style-name="Domyślnaczcionkaakapitu" style:family="text">
      <style:text-properties style:text-underline-type="single" style:text-underline-style="solid" style:text-underline-width="auto" style:text-underline-mode="continuous"/>
    </style:style>
    <style:style style:name="T317" style:parent-style-name="Domyślnaczcionkaakapitu" style:family="text">
      <style:text-properties fo:background-color="#80FFFF" style:text-underline-type="single" style:text-underline-style="solid" style:text-underline-width="auto" style:text-underline-mode="continuous"/>
    </style:style>
    <style:style style:name="T318" style:parent-style-name="Domyślnaczcionkaakapitu" style:family="text">
      <style:text-properties style:text-underline-type="single" style:text-underline-style="solid" style:text-underline-width="auto" style:text-underline-mode="continuous"/>
    </style:style>
    <style:style style:name="T319" style:parent-style-name="Domyślnaczcionkaakapitu" style:family="text">
      <style:text-properties fo:background-color="#80FFFF" style:text-underline-type="single" style:text-underline-style="solid" style:text-underline-width="auto" style:text-underline-mode="continuous"/>
    </style:style>
    <style:style style:name="T320" style:parent-style-name="Domyślnaczcionkaakapitu" style:family="text">
      <style:text-properties style:text-underline-type="single" style:text-underline-style="solid" style:text-underline-width="auto" style:text-underline-mode="continuous"/>
    </style:style>
    <style:style style:name="T321" style:parent-style-name="Domyślnaczcionkaakapitu" style:family="text">
      <style:text-properties fo:background-color="#80FFFF" style:text-underline-type="single" style:text-underline-style="solid" style:text-underline-width="auto" style:text-underline-mode="continuous"/>
    </style:style>
    <style:style style:name="T322" style:parent-style-name="Domyślnaczcionkaakapitu" style:family="text">
      <style:text-properties style:text-underline-type="single" style:text-underline-style="solid" style:text-underline-width="auto" style:text-underline-mode="continuous"/>
    </style:style>
    <style:style style:name="T323" style:parent-style-name="Domyślnaczcionkaakapitu" style:family="text">
      <style:text-properties fo:background-color="#80FFFF" style:text-underline-type="single" style:text-underline-style="solid" style:text-underline-width="auto" style:text-underline-mode="continuous"/>
    </style:style>
    <style:style style:name="T324" style:parent-style-name="Domyślnaczcionkaakapitu" style:family="text">
      <style:text-properties style:text-underline-type="single" style:text-underline-style="solid" style:text-underline-width="auto" style:text-underline-mode="continuous"/>
    </style:style>
    <style:style style:name="P325" style:parent-style-name="Normalny" style:family="paragraph">
      <style:paragraph-properties fo:text-align="justify" fo:line-height="150%" fo:text-indent="0.2479in"/>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style:style>
    <style:style style:name="T328" style:parent-style-name="Domyślnaczcionkaakapitu" style:family="text">
      <style:text-properties style:text-underline-type="single" style:text-underline-style="solid" style:text-underline-width="auto" style:text-underline-mode="continuous"/>
    </style:style>
    <style:style style:name="T329" style:parent-style-name="Domyślnaczcionkaakapitu" style:family="text">
      <style:text-properties fo:background-color="#80FFFF" style:text-underline-type="single" style:text-underline-style="solid" style:text-underline-width="auto" style:text-underline-mode="continuous"/>
    </style:style>
    <style:style style:name="T330" style:parent-style-name="Domyślnaczcionkaakapitu" style:family="text">
      <style:text-properties style:text-underline-type="single" style:text-underline-style="solid" style:text-underline-width="auto" style:text-underline-mode="continuous"/>
    </style:style>
    <style:style style:name="T331" style:parent-style-name="Domyślnaczcionkaakapitu" style:family="text">
      <style:text-properties fo:background-color="#80FFFF" style:text-underline-type="single" style:text-underline-style="solid" style:text-underline-width="auto" style:text-underline-mode="continuous"/>
    </style:style>
    <style:style style:name="P332" style:parent-style-name="Normalny" style:family="paragraph">
      <style:paragraph-properties fo:text-align="justify" fo:line-height="150%" fo:text-indent="0.2479in"/>
    </style:style>
    <style:style style:name="P333" style:parent-style-name="Normalny" style:family="paragraph">
      <style:paragraph-properties fo:text-align="justify" fo:line-height="150%" fo:text-indent="0.2479in"/>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fo:text-indent="0.2479in"/>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P343" style:parent-style-name="Normalny" style:family="paragraph">
      <style:paragraph-properties fo:text-align="justify" fo:line-height="150%" fo:text-indent="0.2479in"/>
    </style:style>
    <style:style style:name="T344" style:parent-style-name="Domyślnaczcionkaakapitu" style:family="text">
      <style:text-properties fo:background-color="#80FFFF"/>
    </style:style>
    <style:style style:name="P345" style:parent-style-name="Normalny" style:family="paragraph">
      <style:paragraph-properties fo:text-align="justify" fo:line-height="150%" fo:text-indent="0.2479in"/>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P349" style:parent-style-name="Normalny" style:family="paragraph">
      <style:paragraph-properties fo:text-align="justify" fo:line-height="150%" fo:text-indent="0.2479in"/>
    </style:style>
    <style:style style:name="P350" style:parent-style-name="Normalny" style:family="paragraph">
      <style:paragraph-properties fo:text-align="justify" fo:line-height="150%"/>
    </style:style>
    <style:style style:name="T351" style:parent-style-name="Domyślnaczcionkaakapitu" style:family="text">
      <style:text-properties fo:background-color="#80FFFF" style:text-underline-type="single" style:text-underline-style="solid" style:text-underline-width="auto" style:text-underline-mode="continuous"/>
    </style:style>
    <style:style style:name="T352" style:parent-style-name="Domyślnaczcionkaakapitu" style:family="text">
      <style:text-properties fo:background-color="#80FFFF" style:text-underline-type="single" style:text-underline-style="solid" style:text-underline-width="auto" style:text-underline-mode="continuous"/>
    </style:style>
    <style:style style:name="T353" style:parent-style-name="Domyślnaczcionkaakapitu" style:family="text">
      <style:text-properties style:text-underline-type="single" style:text-underline-style="solid" style:text-underline-width="auto" style:text-underline-mode="continuous"/>
    </style:style>
    <style:style style:name="T354" style:parent-style-name="Domyślnaczcionkaakapitu" style:family="text">
      <style:text-properties fo:background-color="#80FFFF" style:text-underline-type="single" style:text-underline-style="solid" style:text-underline-width="auto" style:text-underline-mode="continuous"/>
    </style:style>
    <style:style style:name="T355" style:parent-style-name="Domyślnaczcionkaakapitu" style:family="text">
      <style:text-properties style:text-underline-type="single" style:text-underline-style="solid" style:text-underline-width="auto" style:text-underline-mode="continuous"/>
    </style:style>
    <style:style style:name="T356" style:parent-style-name="Domyślnaczcionkaakapitu" style:family="text">
      <style:text-properties fo:background-color="#80FFFF" style:text-underline-type="single" style:text-underline-style="solid" style:text-underline-width="auto" style:text-underline-mode="continuous"/>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fo:text-indent="0.2479in"/>
    </style:style>
    <style:style style:name="P359" style:parent-style-name="Normalny" style:family="paragraph">
      <style:paragraph-properties fo:text-align="justify" fo:line-height="150%"/>
    </style:style>
    <style:style style:name="T360" style:parent-style-name="Domyślnaczcionkaakapitu" style:family="text">
      <style:text-properties style:text-underline-type="single" style:text-underline-style="solid" style:text-underline-width="auto" style:text-underline-mode="continuous"/>
    </style:style>
    <style:style style:name="P361" style:parent-style-name="Normalny" style:family="paragraph">
      <style:paragraph-properties fo:text-align="justify" fo:line-height="150%" fo:text-indent="0.2479in"/>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fo:text-indent="0.2479in"/>
    </style:style>
    <style:style style:name="T367" style:parent-style-name="Domyślnaczcionkaakapitu" style:family="text">
      <style:text-properties fo:background-color="#80FFFF"/>
    </style:style>
    <style:style style:name="P368" style:parent-style-name="Normalny" style:family="paragraph">
      <style:paragraph-properties fo:text-align="justify" fo:line-height="150%" fo:text-indent="0.2479in"/>
    </style:style>
    <style:style style:name="P369" style:parent-style-name="Normalny" style:family="paragraph">
      <style:paragraph-properties fo:text-align="justify" fo:line-height="150%" fo:text-indent="0.2479in"/>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P372" style:parent-style-name="Normalny" style:family="paragraph">
      <style:paragraph-properties fo:text-align="justify" fo:line-height="150%" fo:text-indent="0.2479in"/>
    </style:style>
    <style:style style:name="P373" style:parent-style-name="Normalny" style:family="paragraph">
      <style:paragraph-properties fo:text-align="justify" fo:line-height="150%" fo:text-indent="0.2479in"/>
    </style:style>
    <style:style style:name="P374" style:parent-style-name="Normalny" style:family="paragraph">
      <style:paragraph-properties fo:text-align="justify" fo:line-height="150%" fo:text-indent="0.2479in"/>
    </style:style>
    <style:style style:name="P375" style:parent-style-name="Normalny" style:family="paragraph">
      <style:paragraph-properties fo:text-align="justify" fo:line-height="150%" fo:text-indent="0.2479in"/>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fo:text-indent="0.2479in"/>
    </style:style>
    <style:style style:name="T380" style:parent-style-name="Domyślnaczcionkaakapitu" style:family="text">
      <style:text-properties fo:background-color="#80FFFF"/>
    </style:style>
    <style:style style:name="P381" style:parent-style-name="Normalny" style:family="paragraph">
      <style:paragraph-properties fo:text-align="justify" fo:line-height="150%" fo:text-indent="0.2479in"/>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P388" style:parent-style-name="Normalny" style:family="paragraph">
      <style:paragraph-properties fo:text-align="justify" fo:line-height="150%" fo:text-indent="0.2479in"/>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fo:text-indent="0.2479in"/>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fo:text-indent="0.2479in"/>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fo:text-indent="0.2479in"/>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fo:text-indent="0.2479in"/>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fo:text-indent="0.2479in"/>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fo:text-indent="0.2479in"/>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P441" style:parent-style-name="Normalny" style:family="paragraph">
      <style:paragraph-properties fo:text-align="justify" fo:line-height="150%" fo:text-indent="0.2479in"/>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479in"/>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fo:text-indent="0.2479in"/>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fo:text-indent="0.2479in"/>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fo:text-indent="0.2479in"/>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479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fo:text-indent="0.2479in"/>
    </style:style>
    <style:style style:name="P527" style:parent-style-name="Normalny" style:family="paragraph">
      <style:paragraph-properties fo:text-align="justify" fo:line-height="150%" fo:text-indent="0.2479in"/>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fo:text-indent="0.2479in"/>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P548" style:parent-style-name="Normalny" style:family="paragraph">
      <style:paragraph-properties fo:text-align="justify" fo:line-height="150%" fo:text-indent="0.2479in"/>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P554" style:parent-style-name="Normalny" style:family="paragraph">
      <style:paragraph-properties fo:text-align="justify" fo:line-height="150%" fo:text-indent="0.2479in"/>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P559" style:parent-style-name="Normalny" style:family="paragraph">
      <style:paragraph-properties fo:text-align="justify" fo:line-height="150%" fo:text-indent="0.2479in"/>
    </style:style>
    <style:style style:name="P560" style:parent-style-name="Normalny" style:family="paragraph">
      <style:paragraph-properties fo:text-align="justify" fo:line-height="150%" fo:text-indent="0.2479in"/>
    </style:style>
    <style:style style:name="P561" style:parent-style-name="Normalny" style:family="paragraph">
      <style:paragraph-properties fo:text-align="justify" fo:line-height="150%"/>
    </style:style>
    <style:style style:name="T562" style:parent-style-name="Domyślnaczcionkaakapitu" style:family="text">
      <style:text-properties style:text-underline-type="single" style:text-underline-style="solid" style:text-underline-width="auto" style:text-underline-mode="continuous"/>
    </style:style>
    <style:style style:name="T563" style:parent-style-name="Domyślnaczcionkaakapitu" style:family="text">
      <style:text-properties fo:background-color="#80FFFF" style:text-underline-type="single" style:text-underline-style="solid" style:text-underline-width="auto" style:text-underline-mode="continuous"/>
    </style:style>
    <style:style style:name="T564" style:parent-style-name="Domyślnaczcionkaakapitu" style:family="text">
      <style:text-properties style:text-underline-type="single" style:text-underline-style="solid" style:text-underline-width="auto" style:text-underline-mode="continuous"/>
    </style:style>
    <style:style style:name="T565" style:parent-style-name="Domyślnaczcionkaakapitu" style:family="text">
      <style:text-properties fo:background-color="#80FFFF" style:text-underline-type="single" style:text-underline-style="solid" style:text-underline-width="auto" style:text-underline-mode="continuous"/>
    </style:style>
    <style:style style:name="T566" style:parent-style-name="Domyślnaczcionkaakapitu" style:family="text">
      <style:text-properties style:text-underline-type="single" style:text-underline-style="solid" style:text-underline-width="auto" style:text-underline-mode="continuous"/>
    </style:style>
    <style:style style:name="T567" style:parent-style-name="Domyślnaczcionkaakapitu" style:family="text">
      <style:text-properties fo:background-color="#80FFFF" style:text-underline-type="single" style:text-underline-style="solid" style:text-underline-width="auto" style:text-underline-mode="continuous"/>
    </style:style>
    <style:style style:name="T568" style:parent-style-name="Domyślnaczcionkaakapitu" style:family="text">
      <style:text-properties style:text-underline-type="single" style:text-underline-style="solid" style:text-underline-width="auto" style:text-underline-mode="continuous"/>
    </style:style>
    <style:style style:name="T569" style:parent-style-name="Domyślnaczcionkaakapitu" style:family="text">
      <style:text-properties fo:background-color="#80FFFF" style:text-underline-type="single" style:text-underline-style="solid" style:text-underline-width="auto" style:text-underline-mode="continuous"/>
    </style:style>
    <style:style style:name="T570" style:parent-style-name="Domyślnaczcionkaakapitu" style:family="text">
      <style:text-properties style:text-underline-type="single" style:text-underline-style="solid" style:text-underline-width="auto" style:text-underline-mode="continuous"/>
    </style:style>
    <style:style style:name="T571" style:parent-style-name="Domyślnaczcionkaakapitu" style:family="text">
      <style:text-properties fo:background-color="#80FFFF"/>
    </style:style>
    <style:style style:name="P572" style:parent-style-name="Normalny" style:family="paragraph">
      <style:paragraph-properties fo:text-align="justify" fo:line-height="150%" fo:text-indent="0.2479in"/>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style:style>
    <style:style style:name="T576" style:parent-style-name="Domyślnaczcionkaakapitu" style:family="text">
      <style:text-properties style:text-underline-type="single" style:text-underline-style="solid" style:text-underline-width="auto" style:text-underline-mode="continuous"/>
    </style:style>
    <style:style style:name="P577" style:parent-style-name="Normalny" style:family="paragraph">
      <style:paragraph-properties fo:text-align="justify" fo:line-height="150%" fo:text-indent="0.2479in"/>
    </style:style>
    <style:style style:name="P578" style:parent-style-name="Normalny" style:family="paragraph">
      <style:paragraph-properties fo:text-align="justify" fo:line-height="150%" fo:text-indent="0.2479in"/>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fo:text-indent="0.2479in"/>
    </style:style>
    <style:style style:name="P583" style:parent-style-name="Normalny" style:family="paragraph">
      <style:paragraph-properties fo:text-align="justify" fo:line-height="150%" fo:text-indent="0.2479in"/>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P599" style:parent-style-name="Normalny" style:family="paragraph">
      <style:paragraph-properties fo:text-align="justify" fo:line-height="150%" fo:text-indent="0.2479in"/>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P616" style:parent-style-name="Normalny" style:family="paragraph">
      <style:paragraph-properties fo:text-align="justify" fo:line-height="150%" fo:text-indent="0.2479in"/>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P620" style:parent-style-name="Normalny" style:family="paragraph">
      <style:paragraph-properties fo:text-align="justify" fo:line-height="150%" fo:text-indent="0.2479in"/>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479in"/>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P663" style:parent-style-name="Normalny" style:family="paragraph">
      <style:paragraph-properties fo:text-align="justify" fo:line-height="150%" fo:text-indent="0.2479in"/>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P666" style:parent-style-name="Normalny" style:family="paragraph">
      <style:paragraph-properties fo:text-align="justify" fo:line-height="150%" fo:text-indent="0.2479in"/>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P682" style:parent-style-name="Normalny" style:family="paragraph">
      <style:paragraph-properties fo:text-align="justify" fo:line-height="150%" fo:text-indent="0.2479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P687" style:parent-style-name="Normalny" style:family="paragraph">
      <style:paragraph-properties fo:text-align="justify" fo:line-height="150%" fo:text-indent="0.2479in"/>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fo:text-indent="0.2479in"/>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479in"/>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fo:text-indent="0.2479in"/>
    </style:style>
    <style:style style:name="P697" style:parent-style-name="Normalny" style:family="paragraph">
      <style:paragraph-properties fo:text-align="justify" fo:line-height="150%"/>
    </style:style>
    <style:style style:name="T698" style:parent-style-name="Domyślnaczcionkaakapitu" style:family="text">
      <style:text-properties style:text-underline-type="single" style:text-underline-style="solid" style:text-underline-width="auto" style:text-underline-mode="continuous"/>
    </style:style>
    <style:style style:name="T699" style:parent-style-name="Domyślnaczcionkaakapitu" style:family="text">
      <style:text-properties fo:background-color="#80FFFF" style:text-underline-type="single" style:text-underline-style="solid" style:text-underline-width="auto" style:text-underline-mode="continuous"/>
    </style:style>
    <style:style style:name="T700" style:parent-style-name="Domyślnaczcionkaakapitu" style:family="text">
      <style:text-properties style:text-underline-type="single" style:text-underline-style="solid" style:text-underline-width="auto" style:text-underline-mode="continuous"/>
    </style:style>
    <style:style style:name="T701" style:parent-style-name="Domyślnaczcionkaakapitu" style:family="text">
      <style:text-properties fo:background-color="#80FFFF" style:text-underline-type="single" style:text-underline-style="solid" style:text-underline-width="auto" style:text-underline-mode="continuous"/>
    </style:style>
    <style:style style:name="T702" style:parent-style-name="Domyślnaczcionkaakapitu" style:family="text">
      <style:text-properties style:text-underline-type="single" style:text-underline-style="solid" style:text-underline-width="auto" style:text-underline-mode="continuous"/>
    </style:style>
    <style:style style:name="T703" style:parent-style-name="Domyślnaczcionkaakapitu" style:family="text">
      <style:text-properties fo:background-color="#80FFFF" style:text-underline-type="single" style:text-underline-style="solid" style:text-underline-width="auto" style:text-underline-mode="continuous"/>
    </style:style>
    <style:style style:name="T704" style:parent-style-name="Domyślnaczcionkaakapitu" style:family="text">
      <style:text-properties style:text-underline-type="single" style:text-underline-style="solid" style:text-underline-width="auto" style:text-underline-mode="continuous"/>
    </style:style>
    <style:style style:name="P705" style:parent-style-name="Normalny" style:family="paragraph">
      <style:paragraph-properties fo:text-align="justify" fo:line-height="150%" fo:text-indent="0.2479in"/>
    </style:style>
    <style:style style:name="P706" style:parent-style-name="Normalny" style:family="paragraph">
      <style:paragraph-properties fo:text-align="justify" fo:line-height="150%"/>
    </style:style>
    <style:style style:name="T707" style:parent-style-name="Domyślnaczcionkaakapitu" style:family="text">
      <style:text-properties style:text-underline-type="single" style:text-underline-style="solid" style:text-underline-width="auto" style:text-underline-mode="continuous"/>
    </style:style>
    <style:style style:name="P708" style:parent-style-name="Normalny" style:family="paragraph">
      <style:paragraph-properties fo:text-align="justify" fo:line-height="150%" fo:text-indent="0.2479in"/>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479in"/>
    </style:style>
    <style:style style:name="P716" style:parent-style-name="Normalny" style:family="paragraph">
      <style:paragraph-properties fo:text-align="justify" fo:line-height="150%">
        <style:tab-stops>
          <style:tab-stop style:type="left" style:position="18.9513in"/>
        </style:tab-stops>
      </style:paragraph-properties>
    </style:style>
    <style:style style:name="T717" style:parent-style-name="Domyślnaczcionkaakapitu" style:family="text">
      <style:text-properties style:text-underline-type="single" style:text-underline-style="solid" style:text-underline-width="auto" style:text-underline-mode="continuous"/>
    </style:style>
    <style:style style:name="T718" style:parent-style-name="Domyślnaczcionkaakapitu" style:family="text">
      <style:text-properties fo:background-color="#80FFFF" style:text-underline-type="single" style:text-underline-style="solid" style:text-underline-width="auto" style:text-underline-mode="continuous"/>
    </style:style>
    <style:style style:name="T719" style:parent-style-name="Domyślnaczcionkaakapitu" style:family="text">
      <style:text-properties style:text-underline-type="single" style:text-underline-style="solid" style:text-underline-width="auto" style:text-underline-mode="continuous"/>
    </style:style>
    <style:style style:name="T720" style:parent-style-name="Domyślnaczcionkaakapitu" style:family="text">
      <style:text-properties fo:background-color="#80FFFF" style:text-underline-type="single" style:text-underline-style="solid" style:text-underline-width="auto" style:text-underline-mode="continuous"/>
    </style:style>
    <style:style style:name="T721" style:parent-style-name="Domyślnaczcionkaakapitu" style:family="text">
      <style:text-properties style:text-underline-type="single" style:text-underline-style="solid" style:text-underline-width="auto" style:text-underline-mode="continuous"/>
    </style:style>
    <style:style style:name="T722" style:parent-style-name="Domyślnaczcionkaakapitu" style:family="text">
      <style:text-properties fo:background-color="#80FFFF" style:text-underline-type="single" style:text-underline-style="solid" style:text-underline-width="auto" style:text-underline-mode="continuous"/>
    </style:style>
    <style:style style:name="T723" style:parent-style-name="Domyślnaczcionkaakapitu" style:family="text">
      <style:text-properties style:text-underline-type="single" style:text-underline-style="solid" style:text-underline-width="auto" style:text-underline-mode="continuous"/>
    </style:style>
    <style:style style:name="P724" style:parent-style-name="Normalny" style:family="paragraph">
      <style:paragraph-properties fo:text-align="justify" fo:line-height="150%" fo:text-indent="0.2479in">
        <style:tab-stops>
          <style:tab-stop style:type="left" style:position="18.9513in"/>
        </style:tab-stops>
      </style:paragraph-properties>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P728" style:parent-style-name="Normalny" style:family="paragraph">
      <style:paragraph-properties fo:text-align="justify" fo:line-height="150%"/>
    </style:style>
    <style:style style:name="T729" style:parent-style-name="Domyślnaczcionkaakapitu" style:family="text">
      <style:text-properties style:text-underline-type="single" style:text-underline-style="solid" style:text-underline-width="auto" style:text-underline-mode="continuous"/>
    </style:style>
    <style:style style:name="T730" style:parent-style-name="Domyślnaczcionkaakapitu" style:family="text">
      <style:text-properties fo:background-color="#80FFFF" style:text-underline-type="single" style:text-underline-style="solid" style:text-underline-width="auto" style:text-underline-mode="continuous"/>
    </style:style>
    <style:style style:name="T731" style:parent-style-name="Domyślnaczcionkaakapitu" style:family="text">
      <style:text-properties style:text-underline-type="single" style:text-underline-style="solid" style:text-underline-width="auto" style:text-underline-mode="continuous"/>
    </style:style>
    <style:style style:name="T732" style:parent-style-name="Domyślnaczcionkaakapitu" style:family="text">
      <style:text-properties fo:background-color="#80FFFF" style:text-underline-type="single" style:text-underline-style="solid" style:text-underline-width="auto" style:text-underline-mode="continuous"/>
    </style:style>
    <style:style style:name="T733" style:parent-style-name="Domyślnaczcionkaakapitu" style:family="text">
      <style:text-properties style:text-underline-type="single" style:text-underline-style="solid" style:text-underline-width="auto" style:text-underline-mode="continuous"/>
    </style:style>
    <style:style style:name="T734" style:parent-style-name="Domyślnaczcionkaakapitu" style:family="text">
      <style:text-properties fo:background-color="#80FFFF" style:text-underline-type="single" style:text-underline-style="solid" style:text-underline-width="auto" style:text-underline-mode="continuous"/>
    </style:style>
    <style:style style:name="T735" style:parent-style-name="Domyślnaczcionkaakapitu" style:family="text">
      <style:text-properties style:text-underline-type="single" style:text-underline-style="solid" style:text-underline-width="auto" style:text-underline-mode="continuous"/>
    </style:style>
    <style:style style:name="T736" style:parent-style-name="Domyślnaczcionkaakapitu" style:family="text">
      <style:text-properties fo:background-color="#80FFFF" style:text-underline-type="single" style:text-underline-style="solid" style:text-underline-width="auto" style:text-underline-mode="continuous"/>
    </style:style>
    <style:style style:name="T737" style:parent-style-name="Domyślnaczcionkaakapitu" style:family="text">
      <style:text-properties style:text-underline-type="single" style:text-underline-style="solid" style:text-underline-width="auto" style:text-underline-mode="continuous"/>
    </style:style>
    <style:style style:name="P738" style:parent-style-name="Normalny" style:family="paragraph">
      <style:paragraph-properties fo:text-align="justify" fo:line-height="150%" fo:text-indent="0.2479in"/>
    </style:style>
    <style:style style:name="P739" style:parent-style-name="Normalny" style:family="paragraph">
      <style:paragraph-properties fo:text-align="justify" fo:line-height="150%" fo:text-indent="0.2479in"/>
    </style:style>
    <style:style style:name="P740" style:parent-style-name="Normalny" style:family="paragraph">
      <style:paragraph-properties fo:text-align="justify" fo:line-height="150%"/>
    </style:style>
    <style:style style:name="T741" style:parent-style-name="Domyślnaczcionkaakapitu" style:family="text">
      <style:text-properties style:text-underline-type="single" style:text-underline-style="solid" style:text-underline-width="auto" style:text-underline-mode="continuous"/>
    </style:style>
    <style:style style:name="T742" style:parent-style-name="Domyślnaczcionkaakapitu" style:family="text">
      <style:text-properties fo:background-color="#80FFFF" style:text-underline-type="single" style:text-underline-style="solid" style:text-underline-width="auto" style:text-underline-mode="continuous"/>
    </style:style>
    <style:style style:name="T743" style:parent-style-name="Domyślnaczcionkaakapitu" style:family="text">
      <style:text-properties style:text-underline-type="single" style:text-underline-style="solid" style:text-underline-width="auto" style:text-underline-mode="continuous"/>
    </style:style>
    <style:style style:name="T744" style:parent-style-name="Domyślnaczcionkaakapitu" style:family="text">
      <style:text-properties fo:background-color="#80FFFF" style:text-underline-type="single" style:text-underline-style="solid" style:text-underline-width="auto" style:text-underline-mode="continuous"/>
    </style:style>
    <style:style style:name="T745" style:parent-style-name="Domyślnaczcionkaakapitu" style:family="text">
      <style:text-properties style:text-underline-type="single" style:text-underline-style="solid" style:text-underline-width="auto" style:text-underline-mode="continuous"/>
    </style:style>
    <style:style style:name="T746" style:parent-style-name="Domyślnaczcionkaakapitu" style:family="text">
      <style:text-properties fo:background-color="#80FFFF" style:text-underline-type="single" style:text-underline-style="solid" style:text-underline-width="auto" style:text-underline-mode="continuous"/>
    </style:style>
    <style:style style:name="T747" style:parent-style-name="Domyślnaczcionkaakapitu" style:family="text">
      <style:text-properties style:text-underline-type="single" style:text-underline-style="solid" style:text-underline-width="auto" style:text-underline-mode="continuous"/>
    </style:style>
    <style:style style:name="P748" style:parent-style-name="Normalny" style:family="paragraph">
      <style:paragraph-properties fo:text-align="justify" fo:line-height="150%" fo:text-indent="0.2479in"/>
    </style:style>
    <style:style style:name="P749" style:parent-style-name="Normalny" style:family="paragraph">
      <style:paragraph-properties fo:text-align="justify" fo:line-height="150%"/>
    </style:style>
    <style:style style:name="T750" style:parent-style-name="Domyślnaczcionkaakapitu" style:family="text">
      <style:text-properties style:text-underline-type="single" style:text-underline-style="solid" style:text-underline-width="auto" style:text-underline-mode="continuous"/>
    </style:style>
    <style:style style:name="T751" style:parent-style-name="Domyślnaczcionkaakapitu" style:family="text">
      <style:text-properties fo:background-color="#80FFFF" style:text-underline-type="single" style:text-underline-style="solid" style:text-underline-width="auto" style:text-underline-mode="continuous"/>
    </style:style>
    <style:style style:name="T752" style:parent-style-name="Domyślnaczcionkaakapitu" style:family="text">
      <style:text-properties style:text-underline-type="single" style:text-underline-style="solid" style:text-underline-width="auto" style:text-underline-mode="continuous"/>
    </style:style>
    <style:style style:name="T753" style:parent-style-name="Domyślnaczcionkaakapitu" style:family="text">
      <style:text-properties fo:background-color="#80FFFF" style:text-underline-type="single" style:text-underline-style="solid" style:text-underline-width="auto" style:text-underline-mode="continuous"/>
    </style:style>
    <style:style style:name="T754" style:parent-style-name="Domyślnaczcionkaakapitu" style:family="text">
      <style:text-properties style:text-underline-type="single" style:text-underline-style="solid" style:text-underline-width="auto" style:text-underline-mode="continuous"/>
    </style:style>
    <style:style style:name="T755" style:parent-style-name="Domyślnaczcionkaakapitu" style:family="text">
      <style:text-properties fo:background-color="#80FFFF" style:text-underline-type="single" style:text-underline-style="solid" style:text-underline-width="auto" style:text-underline-mode="continuous"/>
    </style:style>
    <style:style style:name="T756" style:parent-style-name="Domyślnaczcionkaakapitu" style:family="text">
      <style:text-properties style:text-underline-type="single" style:text-underline-style="solid" style:text-underline-width="auto" style:text-underline-mode="continuous"/>
    </style:style>
    <style:style style:name="T757" style:parent-style-name="Domyślnaczcionkaakapitu" style:family="text">
      <style:text-properties fo:background-color="#80FFFF" style:text-underline-type="single" style:text-underline-style="solid" style:text-underline-width="auto" style:text-underline-mode="continuous"/>
    </style:style>
    <style:style style:name="T758" style:parent-style-name="Domyślnaczcionkaakapitu" style:family="text">
      <style:text-properties style:text-underline-type="single" style:text-underline-style="solid" style:text-underline-width="auto" style:text-underline-mode="continuous"/>
    </style:style>
    <style:style style:name="P759" style:parent-style-name="Normalny" style:family="paragraph">
      <style:paragraph-properties fo:text-align="justify" fo:line-height="150%" fo:text-indent="0.2479in"/>
    </style:style>
    <style:style style:name="P760" style:parent-style-name="Normalny" style:family="paragraph">
      <style:paragraph-properties fo:text-align="justify" fo:line-height="150%" fo:text-indent="0.2479in"/>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P765" style:parent-style-name="Normalny" style:family="paragraph">
      <style:paragraph-properties fo:text-align="justify" fo:line-height="150%" fo:text-indent="0.2479in"/>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fo:text-indent="0.2479in"/>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P788" style:parent-style-name="Normalny" style:family="paragraph">
      <style:paragraph-properties fo:text-align="justify" fo:line-height="150%" fo:text-indent="0.2479in"/>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P796" style:parent-style-name="Normalny" style:family="paragraph">
      <style:paragraph-properties fo:text-align="justify" fo:line-height="150%" fo:text-indent="0.2479in"/>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P810" style:parent-style-name="Normalny" style:family="paragraph">
      <style:paragraph-properties fo:text-align="justify" fo:line-height="150%" fo:text-indent="0.2479in"/>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P816" style:parent-style-name="Normalny" style:family="paragraph">
      <style:paragraph-properties fo:text-align="justify" fo:line-height="150%" fo:text-indent="0.2479in"/>
    </style:style>
    <style:style style:name="P817" style:parent-style-name="Normalny" style:family="paragraph">
      <style:paragraph-properties fo:text-align="justify" fo:line-height="150%" fo:text-indent="0.2479in"/>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P852" style:parent-style-name="Normalny" style:family="paragraph">
      <style:paragraph-properties fo:text-align="justify" fo:line-height="150%" fo:text-indent="0.2479in"/>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fo:text-indent="0.2479in"/>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P864" style:parent-style-name="Normalny" style:family="paragraph">
      <style:paragraph-properties fo:text-align="justify" fo:line-height="150%" fo:text-indent="0.2479in"/>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P868" style:parent-style-name="Normalny" style:family="paragraph">
      <style:paragraph-properties fo:text-align="justify" fo:line-height="150%" fo:text-indent="0.2479in"/>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fo:text-indent="0.2479in"/>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fo:text-indent="0.2479in"/>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fo:text-indent="0.2479in"/>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fo:text-indent="0.2479in"/>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479in"/>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P933" style:parent-style-name="Normalny" style:family="paragraph">
      <style:paragraph-properties fo:text-align="justify" fo:line-height="150%" fo:text-indent="0.2479in"/>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fo:text-indent="0.2479in"/>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style:style>
    <style:style style:name="T940" style:parent-style-name="Domyślnaczcionkaakapitu" style:family="text">
      <style:text-properties style:text-underline-type="single" style:text-underline-style="solid" style:text-underline-width="auto" style:text-underline-mode="continuous"/>
    </style:style>
    <style:style style:name="T941" style:parent-style-name="Domyślnaczcionkaakapitu" style:family="text">
      <style:text-properties fo:background-color="#80FFFF" style:text-underline-type="single" style:text-underline-style="solid" style:text-underline-width="auto" style:text-underline-mode="continuous"/>
    </style:style>
    <style:style style:name="T942" style:parent-style-name="Domyślnaczcionkaakapitu" style:family="text">
      <style:text-properties style:text-underline-type="single" style:text-underline-style="solid" style:text-underline-width="auto" style:text-underline-mode="continuous"/>
    </style:style>
    <style:style style:name="T943" style:parent-style-name="Domyślnaczcionkaakapitu" style:family="text">
      <style:text-properties fo:background-color="#80FFFF" style:text-underline-type="single" style:text-underline-style="solid" style:text-underline-width="auto" style:text-underline-mode="continuous"/>
    </style:style>
    <style:style style:name="T944" style:parent-style-name="Domyślnaczcionkaakapitu" style:family="text">
      <style:text-properties style:text-underline-type="single" style:text-underline-style="solid" style:text-underline-width="auto" style:text-underline-mode="continuous"/>
    </style:style>
    <style:style style:name="P945" style:parent-style-name="Normalny" style:family="paragraph">
      <style:paragraph-properties fo:text-align="justify" fo:line-height="150%" fo:text-indent="0.2479in"/>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P949" style:parent-style-name="Normalny" style:family="paragraph">
      <style:paragraph-properties fo:text-align="justify" fo:line-height="150%"/>
    </style:style>
    <style:style style:name="T950" style:parent-style-name="Domyślnaczcionkaakapitu" style:family="text">
      <style:text-properties style:text-underline-type="single" style:text-underline-style="solid" style:text-underline-width="auto" style:text-underline-mode="continuous"/>
    </style:style>
    <style:style style:name="T951" style:parent-style-name="Domyślnaczcionkaakapitu" style:family="text">
      <style:text-properties fo:background-color="#80FFFF" style:text-underline-type="single" style:text-underline-style="solid" style:text-underline-width="auto" style:text-underline-mode="continuous"/>
    </style:style>
    <style:style style:name="T952" style:parent-style-name="Domyślnaczcionkaakapitu" style:family="text">
      <style:text-properties style:text-underline-type="single" style:text-underline-style="solid" style:text-underline-width="auto" style:text-underline-mode="continuous"/>
    </style:style>
    <style:style style:name="T953" style:parent-style-name="Domyślnaczcionkaakapitu" style:family="text">
      <style:text-properties fo:background-color="#80FFFF" style:text-underline-type="single" style:text-underline-style="solid" style:text-underline-width="auto" style:text-underline-mode="continuous"/>
    </style:style>
    <style:style style:name="T954" style:parent-style-name="Domyślnaczcionkaakapitu" style:family="text">
      <style:text-properties style:text-underline-type="single" style:text-underline-style="solid" style:text-underline-width="auto" style:text-underline-mode="continuous"/>
    </style:style>
    <style:style style:name="T955" style:parent-style-name="Domyślnaczcionkaakapitu" style:family="text">
      <style:text-properties fo:background-color="#80FFFF" style:text-underline-type="single" style:text-underline-style="solid" style:text-underline-width="auto" style:text-underline-mode="continuous"/>
    </style:style>
    <style:style style:name="P956" style:parent-style-name="Normalny" style:family="paragraph">
      <style:paragraph-properties fo:text-align="justify" fo:line-height="150%" fo:text-indent="0.2479in"/>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fo:text-indent="0.2479in"/>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fo:text-indent="0.2479in"/>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fo:text-indent="0.2479in"/>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479in"/>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P979" style:parent-style-name="Normalny" style:family="paragraph">
      <style:paragraph-properties fo:text-align="justify" fo:line-height="150%" fo:text-indent="0.2479in"/>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P983" style:parent-style-name="Normalny" style:family="paragraph">
      <style:paragraph-properties fo:text-align="justify" fo:line-height="150%" fo:text-indent="0.2479in"/>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fo:text-indent="0.2479in"/>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P999" style:parent-style-name="Normalny" style:family="paragraph">
      <style:paragraph-properties fo:text-align="justify" fo:line-height="150%" fo:text-indent="0.2479in"/>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P1009" style:parent-style-name="Normalny" style:family="paragraph">
      <style:paragraph-properties fo:text-align="justify" fo:line-height="150%" fo:text-indent="0.2479in"/>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P1012" style:parent-style-name="Normalny" style:family="paragraph">
      <style:paragraph-properties fo:text-align="justify" fo:line-height="150%" fo:text-indent="0.2479in"/>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P1016" style:parent-style-name="Normalny" style:family="paragraph">
      <style:paragraph-properties fo:text-align="justify" fo:line-height="150%" fo:text-indent="0.2479in">
        <style:tab-stops>
          <style:tab-stop style:type="left" style:position="6.9375in"/>
        </style:tab-stops>
      </style:paragraph-properties>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P1033" style:parent-style-name="Normalny" style:family="paragraph">
      <style:paragraph-properties fo:text-align="justify" fo:line-height="150%" fo:text-indent="0.2479in"/>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fo:text-indent="0.2479in"/>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P1054" style:parent-style-name="Normalny" style:family="paragraph">
      <style:paragraph-properties fo:text-align="justify" fo:line-height="150%" fo:text-indent="0.2479in"/>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P1059" style:parent-style-name="Normalny" style:family="paragraph">
      <style:paragraph-properties fo:text-align="justify" fo:line-height="150%" fo:text-indent="0.2479in"/>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P1070" style:parent-style-name="Normalny" style:family="paragraph">
      <style:paragraph-properties fo:text-align="justify" fo:line-height="150%" fo:margin-left="0.25in" fo:text-indent="0.2479in">
        <style:tab-stops/>
      </style:paragraph-properties>
    </style:style>
    <style:style style:name="P1071" style:parent-style-name="Normalny" style:family="paragraph">
      <style:paragraph-properties fo:text-align="justify" fo:line-height="150%"/>
    </style:style>
    <style:style style:name="T1072" style:parent-style-name="Domyślnaczcionkaakapitu" style:family="text">
      <style:text-properties style:text-underline-type="single" style:text-underline-style="solid" style:text-underline-width="auto" style:text-underline-mode="continuous"/>
    </style:style>
    <style:style style:name="T1073" style:parent-style-name="Domyślnaczcionkaakapitu" style:family="text">
      <style:text-properties fo:background-color="#80FFFF" style:text-underline-type="single" style:text-underline-style="solid" style:text-underline-width="auto" style:text-underline-mode="continuous"/>
    </style:style>
    <style:style style:name="T1074" style:parent-style-name="Domyślnaczcionkaakapitu" style:family="text">
      <style:text-properties style:text-underline-type="single" style:text-underline-style="solid" style:text-underline-width="auto" style:text-underline-mode="continuous"/>
    </style:style>
    <style:style style:name="T1075" style:parent-style-name="Domyślnaczcionkaakapitu" style:family="text">
      <style:text-properties fo:background-color="#80FFFF" style:text-underline-type="single" style:text-underline-style="solid" style:text-underline-width="auto" style:text-underline-mode="continuous"/>
    </style:style>
    <style:style style:name="T1076" style:parent-style-name="Domyślnaczcionkaakapitu" style:family="text">
      <style:text-properties style:text-underline-type="single" style:text-underline-style="solid" style:text-underline-width="auto" style:text-underline-mode="continuous"/>
    </style:style>
    <style:style style:name="P1077" style:parent-style-name="Normalny" style:family="paragraph">
      <style:paragraph-properties fo:text-align="justify" fo:line-height="150%" fo:text-indent="0.2479in"/>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style:style>
    <style:style style:name="T1080" style:parent-style-name="Domyślnaczcionkaakapitu" style:family="text">
      <style:text-properties fo:background-color="#80FFFF" style:text-underline-type="single" style:text-underline-style="solid" style:text-underline-width="auto" style:text-underline-mode="continuous"/>
    </style:style>
    <style:style style:name="T1081" style:parent-style-name="Domyślnaczcionkaakapitu" style:family="text">
      <style:text-properties style:text-underline-type="single" style:text-underline-style="solid" style:text-underline-width="auto" style:text-underline-mode="continuous"/>
    </style:style>
    <style:style style:name="T1082" style:parent-style-name="Domyślnaczcionkaakapitu" style:family="text">
      <style:text-properties fo:background-color="#80FFFF" style:text-underline-type="single" style:text-underline-style="solid" style:text-underline-width="auto" style:text-underline-mode="continuous"/>
    </style:style>
    <style:style style:name="T1083" style:parent-style-name="Domyślnaczcionkaakapitu" style:family="text">
      <style:text-properties style:text-underline-type="single" style:text-underline-style="solid" style:text-underline-width="auto" style:text-underline-mode="continuous"/>
    </style:style>
    <style:style style:name="T1084" style:parent-style-name="Domyślnaczcionkaakapitu" style:family="text">
      <style:text-properties fo:background-color="#80FFFF" style:text-underline-type="single" style:text-underline-style="solid" style:text-underline-width="auto" style:text-underline-mode="continuous"/>
    </style:style>
    <style:style style:name="P1085" style:parent-style-name="Normalny" style:family="paragraph">
      <style:paragraph-properties fo:text-align="justify" fo:line-height="150%" fo:text-indent="0.2479in"/>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style:style>
    <style:style style:name="T1091" style:parent-style-name="Domyślnaczcionkaakapitu" style:family="text">
      <style:text-properties style:text-underline-type="single" style:text-underline-style="solid" style:text-underline-width="auto" style:text-underline-mode="continuous"/>
    </style:style>
    <style:style style:name="T1092" style:parent-style-name="Domyślnaczcionkaakapitu" style:family="text">
      <style:text-properties fo:background-color="#80FFFF" style:text-underline-type="single" style:text-underline-style="solid" style:text-underline-width="auto" style:text-underline-mode="continuous"/>
    </style:style>
    <style:style style:name="T1093" style:parent-style-name="Domyślnaczcionkaakapitu" style:family="text">
      <style:text-properties style:text-underline-type="single" style:text-underline-style="solid" style:text-underline-width="auto" style:text-underline-mode="continuous"/>
    </style:style>
    <style:style style:name="T1094" style:parent-style-name="Domyślnaczcionkaakapitu" style:family="text">
      <style:text-properties fo:background-color="#80FFFF" style:text-underline-type="single" style:text-underline-style="solid" style:text-underline-width="auto" style:text-underline-mode="continuous"/>
    </style:style>
    <style:style style:name="T1095" style:parent-style-name="Domyślnaczcionkaakapitu" style:family="text">
      <style:text-properties style:text-underline-type="single" style:text-underline-style="solid" style:text-underline-width="auto" style:text-underline-mode="continuous"/>
    </style:style>
    <style:style style:name="P1096" style:parent-style-name="Normalny" style:family="paragraph">
      <style:paragraph-properties fo:text-align="justify" fo:line-height="150%" fo:text-indent="0.2479in"/>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style:tab-stops>
          <style:tab-stop style:type="left" style:leader-style="solid" style:leader-text="_" style:position="8.5in"/>
        </style:tab-stops>
      </style:paragraph-properties>
    </style:style>
    <style:style style:name="T1099" style:parent-style-name="Domyślnaczcionkaakapitu" style:family="text">
      <style:text-properties style:text-underline-type="single" style:text-underline-style="solid" style:text-underline-width="auto" style:text-underline-mode="continuous"/>
    </style:style>
    <style:style style:name="P1100" style:parent-style-name="Normalny" style:family="paragraph">
      <style:paragraph-properties fo:text-align="justify" fo:line-height="150%" fo:text-indent="0.2479in"/>
    </style:style>
    <style:style style:name="P1101" style:parent-style-name="Normalny" style:family="paragraph">
      <style:paragraph-properties fo:text-align="justify" fo:line-height="150%"/>
    </style:style>
    <style:style style:name="T1102" style:parent-style-name="Domyślnaczcionkaakapitu" style:family="text">
      <style:text-properties style:text-underline-type="single" style:text-underline-style="solid" style:text-underline-width="auto" style:text-underline-mode="continuous"/>
    </style:style>
    <style:style style:name="T1103" style:parent-style-name="Domyślnaczcionkaakapitu" style:family="text">
      <style:text-properties fo:background-color="#80FFFF" style:text-underline-type="single" style:text-underline-style="solid" style:text-underline-width="auto" style:text-underline-mode="continuous"/>
    </style:style>
    <style:style style:name="T1104" style:parent-style-name="Domyślnaczcionkaakapitu" style:family="text">
      <style:text-properties style:text-underline-type="single" style:text-underline-style="solid" style:text-underline-width="auto" style:text-underline-mode="continuous"/>
    </style:style>
    <style:style style:name="T1105" style:parent-style-name="Domyślnaczcionkaakapitu" style:family="text">
      <style:text-properties fo:background-color="#80FFFF" style:text-underline-type="single" style:text-underline-style="solid" style:text-underline-width="auto" style:text-underline-mode="continuous"/>
    </style:style>
    <style:style style:name="T1106" style:parent-style-name="Domyślnaczcionkaakapitu" style:family="text">
      <style:text-properties style:text-underline-type="single" style:text-underline-style="solid" style:text-underline-width="auto" style:text-underline-mode="continuous"/>
    </style:style>
    <style:style style:name="P1107" style:parent-style-name="Normalny" style:family="paragraph">
      <style:paragraph-properties fo:text-align="justify" fo:line-height="150%" fo:text-indent="0.2479in"/>
    </style:style>
    <style:style style:name="T1108" style:parent-style-name="Domyślnaczcionkaakapitu" style:family="text">
      <style:text-properties fo:background-color="#80FFFF"/>
    </style:style>
    <style:style style:name="P1109" style:parent-style-name="Normalny" style:family="paragraph">
      <style:paragraph-properties fo:text-align="justify" fo:line-height="150%"/>
    </style:style>
    <style:style style:name="T1110" style:parent-style-name="Domyślnaczcionkaakapitu" style:family="text">
      <style:text-properties style:text-underline-type="single" style:text-underline-style="solid" style:text-underline-width="auto" style:text-underline-mode="continuous"/>
    </style:style>
    <style:style style:name="T1111" style:parent-style-name="Domyślnaczcionkaakapitu" style:family="text">
      <style:text-properties fo:background-color="#80FFFF" style:text-underline-type="single" style:text-underline-style="solid" style:text-underline-width="auto" style:text-underline-mode="continuous"/>
    </style:style>
    <style:style style:name="T1112" style:parent-style-name="Domyślnaczcionkaakapitu" style:family="text">
      <style:text-properties style:text-underline-type="single" style:text-underline-style="solid" style:text-underline-width="auto" style:text-underline-mode="continuous"/>
    </style:style>
    <style:style style:name="T1113" style:parent-style-name="Domyślnaczcionkaakapitu" style:family="text">
      <style:text-properties fo:background-color="#80FFFF" style:text-underline-type="single" style:text-underline-style="solid" style:text-underline-width="auto" style:text-underline-mode="continuous"/>
    </style:style>
    <style:style style:name="T1114" style:parent-style-name="Domyślnaczcionkaakapitu" style:family="text">
      <style:text-properties style:text-underline-type="single" style:text-underline-style="solid" style:text-underline-width="auto" style:text-underline-mode="continuous"/>
    </style:style>
    <style:style style:name="T1115" style:parent-style-name="Domyślnaczcionkaakapitu" style:family="text">
      <style:text-properties fo:background-color="#80FFFF" style:text-underline-type="single" style:text-underline-style="solid" style:text-underline-width="auto" style:text-underline-mode="continuous"/>
    </style:style>
    <style:style style:name="T1116" style:parent-style-name="Domyślnaczcionkaakapitu" style:family="text">
      <style:text-properties style:text-underline-type="single" style:text-underline-style="solid" style:text-underline-width="auto" style:text-underline-mode="continuous"/>
    </style:style>
    <style:style style:name="T1117" style:parent-style-name="Domyślnaczcionkaakapitu" style:family="text">
      <style:text-properties fo:background-color="#80FFFF" style:text-underline-type="single" style:text-underline-style="solid" style:text-underline-width="auto" style:text-underline-mode="continuous"/>
    </style:style>
    <style:style style:name="T1118" style:parent-style-name="Domyślnaczcionkaakapitu" style:family="text">
      <style:text-properties style:text-underline-type="single" style:text-underline-style="solid" style:text-underline-width="auto" style:text-underline-mode="continuous"/>
    </style:style>
    <style:style style:name="P1119" style:parent-style-name="Normalny" style:family="paragraph">
      <style:paragraph-properties fo:text-align="justify" fo:line-height="150%" fo:text-indent="0.2479in"/>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fo:text-indent="0.2479in"/>
    </style:style>
    <style:style style:name="P1124" style:parent-style-name="Normalny" style:family="paragraph">
      <style:paragraph-properties fo:text-align="justify" fo:line-height="150%"/>
    </style:style>
    <style:style style:name="T1125" style:parent-style-name="Domyślnaczcionkaakapitu" style:family="text">
      <style:text-properties fo:background-color="#80FFFF" style:text-underline-type="single" style:text-underline-style="solid" style:text-underline-width="auto" style:text-underline-mode="continuous"/>
    </style:style>
    <style:style style:name="T1126" style:parent-style-name="Domyślnaczcionkaakapitu" style:family="text">
      <style:text-properties style:text-underline-type="single" style:text-underline-style="solid" style:text-underline-width="auto" style:text-underline-mode="continuous"/>
    </style:style>
    <style:style style:name="T1127" style:parent-style-name="Domyślnaczcionkaakapitu" style:family="text">
      <style:text-properties fo:background-color="#80FFFF" style:text-underline-type="single" style:text-underline-style="solid" style:text-underline-width="auto" style:text-underline-mode="continuous"/>
    </style:style>
    <style:style style:name="T1128" style:parent-style-name="Domyślnaczcionkaakapitu" style:family="text">
      <style:text-properties style:text-underline-type="single" style:text-underline-style="solid" style:text-underline-width="auto" style:text-underline-mode="continuous"/>
    </style:style>
    <style:style style:name="T1129" style:parent-style-name="Domyślnaczcionkaakapitu" style:family="text">
      <style:text-properties fo:background-color="#80FFFF" style:text-underline-type="single" style:text-underline-style="solid" style:text-underline-width="auto" style:text-underline-mode="continuous"/>
    </style:style>
    <style:style style:name="T1130" style:parent-style-name="Domyślnaczcionkaakapitu" style:family="text">
      <style:text-properties style:text-underline-type="single" style:text-underline-style="solid" style:text-underline-width="auto" style:text-underline-mode="continuous"/>
    </style:style>
    <style:style style:name="T1131" style:parent-style-name="Domyślnaczcionkaakapitu" style:family="text">
      <style:text-properties fo:background-color="#80FFFF" style:text-underline-type="single" style:text-underline-style="solid" style:text-underline-width="auto" style:text-underline-mode="continuous"/>
    </style:style>
    <style:style style:name="T1132" style:parent-style-name="Domyślnaczcionkaakapitu" style:family="text">
      <style:text-properties style:text-underline-type="single" style:text-underline-style="solid" style:text-underline-width="auto" style:text-underline-mode="continuous"/>
    </style:style>
    <style:style style:name="P1133" style:parent-style-name="Normalny" style:family="paragraph">
      <style:paragraph-properties fo:text-align="justify" fo:line-height="150%" fo:text-indent="0.2479in"/>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P1138" style:parent-style-name="Normalny" style:family="paragraph">
      <style:paragraph-properties fo:text-align="justify" fo:line-height="150%"/>
    </style:style>
    <style:style style:name="T1139" style:parent-style-name="Domyślnaczcionkaakapitu" style:family="text">
      <style:text-properties fo:background-color="#80FFFF" style:text-underline-type="single" style:text-underline-style="solid" style:text-underline-width="auto" style:text-underline-mode="continuous"/>
    </style:style>
    <style:style style:name="T1140" style:parent-style-name="Domyślnaczcionkaakapitu" style:family="text">
      <style:text-properties style:text-underline-type="single" style:text-underline-style="solid" style:text-underline-width="auto" style:text-underline-mode="continuous"/>
    </style:style>
    <style:style style:name="T1141" style:parent-style-name="Domyślnaczcionkaakapitu" style:family="text">
      <style:text-properties fo:background-color="#80FFFF" style:text-underline-type="single" style:text-underline-style="solid" style:text-underline-width="auto" style:text-underline-mode="continuous"/>
    </style:style>
    <style:style style:name="T1142" style:parent-style-name="Domyślnaczcionkaakapitu" style:family="text">
      <style:text-properties style:text-underline-type="single" style:text-underline-style="solid" style:text-underline-width="auto" style:text-underline-mode="continuous"/>
    </style:style>
    <style:style style:name="T1143" style:parent-style-name="Domyślnaczcionkaakapitu" style:family="text">
      <style:text-properties fo:background-color="#80FFFF" style:text-underline-type="single" style:text-underline-style="solid" style:text-underline-width="auto" style:text-underline-mode="continuous"/>
    </style:style>
    <style:style style:name="T1144" style:parent-style-name="Domyślnaczcionkaakapitu" style:family="text">
      <style:text-properties style:text-underline-type="single" style:text-underline-style="solid" style:text-underline-width="auto" style:text-underline-mode="continuous"/>
    </style:style>
    <style:style style:name="T1145" style:parent-style-name="Domyślnaczcionkaakapitu" style:family="text">
      <style:text-properties fo:background-color="#80FFFF" style:text-underline-type="single" style:text-underline-style="solid" style:text-underline-width="auto" style:text-underline-mode="continuous"/>
    </style:style>
    <style:style style:name="T1146" style:parent-style-name="Domyślnaczcionkaakapitu" style:family="text">
      <style:text-properties style:text-underline-type="single" style:text-underline-style="solid" style:text-underline-width="auto" style:text-underline-mode="continuous"/>
    </style:style>
    <style:style style:name="T1147" style:parent-style-name="Domyślnaczcionkaakapitu" style:family="text">
      <style:text-properties fo:background-color="#80FFFF" style:text-underline-type="single" style:text-underline-style="solid" style:text-underline-width="auto" style:text-underline-mode="continuous"/>
    </style:style>
    <style:style style:name="P1148" style:parent-style-name="Normalny" style:family="paragraph">
      <style:paragraph-properties fo:text-align="justify" fo:line-height="150%" fo:text-indent="0.2479in"/>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P1159" style:parent-style-name="Normalny" style:family="paragraph">
      <style:paragraph-properties fo:text-align="justify" fo:line-height="150%"/>
    </style:style>
    <style:style style:name="T1160" style:parent-style-name="Domyślnaczcionkaakapitu" style:family="text">
      <style:text-properties fo:background-color="#80FFFF" style:text-underline-type="single" style:text-underline-style="solid" style:text-underline-width="auto" style:text-underline-mode="continuous"/>
    </style:style>
    <style:style style:name="T1161" style:parent-style-name="Domyślnaczcionkaakapitu" style:family="text">
      <style:text-properties fo:background-color="#80FFFF" style:text-underline-type="single" style:text-underline-style="solid" style:text-underline-width="auto" style:text-underline-mode="continuous"/>
    </style:style>
    <style:style style:name="T1162" style:parent-style-name="Domyślnaczcionkaakapitu" style:family="text">
      <style:text-properties fo:background-color="#80FFFF" style:text-underline-type="single" style:text-underline-style="solid" style:text-underline-width="auto" style:text-underline-mode="continuous"/>
    </style:style>
    <style:style style:name="T1163" style:parent-style-name="Domyślnaczcionkaakapitu" style:family="text">
      <style:text-properties fo:background-color="#80FFFF" style:text-underline-type="single" style:text-underline-style="solid" style:text-underline-width="auto" style:text-underline-mode="continuous"/>
    </style:style>
    <style:style style:name="T1164" style:parent-style-name="Domyślnaczcionkaakapitu" style:family="text">
      <style:text-properties fo:background-color="#80FFFF" style:text-underline-type="single" style:text-underline-style="solid" style:text-underline-width="auto" style:text-underline-mode="continuous"/>
    </style:style>
    <style:style style:name="T1165" style:parent-style-name="Domyślnaczcionkaakapitu" style:family="text">
      <style:text-properties fo:background-color="#80FFFF" style:text-underline-type="single" style:text-underline-style="solid" style:text-underline-width="auto" style:text-underline-mode="continuous"/>
    </style:style>
    <style:style style:name="T1166" style:parent-style-name="Domyślnaczcionkaakapitu" style:family="text">
      <style:text-properties fo:background-color="#80FFFF" style:text-underline-type="single" style:text-underline-style="solid" style:text-underline-width="auto" style:text-underline-mode="continuous"/>
    </style:style>
    <style:style style:name="P1167" style:parent-style-name="Normalny" style:family="paragraph">
      <style:paragraph-properties fo:text-align="justify" fo:line-height="150%" fo:text-indent="0.2479in"/>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P1174" style:parent-style-name="Normalny" style:family="paragraph">
      <style:paragraph-properties fo:text-align="justify" fo:line-height="150%" fo:text-indent="0.2479in"/>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P1181" style:parent-style-name="Normalny" style:family="paragraph">
      <style:paragraph-properties fo:text-align="justify" fo:line-height="150%" fo:text-indent="0.2479in"/>
    </style:style>
    <style:style style:name="T1182" style:parent-style-name="Domyślnaczcionkaakapitu" style:family="text">
      <style:text-properties fo:background-color="#80FFFF"/>
    </style:style>
    <style:style style:name="P1183" style:parent-style-name="Normalny" style:family="paragraph">
      <style:paragraph-properties fo:text-align="justify" fo:line-height="150%" fo:text-indent="0.2479in"/>
    </style:style>
    <style:style style:name="P1184" style:parent-style-name="Normalny" style:family="paragraph">
      <style:paragraph-properties fo:text-align="justify" fo:line-height="150%"/>
    </style:style>
    <style:style style:name="T1185" style:parent-style-name="Domyślnaczcionkaakapitu" style:family="text">
      <style:text-properties fo:background-color="#80FFFF" style:text-underline-type="single" style:text-underline-style="solid" style:text-underline-width="auto" style:text-underline-mode="continuous"/>
    </style:style>
    <style:style style:name="T1186" style:parent-style-name="Domyślnaczcionkaakapitu" style:family="text">
      <style:text-properties style:text-underline-type="single" style:text-underline-style="solid" style:text-underline-width="auto" style:text-underline-mode="continuous"/>
    </style:style>
    <style:style style:name="T1187" style:parent-style-name="Domyślnaczcionkaakapitu" style:family="text">
      <style:text-properties fo:background-color="#80FFFF" style:text-underline-type="single" style:text-underline-style="solid" style:text-underline-width="auto" style:text-underline-mode="continuous"/>
    </style:style>
    <style:style style:name="T1188" style:parent-style-name="Domyślnaczcionkaakapitu" style:family="text">
      <style:text-properties style:text-underline-type="single" style:text-underline-style="solid" style:text-underline-width="auto" style:text-underline-mode="continuous"/>
    </style:style>
    <style:style style:name="T1189" style:parent-style-name="Domyślnaczcionkaakapitu" style:family="text">
      <style:text-properties fo:background-color="#80FFFF" style:text-underline-type="single" style:text-underline-style="solid" style:text-underline-width="auto" style:text-underline-mode="continuous"/>
    </style:style>
    <style:style style:name="T1190" style:parent-style-name="Domyślnaczcionkaakapitu" style:family="text">
      <style:text-properties style:text-underline-type="single" style:text-underline-style="solid" style:text-underline-width="auto" style:text-underline-mode="continuous"/>
    </style:style>
    <style:style style:name="T1191" style:parent-style-name="Domyślnaczcionkaakapitu" style:family="text">
      <style:text-properties fo:background-color="#80FFFF" style:text-underline-type="single" style:text-underline-style="solid" style:text-underline-width="auto" style:text-underline-mode="continuous"/>
    </style:style>
    <style:style style:name="T1192" style:parent-style-name="Domyślnaczcionkaakapitu" style:family="text">
      <style:text-properties style:text-underline-type="single" style:text-underline-style="solid" style:text-underline-width="auto" style:text-underline-mode="continuous"/>
    </style:style>
    <style:style style:name="T1193" style:parent-style-name="Domyślnaczcionkaakapitu" style:family="text">
      <style:text-properties fo:background-color="#80FFFF" style:text-underline-type="single" style:text-underline-style="solid" style:text-underline-width="auto" style:text-underline-mode="continuous"/>
    </style:style>
    <style:style style:name="P1194" style:parent-style-name="Normalny" style:family="paragraph">
      <style:paragraph-properties fo:text-align="justify" fo:line-height="150%" fo:text-indent="0.2479in"/>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P1203" style:parent-style-name="Normalny" style:family="paragraph">
      <style:paragraph-properties fo:text-align="justify" fo:line-height="150%" fo:text-indent="0.2479in"/>
    </style:style>
    <style:style style:name="T1204" style:parent-style-name="Domyślnaczcionkaakapitu" style:family="text">
      <style:text-properties fo:background-color="#80FFFF"/>
    </style:style>
    <style:style style:name="P1205" style:parent-style-name="Normalny" style:family="paragraph">
      <style:paragraph-properties fo:text-align="justify" fo:line-height="150%"/>
    </style:style>
    <style:style style:name="T1206" style:parent-style-name="Domyślnaczcionkaakapitu" style:family="text">
      <style:text-properties fo:background-color="#80FFFF" style:text-underline-type="single" style:text-underline-style="solid" style:text-underline-width="auto" style:text-underline-mode="continuous"/>
    </style:style>
    <style:style style:name="T1207" style:parent-style-name="Domyślnaczcionkaakapitu" style:family="text">
      <style:text-properties fo:background-color="#80FFFF" style:text-underline-type="single" style:text-underline-style="solid" style:text-underline-width="auto" style:text-underline-mode="continuous"/>
    </style:style>
    <style:style style:name="T1208" style:parent-style-name="Domyślnaczcionkaakapitu" style:family="text">
      <style:text-properties fo:background-color="#80FFFF" style:text-underline-type="single" style:text-underline-style="solid" style:text-underline-width="auto" style:text-underline-mode="continuous"/>
    </style:style>
    <style:style style:name="T1209" style:parent-style-name="Domyślnaczcionkaakapitu" style:family="text">
      <style:text-properties fo:background-color="#80FFFF" style:text-underline-type="single" style:text-underline-style="solid" style:text-underline-width="auto" style:text-underline-mode="continuous"/>
    </style:style>
    <style:style style:name="T1210" style:parent-style-name="Domyślnaczcionkaakapitu" style:family="text">
      <style:text-properties fo:background-color="#80FFFF" style:text-underline-type="single" style:text-underline-style="solid" style:text-underline-width="auto" style:text-underline-mode="continuous"/>
    </style:style>
    <style:style style:name="T1211" style:parent-style-name="Domyślnaczcionkaakapitu" style:family="text">
      <style:text-properties fo:background-color="#80FFFF" style:text-underline-type="single" style:text-underline-style="solid" style:text-underline-width="auto" style:text-underline-mode="continuous"/>
    </style:style>
    <style:style style:name="T1212" style:parent-style-name="Domyślnaczcionkaakapitu" style:family="text">
      <style:text-properties fo:background-color="#80FFFF" style:text-underline-type="single" style:text-underline-style="solid" style:text-underline-width="auto" style:text-underline-mode="continuous"/>
    </style:style>
    <style:style style:name="P1213" style:parent-style-name="Normalny" style:family="paragraph">
      <style:paragraph-properties fo:text-align="justify" fo:line-height="150%" fo:text-indent="0.2479in"/>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style:style>
    <style:style style:name="T1217" style:parent-style-name="Domyślnaczcionkaakapitu" style:family="text">
      <style:text-properties style:text-underline-type="single" style:text-underline-style="solid" style:text-underline-width="auto" style:text-underline-mode="continuous"/>
    </style:style>
    <style:style style:name="T1218" style:parent-style-name="Domyślnaczcionkaakapitu" style:family="text">
      <style:text-properties fo:background-color="#80FFFF" style:text-underline-type="single" style:text-underline-style="solid" style:text-underline-width="auto" style:text-underline-mode="continuous"/>
    </style:style>
    <style:style style:name="T1219" style:parent-style-name="Domyślnaczcionkaakapitu" style:family="text">
      <style:text-properties style:text-underline-type="single" style:text-underline-style="solid" style:text-underline-width="auto" style:text-underline-mode="continuous"/>
    </style:style>
    <style:style style:name="T1220" style:parent-style-name="Domyślnaczcionkaakapitu" style:family="text">
      <style:text-properties fo:background-color="#80FFFF" style:text-underline-type="single" style:text-underline-style="solid" style:text-underline-width="auto" style:text-underline-mode="continuous"/>
    </style:style>
    <style:style style:name="T1221" style:parent-style-name="Domyślnaczcionkaakapitu" style:family="text">
      <style:text-properties style:text-underline-type="single" style:text-underline-style="solid" style:text-underline-width="auto" style:text-underline-mode="continuous"/>
    </style:style>
    <style:style style:name="T1222" style:parent-style-name="Domyślnaczcionkaakapitu" style:family="text">
      <style:text-properties fo:background-color="#80FFFF" style:text-underline-type="single" style:text-underline-style="solid" style:text-underline-width="auto" style:text-underline-mode="continuous"/>
    </style:style>
    <style:style style:name="T1223" style:parent-style-name="Domyślnaczcionkaakapitu" style:family="text">
      <style:text-properties style:text-underline-type="single" style:text-underline-style="solid" style:text-underline-width="auto" style:text-underline-mode="continuous"/>
    </style:style>
    <style:style style:name="P1224" style:parent-style-name="Normalny" style:family="paragraph">
      <style:paragraph-properties fo:text-align="justify" fo:line-height="150%" fo:text-indent="0.2479in"/>
    </style:style>
    <style:style style:name="P1225" style:parent-style-name="Normalny" style:family="paragraph">
      <style:paragraph-properties fo:text-align="justify" fo:line-height="150%"/>
    </style:style>
    <style:style style:name="T1226" style:parent-style-name="Domyślnaczcionkaakapitu" style:family="text">
      <style:text-properties fo:background-color="#80FFFF" style:text-underline-type="single" style:text-underline-style="solid" style:text-underline-width="auto" style:text-underline-mode="continuous"/>
    </style:style>
    <style:style style:name="T1227" style:parent-style-name="Domyślnaczcionkaakapitu" style:family="text">
      <style:text-properties fo:background-color="#80FFFF" style:text-underline-type="single" style:text-underline-style="solid" style:text-underline-width="auto" style:text-underline-mode="continuous"/>
    </style:style>
    <style:style style:name="T1228" style:parent-style-name="Domyślnaczcionkaakapitu" style:family="text">
      <style:text-properties fo:background-color="#80FFFF" style:text-underline-type="single" style:text-underline-style="solid" style:text-underline-width="auto" style:text-underline-mode="continuous"/>
    </style:style>
    <style:style style:name="T1229" style:parent-style-name="Domyślnaczcionkaakapitu" style:family="text">
      <style:text-properties fo:background-color="#80FFFF" style:text-underline-type="single" style:text-underline-style="solid" style:text-underline-width="auto" style:text-underline-mode="continuous"/>
    </style:style>
    <style:style style:name="T1230" style:parent-style-name="Domyślnaczcionkaakapitu" style:family="text">
      <style:text-properties fo:background-color="#80FFFF" style:text-underline-type="single" style:text-underline-style="solid" style:text-underline-width="auto" style:text-underline-mode="continuous"/>
    </style:style>
    <style:style style:name="T1231" style:parent-style-name="Domyślnaczcionkaakapitu" style:family="text">
      <style:text-properties fo:background-color="#80FFFF" style:text-underline-type="single" style:text-underline-style="solid" style:text-underline-width="auto" style:text-underline-mode="continuous"/>
    </style:style>
    <style:style style:name="T1232" style:parent-style-name="Domyślnaczcionkaakapitu" style:family="text">
      <style:text-properties fo:background-color="#80FFFF" style:text-underline-type="single" style:text-underline-style="solid" style:text-underline-width="auto" style:text-underline-mode="continuous"/>
    </style:style>
    <style:style style:name="P1233" style:parent-style-name="Normalny" style:family="paragraph">
      <style:paragraph-properties fo:text-align="justify" fo:line-height="150%" fo:text-indent="0.2479in"/>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style:style>
    <style:style style:name="T1236" style:parent-style-name="Domyślnaczcionkaakapitu" style:family="text">
      <style:text-properties fo:background-color="#80FFFF" style:text-underline-type="single" style:text-underline-style="solid" style:text-underline-width="auto" style:text-underline-mode="continuous"/>
    </style:style>
    <style:style style:name="T1237" style:parent-style-name="Domyślnaczcionkaakapitu" style:family="text">
      <style:text-properties style:text-underline-type="single" style:text-underline-style="solid" style:text-underline-width="auto" style:text-underline-mode="continuous"/>
    </style:style>
    <style:style style:name="T1238" style:parent-style-name="Domyślnaczcionkaakapitu" style:family="text">
      <style:text-properties fo:background-color="#80FFFF" style:text-underline-type="single" style:text-underline-style="solid" style:text-underline-width="auto" style:text-underline-mode="continuous"/>
    </style:style>
    <style:style style:name="T1239" style:parent-style-name="Domyślnaczcionkaakapitu" style:family="text">
      <style:text-properties style:text-underline-type="single" style:text-underline-style="solid" style:text-underline-width="auto" style:text-underline-mode="continuous"/>
    </style:style>
    <style:style style:name="T1240" style:parent-style-name="Domyślnaczcionkaakapitu" style:family="text">
      <style:text-properties fo:background-color="#80FFFF" style:text-underline-type="single" style:text-underline-style="solid" style:text-underline-width="auto" style:text-underline-mode="continuous"/>
    </style:style>
    <style:style style:name="T1241" style:parent-style-name="Domyślnaczcionkaakapitu" style:family="text">
      <style:text-properties style:text-underline-type="single" style:text-underline-style="solid" style:text-underline-width="auto" style:text-underline-mode="continuous"/>
    </style:style>
    <style:style style:name="T1242" style:parent-style-name="Domyślnaczcionkaakapitu" style:family="text">
      <style:text-properties fo:background-color="#80FFFF" style:text-underline-type="single" style:text-underline-style="solid" style:text-underline-width="auto" style:text-underline-mode="continuous"/>
    </style:style>
    <style:style style:name="T1243" style:parent-style-name="Domyślnaczcionkaakapitu" style:family="text">
      <style:text-properties style:text-underline-type="single" style:text-underline-style="solid" style:text-underline-width="auto" style:text-underline-mode="continuous"/>
    </style:style>
    <style:style style:name="T1244" style:parent-style-name="Domyślnaczcionkaakapitu" style:family="text">
      <style:text-properties fo:background-color="#80FFFF" style:text-underline-type="single" style:text-underline-style="solid" style:text-underline-width="auto" style:text-underline-mode="continuous"/>
    </style:style>
    <style:style style:name="P1245" style:parent-style-name="Normalny" style:family="paragraph">
      <style:paragraph-properties fo:text-align="justify" fo:line-height="150%" fo:text-indent="0.2479in"/>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style:style>
    <style:style style:name="T1249" style:parent-style-name="Domyślnaczcionkaakapitu" style:family="text">
      <style:text-properties fo:background-color="#80FFFF" style:text-underline-type="single" style:text-underline-style="solid" style:text-underline-width="auto" style:text-underline-mode="continuous"/>
    </style:style>
    <style:style style:name="T1250" style:parent-style-name="Domyślnaczcionkaakapitu" style:family="text">
      <style:text-properties fo:background-color="#80FFFF" style:text-underline-type="single" style:text-underline-style="solid" style:text-underline-width="auto" style:text-underline-mode="continuous"/>
    </style:style>
    <style:style style:name="T1251" style:parent-style-name="Domyślnaczcionkaakapitu" style:family="text">
      <style:text-properties fo:background-color="#80FFFF" style:text-underline-type="single" style:text-underline-style="solid" style:text-underline-width="auto" style:text-underline-mode="continuous"/>
    </style:style>
    <style:style style:name="T1252" style:parent-style-name="Domyślnaczcionkaakapitu" style:family="text">
      <style:text-properties fo:background-color="#80FFFF" style:text-underline-type="single" style:text-underline-style="solid" style:text-underline-width="auto" style:text-underline-mode="continuous"/>
    </style:style>
    <style:style style:name="T1253" style:parent-style-name="Domyślnaczcionkaakapitu" style:family="text">
      <style:text-properties fo:background-color="#80FFFF" style:text-underline-type="single" style:text-underline-style="solid" style:text-underline-width="auto" style:text-underline-mode="continuous"/>
    </style:style>
    <style:style style:name="T1254" style:parent-style-name="Domyślnaczcionkaakapitu" style:family="text">
      <style:text-properties fo:background-color="#80FFFF" style:text-underline-type="single" style:text-underline-style="solid" style:text-underline-width="auto" style:text-underline-mode="continuous"/>
    </style:style>
    <style:style style:name="T1255" style:parent-style-name="Domyślnaczcionkaakapitu" style:family="text">
      <style:text-properties fo:background-color="#80FFFF" style:text-underline-type="single" style:text-underline-style="solid" style:text-underline-width="auto" style:text-underline-mode="continuous"/>
    </style:style>
    <style:style style:name="P1256" style:parent-style-name="Normalny" style:family="paragraph">
      <style:paragraph-properties fo:text-align="justify" fo:line-height="150%" fo:text-indent="0.2479in"/>
    </style:style>
    <style:style style:name="P1257" style:parent-style-name="Normalny" style:family="paragraph">
      <style:paragraph-properties fo:text-align="justify" fo:line-height="150%"/>
    </style:style>
    <style:style style:name="T1258" style:parent-style-name="Domyślnaczcionkaakapitu" style:family="text">
      <style:text-properties style:text-underline-type="single" style:text-underline-style="solid" style:text-underline-width="auto" style:text-underline-mode="continuous"/>
    </style:style>
    <style:style style:name="T1259" style:parent-style-name="Domyślnaczcionkaakapitu" style:family="text">
      <style:text-properties fo:background-color="#80FFFF" style:text-underline-type="single" style:text-underline-style="solid" style:text-underline-width="auto" style:text-underline-mode="continuous"/>
    </style:style>
    <style:style style:name="T1260" style:parent-style-name="Domyślnaczcionkaakapitu" style:family="text">
      <style:text-properties style:text-underline-type="single" style:text-underline-style="solid" style:text-underline-width="auto" style:text-underline-mode="continuous"/>
    </style:style>
    <style:style style:name="T1261" style:parent-style-name="Domyślnaczcionkaakapitu" style:family="text">
      <style:text-properties fo:background-color="#80FFFF" style:text-underline-type="single" style:text-underline-style="solid" style:text-underline-width="auto" style:text-underline-mode="continuous"/>
    </style:style>
    <style:style style:name="T1262" style:parent-style-name="Domyślnaczcionkaakapitu" style:family="text">
      <style:text-properties style:text-underline-type="single" style:text-underline-style="solid" style:text-underline-width="auto" style:text-underline-mode="continuous"/>
    </style:style>
    <style:style style:name="T1263" style:parent-style-name="Domyślnaczcionkaakapitu" style:family="text">
      <style:text-properties fo:background-color="#80FFFF" style:text-underline-type="single" style:text-underline-style="solid" style:text-underline-width="auto" style:text-underline-mode="continuous"/>
    </style:style>
    <style:style style:name="T1264" style:parent-style-name="Domyślnaczcionkaakapitu" style:family="text">
      <style:text-properties style:text-underline-type="single" style:text-underline-style="solid" style:text-underline-width="auto" style:text-underline-mode="continuous"/>
    </style:style>
    <style:style style:name="T1265" style:parent-style-name="Domyślnaczcionkaakapitu" style:family="text">
      <style:text-properties fo:background-color="#80FFFF" style:text-underline-type="single" style:text-underline-style="solid" style:text-underline-width="auto" style:text-underline-mode="continuous"/>
    </style:style>
    <style:style style:name="T1266" style:parent-style-name="Domyślnaczcionkaakapitu" style:family="text">
      <style:text-properties style:text-underline-type="single" style:text-underline-style="solid" style:text-underline-width="auto" style:text-underline-mode="continuous"/>
    </style:style>
    <style:style style:name="P1267" style:parent-style-name="Normalny" style:family="paragraph">
      <style:paragraph-properties fo:text-align="justify" fo:line-height="150%" fo:text-indent="0.2479in"/>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P1270" style:parent-style-name="Normalny" style:family="paragraph">
      <style:paragraph-properties fo:text-align="justify" fo:line-height="150%" fo:text-indent="0.2479in"/>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479in"/>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P1279" style:parent-style-name="Normalny" style:family="paragraph">
      <style:paragraph-properties fo:text-align="justify" fo:line-height="150%" fo:text-indent="0.2479in"/>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P1282" style:parent-style-name="Normalny" style:family="paragraph">
      <style:paragraph-properties fo:text-align="justify" fo:line-height="150%" fo:text-indent="0.2479in"/>
    </style:style>
    <style:style style:name="P1283" style:parent-style-name="Normalny" style:family="paragraph">
      <style:paragraph-properties fo:text-align="justify" fo:line-height="150%" fo:text-indent="0.2479in"/>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P1287" style:parent-style-name="Normalny" style:family="paragraph">
      <style:paragraph-properties fo:text-align="justify" fo:line-height="150%" fo:text-indent="0.2479in"/>
    </style:style>
    <style:style style:name="P1288" style:parent-style-name="Normalny" style:family="paragraph">
      <style:paragraph-properties fo:text-align="justify" fo:line-height="150%" fo:text-indent="0.2479in"/>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fo:text-indent="0.2479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P1303" style:parent-style-name="Normalny" style:family="paragraph">
      <style:paragraph-properties fo:text-align="justify" fo:line-height="150%" fo:text-indent="0.2479in"/>
    </style:style>
    <style:style style:name="P1304" style:parent-style-name="Normalny" style:family="paragraph">
      <style:paragraph-properties fo:text-align="justify" fo:line-height="150%" fo:text-indent="0.2479in"/>
    </style:style>
    <style:style style:name="P1305" style:parent-style-name="Normalny" style:family="paragraph">
      <style:paragraph-properties fo:text-align="justify" fo:line-height="150%" fo:text-indent="0.2479in"/>
    </style:style>
    <style:style style:name="T1306" style:parent-style-name="Domyślnaczcionkaakapitu" style:family="text">
      <style:text-properties fo:background-color="#80FFFF"/>
    </style:style>
    <style:style style:name="P1307" style:parent-style-name="Normalny" style:family="paragraph">
      <style:paragraph-properties fo:text-align="justify" fo:line-height="150%" fo:text-indent="0.2479in"/>
    </style:style>
    <style:style style:name="T1308" style:parent-style-name="Domyślnaczcionkaakapitu" style:family="text">
      <style:text-properties fo:background-color="#80FFFF"/>
    </style:style>
    <style:style style:name="P1309" style:parent-style-name="Normalny" style:family="paragraph">
      <style:paragraph-properties fo:text-align="justify" fo:line-height="150%" fo:text-indent="0.2479in"/>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P1312" style:parent-style-name="Normalny" style:family="paragraph">
      <style:paragraph-properties fo:text-align="justify" fo:line-height="150%" fo:text-indent="0.2479in"/>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P1315" style:parent-style-name="Normalny" style:family="paragraph">
      <style:paragraph-properties fo:text-align="justify" fo:line-height="150%" fo:text-indent="0.2479in"/>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fo:text-indent="0.2479in"/>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fo:text-indent="0.2479in"/>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P1332" style:parent-style-name="Normalny" style:family="paragraph">
      <style:paragraph-properties fo:text-align="justify" fo:line-height="150%" fo:text-indent="0.2479in"/>
    </style:style>
    <style:style style:name="T1333" style:parent-style-name="Domyślnaczcionkaakapitu" style:family="text">
      <style:text-properties fo:background-color="#80FFFF"/>
    </style:style>
    <style:style style:name="P1334" style:parent-style-name="Normalny" style:family="paragraph">
      <style:paragraph-properties fo:text-align="justify" fo:line-height="150%" fo:text-indent="0.2479in"/>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P1343" style:parent-style-name="Normalny" style:family="paragraph">
      <style:paragraph-properties fo:text-align="justify" fo:line-height="150%" fo:text-indent="0.2479in"/>
    </style:style>
    <style:style style:name="T1344" style:parent-style-name="Domyślnaczcionkaakapitu" style:family="text">
      <style:text-properties fo:background-color="#80FFFF"/>
    </style:style>
    <style:style style:name="P1345" style:parent-style-name="Normalny" style:family="paragraph">
      <style:paragraph-properties fo:text-align="justify" fo:line-height="150%" fo:text-indent="0.2479in"/>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P1348" style:parent-style-name="Normalny" style:family="paragraph">
      <style:paragraph-properties fo:text-align="justify" fo:line-height="150%" fo:text-indent="0.2479in"/>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fo:text-indent="0.2479in"/>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fo:text-indent="0.2479in"/>
    </style:style>
    <style:style style:name="P1354" style:parent-style-name="Normalny" style:family="paragraph">
      <style:paragraph-properties fo:text-align="justify" fo:line-height="150%" fo:text-indent="0.2479in"/>
    </style:style>
    <style:style style:name="P1355" style:parent-style-name="Normalny" style:family="paragraph">
      <style:paragraph-properties fo:text-align="justify" fo:line-height="150%" fo:text-indent="0.2479in"/>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style:style>
    <style:style style:name="T1358" style:parent-style-name="Domyślnaczcionkaakapitu" style:family="text">
      <style:text-properties style:text-underline-type="single" style:text-underline-style="solid" style:text-underline-width="auto" style:text-underline-mode="continuous"/>
    </style:style>
    <style:style style:name="T1359" style:parent-style-name="Domyślnaczcionkaakapitu" style:family="text">
      <style:text-properties fo:background-color="#80FFFF" style:text-underline-type="single" style:text-underline-style="solid" style:text-underline-width="auto" style:text-underline-mode="continuous"/>
    </style:style>
    <style:style style:name="T1360" style:parent-style-name="Domyślnaczcionkaakapitu" style:family="text">
      <style:text-properties style:text-underline-type="single" style:text-underline-style="solid" style:text-underline-width="auto" style:text-underline-mode="continuous"/>
    </style:style>
    <style:style style:name="P1361" style:parent-style-name="Normalny" style:family="paragraph">
      <style:paragraph-properties fo:text-align="justify" fo:line-height="150%" fo:text-indent="0.2479in"/>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fo:text-indent="0.2479in"/>
    </style:style>
    <style:style style:name="P1366" style:parent-style-name="Normalny" style:family="paragraph">
      <style:paragraph-properties fo:text-align="justify" fo:line-height="150%" fo:text-indent="0.2479in"/>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fo:text-indent="0.2479in"/>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479in"/>
    </style:style>
    <style:style style:name="P1374" style:parent-style-name="Normalny" style:family="paragraph">
      <style:paragraph-properties fo:text-align="justify" fo:line-height="150%" fo:text-indent="0.2479in"/>
    </style:style>
    <style:style style:name="P1375" style:parent-style-name="Normalny" style:family="paragraph">
      <style:paragraph-properties fo:text-align="justify" fo:line-height="150%" fo:text-indent="0.2479in"/>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style:style>
    <style:style style:name="T1378" style:parent-style-name="Domyślnaczcionkaakapitu" style:family="text">
      <style:text-properties style:text-underline-type="single" style:text-underline-style="solid" style:text-underline-width="auto" style:text-underline-mode="continuous"/>
    </style:style>
    <style:style style:name="T1379" style:parent-style-name="Domyślnaczcionkaakapitu" style:family="text">
      <style:text-properties fo:background-color="#80FFFF" style:text-underline-type="single" style:text-underline-style="solid" style:text-underline-width="auto" style:text-underline-mode="continuous"/>
    </style:style>
    <style:style style:name="T1380" style:parent-style-name="Domyślnaczcionkaakapitu" style:family="text">
      <style:text-properties style:text-underline-type="single" style:text-underline-style="solid" style:text-underline-width="auto" style:text-underline-mode="continuous"/>
    </style:style>
    <style:style style:name="T1381" style:parent-style-name="Domyślnaczcionkaakapitu" style:family="text">
      <style:text-properties fo:background-color="#80FFFF" style:text-underline-type="single" style:text-underline-style="solid" style:text-underline-width="auto" style:text-underline-mode="continuous"/>
    </style:style>
    <style:style style:name="T1382" style:parent-style-name="Domyślnaczcionkaakapitu" style:family="text">
      <style:text-properties style:text-underline-type="single" style:text-underline-style="solid" style:text-underline-width="auto" style:text-underline-mode="continuous"/>
    </style:style>
    <style:style style:name="P1383" style:parent-style-name="Normalny" style:family="paragraph">
      <style:paragraph-properties fo:text-align="justify" fo:line-height="150%" fo:text-indent="0.2479in"/>
    </style:style>
    <style:style style:name="T1384" style:parent-style-name="Domyślnaczcionkaakapitu" style:family="text">
      <style:text-properties fo:background-color="#80FFFF"/>
    </style:style>
    <style:style style:name="P1385" style:parent-style-name="Normalny" style:family="paragraph">
      <style:paragraph-properties fo:text-align="justify" fo:line-height="150%"/>
    </style:style>
    <style:style style:name="T1386" style:parent-style-name="Domyślnaczcionkaakapitu" style:family="text">
      <style:text-properties style:text-underline-type="single" style:text-underline-style="solid" style:text-underline-width="auto" style:text-underline-mode="continuous"/>
    </style:style>
    <style:style style:name="T1387" style:parent-style-name="Domyślnaczcionkaakapitu" style:family="text">
      <style:text-properties fo:background-color="#80FFFF" style:text-underline-type="single" style:text-underline-style="solid" style:text-underline-width="auto" style:text-underline-mode="continuous"/>
    </style:style>
    <style:style style:name="T1388" style:parent-style-name="Domyślnaczcionkaakapitu" style:family="text">
      <style:text-properties style:text-underline-type="single" style:text-underline-style="solid" style:text-underline-width="auto" style:text-underline-mode="continuous"/>
    </style:style>
    <style:style style:name="T1389" style:parent-style-name="Domyślnaczcionkaakapitu" style:family="text">
      <style:text-properties fo:background-color="#80FFFF" style:text-underline-type="single" style:text-underline-style="solid" style:text-underline-width="auto" style:text-underline-mode="continuous"/>
    </style:style>
    <style:style style:name="T1390" style:parent-style-name="Domyślnaczcionkaakapitu" style:family="text">
      <style:text-properties style:text-underline-type="single" style:text-underline-style="solid" style:text-underline-width="auto" style:text-underline-mode="continuous"/>
    </style:style>
    <style:style style:name="T1391" style:parent-style-name="Domyślnaczcionkaakapitu" style:family="text">
      <style:text-properties fo:background-color="#80FFFF" style:text-underline-type="single" style:text-underline-style="solid" style:text-underline-width="auto" style:text-underline-mode="continuous"/>
    </style:style>
    <style:style style:name="T1392" style:parent-style-name="Domyślnaczcionkaakapitu" style:family="text">
      <style:text-properties style:text-underline-type="single" style:text-underline-style="solid" style:text-underline-width="auto" style:text-underline-mode="continuous"/>
    </style:style>
    <style:style style:name="T1393" style:parent-style-name="Domyślnaczcionkaakapitu" style:family="text">
      <style:text-properties fo:background-color="#80FFFF" style:text-underline-type="single" style:text-underline-style="solid" style:text-underline-width="auto" style:text-underline-mode="continuous"/>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fo:text-indent="0.2479in"/>
    </style:style>
    <style:style style:name="T1396" style:parent-style-name="Domyślnaczcionkaakapitu" style:family="text">
      <style:text-properties fo:background-color="#80FFFF"/>
    </style:style>
    <style:style style:name="P1397" style:parent-style-name="Normalny" style:family="paragraph">
      <style:paragraph-properties fo:text-align="justify" fo:line-height="150%" fo:text-indent="0.2479in"/>
    </style:style>
    <style:style style:name="P1398" style:parent-style-name="Normalny" style:family="paragraph">
      <style:paragraph-properties fo:text-align="justify" fo:line-height="150%" fo:text-indent="0.2479in"/>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P1402" style:parent-style-name="Normalny" style:family="paragraph">
      <style:paragraph-properties fo:text-align="justify" fo:line-height="150%" fo:text-indent="0.2479in"/>
    </style:style>
    <style:style style:name="T1403" style:parent-style-name="Domyślnaczcionkaakapitu" style:family="text">
      <style:text-properties fo:background-color="#80FFFF"/>
    </style:style>
    <style:style style:name="P1404" style:parent-style-name="Normalny" style:family="paragraph">
      <style:paragraph-properties fo:text-align="justify" fo:line-height="150%" fo:text-indent="0.2479in"/>
    </style:style>
    <style:style style:name="P1405" style:parent-style-name="Normalny" style:family="paragraph">
      <style:paragraph-properties fo:text-align="justify" fo:line-height="150%"/>
    </style:style>
    <style:style style:name="P1406" style:parent-style-name="Normalny" style:family="paragraph">
      <style:paragraph-properties fo:text-align="justify" fo:line-height="150%"/>
    </style:style>
    <style:style style:name="P1407" style:parent-style-name="Normalny" style:family="paragraph">
      <style:paragraph-properties fo:text-align="justify" fo:line-height="150%"/>
    </style:style>
    <style:style style:name="P1408" style:parent-style-name="Normalny" style:family="paragraph">
      <style:paragraph-properties fo:text-align="justify" fo:line-height="150%"/>
    </style:style>
    <style:style style:name="T1409" style:parent-style-name="Domyślnaczcionkaakapitu" style:family="text">
      <style:text-properties style:text-underline-type="single" style:text-underline-style="solid" style:text-underline-width="auto" style:text-underline-mode="continuous"/>
    </style:style>
    <style:style style:name="T1410" style:parent-style-name="Domyślnaczcionkaakapitu" style:family="text">
      <style:text-properties fo:background-color="#80FFFF" style:text-underline-type="single" style:text-underline-style="solid" style:text-underline-width="auto" style:text-underline-mode="continuous"/>
    </style:style>
    <style:style style:name="T1411" style:parent-style-name="Domyślnaczcionkaakapitu" style:family="text">
      <style:text-properties style:text-underline-type="single" style:text-underline-style="solid" style:text-underline-width="auto" style:text-underline-mode="continuous"/>
    </style:style>
    <style:style style:name="T1412" style:parent-style-name="Domyślnaczcionkaakapitu" style:family="text">
      <style:text-properties fo:background-color="#80FFFF" style:text-underline-type="single" style:text-underline-style="solid" style:text-underline-width="auto" style:text-underline-mode="continuous"/>
    </style:style>
    <style:style style:name="T1413" style:parent-style-name="Domyślnaczcionkaakapitu" style:family="text">
      <style:text-properties fo:background-color="#80FFFF"/>
    </style:style>
    <style:style style:name="P1414" style:parent-style-name="Normalny" style:family="paragraph">
      <style:paragraph-properties fo:text-align="justify" fo:line-height="150%" fo:text-indent="0.2479in"/>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fo:text-indent="0.2479in"/>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P1422" style:parent-style-name="Normalny" style:family="paragraph">
      <style:paragraph-properties fo:text-align="justify" fo:line-height="150%" fo:text-indent="0.2479in"/>
    </style:style>
    <style:style style:name="T1423" style:parent-style-name="Domyślnaczcionkaakapitu" style:family="text">
      <style:text-properties fo:background-color="#80FFFF"/>
    </style:style>
    <style:style style:name="P1424" style:parent-style-name="Normalny" style:family="paragraph">
      <style:paragraph-properties fo:text-align="justify" fo:line-height="150%" fo:text-indent="0.2479in"/>
    </style:style>
    <style:style style:name="P1425" style:parent-style-name="Normalny" style:family="paragraph">
      <style:paragraph-properties fo:text-align="justify" fo:line-height="150%"/>
    </style:style>
    <style:style style:name="T1426" style:parent-style-name="Domyślnaczcionkaakapitu" style:family="text">
      <style:text-properties style:text-underline-type="single" style:text-underline-style="solid" style:text-underline-width="auto" style:text-underline-mode="continuous"/>
    </style:style>
    <style:style style:name="P1427" style:parent-style-name="Normalny" style:family="paragraph">
      <style:paragraph-properties fo:text-align="justify" fo:line-height="150%" fo:text-indent="0.2479in"/>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style:style>
    <style:style style:name="T1432" style:parent-style-name="Domyślnaczcionkaakapitu" style:family="text">
      <style:text-properties style:text-underline-type="single" style:text-underline-style="solid" style:text-underline-width="auto" style:text-underline-mode="continuous"/>
    </style:style>
    <style:style style:name="P1433" style:parent-style-name="Normalny" style:family="paragraph">
      <style:paragraph-properties fo:text-align="justify" fo:line-height="150%" fo:text-indent="0.2479in"/>
    </style:style>
    <style:style style:name="T1434" style:parent-style-name="Domyślnaczcionkaakapitu" style:family="text">
      <style:text-properties fo:background-color="#80FFFF"/>
    </style:style>
    <style:style style:name="P1435" style:parent-style-name="Normalny" style:family="paragraph">
      <style:paragraph-properties fo:text-align="justify" fo:line-height="150%" fo:text-indent="0.2479in"/>
    </style:style>
    <style:style style:name="T1436" style:parent-style-name="Domyślnaczcionkaakapitu" style:family="text">
      <style:text-properties fo:background-color="#80FFFF"/>
    </style:style>
    <style:style style:name="P1437" style:parent-style-name="Normalny" style:family="paragraph">
      <style:paragraph-properties fo:text-align="justify" fo:line-height="150%" fo:text-indent="0.2479in"/>
    </style:style>
    <style:style style:name="T1438" style:parent-style-name="Domyślnaczcionkaakapitu" style:family="text">
      <style:text-properties fo:background-color="#80FFFF"/>
    </style:style>
    <style:style style:name="P1439" style:parent-style-name="Normalny" style:family="paragraph">
      <style:paragraph-properties fo:text-align="justify" fo:line-height="150%"/>
    </style:style>
    <style:style style:name="T1440" style:parent-style-name="Domyślnaczcionkaakapitu" style:family="text">
      <style:text-properties style:text-underline-type="single" style:text-underline-style="solid" style:text-underline-width="auto" style:text-underline-mode="continuous"/>
    </style:style>
    <style:style style:name="T1441" style:parent-style-name="Domyślnaczcionkaakapitu" style:family="text">
      <style:text-properties fo:background-color="#80FFFF" style:text-underline-type="single" style:text-underline-style="solid" style:text-underline-width="auto" style:text-underline-mode="continuous"/>
    </style:style>
    <style:style style:name="T1442" style:parent-style-name="Domyślnaczcionkaakapitu" style:family="text">
      <style:text-properties style:text-underline-type="single" style:text-underline-style="solid" style:text-underline-width="auto" style:text-underline-mode="continuous"/>
    </style:style>
    <style:style style:name="P1443" style:parent-style-name="Normalny" style:family="paragraph">
      <style:paragraph-properties fo:text-align="justify" fo:line-height="150%" fo:text-indent="0.2479in"/>
    </style:style>
    <style:style style:name="T1444" style:parent-style-name="Domyślnaczcionkaakapitu" style:family="text">
      <style:text-properties fo:background-color="#80FFFF"/>
    </style:style>
    <style:style style:name="P1445" style:parent-style-name="Normalny" style:family="paragraph">
      <style:paragraph-properties fo:text-align="justify" fo:line-height="150%"/>
    </style:style>
    <style:style style:name="T1446" style:parent-style-name="Domyślnaczcionkaakapitu" style:family="text">
      <style:text-properties style:text-underline-type="single" style:text-underline-style="solid" style:text-underline-width="auto" style:text-underline-mode="continuous"/>
    </style:style>
    <style:style style:name="P1447" style:parent-style-name="Normalny" style:family="paragraph">
      <style:paragraph-properties fo:text-align="justify" fo:line-height="150%" fo:text-indent="0.2479in"/>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479in"/>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style:style>
    <style:style style:name="T1460" style:parent-style-name="Domyślnaczcionkaakapitu" style:family="text">
      <style:text-properties style:text-underline-type="single" style:text-underline-style="solid" style:text-underline-width="auto" style:text-underline-mode="continuous"/>
    </style:style>
    <style:style style:name="P1461" style:parent-style-name="Normalny" style:family="paragraph">
      <style:paragraph-properties fo:text-align="justify" fo:line-height="150%" fo:text-indent="0.2479in"/>
    </style:style>
    <style:style style:name="P1462" style:parent-style-name="Normalny" style:family="paragraph">
      <style:paragraph-properties fo:text-align="justify" fo:line-height="150%" fo:text-indent="0.2479in"/>
    </style:style>
    <style:style style:name="P1463" style:parent-style-name="Normalny" style:family="paragraph">
      <style:paragraph-properties fo:text-align="justify" fo:line-height="150%" fo:text-indent="0.2479in"/>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fo:text-indent="0.2479in"/>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fo:text-indent="0.2479in"/>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fo:text-indent="0.2479in"/>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479in"/>
    </style:style>
    <style:style style:name="T1484" style:parent-style-name="Domyślnaczcionkaakapitu" style:family="text">
      <style:text-properties fo:background-color="#80FFFF"/>
    </style:style>
    <style:style style:name="P1485" style:parent-style-name="Normalny" style:family="paragraph">
      <style:paragraph-properties fo:text-align="justify" fo:line-height="150%"/>
    </style:style>
    <style:style style:name="T1486" style:parent-style-name="Domyślnaczcionkaakapitu" style:family="text">
      <style:text-properties fo:background-color="#80FFFF" style:text-underline-type="single" style:text-underline-style="solid" style:text-underline-width="auto" style:text-underline-mode="continuous"/>
    </style:style>
    <style:style style:name="T1487" style:parent-style-name="Domyślnaczcionkaakapitu" style:family="text">
      <style:text-properties fo:background-color="#80FFFF" style:text-underline-type="single" style:text-underline-style="solid" style:text-underline-width="auto" style:text-underline-mode="continuous"/>
    </style:style>
    <style:style style:name="T1488" style:parent-style-name="Domyślnaczcionkaakapitu" style:family="text">
      <style:text-properties style:text-underline-type="single" style:text-underline-style="solid" style:text-underline-width="auto" style:text-underline-mode="continuous"/>
    </style:style>
    <style:style style:name="T1489" style:parent-style-name="Domyślnaczcionkaakapitu" style:family="text">
      <style:text-properties fo:background-color="#80FFFF" style:text-underline-type="single" style:text-underline-style="solid" style:text-underline-width="auto" style:text-underline-mode="continuous"/>
    </style:style>
    <style:style style:name="T1490" style:parent-style-name="Domyślnaczcionkaakapitu" style:family="text">
      <style:text-properties style:text-underline-type="single" style:text-underline-style="solid" style:text-underline-width="auto" style:text-underline-mode="continuous"/>
    </style:style>
    <style:style style:name="T1491" style:parent-style-name="Domyślnaczcionkaakapitu" style:family="text">
      <style:text-properties fo:background-color="#80FFFF" style:text-underline-type="single" style:text-underline-style="solid" style:text-underline-width="auto" style:text-underline-mode="continuous"/>
    </style:style>
    <style:style style:name="T1492" style:parent-style-name="Domyślnaczcionkaakapitu" style:family="text">
      <style:text-properties fo:background-color="#80FFFF"/>
    </style:style>
    <style:style style:name="P1493" style:parent-style-name="Normalny" style:family="paragraph">
      <style:paragraph-properties fo:text-align="justify" fo:line-height="150%" fo:text-indent="0.2479in"/>
    </style:style>
    <style:style style:name="T1494" style:parent-style-name="Domyślnaczcionkaakapitu" style:family="text">
      <style:text-properties fo:background-color="#80FFFF"/>
    </style:style>
    <style:style style:name="P1495" style:parent-style-name="Normalny" style:family="paragraph">
      <style:paragraph-properties fo:text-align="justify" fo:line-height="150%"/>
    </style:style>
    <style:style style:name="T1496" style:parent-style-name="Domyślnaczcionkaakapitu" style:family="text">
      <style:text-properties style:text-underline-type="single" style:text-underline-style="solid" style:text-underline-width="auto" style:text-underline-mode="continuous"/>
    </style:style>
    <style:style style:name="P1497" style:parent-style-name="Normalny" style:family="paragraph">
      <style:paragraph-properties fo:text-align="justify" fo:line-height="150%" fo:text-indent="0.2479in"/>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style:style>
    <style:style style:name="T1503" style:parent-style-name="Domyślnaczcionkaakapitu" style:family="text">
      <style:text-properties style:text-underline-type="single" style:text-underline-style="solid" style:text-underline-width="auto" style:text-underline-mode="continuous"/>
    </style:style>
    <style:style style:name="P1504" style:parent-style-name="Normalny" style:family="paragraph">
      <style:paragraph-properties fo:text-align="justify" fo:line-height="150%" fo:text-indent="0.2479in"/>
    </style:style>
    <style:style style:name="T1505" style:parent-style-name="Domyślnaczcionkaakapitu" style:family="text">
      <style:text-properties fo:background-color="#80FFFF"/>
    </style:style>
    <style:style style:name="P1506" style:parent-style-name="Normalny" style:family="paragraph">
      <style:paragraph-properties fo:text-align="justify" fo:line-height="150%"/>
    </style:style>
    <style:style style:name="T1507" style:parent-style-name="Domyślnaczcionkaakapitu" style:family="text">
      <style:text-properties style:text-underline-type="single" style:text-underline-style="solid" style:text-underline-width="auto" style:text-underline-mode="continuous"/>
    </style:style>
    <style:style style:name="P1508" style:parent-style-name="Normalny" style:family="paragraph">
      <style:paragraph-properties fo:text-align="justify" fo:line-height="150%" fo:text-indent="0.2479in"/>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479in"/>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479in"/>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P1516" style:parent-style-name="Normalny" style:family="paragraph">
      <style:paragraph-properties fo:text-align="justify" fo:line-height="150%" fo:text-indent="0.2479in"/>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fo:text-indent="0.2479in"/>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fo:text-indent="0.2479in"/>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479in"/>
    </style:style>
    <style:style style:name="P1525" style:parent-style-name="Normalny" style:family="paragraph">
      <style:paragraph-properties fo:text-align="justify" fo:line-height="150%" fo:text-indent="0.2479in"/>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P1530" style:parent-style-name="Normalny" style:family="paragraph">
      <style:paragraph-properties fo:text-align="justify" fo:line-height="150%" fo:text-indent="0.2479in"/>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fo:text-indent="0.2479in"/>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fo:text-indent="0.2479in"/>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P1553" style:parent-style-name="Normalny" style:family="paragraph">
      <style:paragraph-properties fo:text-align="justify" fo:line-height="150%" fo:text-indent="0.2479in"/>
    </style:style>
    <style:style style:name="P1554" style:parent-style-name="Normalny" style:family="paragraph">
      <style:paragraph-properties fo:text-align="justify" fo:line-height="150%" fo:text-indent="0.2479in"/>
    </style:style>
    <style:style style:name="P1555" style:parent-style-name="Normalny" style:family="paragraph">
      <style:paragraph-properties fo:text-align="justify" fo:line-height="150%"/>
    </style:style>
    <style:style style:name="T1556" style:parent-style-name="Domyślnaczcionkaakapitu" style:family="text">
      <style:text-properties fo:background-color="#80FFFF" style:text-underline-type="single" style:text-underline-style="solid" style:text-underline-width="auto" style:text-underline-mode="continuous"/>
    </style:style>
    <style:style style:name="T1557" style:parent-style-name="Domyślnaczcionkaakapitu" style:family="text">
      <style:text-properties style:text-underline-type="single" style:text-underline-style="solid" style:text-underline-width="auto" style:text-underline-mode="continuous"/>
    </style:style>
    <style:style style:name="T1558" style:parent-style-name="Domyślnaczcionkaakapitu" style:family="text">
      <style:text-properties fo:background-color="#80FFFF" style:text-underline-type="single" style:text-underline-style="solid" style:text-underline-width="auto" style:text-underline-mode="continuous"/>
    </style:style>
    <style:style style:name="T1559" style:parent-style-name="Domyślnaczcionkaakapitu" style:family="text">
      <style:text-properties style:text-underline-type="single" style:text-underline-style="solid" style:text-underline-width="auto" style:text-underline-mode="continuous"/>
    </style:style>
    <style:style style:name="T1560" style:parent-style-name="Domyślnaczcionkaakapitu" style:family="text">
      <style:text-properties fo:background-color="#80FFFF" style:text-underline-type="single" style:text-underline-style="solid" style:text-underline-width="auto" style:text-underline-mode="continuous"/>
    </style:style>
    <style:style style:name="T1561" style:parent-style-name="Domyślnaczcionkaakapitu" style:family="text">
      <style:text-properties style:text-underline-type="single" style:text-underline-style="solid" style:text-underline-width="auto" style:text-underline-mode="continuous"/>
    </style:style>
    <style:style style:name="T1562" style:parent-style-name="Domyślnaczcionkaakapitu" style:family="text">
      <style:text-properties fo:background-color="#80FFFF" style:text-underline-type="single" style:text-underline-style="solid" style:text-underline-width="auto" style:text-underline-mode="continuous"/>
    </style:style>
    <style:style style:name="T1563" style:parent-style-name="Domyślnaczcionkaakapitu" style:family="text">
      <style:text-properties style:text-underline-type="single" style:text-underline-style="solid" style:text-underline-width="auto" style:text-underline-mode="continuous"/>
    </style:style>
    <style:style style:name="P1564" style:parent-style-name="Normalny" style:family="paragraph">
      <style:paragraph-properties fo:text-align="justify" fo:line-height="150%" fo:text-indent="0.2479in"/>
    </style:style>
    <style:style style:name="P1565" style:parent-style-name="Normalny" style:family="paragraph">
      <style:paragraph-properties fo:text-align="justify" fo:line-height="150%" fo:text-indent="0.2479in"/>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style:style>
    <style:style style:name="T1569" style:parent-style-name="Domyślnaczcionkaakapitu" style:family="text">
      <style:text-properties style:text-underline-type="single" style:text-underline-style="solid" style:text-underline-width="auto" style:text-underline-mode="continuous"/>
    </style:style>
    <style:style style:name="T1570" style:parent-style-name="Domyślnaczcionkaakapitu" style:family="text">
      <style:text-properties fo:background-color="#80FFFF" style:text-underline-type="single" style:text-underline-style="solid" style:text-underline-width="auto" style:text-underline-mode="continuous"/>
    </style:style>
    <style:style style:name="T1571" style:parent-style-name="Domyślnaczcionkaakapitu" style:family="text">
      <style:text-properties style:text-underline-type="single" style:text-underline-style="solid" style:text-underline-width="auto" style:text-underline-mode="continuous"/>
    </style:style>
    <style:style style:name="P1572" style:parent-style-name="Normalny" style:family="paragraph">
      <style:paragraph-properties fo:text-align="justify" fo:line-height="150%" fo:text-indent="0.2479in"/>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P1577" style:parent-style-name="Normalny" style:family="paragraph">
      <style:paragraph-properties fo:text-align="justify" fo:line-height="150%" fo:text-indent="0.2479in"/>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fo:text-indent="0.2479in"/>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479in"/>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P1596" style:parent-style-name="Normalny" style:family="paragraph">
      <style:paragraph-properties fo:text-align="justify" fo:line-height="150%" fo:text-indent="0.2479in">
        <style:tab-stops>
          <style:tab-stop style:type="left" style:position="5.6944in"/>
        </style:tab-stops>
      </style:paragraph-properties>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P1599" style:parent-style-name="Normalny" style:family="paragraph">
      <style:paragraph-properties fo:text-align="justify" fo:line-height="150%" fo:text-indent="0.2479in"/>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P1602" style:parent-style-name="Normalny" style:family="paragraph">
      <style:paragraph-properties fo:text-align="justify" fo:line-height="150%" fo:text-indent="0.2479in"/>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fo:text-indent="0.2479in"/>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P1615" style:parent-style-name="Normalny" style:family="paragraph">
      <style:paragraph-properties fo:text-align="justify" fo:line-height="150%" fo:text-indent="0.2479in"/>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fo:text-indent="0.2479in"/>
    </style:style>
    <style:style style:name="P1619" style:parent-style-name="Normalny" style:family="paragraph">
      <style:paragraph-properties fo:text-align="justify" fo:line-height="150%" fo:text-indent="0.2479in"/>
    </style:style>
    <style:style style:name="P1620" style:parent-style-name="Normalny" style:family="paragraph">
      <style:paragraph-properties fo:text-align="justify" fo:line-height="150%" fo:text-indent="0.2479in"/>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P1624" style:parent-style-name="Normalny" style:family="paragraph">
      <style:paragraph-properties fo:text-align="justify" fo:line-height="150%" fo:text-indent="0.2479in"/>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fo:text-indent="0.2479in"/>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P1634" style:parent-style-name="Normalny" style:family="paragraph">
      <style:paragraph-properties fo:text-align="justify" fo:line-height="150%" fo:text-indent="0.2479in"/>
    </style:style>
    <style:style style:name="P1635" style:parent-style-name="Normalny" style:family="paragraph">
      <style:paragraph-properties fo:text-align="justify" fo:line-height="150%" fo:text-indent="0.2479in"/>
    </style:style>
    <style:style style:name="P1636" style:parent-style-name="Normalny" style:family="paragraph">
      <style:paragraph-properties fo:text-align="justify" fo:line-height="150%" fo:text-indent="0.2479in"/>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479in"/>
    </style:style>
    <style:style style:name="T1645" style:parent-style-name="Domyślnaczcionkaakapitu" style:family="text">
      <style:text-properties fo:background-color="#80FFFF"/>
    </style:style>
    <style:style style:name="P1646" style:parent-style-name="Normalny" style:family="paragraph">
      <style:paragraph-properties fo:text-align="justify" fo:line-height="150%" fo:text-indent="0.2479in"/>
    </style:style>
    <style:style style:name="P1647" style:parent-style-name="Normalny" style:family="paragraph">
      <style:paragraph-properties fo:text-align="justify" fo:line-height="150%" fo:text-indent="0.2479in"/>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fo:text-indent="0.2479in"/>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fo:text-indent="0.2479in"/>
    </style:style>
    <style:style style:name="P1652" style:parent-style-name="Normalny" style:family="paragraph">
      <style:paragraph-properties fo:text-align="justify" fo:line-height="150%" fo:text-indent="0.2479in"/>
    </style:style>
    <style:style style:name="T1653" style:parent-style-name="Domyślnaczcionkaakapitu" style:family="text">
      <style:text-properties fo:background-color="#80FFFF"/>
    </style:style>
    <style:style style:name="P1654" style:parent-style-name="Normalny" style:family="paragraph">
      <style:paragraph-properties fo:text-align="justify" fo:line-height="150%" fo:text-indent="0.2479in"/>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P1659" style:parent-style-name="Normalny" style:family="paragraph">
      <style:paragraph-properties fo:text-align="justify" fo:line-height="150%" fo:text-indent="0.2479in"/>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P1662" style:parent-style-name="Normalny" style:family="paragraph">
      <style:paragraph-properties fo:text-align="justify" fo:line-height="150%" fo:text-indent="0.2479in"/>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P1665" style:parent-style-name="Normalny" style:family="paragraph">
      <style:paragraph-properties fo:text-align="justify" fo:line-height="150%" fo:text-indent="0.2479in"/>
    </style:style>
    <style:style style:name="T1666" style:parent-style-name="Domyślnaczcionkaakapitu" style:family="text">
      <style:text-properties fo:background-color="#80FFFF"/>
    </style:style>
    <style:style style:name="P1667" style:parent-style-name="Normalny" style:family="paragraph">
      <style:paragraph-properties fo:text-align="justify" fo:line-height="150%" fo:text-indent="0.2479in"/>
    </style:style>
    <style:style style:name="T1668" style:parent-style-name="Domyślnaczcionkaakapitu" style:family="text">
      <style:text-properties fo:background-color="#80FFFF"/>
    </style:style>
    <style:style style:name="P1669" style:parent-style-name="Normalny" style:family="paragraph">
      <style:paragraph-properties fo:text-align="justify" fo:line-height="150%" fo:text-indent="0.2479in"/>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P1672" style:parent-style-name="Normalny" style:family="paragraph">
      <style:paragraph-properties fo:text-align="justify" fo:line-height="150%" fo:text-indent="0.2479in"/>
    </style:style>
    <style:style style:name="T1673" style:parent-style-name="Domyślnaczcionkaakapitu" style:family="text">
      <style:text-properties fo:background-color="#80FFFF"/>
    </style:style>
    <style:style style:name="P1674" style:parent-style-name="Normalny" style:family="paragraph">
      <style:paragraph-properties fo:text-align="justify" fo:line-height="150%" fo:text-indent="0.2479in"/>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P1678" style:parent-style-name="Normalny" style:family="paragraph">
      <style:paragraph-properties fo:text-align="justify" fo:line-height="150%" fo:text-indent="0.2479in"/>
    </style:style>
    <style:style style:name="P1679" style:parent-style-name="Normalny" style:family="paragraph">
      <style:paragraph-properties fo:text-align="justify" fo:line-height="150%" fo:text-indent="0.2479in"/>
    </style:style>
    <style:style style:name="P1680" style:parent-style-name="Normalny" style:family="paragraph">
      <style:paragraph-properties fo:text-align="justify" fo:line-height="150%" fo:text-indent="0.2479in"/>
    </style:style>
    <style:style style:name="P1681" style:parent-style-name="Normalny" style:family="paragraph">
      <style:paragraph-properties fo:text-align="justify" fo:line-height="150%" fo:text-indent="0.2479in"/>
    </style:style>
    <style:style style:name="T1682" style:parent-style-name="Domyślnaczcionkaakapitu" style:family="text">
      <style:text-properties fo:background-color="#80FFFF"/>
    </style:style>
    <style:style style:name="P1683" style:parent-style-name="Normalny" style:family="paragraph">
      <style:paragraph-properties fo:text-align="justify" fo:line-height="150%" fo:text-indent="0.2479in"/>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fo:text-indent="0.2479in"/>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P1688" style:parent-style-name="Normalny" style:family="paragraph">
      <style:paragraph-properties fo:text-align="justify" fo:line-height="150%" fo:text-indent="0.2479in"/>
    </style:style>
    <style:style style:name="P1689" style:parent-style-name="Normalny" style:family="paragraph">
      <style:paragraph-properties fo:text-align="justify" fo:line-height="150%" fo:text-indent="0.2479in"/>
    </style:style>
    <style:style style:name="P1690" style:parent-style-name="Normalny" style:family="paragraph">
      <style:paragraph-properties fo:text-align="justify" fo:line-height="150%"/>
    </style:style>
    <style:style style:name="T1691" style:parent-style-name="Domyślnaczcionkaakapitu" style:family="text">
      <style:text-properties fo:background-color="#80FFFF" style:text-underline-type="single" style:text-underline-style="solid" style:text-underline-width="auto" style:text-underline-mode="continuous"/>
    </style:style>
    <style:style style:name="T1692" style:parent-style-name="Domyślnaczcionkaakapitu" style:family="text">
      <style:text-properties fo:background-color="#80FFFF" style:text-underline-type="single" style:text-underline-style="solid" style:text-underline-width="auto" style:text-underline-mode="continuous"/>
    </style:style>
    <style:style style:name="T1693" style:parent-style-name="Domyślnaczcionkaakapitu" style:family="text">
      <style:text-properties style:text-underline-type="single" style:text-underline-style="solid" style:text-underline-width="auto" style:text-underline-mode="continuous"/>
    </style:style>
    <style:style style:name="T1694" style:parent-style-name="Domyślnaczcionkaakapitu" style:family="text">
      <style:text-properties fo:background-color="#80FFFF" style:text-underline-type="single" style:text-underline-style="solid" style:text-underline-width="auto" style:text-underline-mode="continuous"/>
    </style:style>
    <style:style style:name="T1695" style:parent-style-name="Domyślnaczcionkaakapitu" style:family="text">
      <style:text-properties style:text-underline-type="single" style:text-underline-style="solid" style:text-underline-width="auto" style:text-underline-mode="continuous"/>
    </style:style>
    <style:style style:name="T1696" style:parent-style-name="Domyślnaczcionkaakapitu" style:family="text">
      <style:text-properties fo:background-color="#80FFFF" style:text-underline-type="single" style:text-underline-style="solid" style:text-underline-width="auto" style:text-underline-mode="continuous"/>
    </style:style>
    <style:style style:name="T1697" style:parent-style-name="Domyślnaczcionkaakapitu" style:family="text">
      <style:text-properties fo:background-color="#80FFFF"/>
    </style:style>
    <style:style style:name="P1698" style:parent-style-name="Normalny" style:family="paragraph">
      <style:paragraph-properties fo:text-align="justify" fo:line-height="150%" fo:text-indent="0.2479in"/>
    </style:style>
    <style:style style:name="P1699" style:parent-style-name="Normalny" style:family="paragraph">
      <style:paragraph-properties fo:text-align="justify" fo:line-height="150%"/>
    </style:style>
    <style:style style:name="T1700" style:parent-style-name="Domyślnaczcionkaakapitu" style:family="text">
      <style:text-properties style:text-underline-type="single" style:text-underline-style="solid" style:text-underline-width="auto" style:text-underline-mode="continuous"/>
    </style:style>
    <style:style style:name="P1701" style:parent-style-name="Normalny" style:family="paragraph">
      <style:paragraph-properties fo:text-align="justify" fo:line-height="150%" fo:text-indent="0.2479in"/>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style:style>
    <style:style style:name="T1704" style:parent-style-name="Domyślnaczcionkaakapitu" style:family="text">
      <style:text-properties style:text-underline-type="single" style:text-underline-style="solid" style:text-underline-width="auto" style:text-underline-mode="continuous"/>
    </style:style>
    <style:style style:name="T1705" style:parent-style-name="Domyślnaczcionkaakapitu" style:family="text">
      <style:text-properties fo:background-color="#80FFFF" style:text-underline-type="single" style:text-underline-style="solid" style:text-underline-width="auto" style:text-underline-mode="continuous"/>
    </style:style>
    <style:style style:name="T1706" style:parent-style-name="Domyślnaczcionkaakapitu" style:family="text">
      <style:text-properties style:text-underline-type="single" style:text-underline-style="solid" style:text-underline-width="auto" style:text-underline-mode="continuous"/>
    </style:style>
    <style:style style:name="T1707" style:parent-style-name="Domyślnaczcionkaakapitu" style:family="text">
      <style:text-properties fo:background-color="#80FFFF" style:text-underline-type="single" style:text-underline-style="solid" style:text-underline-width="auto" style:text-underline-mode="continuous"/>
    </style:style>
    <style:style style:name="T1708" style:parent-style-name="Domyślnaczcionkaakapitu" style:family="text">
      <style:text-properties style:text-underline-type="single" style:text-underline-style="solid" style:text-underline-width="auto" style:text-underline-mode="continuous"/>
    </style:style>
    <style:style style:name="T1709" style:parent-style-name="Domyślnaczcionkaakapitu" style:family="text">
      <style:text-properties fo:background-color="#80FFFF" style:text-underline-type="single" style:text-underline-style="solid" style:text-underline-width="auto" style:text-underline-mode="continuous"/>
    </style:style>
    <style:style style:name="P1710" style:parent-style-name="Normalny" style:family="paragraph">
      <style:paragraph-properties fo:text-align="justify" fo:line-height="150%" fo:text-indent="0.2479in"/>
    </style:style>
    <style:style style:name="P1711" style:parent-style-name="Normalny" style:family="paragraph">
      <style:paragraph-properties fo:text-align="justify" fo:line-height="150%"/>
    </style:style>
    <style:style style:name="T1712" style:parent-style-name="Domyślnaczcionkaakapitu" style:family="text">
      <style:text-properties style:text-underline-type="single" style:text-underline-style="solid" style:text-underline-width="auto" style:text-underline-mode="continuous"/>
    </style:style>
    <style:style style:name="T1713" style:parent-style-name="Domyślnaczcionkaakapitu" style:family="text">
      <style:text-properties fo:background-color="#80FFFF" style:text-underline-type="single" style:text-underline-style="solid" style:text-underline-width="auto" style:text-underline-mode="continuous"/>
    </style:style>
    <style:style style:name="T1714" style:parent-style-name="Domyślnaczcionkaakapitu" style:family="text">
      <style:text-properties style:text-underline-type="single" style:text-underline-style="solid" style:text-underline-width="auto" style:text-underline-mode="continuous"/>
    </style:style>
    <style:style style:name="T1715" style:parent-style-name="Domyślnaczcionkaakapitu" style:family="text">
      <style:text-properties fo:background-color="#80FFFF" style:text-underline-type="single" style:text-underline-style="solid" style:text-underline-width="auto" style:text-underline-mode="continuous"/>
    </style:style>
    <style:style style:name="T1716" style:parent-style-name="Domyślnaczcionkaakapitu" style:family="text">
      <style:text-properties style:text-underline-type="single" style:text-underline-style="solid" style:text-underline-width="auto" style:text-underline-mode="continuous"/>
    </style:style>
    <style:style style:name="T1717" style:parent-style-name="Domyślnaczcionkaakapitu" style:family="text">
      <style:text-properties fo:background-color="#80FFFF" style:text-underline-type="single" style:text-underline-style="solid" style:text-underline-width="auto" style:text-underline-mode="continuous"/>
    </style:style>
    <style:style style:name="T1718" style:parent-style-name="Domyślnaczcionkaakapitu" style:family="text">
      <style:text-properties style:text-underline-type="single" style:text-underline-style="solid" style:text-underline-width="auto" style:text-underline-mode="continuous"/>
    </style:style>
    <style:style style:name="P1719" style:parent-style-name="Normalny" style:family="paragraph">
      <style:paragraph-properties fo:text-align="justify" fo:line-height="150%" fo:text-indent="0.2479in"/>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fo:text-indent="0.2479in"/>
    </style:style>
    <style:style style:name="P1722" style:parent-style-name="Normalny" style:family="paragraph">
      <style:paragraph-properties fo:text-align="justify" fo:line-height="150%" fo:text-indent="0.2479in"/>
    </style:style>
    <style:style style:name="T1723" style:parent-style-name="Domyślnaczcionkaakapitu" style:family="text">
      <style:text-properties fo:background-color="#80FFFF"/>
    </style:style>
    <style:style style:name="P1724" style:parent-style-name="Normalny" style:family="paragraph">
      <style:paragraph-properties fo:text-align="justify" fo:line-height="150%"/>
    </style:style>
    <style:style style:name="T1725" style:parent-style-name="Domyślnaczcionkaakapitu" style:family="text">
      <style:text-properties style:text-underline-type="single" style:text-underline-style="solid" style:text-underline-width="auto" style:text-underline-mode="continuous"/>
    </style:style>
    <style:style style:name="P1726" style:parent-style-name="Normalny" style:family="paragraph">
      <style:paragraph-properties fo:text-align="justify" fo:line-height="150%" fo:text-indent="0.2479in">
        <style:tab-stops>
          <style:tab-stop style:type="left" style:position="-5.7958in"/>
        </style:tab-stops>
      </style:paragraph-properties>
    </style:style>
    <style:style style:name="P1727" style:parent-style-name="Normalny" style:family="paragraph">
      <style:paragraph-properties fo:text-align="justify" fo:line-height="150%" fo:text-indent="0.2479in">
        <style:tab-stops>
          <style:tab-stop style:type="left" style:position="-0.7888in"/>
        </style:tab-stops>
      </style:paragraph-properties>
    </style:style>
    <style:style style:name="T1728" style:parent-style-name="Domyślnaczcionkaakapitu" style:family="text">
      <style:text-properties fo:background-color="#80FFFF"/>
    </style:style>
    <style:style style:name="P1729" style:parent-style-name="Normalny" style:family="paragraph">
      <style:paragraph-properties fo:text-align="justify" fo:line-height="150%"/>
    </style:style>
    <style:style style:name="T1730" style:parent-style-name="Domyślnaczcionkaakapitu" style:family="text">
      <style:text-properties style:text-underline-type="single" style:text-underline-style="solid" style:text-underline-width="auto" style:text-underline-mode="continuous"/>
    </style:style>
    <style:style style:name="T1731" style:parent-style-name="Domyślnaczcionkaakapitu" style:family="text">
      <style:text-properties fo:background-color="#80FFFF" style:text-underline-type="single" style:text-underline-style="solid" style:text-underline-width="auto" style:text-underline-mode="continuous"/>
    </style:style>
    <style:style style:name="T1732" style:parent-style-name="Domyślnaczcionkaakapitu" style:family="text">
      <style:text-properties style:text-underline-type="single" style:text-underline-style="solid" style:text-underline-width="auto" style:text-underline-mode="continuous"/>
    </style:style>
    <style:style style:name="T1733" style:parent-style-name="Domyślnaczcionkaakapitu" style:family="text">
      <style:text-properties fo:background-color="#80FFFF" style:text-underline-type="single" style:text-underline-style="solid" style:text-underline-width="auto" style:text-underline-mode="continuous"/>
    </style:style>
    <style:style style:name="T1734" style:parent-style-name="Domyślnaczcionkaakapitu" style:family="text">
      <style:text-properties style:text-underline-type="single" style:text-underline-style="solid" style:text-underline-width="auto" style:text-underline-mode="continuous"/>
    </style:style>
    <style:style style:name="P1735" style:parent-style-name="Normalny" style:family="paragraph">
      <style:paragraph-properties fo:text-align="justify" fo:line-height="150%" fo:text-indent="0.2479in"/>
    </style:style>
    <style:style style:name="P1736" style:parent-style-name="Normalny" style:family="paragraph">
      <style:paragraph-properties fo:text-align="justify" fo:line-height="150%" fo:text-indent="0.2479in"/>
    </style:style>
    <style:style style:name="P1737" style:parent-style-name="Normalny" style:family="paragraph">
      <style:paragraph-properties fo:text-align="justify" fo:line-height="150%" fo:text-indent="0.2479in"/>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fo:text-indent="0.2479in"/>
    </style:style>
    <style:style style:name="T1745" style:parent-style-name="Domyślnaczcionkaakapitu" style:family="text">
      <style:text-properties fo:background-color="#80FFFF"/>
    </style:style>
    <style:style style:name="P1746" style:parent-style-name="Normalny" style:family="paragraph">
      <style:paragraph-properties fo:text-align="justify" fo:line-height="150%" fo:text-indent="0.2479in"/>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P1749" style:parent-style-name="Normalny" style:family="paragraph">
      <style:paragraph-properties fo:text-align="justify" fo:line-height="150%" fo:text-indent="0.2479in"/>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P1756" style:parent-style-name="Normalny" style:family="paragraph">
      <style:paragraph-properties fo:text-align="justify" fo:line-height="150%" fo:text-indent="0.2479in"/>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P1759" style:parent-style-name="Normalny" style:family="paragraph">
      <style:paragraph-properties fo:text-align="justify" fo:line-height="150%" fo:text-indent="0.2479in"/>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P1769" style:parent-style-name="Normalny" style:family="paragraph">
      <style:paragraph-properties fo:text-align="justify" fo:line-height="150%" fo:text-indent="0.2479in"/>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P1774" style:parent-style-name="Normalny" style:family="paragraph">
      <style:paragraph-properties fo:text-align="justify" fo:line-height="150%" fo:text-indent="0.2479in"/>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P1777" style:parent-style-name="Normalny" style:family="paragraph">
      <style:paragraph-properties fo:text-align="justify" fo:line-height="150%" fo:text-indent="0.2479in"/>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P1781" style:parent-style-name="Normalny" style:family="paragraph">
      <style:paragraph-properties fo:text-align="justify" fo:line-height="150%" fo:text-indent="0.2479in"/>
    </style:style>
    <style:style style:name="T1782" style:parent-style-name="Domyślnaczcionkaakapitu" style:family="text">
      <style:text-properties fo:background-color="#80FFFF"/>
    </style:style>
    <style:style style:name="P1783" style:parent-style-name="Normalny" style:family="paragraph">
      <style:paragraph-properties fo:text-align="justify" fo:line-height="150%" fo:text-indent="0.2479in"/>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fo:text-indent="0.2479in"/>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P1789" style:parent-style-name="Normalny" style:family="paragraph">
      <style:paragraph-properties fo:text-align="justify" fo:line-height="150%" fo:text-indent="0.2479in"/>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P1792" style:parent-style-name="Normalny" style:family="paragraph">
      <style:paragraph-properties fo:text-align="justify" fo:line-height="150%" fo:text-indent="0.2479in"/>
    </style:style>
    <style:style style:name="P1793" style:parent-style-name="Normalny" style:family="paragraph">
      <style:paragraph-properties fo:text-align="justify" fo:line-height="150%"/>
    </style:style>
    <style:style style:name="T1794" style:parent-style-name="Domyślnaczcionkaakapitu" style:family="text">
      <style:text-properties style:text-underline-type="single" style:text-underline-style="solid" style:text-underline-width="auto" style:text-underline-mode="continuous"/>
    </style:style>
    <style:style style:name="P1795" style:parent-style-name="Normalny" style:family="paragraph">
      <style:paragraph-properties fo:text-align="justify" fo:line-height="150%" fo:text-indent="0.2479in"/>
    </style:style>
    <style:style style:name="T1796" style:parent-style-name="Domyślnaczcionkaakapitu" style:family="text">
      <style:text-properties fo:background-color="#80FFFF"/>
    </style:style>
    <style:style style:name="P1797" style:parent-style-name="Normalny" style:family="paragraph">
      <style:paragraph-properties fo:text-align="justify" fo:line-height="150%"/>
    </style:style>
    <style:style style:name="T1798" style:parent-style-name="Domyślnaczcionkaakapitu" style:family="text">
      <style:text-properties style:text-underline-type="single" style:text-underline-style="solid" style:text-underline-width="auto" style:text-underline-mode="continuous"/>
    </style:style>
    <style:style style:name="T1799" style:parent-style-name="Domyślnaczcionkaakapitu" style:family="text">
      <style:text-properties fo:background-color="#80FFFF" style:text-underline-type="single" style:text-underline-style="solid" style:text-underline-width="auto" style:text-underline-mode="continuous"/>
    </style:style>
    <style:style style:name="T1800" style:parent-style-name="Domyślnaczcionkaakapitu" style:family="text">
      <style:text-properties style:text-underline-type="single" style:text-underline-style="solid" style:text-underline-width="auto" style:text-underline-mode="continuous"/>
    </style:style>
    <style:style style:name="P1801" style:parent-style-name="Normalny" style:family="paragraph">
      <style:paragraph-properties fo:text-align="justify" fo:line-height="150%" fo:text-indent="0.2479in"/>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fo:text-indent="0.2479in"/>
    </style:style>
    <style:style style:name="T1810" style:parent-style-name="Domyślnaczcionkaakapitu" style:family="text">
      <style:text-properties fo:background-color="#80FFFF"/>
    </style:style>
    <style:style style:name="P1811" style:parent-style-name="Normalny" style:family="paragraph">
      <style:paragraph-properties fo:text-align="justify" fo:line-height="150%" fo:text-indent="0.2479in"/>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P1814" style:parent-style-name="Normalny" style:family="paragraph">
      <style:paragraph-properties fo:text-align="justify" fo:line-height="150%" fo:text-indent="0.2479in"/>
    </style:style>
    <style:style style:name="T1815" style:parent-style-name="Domyślnaczcionkaakapitu" style:family="text">
      <style:text-properties fo:background-color="#80FFFF"/>
    </style:style>
    <style:style style:name="P1816" style:parent-style-name="Normalny" style:family="paragraph">
      <style:paragraph-properties fo:text-align="justify" fo:line-height="150%" fo:text-indent="0.2479in"/>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P1827" style:parent-style-name="Normalny" style:family="paragraph">
      <style:paragraph-properties fo:text-align="justify" fo:line-height="150%" fo:text-indent="0.2479in"/>
    </style:style>
    <style:style style:name="P1828" style:parent-style-name="Normalny" style:family="paragraph">
      <style:paragraph-properties fo:text-align="justify" fo:line-height="150%" fo:text-indent="0.2479in"/>
    </style:style>
    <style:style style:name="P1829" style:parent-style-name="Normalny" style:family="paragraph">
      <style:paragraph-properties fo:text-align="justify" fo:line-height="150%"/>
    </style:style>
    <style:style style:name="T1830" style:parent-style-name="Domyślnaczcionkaakapitu" style:family="text">
      <style:text-properties fo:background-color="#80FFFF" style:text-underline-type="single" style:text-underline-style="solid" style:text-underline-width="auto" style:text-underline-mode="continuous"/>
    </style:style>
    <style:style style:name="T1831" style:parent-style-name="Domyślnaczcionkaakapitu" style:family="text">
      <style:text-properties fo:background-color="#80FFFF" style:text-underline-type="single" style:text-underline-style="solid" style:text-underline-width="auto" style:text-underline-mode="continuous"/>
    </style:style>
    <style:style style:name="T1832" style:parent-style-name="Domyślnaczcionkaakapitu" style:family="text">
      <style:text-properties style:text-underline-type="single" style:text-underline-style="solid" style:text-underline-width="auto" style:text-underline-mode="continuous"/>
    </style:style>
    <style:style style:name="T1833" style:parent-style-name="Domyślnaczcionkaakapitu" style:family="text">
      <style:text-properties fo:background-color="#80FFFF" style:text-underline-type="single" style:text-underline-style="solid" style:text-underline-width="auto" style:text-underline-mode="continuous"/>
    </style:style>
    <style:style style:name="T1834" style:parent-style-name="Domyślnaczcionkaakapitu" style:family="text">
      <style:text-properties style:text-underline-type="single" style:text-underline-style="solid" style:text-underline-width="auto" style:text-underline-mode="continuous"/>
    </style:style>
    <style:style style:name="T1835" style:parent-style-name="Domyślnaczcionkaakapitu" style:family="text">
      <style:text-properties fo:background-color="#80FFFF" style:text-underline-type="single" style:text-underline-style="solid" style:text-underline-width="auto" style:text-underline-mode="continuous"/>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fo:text-indent="0.2479in"/>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P1840" style:parent-style-name="Normalny" style:family="paragraph">
      <style:paragraph-properties fo:text-align="justify" fo:line-height="150%"/>
    </style:style>
    <style:style style:name="T1841" style:parent-style-name="Domyślnaczcionkaakapitu" style:family="text">
      <style:text-properties style:text-underline-type="single" style:text-underline-style="solid" style:text-underline-width="auto" style:text-underline-mode="continuous"/>
    </style:style>
    <style:style style:name="P1842" style:parent-style-name="Normalny" style:family="paragraph">
      <style:paragraph-properties fo:text-align="justify" fo:line-height="150%" fo:text-indent="0.2479in"/>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fo:text-indent="0.2479in"/>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P1852" style:parent-style-name="Normalny" style:family="paragraph">
      <style:paragraph-properties fo:text-align="justify" fo:line-height="150%" fo:text-indent="0.2479in"/>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P1856" style:parent-style-name="Normalny" style:family="paragraph">
      <style:paragraph-properties fo:text-align="justify" fo:line-height="150%" fo:text-indent="0.2479in"/>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P1860" style:parent-style-name="Normalny" style:family="paragraph">
      <style:paragraph-properties fo:text-align="justify" fo:line-height="150%" fo:text-indent="0.2479in"/>
    </style:style>
    <style:style style:name="P1861" style:parent-style-name="Normalny" style:family="paragraph">
      <style:paragraph-properties fo:text-align="justify" fo:line-height="150%" fo:text-indent="0.2479in"/>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P1865" style:parent-style-name="Normalny" style:family="paragraph">
      <style:paragraph-properties fo:text-align="justify" fo:line-height="150%" fo:text-indent="0.2479in"/>
    </style:style>
    <style:style style:name="P1866" style:parent-style-name="Normalny" style:family="paragraph">
      <style:paragraph-properties fo:text-align="justify" fo:line-height="150%" fo:text-indent="0.2479in"/>
    </style:style>
    <style:style style:name="P1867" style:parent-style-name="Normalny" style:family="paragraph">
      <style:paragraph-properties fo:text-align="justify" fo:line-height="150%"/>
    </style:style>
    <style:style style:name="T1868" style:parent-style-name="Domyślnaczcionkaakapitu" style:family="text">
      <style:text-properties style:text-underline-type="single" style:text-underline-style="solid" style:text-underline-width="auto" style:text-underline-mode="continuous"/>
    </style:style>
    <style:style style:name="T1869" style:parent-style-name="Domyślnaczcionkaakapitu" style:family="text">
      <style:text-properties fo:background-color="#80FFFF" style:text-underline-type="single" style:text-underline-style="solid" style:text-underline-width="auto" style:text-underline-mode="continuous"/>
    </style:style>
    <style:style style:name="T1870" style:parent-style-name="Domyślnaczcionkaakapitu" style:family="text">
      <style:text-properties style:text-underline-type="single" style:text-underline-style="solid" style:text-underline-width="auto" style:text-underline-mode="continuous"/>
    </style:style>
    <style:style style:name="P1871" style:parent-style-name="Normalny" style:family="paragraph">
      <style:paragraph-properties fo:text-align="justify" fo:line-height="150%" fo:text-indent="0.2479in">
        <style:tab-stops>
          <style:tab-stop style:type="left" style:position="-5.6013in"/>
        </style:tab-stops>
      </style:paragraph-properties>
    </style:style>
    <style:style style:name="P1872" style:parent-style-name="Normalny" style:family="paragraph">
      <style:paragraph-properties fo:text-align="justify" fo:line-height="150%">
        <style:tab-stops>
          <style:tab-stop style:type="left" style:position="-5.6013in"/>
        </style:tab-stops>
      </style:paragraph-properties>
    </style:style>
    <style:style style:name="T1873" style:parent-style-name="Domyślnaczcionkaakapitu" style:family="text">
      <style:text-properties style:text-underline-type="single" style:text-underline-style="solid" style:text-underline-width="auto" style:text-underline-mode="continuous"/>
    </style:style>
    <style:style style:name="P1874" style:parent-style-name="Normalny" style:family="paragraph">
      <style:paragraph-properties fo:text-align="justify" fo:line-height="150%" fo:text-indent="0.2479in"/>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P1877" style:parent-style-name="Normalny" style:family="paragraph">
      <style:paragraph-properties fo:text-align="justify" fo:line-height="150%" fo:text-indent="0.2479in"/>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fo:text-indent="0.2479in">
        <style:tab-stops>
          <style:tab-stop style:type="left" style:position="7.7291in"/>
        </style:tab-stops>
      </style:paragraph-properties>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P1889" style:parent-style-name="Normalny" style:family="paragraph">
      <style:paragraph-properties fo:text-align="justify" fo:line-height="150%">
        <style:tab-stops>
          <style:tab-stop style:type="left" style:position="7.7291in"/>
        </style:tab-stops>
      </style:paragraph-properties>
    </style:style>
    <style:style style:name="T1890" style:parent-style-name="Domyślnaczcionkaakapitu" style:family="text">
      <style:text-properties fo:background-color="#80FFFF" style:text-underline-type="single" style:text-underline-style="solid" style:text-underline-width="auto" style:text-underline-mode="continuous"/>
    </style:style>
    <style:style style:name="T1891" style:parent-style-name="Domyślnaczcionkaakapitu" style:family="text">
      <style:text-properties fo:background-color="#80FFFF" style:text-underline-type="single" style:text-underline-style="solid" style:text-underline-width="auto" style:text-underline-mode="continuous"/>
    </style:style>
    <style:style style:name="T1892" style:parent-style-name="Domyślnaczcionkaakapitu" style:family="text">
      <style:text-properties style:text-underline-type="single" style:text-underline-style="solid" style:text-underline-width="auto" style:text-underline-mode="continuous"/>
    </style:style>
    <style:style style:name="T1893" style:parent-style-name="Domyślnaczcionkaakapitu" style:family="text">
      <style:text-properties fo:background-color="#80FFFF" style:text-underline-type="single" style:text-underline-style="solid" style:text-underline-width="auto" style:text-underline-mode="continuous"/>
    </style:style>
    <style:style style:name="T1894" style:parent-style-name="Domyślnaczcionkaakapitu" style:family="text">
      <style:text-properties style:text-underline-type="single" style:text-underline-style="solid" style:text-underline-width="auto" style:text-underline-mode="continuous"/>
    </style:style>
    <style:style style:name="T1895" style:parent-style-name="Domyślnaczcionkaakapitu" style:family="text">
      <style:text-properties fo:background-color="#80FFFF" style:text-underline-type="single" style:text-underline-style="solid" style:text-underline-width="auto" style:text-underline-mode="continuous"/>
    </style:style>
    <style:style style:name="T1896" style:parent-style-name="Domyślnaczcionkaakapitu" style:family="text">
      <style:text-properties fo:background-color="#80FFFF"/>
    </style:style>
    <style:style style:name="P1897" style:parent-style-name="Normalny" style:family="paragraph">
      <style:paragraph-properties fo:text-align="justify" fo:line-height="150%" fo:text-indent="0.2479in">
        <style:tab-stops>
          <style:tab-stop style:type="left" style:position="7.7291in"/>
        </style:tab-stops>
      </style:paragraph-properties>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P1900" style:parent-style-name="Normalny" style:family="paragraph">
      <style:paragraph-properties fo:text-align="justify" fo:line-height="150%"/>
    </style:style>
    <style:style style:name="T1901" style:parent-style-name="Domyślnaczcionkaakapitu" style:family="text">
      <style:text-properties style:text-underline-type="single" style:text-underline-style="solid" style:text-underline-width="auto" style:text-underline-mode="continuous"/>
    </style:style>
    <style:style style:name="T1902" style:parent-style-name="Domyślnaczcionkaakapitu" style:family="text">
      <style:text-properties fo:background-color="#80FFFF" style:text-underline-type="single" style:text-underline-style="solid" style:text-underline-width="auto" style:text-underline-mode="continuous"/>
    </style:style>
    <style:style style:name="T1903" style:parent-style-name="Domyślnaczcionkaakapitu" style:family="text">
      <style:text-properties style:text-underline-type="single" style:text-underline-style="solid" style:text-underline-width="auto" style:text-underline-mode="continuous"/>
    </style:style>
    <style:style style:name="P1904" style:parent-style-name="Normalny" style:family="paragraph">
      <style:paragraph-properties fo:text-align="justify" fo:line-height="150%" fo:text-indent="0.2479in"/>
    </style:style>
    <style:style style:name="P1905" style:parent-style-name="Normalny" style:family="paragraph">
      <style:paragraph-properties fo:text-align="justify" fo:line-height="150%"/>
    </style:style>
    <style:style style:name="T1906" style:parent-style-name="Domyślnaczcionkaakapitu" style:family="text">
      <style:text-properties style:text-underline-type="single" style:text-underline-style="solid" style:text-underline-width="auto" style:text-underline-mode="continuous"/>
    </style:style>
    <style:style style:name="P1907" style:parent-style-name="Normalny" style:family="paragraph">
      <style:paragraph-properties fo:text-align="justify" fo:line-height="150%" fo:text-indent="0.2479in"/>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P1911" style:parent-style-name="Normalny" style:family="paragraph">
      <style:paragraph-properties fo:text-align="justify" fo:line-height="150%" fo:text-indent="0.2479in"/>
    </style:style>
    <style:style style:name="T1912" style:parent-style-name="Domyślnaczcionkaakapitu" style:family="text">
      <style:text-properties fo:background-color="#80FFFF"/>
    </style:style>
    <style:style style:name="P1913" style:parent-style-name="Normalny" style:family="paragraph">
      <style:paragraph-properties fo:text-align="justify" fo:line-height="150%"/>
    </style:style>
    <style:style style:name="T1914" style:parent-style-name="Domyślnaczcionkaakapitu" style:family="text">
      <style:text-properties style:text-underline-type="single" style:text-underline-style="solid" style:text-underline-width="auto" style:text-underline-mode="continuous"/>
    </style:style>
    <style:style style:name="T1915" style:parent-style-name="Domyślnaczcionkaakapitu" style:family="text">
      <style:text-properties fo:background-color="#80FFFF" style:text-underline-type="single" style:text-underline-style="solid" style:text-underline-width="auto" style:text-underline-mode="continuous"/>
    </style:style>
    <style:style style:name="T1916" style:parent-style-name="Domyślnaczcionkaakapitu" style:family="text">
      <style:text-properties style:text-underline-type="single" style:text-underline-style="solid" style:text-underline-width="auto" style:text-underline-mode="continuous"/>
    </style:style>
    <style:style style:name="P1917" style:parent-style-name="Normalny" style:family="paragraph">
      <style:paragraph-properties fo:text-align="justify" fo:line-height="150%" fo:text-indent="0.2479in"/>
    </style:style>
    <style:style style:name="T1918" style:parent-style-name="Domyślnaczcionkaakapitu" style:family="text">
      <style:text-properties fo:background-color="#80FFFF"/>
    </style:style>
    <style:style style:name="P1919" style:parent-style-name="Normalny" style:family="paragraph">
      <style:paragraph-properties fo:text-align="justify" fo:line-height="150%"/>
    </style:style>
    <style:style style:name="T1920" style:parent-style-name="Domyślnaczcionkaakapitu" style:family="text">
      <style:text-properties style:text-underline-type="single" style:text-underline-style="solid" style:text-underline-width="auto" style:text-underline-mode="continuous"/>
    </style:style>
    <style:style style:name="T1921" style:parent-style-name="Domyślnaczcionkaakapitu" style:family="text">
      <style:text-properties fo:background-color="#80FFFF" style:text-underline-type="single" style:text-underline-style="solid" style:text-underline-width="auto" style:text-underline-mode="continuous"/>
    </style:style>
    <style:style style:name="T1922" style:parent-style-name="Domyślnaczcionkaakapitu" style:family="text">
      <style:text-properties style:text-underline-type="single" style:text-underline-style="solid" style:text-underline-width="auto" style:text-underline-mode="continuous"/>
    </style:style>
    <style:style style:name="P1923" style:parent-style-name="Normalny" style:family="paragraph">
      <style:paragraph-properties fo:text-align="justify" fo:line-height="150%" fo:text-indent="0.2479in"/>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P1929" style:parent-style-name="Normalny" style:family="paragraph">
      <style:paragraph-properties fo:text-align="justify" fo:line-height="150%" fo:text-indent="0.2479in"/>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P1932" style:parent-style-name="Normalny" style:family="paragraph">
      <style:paragraph-properties fo:text-align="justify" fo:line-height="150%" fo:text-indent="0.2479in"/>
    </style:style>
    <style:style style:name="P1933" style:parent-style-name="Normalny" style:family="paragraph">
      <style:paragraph-properties fo:text-align="justify" fo:line-height="150%" fo:text-indent="0.2479in"/>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P1936" style:parent-style-name="Normalny" style:family="paragraph">
      <style:paragraph-properties fo:text-align="justify" fo:line-height="150%" fo:text-indent="0.2479in"/>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P1940" style:parent-style-name="Normalny" style:family="paragraph">
      <style:paragraph-properties fo:text-align="justify" fo:line-height="150%" fo:text-indent="0.2479in"/>
    </style:style>
    <style:style style:name="T1941" style:parent-style-name="Domyślnaczcionkaakapitu" style:family="text">
      <style:text-properties fo:background-color="#80FFFF"/>
    </style:style>
    <style:style style:name="P1942" style:parent-style-name="Normalny" style:family="paragraph">
      <style:paragraph-properties fo:text-align="justify" fo:line-height="150%" fo:text-indent="0.2479in"/>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P1948" style:parent-style-name="Normalny" style:family="paragraph">
      <style:paragraph-properties fo:text-align="justify" fo:line-height="150%" fo:text-indent="0.2479in"/>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P1951" style:parent-style-name="Normalny" style:family="paragraph">
      <style:paragraph-properties fo:text-align="justify" fo:line-height="150%" fo:text-indent="0.2479in"/>
    </style:style>
    <style:style style:name="T1952" style:parent-style-name="Domyślnaczcionkaakapitu" style:family="text">
      <style:text-properties fo:background-color="#80FFFF"/>
    </style:style>
    <style:style style:name="P1953" style:parent-style-name="Normalny" style:family="paragraph">
      <style:paragraph-properties fo:text-align="justify" fo:line-height="150%" fo:text-indent="0.2479in"/>
    </style:style>
    <style:style style:name="P1954" style:parent-style-name="Normalny" style:family="paragraph">
      <style:paragraph-properties fo:text-align="justify" fo:line-height="150%"/>
    </style:style>
    <style:style style:name="T1955" style:parent-style-name="Domyślnaczcionkaakapitu" style:family="text">
      <style:text-properties style:text-underline-type="single" style:text-underline-style="solid" style:text-underline-width="auto" style:text-underline-mode="continuous"/>
    </style:style>
    <style:style style:name="T1956" style:parent-style-name="Domyślnaczcionkaakapitu" style:family="text">
      <style:text-properties fo:background-color="#80FFFF" style:text-underline-type="single" style:text-underline-style="solid" style:text-underline-width="auto" style:text-underline-mode="continuous"/>
    </style:style>
    <style:style style:name="T1957" style:parent-style-name="Domyślnaczcionkaakapitu" style:family="text">
      <style:text-properties style:text-underline-type="single" style:text-underline-style="solid" style:text-underline-width="auto" style:text-underline-mode="continuous"/>
    </style:style>
    <style:style style:name="T1958" style:parent-style-name="Domyślnaczcionkaakapitu" style:family="text">
      <style:text-properties fo:background-color="#80FFFF" style:text-underline-type="single" style:text-underline-style="solid" style:text-underline-width="auto" style:text-underline-mode="continuous"/>
    </style:style>
    <style:style style:name="T1959" style:parent-style-name="Domyślnaczcionkaakapitu" style:family="text">
      <style:text-properties style:text-underline-type="single" style:text-underline-style="solid" style:text-underline-width="auto" style:text-underline-mode="continuous"/>
    </style:style>
    <style:style style:name="T1960" style:parent-style-name="Domyślnaczcionkaakapitu" style:family="text">
      <style:text-properties fo:background-color="#80FFFF" style:text-underline-type="single" style:text-underline-style="solid" style:text-underline-width="auto" style:text-underline-mode="continuous"/>
    </style:style>
    <style:style style:name="T1961" style:parent-style-name="Domyślnaczcionkaakapitu" style:family="text">
      <style:text-properties style:text-underline-type="single" style:text-underline-style="solid" style:text-underline-width="auto" style:text-underline-mode="continuous"/>
    </style:style>
    <style:style style:name="T1962" style:parent-style-name="Domyślnaczcionkaakapitu" style:family="text">
      <style:text-properties fo:background-color="#80FFFF" style:text-underline-type="single" style:text-underline-style="solid" style:text-underline-width="auto" style:text-underline-mode="continuous"/>
    </style:style>
    <style:style style:name="T1963" style:parent-style-name="Domyślnaczcionkaakapitu" style:family="text">
      <style:text-properties style:text-underline-type="single" style:text-underline-style="solid" style:text-underline-width="auto" style:text-underline-mode="continuous"/>
    </style:style>
    <style:style style:name="P1964" style:parent-style-name="Normalny" style:family="paragraph">
      <style:paragraph-properties fo:text-align="justify" fo:line-height="150%" fo:text-indent="0.2479in"/>
    </style:style>
    <style:style style:name="P1965" style:parent-style-name="Normalny" style:family="paragraph">
      <style:paragraph-properties fo:text-align="justify" fo:line-height="150%"/>
    </style:style>
    <style:style style:name="T1966" style:parent-style-name="Domyślnaczcionkaakapitu" style:family="text">
      <style:text-properties style:text-underline-type="single" style:text-underline-style="solid" style:text-underline-width="auto" style:text-underline-mode="continuous"/>
    </style:style>
    <style:style style:name="P1967" style:parent-style-name="Normalny" style:family="paragraph">
      <style:paragraph-properties fo:text-align="justify" fo:line-height="150%" fo:text-indent="0.2479in"/>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P1971" style:parent-style-name="Normalny" style:family="paragraph">
      <style:paragraph-properties fo:text-align="justify" fo:line-height="150%" fo:text-indent="0.2479in"/>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P1974" style:parent-style-name="Normalny" style:family="paragraph">
      <style:paragraph-properties fo:text-align="justify" fo:line-height="150%" fo:text-indent="0.2479in"/>
    </style:style>
    <style:style style:name="P1975" style:parent-style-name="Normalny" style:family="paragraph">
      <style:paragraph-properties fo:text-align="justify" fo:line-height="150%" fo:text-indent="0.2479in"/>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P1979" style:parent-style-name="Normalny" style:family="paragraph">
      <style:paragraph-properties fo:text-align="justify" fo:line-height="150%" fo:text-indent="0.2479in"/>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P1982" style:parent-style-name="Normalny" style:family="paragraph">
      <style:paragraph-properties fo:text-align="justify" fo:line-height="150%" fo:text-indent="0.2479in"/>
    </style:style>
    <style:style style:name="P1983" style:parent-style-name="Normalny" style:family="paragraph">
      <style:paragraph-properties fo:text-align="justify" fo:line-height="150%"/>
    </style:style>
    <style:style style:name="T1984" style:parent-style-name="Domyślnaczcionkaakapitu" style:family="text">
      <style:text-properties fo:background-color="#80FFFF" style:text-underline-type="single" style:text-underline-style="solid" style:text-underline-width="auto" style:text-underline-mode="continuous"/>
    </style:style>
    <style:style style:name="T1985" style:parent-style-name="Domyślnaczcionkaakapitu" style:family="text">
      <style:text-properties fo:background-color="#80FFFF" style:text-underline-type="single" style:text-underline-style="solid" style:text-underline-width="auto" style:text-underline-mode="continuous"/>
    </style:style>
    <style:style style:name="T1986" style:parent-style-name="Domyślnaczcionkaakapitu" style:family="text">
      <style:text-properties style:text-underline-type="single" style:text-underline-style="solid" style:text-underline-width="auto" style:text-underline-mode="continuous"/>
    </style:style>
    <style:style style:name="T1987" style:parent-style-name="Domyślnaczcionkaakapitu" style:family="text">
      <style:text-properties fo:background-color="#80FFFF" style:text-underline-type="single" style:text-underline-style="solid" style:text-underline-width="auto" style:text-underline-mode="continuous"/>
    </style:style>
    <style:style style:name="T1988" style:parent-style-name="Domyślnaczcionkaakapitu" style:family="text">
      <style:text-properties style:text-underline-type="single" style:text-underline-style="solid" style:text-underline-width="auto" style:text-underline-mode="continuous"/>
    </style:style>
    <style:style style:name="T1989" style:parent-style-name="Domyślnaczcionkaakapitu" style:family="text">
      <style:text-properties fo:background-color="#80FFFF" style:text-underline-type="single" style:text-underline-style="solid" style:text-underline-width="auto" style:text-underline-mode="continuous"/>
    </style:style>
    <style:style style:name="T1990" style:parent-style-name="Domyślnaczcionkaakapitu" style:family="text">
      <style:text-properties fo:background-color="#80FFFF"/>
    </style:style>
    <style:style style:name="P1991" style:parent-style-name="Normalny" style:family="paragraph">
      <style:paragraph-properties fo:text-align="justify" fo:line-height="150%" fo:text-indent="0.2479in"/>
    </style:style>
    <style:style style:name="P1992" style:parent-style-name="Normalny" style:family="paragraph">
      <style:paragraph-properties fo:text-align="justify" fo:line-height="150%">
        <style:tab-stops>
          <style:tab-stop style:type="left" style:position="10.7569in"/>
          <style:tab-stop style:type="left" style:position="14.9861in"/>
        </style:tab-stops>
      </style:paragraph-properties>
    </style:style>
    <style:style style:name="T1993" style:parent-style-name="Domyślnaczcionkaakapitu" style:family="text">
      <style:text-properties style:text-underline-type="single" style:text-underline-style="solid" style:text-underline-width="auto" style:text-underline-mode="continuous"/>
    </style:style>
    <style:style style:name="T1994" style:parent-style-name="Domyślnaczcionkaakapitu" style:family="text">
      <style:text-properties fo:background-color="#80FFFF" style:text-underline-type="single" style:text-underline-style="solid" style:text-underline-width="auto" style:text-underline-mode="continuous"/>
    </style:style>
    <style:style style:name="T1995" style:parent-style-name="Domyślnaczcionkaakapitu" style:family="text">
      <style:text-properties style:text-underline-type="single" style:text-underline-style="solid" style:text-underline-width="auto" style:text-underline-mode="continuous"/>
    </style:style>
    <style:style style:name="T1996" style:parent-style-name="Domyślnaczcionkaakapitu" style:family="text">
      <style:text-properties fo:background-color="#80FFFF" style:text-underline-type="single" style:text-underline-style="solid" style:text-underline-width="auto" style:text-underline-mode="continuous"/>
    </style:style>
    <style:style style:name="T1997" style:parent-style-name="Domyślnaczcionkaakapitu" style:family="text">
      <style:text-properties style:text-underline-type="single" style:text-underline-style="solid" style:text-underline-width="auto" style:text-underline-mode="continuous"/>
    </style:style>
    <style:style style:name="P1998" style:parent-style-name="Normalny" style:family="paragraph">
      <style:paragraph-properties fo:text-align="justify" fo:line-height="150%" fo:text-indent="0.2479in">
        <style:tab-stops>
          <style:tab-stop style:type="left" style:position="10.7569in"/>
          <style:tab-stop style:type="left" style:position="14.9861in"/>
        </style:tab-stops>
      </style:paragraph-properties>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P2008" style:parent-style-name="Normalny" style:family="paragraph">
      <style:paragraph-properties fo:text-align="justify" fo:line-height="150%"/>
    </style:style>
    <style:style style:name="T2009" style:parent-style-name="Domyślnaczcionkaakapitu" style:family="text">
      <style:text-properties style:text-underline-type="single" style:text-underline-style="solid" style:text-underline-width="auto" style:text-underline-mode="continuous"/>
    </style:style>
    <style:style style:name="T2010" style:parent-style-name="Domyślnaczcionkaakapitu" style:family="text">
      <style:text-properties fo:background-color="#80FFFF" style:text-underline-type="single" style:text-underline-style="solid" style:text-underline-width="auto" style:text-underline-mode="continuous"/>
    </style:style>
    <style:style style:name="T2011" style:parent-style-name="Domyślnaczcionkaakapitu" style:family="text">
      <style:text-properties style:text-underline-type="single" style:text-underline-style="solid" style:text-underline-width="auto" style:text-underline-mode="continuous"/>
    </style:style>
    <style:style style:name="T2012" style:parent-style-name="Domyślnaczcionkaakapitu" style:family="text">
      <style:text-properties fo:background-color="#80FFFF" style:text-underline-type="single" style:text-underline-style="solid" style:text-underline-width="auto" style:text-underline-mode="continuous"/>
    </style:style>
    <style:style style:name="T2013" style:parent-style-name="Domyślnaczcionkaakapitu" style:family="text">
      <style:text-properties style:text-underline-type="single" style:text-underline-style="solid" style:text-underline-width="auto" style:text-underline-mode="continuous"/>
    </style:style>
    <style:style style:name="T2014" style:parent-style-name="Domyślnaczcionkaakapitu" style:family="text">
      <style:text-properties fo:background-color="#80FFFF" style:text-underline-type="single" style:text-underline-style="solid" style:text-underline-width="auto" style:text-underline-mode="continuous"/>
    </style:style>
    <style:style style:name="T2015" style:parent-style-name="Domyślnaczcionkaakapitu" style:family="text">
      <style:text-properties style:text-underline-type="single" style:text-underline-style="solid" style:text-underline-width="auto" style:text-underline-mode="continuous"/>
    </style:style>
    <style:style style:name="T2016" style:parent-style-name="Domyślnaczcionkaakapitu" style:family="text">
      <style:text-properties fo:background-color="#80FFFF" style:text-underline-type="single" style:text-underline-style="solid" style:text-underline-width="auto" style:text-underline-mode="continuous"/>
    </style:style>
    <style:style style:name="T2017" style:parent-style-name="Domyślnaczcionkaakapitu" style:family="text">
      <style:text-properties style:text-underline-type="single" style:text-underline-style="solid" style:text-underline-width="auto" style:text-underline-mode="continuous"/>
    </style:style>
    <style:style style:name="T2018" style:parent-style-name="Domyślnaczcionkaakapitu" style:family="text">
      <style:text-properties fo:background-color="#80FFFF" style:text-underline-type="single" style:text-underline-style="solid" style:text-underline-width="auto" style:text-underline-mode="continuous"/>
    </style:style>
    <style:style style:name="T2019" style:parent-style-name="Domyślnaczcionkaakapitu" style:family="text">
      <style:text-properties style:text-underline-type="single" style:text-underline-style="solid" style:text-underline-width="auto" style:text-underline-mode="continuous"/>
    </style:style>
    <style:style style:name="T2020" style:parent-style-name="Domyślnaczcionkaakapitu" style:family="text">
      <style:text-properties fo:background-color="#80FFFF" style:text-underline-type="single" style:text-underline-style="solid" style:text-underline-width="auto" style:text-underline-mode="continuous"/>
    </style:style>
    <style:style style:name="T2021" style:parent-style-name="Domyślnaczcionkaakapitu" style:family="text">
      <style:text-properties style:text-underline-type="single" style:text-underline-style="solid" style:text-underline-width="auto" style:text-underline-mode="continuous"/>
    </style:style>
    <style:style style:name="T2022" style:parent-style-name="Domyślnaczcionkaakapitu" style:family="text">
      <style:text-properties fo:background-color="#80FFFF" style:text-underline-type="single" style:text-underline-style="solid" style:text-underline-width="auto" style:text-underline-mode="continuous"/>
    </style:style>
    <style:style style:name="T2023" style:parent-style-name="Domyślnaczcionkaakapitu" style:family="text">
      <style:text-properties style:text-underline-type="single" style:text-underline-style="solid" style:text-underline-width="auto" style:text-underline-mode="continuous"/>
    </style:style>
    <style:style style:name="T2024" style:parent-style-name="Domyślnaczcionkaakapitu" style:family="text">
      <style:text-properties fo:background-color="#80FFFF" style:text-underline-type="single" style:text-underline-style="solid" style:text-underline-width="auto" style:text-underline-mode="continuous"/>
    </style:style>
    <style:style style:name="T2025" style:parent-style-name="Domyślnaczcionkaakapitu" style:family="text">
      <style:text-properties style:text-underline-type="single" style:text-underline-style="solid" style:text-underline-width="auto" style:text-underline-mode="continuous"/>
    </style:style>
    <style:style style:name="T2026" style:parent-style-name="Domyślnaczcionkaakapitu" style:family="text">
      <style:text-properties fo:background-color="#80FFFF" style:text-underline-type="single" style:text-underline-style="solid" style:text-underline-width="auto" style:text-underline-mode="continuous"/>
    </style:style>
    <style:style style:name="T2027" style:parent-style-name="Domyślnaczcionkaakapitu" style:family="text">
      <style:text-properties style:text-underline-type="single" style:text-underline-style="solid" style:text-underline-width="auto" style:text-underline-mode="continuous"/>
    </style:style>
    <style:style style:name="T2028" style:parent-style-name="Domyślnaczcionkaakapitu" style:family="text">
      <style:text-properties fo:background-color="#80FFFF" style:text-underline-type="single" style:text-underline-style="solid" style:text-underline-width="auto" style:text-underline-mode="continuous"/>
    </style:style>
    <style:style style:name="T2029" style:parent-style-name="Domyślnaczcionkaakapitu" style:family="text">
      <style:text-properties fo:background-color="#80FFFF"/>
    </style:style>
    <style:style style:name="P2030" style:parent-style-name="Normalny" style:family="paragraph">
      <style:paragraph-properties fo:text-align="justify" fo:line-height="150%" fo:text-indent="0.2479in"/>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P2043" style:parent-style-name="Normalny" style:family="paragraph">
      <style:paragraph-properties fo:text-align="justify" fo:line-height="150%" fo:text-indent="0.2479in"/>
    </style:style>
    <style:style style:name="T2044" style:parent-style-name="Domyślnaczcionkaakapitu" style:family="text">
      <style:text-properties fo:background-color="#80FFFF"/>
    </style:style>
    <style:style style:name="P2045" style:parent-style-name="Normalny" style:family="paragraph">
      <style:paragraph-properties fo:text-align="justify" fo:line-height="150%" fo:text-indent="0.2479in"/>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fo:text-indent="0.2479in"/>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P2057" style:parent-style-name="Normalny" style:family="paragraph">
      <style:paragraph-properties fo:text-align="justify" fo:line-height="150%" fo:text-indent="0.2479in"/>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P2061" style:parent-style-name="Normalny" style:family="paragraph">
      <style:paragraph-properties fo:text-align="justify" fo:line-height="150%" fo:text-indent="0.2479in"/>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P2064" style:parent-style-name="Normalny" style:family="paragraph">
      <style:paragraph-properties fo:text-align="justify" fo:line-height="150%" fo:text-indent="0.2479in"/>
    </style:style>
    <style:style style:name="T2065" style:parent-style-name="Domyślnaczcionkaakapitu" style:family="text">
      <style:text-properties fo:background-color="#80FFFF"/>
    </style:style>
    <style:style style:name="P2066" style:parent-style-name="Normalny" style:family="paragraph">
      <style:paragraph-properties fo:text-align="justify" fo:line-height="150%" fo:text-indent="0.2479in"/>
    </style:style>
    <style:style style:name="P2067" style:parent-style-name="Normalny" style:family="paragraph">
      <style:paragraph-properties fo:text-align="justify" fo:line-height="150%" fo:text-indent="0.2479in"/>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P2071" style:parent-style-name="Normalny" style:family="paragraph">
      <style:paragraph-properties fo:text-align="justify" fo:line-height="150%" fo:text-indent="0.2479in"/>
    </style:style>
    <style:style style:name="P2072" style:parent-style-name="Normalny" style:family="paragraph">
      <style:paragraph-properties fo:text-align="justify" fo:line-height="150%" fo:text-indent="0.2479in"/>
    </style:style>
    <style:style style:name="P2073" style:parent-style-name="Normalny" style:family="paragraph">
      <style:paragraph-properties fo:text-align="justify" fo:line-height="150%" fo:text-indent="0.2479in"/>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P2080" style:parent-style-name="Normalny" style:family="paragraph">
      <style:paragraph-properties fo:text-align="justify" fo:line-height="150%" fo:text-indent="0.2479in"/>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P2084" style:parent-style-name="Normalny" style:family="paragraph">
      <style:paragraph-properties fo:text-align="justify" fo:line-height="150%" fo:text-indent="0.2479in"/>
    </style:style>
    <style:style style:name="T2085" style:parent-style-name="Domyślnaczcionkaakapitu" style:family="text">
      <style:text-properties fo:background-color="#80FFFF"/>
    </style:style>
    <style:style style:name="P2086" style:parent-style-name="Normalny" style:family="paragraph">
      <style:paragraph-properties fo:text-align="justify" fo:line-height="150%"/>
    </style:style>
    <style:style style:name="T2087" style:parent-style-name="Domyślnaczcionkaakapitu" style:family="text">
      <style:text-properties style:text-underline-type="single" style:text-underline-style="solid" style:text-underline-width="auto" style:text-underline-mode="continuous"/>
    </style:style>
    <style:style style:name="T2088" style:parent-style-name="Domyślnaczcionkaakapitu" style:family="text">
      <style:text-properties fo:background-color="#80FFFF" style:text-underline-type="single" style:text-underline-style="solid" style:text-underline-width="auto" style:text-underline-mode="continuous"/>
    </style:style>
    <style:style style:name="T2089" style:parent-style-name="Domyślnaczcionkaakapitu" style:family="text">
      <style:text-properties style:text-underline-type="single" style:text-underline-style="solid" style:text-underline-width="auto" style:text-underline-mode="continuous"/>
    </style:style>
    <style:style style:name="T2090" style:parent-style-name="Domyślnaczcionkaakapitu" style:family="text">
      <style:text-properties fo:background-color="#80FFFF" style:text-underline-type="single" style:text-underline-style="solid" style:text-underline-width="auto" style:text-underline-mode="continuous"/>
    </style:style>
    <style:style style:name="T2091" style:parent-style-name="Domyślnaczcionkaakapitu" style:family="text">
      <style:text-properties style:text-underline-type="single" style:text-underline-style="solid" style:text-underline-width="auto" style:text-underline-mode="continuous"/>
    </style:style>
    <style:style style:name="P2092" style:parent-style-name="Normalny" style:family="paragraph">
      <style:paragraph-properties fo:text-align="justify" fo:line-height="150%" fo:text-indent="0.2479in"/>
    </style:style>
    <style:style style:name="T2093" style:parent-style-name="Domyślnaczcionkaakapitu" style:family="text">
      <style:text-properties fo:background-color="#80FFFF"/>
    </style:style>
    <style:style style:name="P2094" style:parent-style-name="Normalny" style:family="paragraph">
      <style:paragraph-properties fo:text-align="justify" fo:line-height="150%"/>
    </style:style>
    <style:style style:name="T2095" style:parent-style-name="Domyślnaczcionkaakapitu" style:family="text">
      <style:text-properties style:text-underline-type="single" style:text-underline-style="solid" style:text-underline-width="auto" style:text-underline-mode="continuous"/>
    </style:style>
    <style:style style:name="T2096" style:parent-style-name="Domyślnaczcionkaakapitu" style:family="text">
      <style:text-properties fo:background-color="#80FFFF" style:text-underline-type="single" style:text-underline-style="solid" style:text-underline-width="auto" style:text-underline-mode="continuous"/>
    </style:style>
    <style:style style:name="T2097" style:parent-style-name="Domyślnaczcionkaakapitu" style:family="text">
      <style:text-properties style:text-underline-type="single" style:text-underline-style="solid" style:text-underline-width="auto" style:text-underline-mode="continuous"/>
    </style:style>
    <style:style style:name="P2098" style:parent-style-name="Normalny" style:family="paragraph">
      <style:paragraph-properties fo:text-align="justify" fo:line-height="150%" fo:text-indent="0.2479in"/>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P2101" style:parent-style-name="Normalny" style:family="paragraph">
      <style:paragraph-properties fo:text-align="justify" fo:line-height="150%"/>
    </style:style>
    <style:style style:name="T2102" style:parent-style-name="Domyślnaczcionkaakapitu" style:family="text">
      <style:text-properties style:text-underline-type="single" style:text-underline-style="solid" style:text-underline-width="auto" style:text-underline-mode="continuous"/>
    </style:style>
    <style:style style:name="P2103" style:parent-style-name="Normalny" style:family="paragraph">
      <style:paragraph-properties fo:text-align="justify" fo:line-height="150%" fo:text-indent="0.2479in"/>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P2121" style:parent-style-name="Normalny" style:family="paragraph">
      <style:paragraph-properties fo:text-align="justify" fo:line-height="150%" fo:text-indent="0.2479in"/>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P2127" style:parent-style-name="Normalny" style:family="paragraph">
      <style:paragraph-properties fo:text-align="justify" fo:line-height="150%" fo:text-indent="0.2479in"/>
    </style:style>
    <style:style style:name="T2128" style:parent-style-name="Domyślnaczcionkaakapitu" style:family="text">
      <style:text-properties fo:background-color="#80FFFF"/>
    </style:style>
    <style:style style:name="P2129" style:parent-style-name="Normalny" style:family="paragraph">
      <style:paragraph-properties fo:text-align="justify" fo:line-height="150%" fo:text-indent="0.2479in"/>
    </style:style>
    <style:style style:name="T2130" style:parent-style-name="Domyślnaczcionkaakapitu" style:family="text">
      <style:text-properties fo:background-color="#80FFFF"/>
    </style:style>
    <style:style style:name="P2131" style:parent-style-name="Normalny" style:family="paragraph">
      <style:paragraph-properties fo:text-align="justify" fo:line-height="150%" fo:text-indent="0.2479in"/>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P2134" style:parent-style-name="Normalny" style:family="paragraph">
      <style:paragraph-properties fo:text-align="justify" fo:line-height="150%" fo:text-indent="0.2479in"/>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P2143" style:parent-style-name="Normalny" style:family="paragraph">
      <style:paragraph-properties fo:text-align="justify" fo:line-height="150%" fo:text-indent="0.2479in"/>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fo:text-indent="0.2479in"/>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P2149" style:parent-style-name="Normalny" style:family="paragraph">
      <style:paragraph-properties fo:text-align="justify" fo:line-height="150%" fo:text-indent="0.2479in"/>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P2152" style:parent-style-name="Normalny" style:family="paragraph">
      <style:paragraph-properties fo:text-align="justify" fo:line-height="150%" fo:text-indent="0.2479in"/>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fo:text-indent="0.2479in"/>
    </style:style>
    <style:style style:name="T2158" style:parent-style-name="Domyślnaczcionkaakapitu" style:family="text">
      <style:text-properties fo:background-color="#80FFFF"/>
    </style:style>
    <style:style style:name="P2159" style:parent-style-name="Normalny" style:family="paragraph">
      <style:paragraph-properties fo:text-align="justify" fo:line-height="150%" fo:text-indent="0.2479in"/>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P2165" style:parent-style-name="Normalny" style:family="paragraph">
      <style:paragraph-properties fo:text-align="justify" fo:line-height="150%" fo:text-indent="0.2479in"/>
    </style:style>
    <style:style style:name="P2166" style:parent-style-name="Normalny" style:family="paragraph">
      <style:paragraph-properties fo:text-align="justify" fo:line-height="150%" fo:text-indent="0.2479in"/>
    </style:style>
    <style:style style:name="P2167" style:parent-style-name="Normalny" style:family="paragraph">
      <style:paragraph-properties fo:text-align="justify" fo:line-height="150%" fo:text-indent="0.2479in"/>
    </style:style>
    <style:style style:name="T2168" style:parent-style-name="Domyślnaczcionkaakapitu" style:family="text">
      <style:text-properties style:text-underline-type="single" style:text-underline-style="solid" style:text-underline-width="auto" style:text-underline-mode="continuous"/>
    </style:style>
    <style:style style:name="T2169" style:parent-style-name="Domyślnaczcionkaakapitu" style:family="text">
      <style:text-properties fo:background-color="#80FFFF" style:text-underline-type="single" style:text-underline-style="solid" style:text-underline-width="auto" style:text-underline-mode="continuous"/>
    </style:style>
    <style:style style:name="T2170" style:parent-style-name="Domyślnaczcionkaakapitu" style:family="text">
      <style:text-properties style:text-underline-type="single" style:text-underline-style="solid" style:text-underline-width="auto" style:text-underline-mode="continuous"/>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P2173" style:parent-style-name="Normalny" style:family="paragraph">
      <style:paragraph-properties fo:text-align="justify" fo:line-height="150%" fo:text-indent="0.2479in"/>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P2179" style:parent-style-name="Normalny" style:family="paragraph">
      <style:paragraph-properties fo:text-align="justify" fo:line-height="150%" fo:text-indent="0.2479in"/>
    </style:style>
    <style:style style:name="T2180" style:parent-style-name="Domyślnaczcionkaakapitu" style:family="text">
      <style:text-properties fo:background-color="#80FFFF"/>
    </style:style>
    <style:style style:name="P2181" style:parent-style-name="Normalny" style:family="paragraph">
      <style:paragraph-properties fo:text-align="justify" fo:line-height="150%"/>
    </style:style>
    <style:style style:name="T2182" style:parent-style-name="Domyślnaczcionkaakapitu" style:family="text">
      <style:text-properties style:text-underline-type="single" style:text-underline-style="solid" style:text-underline-width="auto" style:text-underline-mode="continuous"/>
    </style:style>
    <style:style style:name="T2183" style:parent-style-name="Domyślnaczcionkaakapitu" style:family="text">
      <style:text-properties fo:background-color="#80FFFF" style:text-underline-type="single" style:text-underline-style="solid" style:text-underline-width="auto" style:text-underline-mode="continuous"/>
    </style:style>
    <style:style style:name="T2184" style:parent-style-name="Domyślnaczcionkaakapitu" style:family="text">
      <style:text-properties style:text-underline-type="single" style:text-underline-style="solid" style:text-underline-width="auto" style:text-underline-mode="continuous"/>
    </style:style>
    <style:style style:name="T2185" style:parent-style-name="Domyślnaczcionkaakapitu" style:family="text">
      <style:text-properties fo:background-color="#80FFFF" style:text-underline-type="single" style:text-underline-style="solid" style:text-underline-width="auto" style:text-underline-mode="continuous"/>
    </style:style>
    <style:style style:name="P2186" style:parent-style-name="Normalny" style:family="paragraph">
      <style:paragraph-properties fo:text-align="justify" fo:line-height="150%" fo:text-indent="0.2479in"/>
    </style:style>
    <style:style style:name="P2187" style:parent-style-name="Normalny" style:family="paragraph">
      <style:paragraph-properties fo:text-align="justify" fo:line-height="150%"/>
    </style:style>
    <style:style style:name="T2188" style:parent-style-name="Domyślnaczcionkaakapitu" style:family="text">
      <style:text-properties style:text-underline-type="single" style:text-underline-style="solid" style:text-underline-width="auto" style:text-underline-mode="continuous"/>
    </style:style>
    <style:style style:name="T2189" style:parent-style-name="Domyślnaczcionkaakapitu" style:family="text">
      <style:text-properties fo:background-color="#80FFFF" style:text-underline-type="single" style:text-underline-style="solid" style:text-underline-width="auto" style:text-underline-mode="continuous"/>
    </style:style>
    <style:style style:name="T2190" style:parent-style-name="Domyślnaczcionkaakapitu" style:family="text">
      <style:text-properties style:text-underline-type="single" style:text-underline-style="solid" style:text-underline-width="auto" style:text-underline-mode="continuous"/>
    </style:style>
    <style:style style:name="P2191" style:parent-style-name="Normalny" style:family="paragraph">
      <style:paragraph-properties fo:text-align="justify" fo:line-height="150%" fo:text-indent="0.2479in"/>
    </style:style>
    <style:style style:name="T2192" style:parent-style-name="Domyślnaczcionkaakapitu" style:family="text">
      <style:text-properties fo:background-color="#80FFFF"/>
    </style:style>
    <style:style style:name="P2193" style:parent-style-name="Normalny" style:family="paragraph">
      <style:paragraph-properties fo:text-align="justify" fo:line-height="150%"/>
    </style:style>
    <style:style style:name="T2194" style:parent-style-name="Domyślnaczcionkaakapitu" style:family="text">
      <style:text-properties style:text-underline-type="single" style:text-underline-style="solid" style:text-underline-width="auto" style:text-underline-mode="continuous"/>
    </style:style>
    <style:style style:name="P2195" style:parent-style-name="Normalny" style:family="paragraph">
      <style:paragraph-properties fo:text-align="justify" fo:line-height="150%" fo:text-indent="0.2479in"/>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P2201" style:parent-style-name="Normalny" style:family="paragraph">
      <style:paragraph-properties fo:text-align="justify" fo:line-height="150%" fo:text-indent="0.2479in"/>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P2205" style:parent-style-name="Normalny" style:family="paragraph">
      <style:paragraph-properties fo:text-align="justify" fo:line-height="150%" fo:text-indent="0.2479in"/>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P2211" style:parent-style-name="Normalny" style:family="paragraph">
      <style:paragraph-properties fo:text-align="justify" fo:line-height="150%" fo:text-indent="0.2479in"/>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fo:text-indent="0.2479in"/>
    </style:style>
    <style:style style:name="T2215" style:parent-style-name="Domyślnaczcionkaakapitu" style:family="text">
      <style:text-properties fo:background-color="#80FFFF"/>
    </style:style>
    <style:style style:name="P2216" style:parent-style-name="Normalny" style:family="paragraph">
      <style:paragraph-properties fo:text-align="justify" fo:line-height="150%" fo:text-indent="0.2479in"/>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P2222" style:parent-style-name="Normalny" style:family="paragraph">
      <style:paragraph-properties fo:text-align="justify" fo:line-height="150%" fo:text-indent="0.2479in"/>
    </style:style>
    <style:style style:name="T2223" style:parent-style-name="Domyślnaczcionkaakapitu" style:family="text">
      <style:text-properties fo:background-color="#80FFFF"/>
    </style:style>
    <style:style style:name="P2224" style:parent-style-name="Normalny" style:family="paragraph">
      <style:paragraph-properties fo:text-align="justify" fo:line-height="150%" fo:text-indent="0.2479in"/>
    </style:style>
    <style:style style:name="P2225" style:parent-style-name="Normalny" style:family="paragraph">
      <style:paragraph-properties fo:text-align="justify" fo:line-height="150%" fo:text-indent="0.2479in"/>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P2230" style:parent-style-name="Normalny" style:family="paragraph">
      <style:paragraph-properties fo:text-align="justify" fo:line-height="150%" fo:text-indent="0.2479in"/>
    </style:style>
    <style:style style:name="P2231" style:parent-style-name="Normalny" style:family="paragraph">
      <style:paragraph-properties fo:text-align="justify" fo:line-height="150%"/>
    </style:style>
    <style:style style:name="T2232" style:parent-style-name="Domyślnaczcionkaakapitu" style:family="text">
      <style:text-properties fo:background-color="#80FFFF" style:text-underline-type="single" style:text-underline-style="solid" style:text-underline-width="auto" style:text-underline-mode="continuous"/>
    </style:style>
    <style:style style:name="T2233" style:parent-style-name="Domyślnaczcionkaakapitu" style:family="text">
      <style:text-properties fo:background-color="#80FFFF" style:text-underline-type="single" style:text-underline-style="solid" style:text-underline-width="auto" style:text-underline-mode="continuous"/>
    </style:style>
    <style:style style:name="T2234" style:parent-style-name="Domyślnaczcionkaakapitu" style:family="text">
      <style:text-properties style:text-underline-type="single" style:text-underline-style="solid" style:text-underline-width="auto" style:text-underline-mode="continuous"/>
    </style:style>
    <style:style style:name="T2235" style:parent-style-name="Domyślnaczcionkaakapitu" style:family="text">
      <style:text-properties fo:background-color="#80FFFF" style:text-underline-type="single" style:text-underline-style="solid" style:text-underline-width="auto" style:text-underline-mode="continuous"/>
    </style:style>
    <style:style style:name="T2236" style:parent-style-name="Domyślnaczcionkaakapitu" style:family="text">
      <style:text-properties style:text-underline-type="single" style:text-underline-style="solid" style:text-underline-width="auto" style:text-underline-mode="continuous"/>
    </style:style>
    <style:style style:name="T2237" style:parent-style-name="Domyślnaczcionkaakapitu" style:family="text">
      <style:text-properties fo:background-color="#80FFFF" style:text-underline-type="single" style:text-underline-style="solid" style:text-underline-width="auto" style:text-underline-mode="continuous"/>
    </style:style>
    <style:style style:name="T2238" style:parent-style-name="Domyślnaczcionkaakapitu" style:family="text">
      <style:text-properties fo:background-color="#80FFFF"/>
    </style:style>
    <style:style style:name="P2239" style:parent-style-name="Normalny" style:family="paragraph">
      <style:paragraph-properties fo:text-align="justify" fo:line-height="150%" fo:text-indent="0.2479in"/>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P2243" style:parent-style-name="Normalny" style:family="paragraph">
      <style:paragraph-properties fo:text-align="justify" fo:line-height="150%"/>
    </style:style>
    <style:style style:name="T2244" style:parent-style-name="Domyślnaczcionkaakapitu" style:family="text">
      <style:text-properties style:text-underline-type="single" style:text-underline-style="solid" style:text-underline-width="auto" style:text-underline-mode="continuous"/>
    </style:style>
    <style:style style:name="T2245" style:parent-style-name="Domyślnaczcionkaakapitu" style:family="text">
      <style:text-properties fo:background-color="#80FFFF" style:text-underline-type="single" style:text-underline-style="solid" style:text-underline-width="auto" style:text-underline-mode="continuous"/>
    </style:style>
    <style:style style:name="T2246" style:parent-style-name="Domyślnaczcionkaakapitu" style:family="text">
      <style:text-properties style:text-underline-type="single" style:text-underline-style="solid" style:text-underline-width="auto" style:text-underline-mode="continuous"/>
    </style:style>
    <style:style style:name="P2247" style:parent-style-name="Normalny" style:family="paragraph">
      <style:paragraph-properties fo:text-align="justify" fo:line-height="150%" fo:text-indent="0.2479in"/>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P2252" style:parent-style-name="Normalny" style:family="paragraph">
      <style:paragraph-properties fo:text-align="justify" fo:line-height="150%" fo:text-indent="0.2479in"/>
    </style:style>
    <style:style style:name="T2253" style:parent-style-name="Domyślnaczcionkaakapitu" style:family="text">
      <style:text-properties fo:background-color="#80FFFF"/>
    </style:style>
    <style:style style:name="P2254" style:parent-style-name="Normalny" style:family="paragraph">
      <style:paragraph-properties fo:text-align="justify" fo:line-height="150%" fo:text-indent="0.2479in"/>
    </style:style>
    <style:style style:name="P2255" style:parent-style-name="Normalny" style:family="paragraph">
      <style:paragraph-properties fo:text-align="justify" fo:line-height="150%"/>
    </style:style>
    <style:style style:name="T2256" style:parent-style-name="Domyślnaczcionkaakapitu" style:family="text">
      <style:text-properties fo:background-color="#80FFFF"/>
    </style:style>
    <style:style style:name="P2257" style:parent-style-name="Normalny" style:family="paragraph">
      <style:paragraph-properties fo:text-align="justify" fo:line-height="150%"/>
    </style:style>
    <style:style style:name="P2258" style:parent-style-name="Normalny" style:family="paragraph">
      <style:paragraph-properties fo:text-align="justify" fo:line-height="150%"/>
    </style:style>
    <style:style style:name="P2259" style:parent-style-name="Normalny" style:family="paragraph">
      <style:paragraph-properties fo:text-align="justify" fo:line-height="150%"/>
    </style:style>
    <style:style style:name="T2260" style:parent-style-name="Domyślnaczcionkaakapitu" style:family="text">
      <style:text-properties style:text-underline-type="single" style:text-underline-style="solid" style:text-underline-width="auto" style:text-underline-mode="continuous"/>
    </style:style>
    <style:style style:name="T2261" style:parent-style-name="Domyślnaczcionkaakapitu" style:family="text">
      <style:text-properties fo:background-color="#80FFFF" style:text-underline-type="single" style:text-underline-style="solid" style:text-underline-width="auto" style:text-underline-mode="continuous"/>
    </style:style>
    <style:style style:name="T2262" style:parent-style-name="Domyślnaczcionkaakapitu" style:family="text">
      <style:text-properties style:text-underline-type="single" style:text-underline-style="solid" style:text-underline-width="auto" style:text-underline-mode="continuous"/>
    </style:style>
    <style:style style:name="P2263" style:parent-style-name="Normalny" style:family="paragraph">
      <style:paragraph-properties fo:text-align="justify" fo:line-height="150%" fo:text-indent="0.2479in"/>
    </style:style>
    <style:style style:name="T2264" style:parent-style-name="Domyślnaczcionkaakapitu" style:family="text">
      <style:text-properties fo:background-color="#80FFFF"/>
    </style:style>
    <style:style style:name="P2265" style:parent-style-name="Normalny" style:family="paragraph">
      <style:paragraph-properties fo:text-align="justify" fo:line-height="150%"/>
    </style:style>
    <style:style style:name="T2266" style:parent-style-name="Domyślnaczcionkaakapitu" style:family="text">
      <style:text-properties style:text-underline-type="single" style:text-underline-style="solid" style:text-underline-width="auto" style:text-underline-mode="continuous"/>
    </style:style>
    <style:style style:name="P2267" style:parent-style-name="Normalny" style:family="paragraph">
      <style:paragraph-properties fo:text-align="justify" fo:line-height="150%" fo:text-indent="0.2479in"/>
    </style:style>
    <style:style style:name="P2268" style:parent-style-name="Normalny" style:family="paragraph">
      <style:paragraph-properties fo:text-align="justify" fo:line-height="150%"/>
    </style:style>
    <style:style style:name="T2269" style:parent-style-name="Domyślnaczcionkaakapitu" style:family="text">
      <style:text-properties fo:background-color="#80FFFF" style:text-underline-type="single" style:text-underline-style="solid" style:text-underline-width="auto" style:text-underline-mode="continuous"/>
    </style:style>
    <style:style style:name="T2270" style:parent-style-name="Domyślnaczcionkaakapitu" style:family="text">
      <style:text-properties fo:background-color="#80FFFF" style:text-underline-type="single" style:text-underline-style="solid" style:text-underline-width="auto" style:text-underline-mode="continuous"/>
    </style:style>
    <style:style style:name="T2271" style:parent-style-name="Domyślnaczcionkaakapitu" style:family="text">
      <style:text-properties style:text-underline-type="single" style:text-underline-style="solid" style:text-underline-width="auto" style:text-underline-mode="continuous"/>
    </style:style>
    <style:style style:name="T2272" style:parent-style-name="Domyślnaczcionkaakapitu" style:family="text">
      <style:text-properties fo:background-color="#80FFFF" style:text-underline-type="single" style:text-underline-style="solid" style:text-underline-width="auto" style:text-underline-mode="continuous"/>
    </style:style>
    <style:style style:name="T2273" style:parent-style-name="Domyślnaczcionkaakapitu" style:family="text">
      <style:text-properties style:text-underline-type="single" style:text-underline-style="solid" style:text-underline-width="auto" style:text-underline-mode="continuous"/>
    </style:style>
    <style:style style:name="T2274" style:parent-style-name="Domyślnaczcionkaakapitu" style:family="text">
      <style:text-properties fo:background-color="#80FFFF" style:text-underline-type="single" style:text-underline-style="solid" style:text-underline-width="auto" style:text-underline-mode="continuous"/>
    </style:style>
    <style:style style:name="T2275" style:parent-style-name="Domyślnaczcionkaakapitu" style:family="text">
      <style:text-properties fo:background-color="#80FFFF"/>
    </style:style>
    <style:style style:name="P2276" style:parent-style-name="Normalny" style:family="paragraph">
      <style:paragraph-properties fo:text-align="justify" fo:line-height="150%" fo:text-indent="0.2479in"/>
    </style:style>
    <style:style style:name="T2277" style:parent-style-name="Domyślnaczcionkaakapitu" style:family="text">
      <style:text-properties fo:background-color="#80FFFF"/>
    </style:style>
    <style:style style:name="P2278" style:parent-style-name="Normalny" style:family="paragraph">
      <style:paragraph-properties fo:text-align="justify" fo:line-height="150%"/>
    </style:style>
    <style:style style:name="T2279" style:parent-style-name="Domyślnaczcionkaakapitu" style:family="text">
      <style:text-properties style:text-underline-type="single" style:text-underline-style="solid" style:text-underline-width="auto" style:text-underline-mode="continuous"/>
    </style:style>
    <style:style style:name="T2280" style:parent-style-name="Domyślnaczcionkaakapitu" style:family="text">
      <style:text-properties style:text-underline-type="single" style:text-underline-style="solid" style:text-underline-width="auto" style:text-underline-mode="continuous"/>
    </style:style>
    <style:style style:name="T2281" style:parent-style-name="Domyślnaczcionkaakapitu" style:family="text">
      <style:text-properties style:text-underline-type="single" style:text-underline-style="solid" style:text-underline-width="auto" style:text-underline-mode="continuous"/>
    </style:style>
    <style:style style:name="T2282" style:parent-style-name="Domyślnaczcionkaakapitu" style:family="text">
      <style:text-properties style:text-underline-type="single" style:text-underline-style="solid" style:text-underline-width="auto" style:text-underline-mode="continuous"/>
    </style:style>
    <style:style style:name="P2283" style:parent-style-name="Normalny" style:family="paragraph">
      <style:paragraph-properties fo:text-align="justify" fo:line-height="150%" fo:text-indent="0.2479in"/>
    </style:style>
    <style:style style:name="P2284" style:parent-style-name="Normalny" style:family="paragraph">
      <style:paragraph-properties fo:text-align="justify" fo:line-height="150%" fo:text-indent="0.2479in"/>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P2292" style:parent-style-name="Normalny" style:family="paragraph">
      <style:paragraph-properties fo:text-align="justify" fo:line-height="150%" fo:text-indent="0.2479in"/>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P2296" style:parent-style-name="Normalny" style:family="paragraph">
      <style:paragraph-properties fo:text-align="justify" fo:line-height="150%" fo:text-indent="0.2479in"/>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P2300" style:parent-style-name="Normalny" style:family="paragraph">
      <style:paragraph-properties fo:text-align="justify" fo:line-height="150%" fo:text-indent="0.2479in"/>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P2303" style:parent-style-name="Normalny" style:family="paragraph">
      <style:paragraph-properties fo:text-align="justify" fo:line-height="150%" fo:text-indent="0.2479in">
        <style:tab-stops>
          <style:tab-stop style:type="left" style:position="6.9166in"/>
        </style:tab-stops>
      </style:paragraph-properties>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P2306" style:parent-style-name="Normalny" style:family="paragraph">
      <style:paragraph-properties fo:text-align="justify" fo:line-height="150%" fo:text-indent="0.2479in"/>
    </style:style>
    <style:style style:name="T2307" style:parent-style-name="Domyślnaczcionkaakapitu" style:family="text">
      <style:text-properties fo:background-color="#80FFFF"/>
    </style:style>
    <style:style style:name="P2308" style:parent-style-name="Normalny" style:family="paragraph">
      <style:paragraph-properties fo:text-align="justify" fo:line-height="150%" fo:text-indent="0.2479in"/>
    </style:style>
    <style:style style:name="T2309" style:parent-style-name="Domyślnaczcionkaakapitu" style:family="text">
      <style:text-properties fo:background-color="#80FFFF"/>
    </style:style>
    <style:style style:name="P2310" style:parent-style-name="Normalny" style:family="paragraph">
      <style:paragraph-properties fo:text-align="justify" fo:line-height="150%" fo:text-indent="0.2479in"/>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P2316" style:parent-style-name="Normalny" style:family="paragraph">
      <style:paragraph-properties fo:text-align="justify" fo:line-height="150%" fo:text-indent="0.2479in"/>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P2321" style:parent-style-name="Normalny" style:family="paragraph">
      <style:paragraph-properties fo:text-align="justify" fo:line-height="150%" fo:text-indent="0.2479in"/>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P2324" style:parent-style-name="Normalny" style:family="paragraph">
      <style:paragraph-properties fo:text-align="justify" fo:line-height="150%" fo:text-indent="0.2479in"/>
    </style:style>
    <style:style style:name="T2325" style:parent-style-name="Domyślnaczcionkaakapitu" style:family="text">
      <style:text-properties fo:background-color="#80FFFF"/>
    </style:style>
    <style:style style:name="P2326" style:parent-style-name="Normalny" style:family="paragraph">
      <style:paragraph-properties fo:text-align="justify" fo:line-height="150%" fo:text-indent="0.2479in"/>
    </style:style>
    <style:style style:name="P2327" style:parent-style-name="Normalny" style:family="paragraph">
      <style:paragraph-properties fo:text-align="justify" fo:line-height="150%" fo:text-indent="0.2479in"/>
    </style:style>
    <style:style style:name="P2328" style:parent-style-name="Normalny" style:family="paragraph">
      <style:paragraph-properties fo:text-align="justify" fo:line-height="150%"/>
    </style:style>
    <style:style style:name="T2329" style:parent-style-name="Domyślnaczcionkaakapitu" style:family="text">
      <style:text-properties style:text-underline-type="single" style:text-underline-style="solid" style:text-underline-width="auto" style:text-underline-mode="continuous"/>
    </style:style>
    <style:style style:name="T2330" style:parent-style-name="Domyślnaczcionkaakapitu" style:family="text">
      <style:text-properties fo:background-color="#80FFFF" style:text-underline-type="single" style:text-underline-style="solid" style:text-underline-width="auto" style:text-underline-mode="continuous"/>
    </style:style>
    <style:style style:name="T2331" style:parent-style-name="Domyślnaczcionkaakapitu" style:family="text">
      <style:text-properties style:text-underline-type="single" style:text-underline-style="solid" style:text-underline-width="auto" style:text-underline-mode="continuous"/>
    </style:style>
    <style:style style:name="P2332" style:parent-style-name="Normalny" style:family="paragraph">
      <style:paragraph-properties fo:text-align="justify" fo:line-height="150%" fo:text-indent="0.2479in"/>
    </style:style>
    <style:style style:name="T2333" style:parent-style-name="Domyślnaczcionkaakapitu" style:family="text">
      <style:text-properties fo:background-color="#80FFFF"/>
    </style:style>
    <style:style style:name="P2334" style:parent-style-name="Normalny" style:family="paragraph">
      <style:paragraph-properties fo:text-align="justify" fo:line-height="150%"/>
    </style:style>
    <style:style style:name="T2335" style:parent-style-name="Domyślnaczcionkaakapitu" style:family="text">
      <style:text-properties style:text-underline-type="single" style:text-underline-style="solid" style:text-underline-width="auto" style:text-underline-mode="continuous"/>
    </style:style>
    <style:style style:name="P2336" style:parent-style-name="Normalny" style:family="paragraph">
      <style:paragraph-properties fo:text-align="justify" fo:line-height="150%" fo:text-indent="0.2479in"/>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P2339" style:parent-style-name="Normalny" style:family="paragraph">
      <style:paragraph-properties fo:text-align="justify" fo:line-height="150%" fo:text-indent="0.2479in"/>
    </style:style>
    <style:style style:name="P2340" style:parent-style-name="Normalny" style:family="paragraph">
      <style:paragraph-properties fo:text-align="justify" fo:line-height="150%"/>
    </style:style>
    <style:style style:name="T2341" style:parent-style-name="Domyślnaczcionkaakapitu" style:family="text">
      <style:text-properties fo:background-color="#80FFFF" style:text-underline-type="single" style:text-underline-style="solid" style:text-underline-width="auto" style:text-underline-mode="continuous"/>
    </style:style>
    <style:style style:name="T2342" style:parent-style-name="Domyślnaczcionkaakapitu" style:family="text">
      <style:text-properties fo:background-color="#80FFFF" style:text-underline-type="single" style:text-underline-style="solid" style:text-underline-width="auto" style:text-underline-mode="continuous"/>
    </style:style>
    <style:style style:name="T2343" style:parent-style-name="Domyślnaczcionkaakapitu" style:family="text">
      <style:text-properties style:text-underline-type="single" style:text-underline-style="solid" style:text-underline-width="auto" style:text-underline-mode="continuous"/>
    </style:style>
    <style:style style:name="T2344" style:parent-style-name="Domyślnaczcionkaakapitu" style:family="text">
      <style:text-properties fo:background-color="#80FFFF" style:text-underline-type="single" style:text-underline-style="solid" style:text-underline-width="auto" style:text-underline-mode="continuous"/>
    </style:style>
    <style:style style:name="T2345" style:parent-style-name="Domyślnaczcionkaakapitu" style:family="text">
      <style:text-properties style:text-underline-type="single" style:text-underline-style="solid" style:text-underline-width="auto" style:text-underline-mode="continuous"/>
    </style:style>
    <style:style style:name="T2346" style:parent-style-name="Domyślnaczcionkaakapitu" style:family="text">
      <style:text-properties fo:background-color="#80FFFF" style:text-underline-type="single" style:text-underline-style="solid" style:text-underline-width="auto" style:text-underline-mode="continuous"/>
    </style:style>
    <style:style style:name="T2347" style:parent-style-name="Domyślnaczcionkaakapitu" style:family="text">
      <style:text-properties fo:background-color="#80FFFF"/>
    </style:style>
    <style:style style:name="P2348" style:parent-style-name="Normalny" style:family="paragraph">
      <style:paragraph-properties fo:text-align="justify" fo:line-height="150%" fo:text-indent="0.2479in"/>
    </style:style>
    <style:style style:name="P2349" style:parent-style-name="Normalny" style:family="paragraph">
      <style:paragraph-properties fo:text-align="justify" fo:line-height="150%" fo:text-indent="0.2479in"/>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P2353" style:parent-style-name="Normalny" style:family="paragraph">
      <style:paragraph-properties fo:text-align="justify" fo:line-height="150%" fo:text-indent="0.2479in"/>
    </style:style>
    <style:style style:name="P2354" style:parent-style-name="Normalny" style:family="paragraph">
      <style:paragraph-properties fo:text-align="justify" fo:line-height="150%" fo:text-indent="0.2479in"/>
    </style:style>
    <style:style style:name="P2355" style:parent-style-name="Normalny" style:family="paragraph">
      <style:paragraph-properties fo:text-align="justify" fo:line-height="150%" fo:text-indent="0.2479in"/>
    </style:style>
    <style:style style:name="P2356" style:parent-style-name="Normalny" style:family="paragraph">
      <style:paragraph-properties fo:text-align="justify" fo:line-height="150%"/>
    </style:style>
    <style:style style:name="T2357" style:parent-style-name="Domyślnaczcionkaakapitu" style:family="text">
      <style:text-properties fo:background-color="#80FFFF" style:text-underline-type="single" style:text-underline-style="solid" style:text-underline-width="auto" style:text-underline-mode="continuous"/>
    </style:style>
    <style:style style:name="T2358" style:parent-style-name="Domyślnaczcionkaakapitu" style:family="text">
      <style:text-properties style:text-underline-type="single" style:text-underline-style="solid" style:text-underline-width="auto" style:text-underline-mode="continuous"/>
    </style:style>
    <style:style style:name="T2359" style:parent-style-name="Domyślnaczcionkaakapitu" style:family="text">
      <style:text-properties fo:background-color="#80FFFF" style:text-underline-type="single" style:text-underline-style="solid" style:text-underline-width="auto" style:text-underline-mode="continuous"/>
    </style:style>
    <style:style style:name="T2360" style:parent-style-name="Domyślnaczcionkaakapitu" style:family="text">
      <style:text-properties style:text-underline-type="single" style:text-underline-style="solid" style:text-underline-width="auto" style:text-underline-mode="continuous"/>
    </style:style>
    <style:style style:name="T2361" style:parent-style-name="Domyślnaczcionkaakapitu" style:family="text">
      <style:text-properties fo:background-color="#80FFFF" style:text-underline-type="single" style:text-underline-style="solid" style:text-underline-width="auto" style:text-underline-mode="continuous"/>
    </style:style>
    <style:style style:name="T2362" style:parent-style-name="Domyślnaczcionkaakapitu" style:family="text">
      <style:text-properties style:text-underline-type="single" style:text-underline-style="solid" style:text-underline-width="auto" style:text-underline-mode="continuous"/>
    </style:style>
    <style:style style:name="T2363" style:parent-style-name="Domyślnaczcionkaakapitu" style:family="text">
      <style:text-properties fo:background-color="#80FFFF" style:text-underline-type="single" style:text-underline-style="solid" style:text-underline-width="auto" style:text-underline-mode="continuous"/>
    </style:style>
    <style:style style:name="T2364" style:parent-style-name="Domyślnaczcionkaakapitu" style:family="text">
      <style:text-properties style:text-underline-type="single" style:text-underline-style="solid" style:text-underline-width="auto" style:text-underline-mode="continuous"/>
    </style:style>
    <style:style style:name="T2365" style:parent-style-name="Domyślnaczcionkaakapitu" style:family="text">
      <style:text-properties fo:background-color="#80FFFF" style:text-underline-type="single" style:text-underline-style="solid" style:text-underline-width="auto" style:text-underline-mode="continuous"/>
    </style:style>
    <style:style style:name="T2366" style:parent-style-name="Domyślnaczcionkaakapitu" style:family="text">
      <style:text-properties style:text-underline-type="single" style:text-underline-style="solid" style:text-underline-width="auto" style:text-underline-mode="continuous"/>
    </style:style>
    <style:style style:name="P2367" style:parent-style-name="Normalny" style:family="paragraph">
      <style:paragraph-properties fo:text-align="justify" fo:line-height="150%" fo:text-indent="0.2479in"/>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P2371" style:parent-style-name="Normalny" style:family="paragraph">
      <style:paragraph-properties fo:text-align="justify" fo:line-height="150%"/>
    </style:style>
    <style:style style:name="T2372" style:parent-style-name="Domyślnaczcionkaakapitu" style:family="text">
      <style:text-properties fo:background-color="#80FFFF" style:text-underline-type="single" style:text-underline-style="solid" style:text-underline-width="auto" style:text-underline-mode="continuous"/>
    </style:style>
    <style:style style:name="T2373" style:parent-style-name="Domyślnaczcionkaakapitu" style:family="text">
      <style:text-properties fo:background-color="#80FFFF" style:text-underline-type="single" style:text-underline-style="solid" style:text-underline-width="auto" style:text-underline-mode="continuous"/>
    </style:style>
    <style:style style:name="T2374" style:parent-style-name="Domyślnaczcionkaakapitu" style:family="text">
      <style:text-properties style:text-underline-type="single" style:text-underline-style="solid" style:text-underline-width="auto" style:text-underline-mode="continuous"/>
    </style:style>
    <style:style style:name="T2375" style:parent-style-name="Domyślnaczcionkaakapitu" style:family="text">
      <style:text-properties fo:background-color="#80FFFF" style:text-underline-type="single" style:text-underline-style="solid" style:text-underline-width="auto" style:text-underline-mode="continuous"/>
    </style:style>
    <style:style style:name="T2376" style:parent-style-name="Domyślnaczcionkaakapitu" style:family="text">
      <style:text-properties style:text-underline-type="single" style:text-underline-style="solid" style:text-underline-width="auto" style:text-underline-mode="continuous"/>
    </style:style>
    <style:style style:name="T2377" style:parent-style-name="Domyślnaczcionkaakapitu" style:family="text">
      <style:text-properties fo:background-color="#80FFFF" style:text-underline-type="single" style:text-underline-style="solid" style:text-underline-width="auto" style:text-underline-mode="continuous"/>
    </style:style>
    <style:style style:name="T2378" style:parent-style-name="Domyślnaczcionkaakapitu" style:family="text">
      <style:text-properties fo:background-color="#80FFFF"/>
    </style:style>
    <style:style style:name="P2379" style:parent-style-name="Normalny" style:family="paragraph">
      <style:paragraph-properties fo:text-align="justify" fo:line-height="150%" fo:text-indent="0.2479in"/>
    </style:style>
    <style:style style:name="P2380" style:parent-style-name="Normalny" style:family="paragraph">
      <style:paragraph-properties fo:text-align="justify" fo:line-height="150%" fo:text-indent="0.2479in"/>
    </style:style>
    <style:style style:name="T2381" style:parent-style-name="Domyślnaczcionkaakapitu" style:family="text">
      <style:text-properties fo:background-color="#80FFFF"/>
    </style:style>
    <style:style style:name="P2382" style:parent-style-name="Normalny" style:family="paragraph">
      <style:paragraph-properties fo:text-align="justify" fo:line-height="150%"/>
    </style:style>
    <style:style style:name="T2383" style:parent-style-name="Domyślnaczcionkaakapitu" style:family="text">
      <style:text-properties style:text-underline-type="single" style:text-underline-style="solid" style:text-underline-width="auto" style:text-underline-mode="continuous"/>
    </style:style>
    <style:style style:name="T2384" style:parent-style-name="Domyślnaczcionkaakapitu" style:family="text">
      <style:text-properties fo:background-color="#80FFFF" style:text-underline-type="single" style:text-underline-style="solid" style:text-underline-width="auto" style:text-underline-mode="continuous"/>
    </style:style>
    <style:style style:name="T2385" style:parent-style-name="Domyślnaczcionkaakapitu" style:family="text">
      <style:text-properties style:text-underline-type="single" style:text-underline-style="solid" style:text-underline-width="auto" style:text-underline-mode="continuous"/>
    </style:style>
    <style:style style:name="P2386" style:parent-style-name="Normalny" style:family="paragraph">
      <style:paragraph-properties fo:text-align="justify" fo:line-height="150%" fo:text-indent="0.2479in"/>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P2389" style:parent-style-name="Normalny" style:family="paragraph">
      <style:paragraph-properties fo:text-align="justify" fo:line-height="150%"/>
    </style:style>
    <style:style style:name="T2390" style:parent-style-name="Domyślnaczcionkaakapitu" style:family="text">
      <style:text-properties style:text-underline-type="single" style:text-underline-style="solid" style:text-underline-width="auto" style:text-underline-mode="continuous"/>
    </style:style>
    <style:style style:name="T2391" style:parent-style-name="Domyślnaczcionkaakapitu" style:family="text">
      <style:text-properties fo:background-color="#80FFFF" style:text-underline-type="single" style:text-underline-style="solid" style:text-underline-width="auto" style:text-underline-mode="continuous"/>
    </style:style>
    <style:style style:name="T2392" style:parent-style-name="Domyślnaczcionkaakapitu" style:family="text">
      <style:text-properties style:text-underline-type="single" style:text-underline-style="solid" style:text-underline-width="auto" style:text-underline-mode="continuous"/>
    </style:style>
    <style:style style:name="T2393" style:parent-style-name="Domyślnaczcionkaakapitu" style:family="text">
      <style:text-properties fo:background-color="#80FFFF" style:text-underline-type="single" style:text-underline-style="solid" style:text-underline-width="auto" style:text-underline-mode="continuous"/>
    </style:style>
    <style:style style:name="T2394" style:parent-style-name="Domyślnaczcionkaakapitu" style:family="text">
      <style:text-properties style:text-underline-type="single" style:text-underline-style="solid" style:text-underline-width="auto" style:text-underline-mode="continuous"/>
    </style:style>
    <style:style style:name="P2395" style:parent-style-name="Normalny" style:family="paragraph">
      <style:paragraph-properties fo:text-align="justify" fo:line-height="150%" fo:text-indent="0.2479in"/>
    </style:style>
    <style:style style:name="P2396" style:parent-style-name="Normalny" style:family="paragraph">
      <style:paragraph-properties fo:text-align="justify" fo:line-height="150%"/>
    </style:style>
    <style:style style:name="T2397" style:parent-style-name="Domyślnaczcionkaakapitu" style:family="text">
      <style:text-properties style:text-underline-type="single" style:text-underline-style="solid" style:text-underline-width="auto" style:text-underline-mode="continuous"/>
    </style:style>
    <style:style style:name="P2398" style:parent-style-name="Normalny" style:family="paragraph">
      <style:paragraph-properties fo:text-align="justify" fo:line-height="150%" fo:text-indent="0.2479in"/>
    </style:style>
    <style:style style:name="T2399" style:parent-style-name="Domyślnaczcionkaakapitu" style:family="text">
      <style:text-properties fo:background-color="#80FFFF"/>
    </style:style>
    <style:style style:name="P2400" style:parent-style-name="Normalny" style:family="paragraph">
      <style:paragraph-properties fo:text-align="justify" fo:line-height="150%" fo:text-indent="0.2479in"/>
    </style:style>
    <style:style style:name="P2401" style:parent-style-name="Normalny" style:family="paragraph">
      <style:paragraph-properties fo:text-align="justify" fo:line-height="150%"/>
    </style:style>
    <style:style style:name="T2402" style:parent-style-name="Domyślnaczcionkaakapitu" style:family="text">
      <style:text-properties style:text-underline-type="single" style:text-underline-style="solid" style:text-underline-width="auto" style:text-underline-mode="continuous"/>
    </style:style>
    <style:style style:name="T2403" style:parent-style-name="Domyślnaczcionkaakapitu" style:family="text">
      <style:text-properties fo:background-color="#80FFFF" style:text-underline-type="single" style:text-underline-style="solid" style:text-underline-width="auto" style:text-underline-mode="continuous"/>
    </style:style>
    <style:style style:name="T2404" style:parent-style-name="Domyślnaczcionkaakapitu" style:family="text">
      <style:text-properties style:text-underline-type="single" style:text-underline-style="solid" style:text-underline-width="auto" style:text-underline-mode="continuous"/>
    </style:style>
    <style:style style:name="T2405" style:parent-style-name="Domyślnaczcionkaakapitu" style:family="text">
      <style:text-properties fo:background-color="#80FFFF" style:text-underline-type="single" style:text-underline-style="solid" style:text-underline-width="auto" style:text-underline-mode="continuous"/>
    </style:style>
    <style:style style:name="P2406" style:parent-style-name="Normalny" style:family="paragraph">
      <style:paragraph-properties fo:text-align="justify" fo:line-height="150%" fo:text-indent="0.2479in"/>
    </style:style>
    <style:style style:name="P2407" style:parent-style-name="Normalny" style:family="paragraph">
      <style:paragraph-properties fo:text-align="justify" fo:line-height="150%" fo:text-indent="0.2479in"/>
    </style:style>
    <style:style style:name="T2408" style:parent-style-name="Domyślnaczcionkaakapitu" style:family="text">
      <style:text-properties fo:background-color="#80FFFF"/>
    </style:style>
    <style:style style:name="P2409" style:parent-style-name="Normalny" style:family="paragraph">
      <style:paragraph-properties fo:text-align="justify" fo:line-height="150%"/>
    </style:style>
    <style:style style:name="T2410" style:parent-style-name="Domyślnaczcionkaakapitu" style:family="text">
      <style:text-properties fo:background-color="#80FFFF" style:text-underline-type="single" style:text-underline-style="solid" style:text-underline-width="auto" style:text-underline-mode="continuous"/>
    </style:style>
    <style:style style:name="T2411" style:parent-style-name="Domyślnaczcionkaakapitu" style:family="text">
      <style:text-properties style:text-underline-type="single" style:text-underline-style="solid" style:text-underline-width="auto" style:text-underline-mode="continuous"/>
    </style:style>
    <style:style style:name="T2412" style:parent-style-name="Domyślnaczcionkaakapitu" style:family="text">
      <style:text-properties fo:background-color="#80FFFF" style:text-underline-type="single" style:text-underline-style="solid" style:text-underline-width="auto" style:text-underline-mode="continuous"/>
    </style:style>
    <style:style style:name="T2413" style:parent-style-name="Domyślnaczcionkaakapitu" style:family="text">
      <style:text-properties style:text-underline-type="single" style:text-underline-style="solid" style:text-underline-width="auto" style:text-underline-mode="continuous"/>
    </style:style>
    <style:style style:name="T2414" style:parent-style-name="Domyślnaczcionkaakapitu" style:family="text">
      <style:text-properties fo:background-color="#80FFFF" style:text-underline-type="single" style:text-underline-style="solid" style:text-underline-width="auto" style:text-underline-mode="continuous"/>
    </style:style>
    <style:style style:name="T2415" style:parent-style-name="Domyślnaczcionkaakapitu" style:family="text">
      <style:text-properties style:text-underline-type="single" style:text-underline-style="solid" style:text-underline-width="auto" style:text-underline-mode="continuous"/>
    </style:style>
    <style:style style:name="T2416" style:parent-style-name="Domyślnaczcionkaakapitu" style:family="text">
      <style:text-properties fo:background-color="#80FFFF" style:text-underline-type="single" style:text-underline-style="solid" style:text-underline-width="auto" style:text-underline-mode="continuous"/>
    </style:style>
    <style:style style:name="T2417" style:parent-style-name="Domyślnaczcionkaakapitu" style:family="text">
      <style:text-properties style:text-underline-type="single" style:text-underline-style="solid" style:text-underline-width="auto" style:text-underline-mode="continuous"/>
    </style:style>
    <style:style style:name="P2418" style:parent-style-name="Normalny" style:family="paragraph">
      <style:paragraph-properties fo:text-align="justify" fo:line-height="150%" fo:text-indent="0.2479in"/>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P2421" style:parent-style-name="Normalny" style:family="paragraph">
      <style:paragraph-properties fo:text-align="justify" fo:line-height="150%"/>
    </style:style>
    <style:style style:name="T2422" style:parent-style-name="Domyślnaczcionkaakapitu" style:family="text">
      <style:text-properties style:text-underline-type="single" style:text-underline-style="solid" style:text-underline-width="auto" style:text-underline-mode="continuous"/>
    </style:style>
    <style:style style:name="T2423" style:parent-style-name="Domyślnaczcionkaakapitu" style:family="text">
      <style:text-properties fo:background-color="#80FFFF" style:text-underline-type="single" style:text-underline-style="solid" style:text-underline-width="auto" style:text-underline-mode="continuous"/>
    </style:style>
    <style:style style:name="T2424" style:parent-style-name="Domyślnaczcionkaakapitu" style:family="text">
      <style:text-properties style:text-underline-type="single" style:text-underline-style="solid" style:text-underline-width="auto" style:text-underline-mode="continuous"/>
    </style:style>
    <style:style style:name="P2425" style:parent-style-name="Normalny" style:family="paragraph">
      <style:paragraph-properties fo:text-align="justify" fo:line-height="150%" fo:text-indent="0.2479in"/>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P2428" style:parent-style-name="Normalny" style:family="paragraph">
      <style:paragraph-properties fo:text-align="justify" fo:line-height="150%" fo:text-indent="0.2479in"/>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P2433" style:parent-style-name="Normalny" style:family="paragraph">
      <style:paragraph-properties fo:text-align="justify" fo:line-height="150%" fo:text-indent="0.2479in"/>
    </style:style>
    <style:style style:name="T2434" style:parent-style-name="Domyślnaczcionkaakapitu" style:family="text">
      <style:text-properties fo:background-color="#80FFFF"/>
    </style:style>
    <style:style style:name="P2435" style:parent-style-name="Normalny" style:family="paragraph">
      <style:paragraph-properties fo:text-align="justify" fo:line-height="150%" fo:text-indent="0.2479in"/>
    </style:style>
    <style:style style:name="T2436" style:parent-style-name="Domyślnaczcionkaakapitu" style:family="text">
      <style:text-properties fo:background-color="#80FFFF"/>
    </style:style>
    <style:style style:name="P2437" style:parent-style-name="Normalny" style:family="paragraph">
      <style:paragraph-properties fo:text-align="justify" fo:line-height="150%" fo:text-indent="0.2479in"/>
    </style:style>
    <style:style style:name="P2438" style:parent-style-name="Normalny" style:family="paragraph">
      <style:paragraph-properties fo:text-align="justify" fo:line-height="150%" fo:text-indent="0.2479in"/>
    </style:style>
    <style:style style:name="T2439" style:parent-style-name="Domyślnaczcionkaakapitu" style:family="text">
      <style:text-properties fo:background-color="#80FFFF"/>
    </style:style>
    <style:style style:name="P2440" style:parent-style-name="Normalny" style:family="paragraph">
      <style:paragraph-properties fo:text-align="justify" fo:line-height="150%" fo:text-indent="0.2479in"/>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P2443" style:parent-style-name="Normalny" style:family="paragraph">
      <style:paragraph-properties fo:text-align="justify" fo:line-height="150%"/>
    </style:style>
    <style:style style:name="T2444" style:parent-style-name="Domyślnaczcionkaakapitu" style:family="text">
      <style:text-properties style:text-underline-type="single" style:text-underline-style="solid" style:text-underline-width="auto" style:text-underline-mode="continuous"/>
    </style:style>
    <style:style style:name="P2445" style:parent-style-name="Normalny" style:family="paragraph">
      <style:paragraph-properties fo:text-align="justify" fo:line-height="150%" fo:text-indent="0.2479in"/>
    </style:style>
    <style:style style:name="T2446" style:parent-style-name="Domyślnaczcionkaakapitu" style:family="text">
      <style:text-properties fo:background-color="#80FFFF"/>
    </style:style>
    <style:style style:name="P2447" style:parent-style-name="Normalny" style:family="paragraph">
      <style:paragraph-properties fo:text-align="justify" fo:line-height="150%" fo:text-indent="0.2479in"/>
    </style:style>
    <style:style style:name="T2448" style:parent-style-name="Domyślnaczcionkaakapitu" style:family="text">
      <style:text-properties fo:background-color="#80FFFF"/>
    </style:style>
    <style:style style:name="P2449" style:parent-style-name="Normalny" style:family="paragraph">
      <style:paragraph-properties fo:text-align="justify" fo:line-height="150%" fo:text-indent="0.2479in"/>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P2452" style:parent-style-name="Normalny" style:family="paragraph">
      <style:paragraph-properties fo:text-align="justify" fo:line-height="150%" fo:text-indent="0.2479in"/>
    </style:style>
    <style:style style:name="P2453" style:parent-style-name="Normalny" style:family="paragraph">
      <style:paragraph-properties fo:text-align="justify" fo:line-height="150%"/>
    </style:style>
    <style:style style:name="T2454" style:parent-style-name="Domyślnaczcionkaakapitu" style:family="text">
      <style:text-properties style:text-underline-type="single" style:text-underline-style="solid" style:text-underline-width="auto" style:text-underline-mode="continuous"/>
    </style:style>
    <style:style style:name="P2455" style:parent-style-name="Normalny" style:family="paragraph">
      <style:paragraph-properties fo:text-align="justify" fo:line-height="150%" fo:text-indent="0.2479in"/>
    </style:style>
    <style:style style:name="P2456" style:parent-style-name="Normalny" style:family="paragraph">
      <style:paragraph-properties fo:text-align="justify" fo:line-height="150%" fo:text-indent="0.2479in"/>
    </style:style>
    <style:style style:name="P2457" style:parent-style-name="Normalny" style:family="paragraph">
      <style:paragraph-properties fo:text-align="justify" fo:line-height="150%" fo:text-indent="0.2479in"/>
    </style:style>
    <style:style style:name="T2458" style:parent-style-name="Domyślnaczcionkaakapitu" style:family="text">
      <style:text-properties fo:background-color="#80FFFF"/>
    </style:style>
    <style:style style:name="P2459" style:parent-style-name="Normalny" style:family="paragraph">
      <style:paragraph-properties fo:text-align="justify" fo:line-height="150%" fo:text-indent="0.2479in"/>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P2463" style:parent-style-name="Normalny" style:family="paragraph">
      <style:paragraph-properties fo:text-align="justify" fo:line-height="150%" fo:text-indent="0.2479in"/>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P2466" style:parent-style-name="Normalny" style:family="paragraph">
      <style:paragraph-properties fo:text-align="justify" fo:line-height="150%" fo:text-indent="0.2479in"/>
    </style:style>
    <style:style style:name="P2467" style:parent-style-name="Normalny" style:family="paragraph">
      <style:paragraph-properties fo:text-align="justify" fo:line-height="150%" fo:text-indent="0.2479in"/>
    </style:style>
    <style:style style:name="P2468" style:parent-style-name="Normalny" style:family="paragraph">
      <style:paragraph-properties fo:text-align="justify" fo:line-height="150%" fo:text-indent="0.2479in"/>
    </style:style>
    <style:style style:name="P2469" style:parent-style-name="Normalny" style:family="paragraph">
      <style:paragraph-properties fo:text-align="justify" fo:line-height="150%" fo:text-indent="0.2479in"/>
    </style:style>
    <style:style style:name="T2470" style:parent-style-name="Domyślnaczcionkaakapitu" style:family="text">
      <style:text-properties fo:background-color="#80FFFF"/>
    </style:style>
    <style:style style:name="P2471" style:parent-style-name="Normalny" style:family="paragraph">
      <style:paragraph-properties fo:text-align="justify" fo:line-height="150%" fo:text-indent="0.2479in"/>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P2475" style:parent-style-name="Normalny" style:family="paragraph">
      <style:paragraph-properties fo:text-align="justify" fo:line-height="150%" fo:text-indent="0.2479in"/>
    </style:style>
    <style:style style:name="P2476" style:parent-style-name="Normalny" style:family="paragraph">
      <style:paragraph-properties fo:text-align="justify" fo:line-height="150%" fo:text-indent="0.2479in"/>
    </style:style>
    <style:style style:name="P2477" style:parent-style-name="Normalny" style:family="paragraph">
      <style:paragraph-properties fo:text-align="justify" fo:line-height="150%"/>
    </style:style>
    <style:style style:name="T2478" style:parent-style-name="Domyślnaczcionkaakapitu" style:family="text">
      <style:text-properties style:text-underline-type="single" style:text-underline-style="solid" style:text-underline-width="auto" style:text-underline-mode="continuous"/>
    </style:style>
    <style:style style:name="T2479" style:parent-style-name="Domyślnaczcionkaakapitu" style:family="text">
      <style:text-properties fo:background-color="#80FFFF" style:text-underline-type="single" style:text-underline-style="solid" style:text-underline-width="auto" style:text-underline-mode="continuous"/>
    </style:style>
    <style:style style:name="T2480" style:parent-style-name="Domyślnaczcionkaakapitu" style:family="text">
      <style:text-properties style:text-underline-type="single" style:text-underline-style="solid" style:text-underline-width="auto" style:text-underline-mode="continuous"/>
    </style:style>
    <style:style style:name="P2481" style:parent-style-name="Normalny" style:family="paragraph">
      <style:paragraph-properties fo:text-align="justify" fo:line-height="150%" fo:text-indent="0.2479in"/>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P2487" style:parent-style-name="Normalny" style:family="paragraph">
      <style:paragraph-properties fo:text-align="justify" fo:line-height="150%" fo:text-indent="0.2479in"/>
    </style:style>
    <style:style style:name="P2488" style:parent-style-name="Normalny" style:family="paragraph">
      <style:paragraph-properties fo:text-align="justify" fo:line-height="150%" fo:text-indent="0.2479in"/>
    </style:style>
    <style:style style:name="P2489" style:parent-style-name="Normalny" style:family="paragraph">
      <style:paragraph-properties fo:text-align="justify" fo:line-height="150%" fo:text-indent="0.2479in"/>
    </style:style>
    <style:style style:name="P2490" style:parent-style-name="Normalny" style:family="paragraph">
      <style:paragraph-properties fo:text-align="justify" fo:line-height="150%" fo:text-indent="0.2479in"/>
    </style:style>
    <style:style style:name="P2491" style:parent-style-name="Normalny" style:family="paragraph">
      <style:paragraph-properties fo:text-align="justify" fo:line-height="150%" fo:text-indent="0.2479in"/>
    </style:style>
    <style:style style:name="P2492" style:parent-style-name="Normalny" style:family="paragraph">
      <style:paragraph-properties fo:text-align="justify" fo:line-height="150%" fo:text-indent="0.2479in"/>
    </style:style>
    <style:style style:name="P2493" style:parent-style-name="Normalny" style:family="paragraph">
      <style:paragraph-properties fo:text-align="justify" fo:line-height="150%"/>
    </style:style>
    <style:style style:name="T2494" style:parent-style-name="Domyślnaczcionkaakapitu" style:family="text">
      <style:text-properties fo:background-color="#80FFFF" style:text-underline-type="single" style:text-underline-style="solid" style:text-underline-width="auto" style:text-underline-mode="continuous"/>
    </style:style>
    <style:style style:name="T2495" style:parent-style-name="Domyślnaczcionkaakapitu" style:family="text">
      <style:text-properties fo:background-color="#80FFFF" style:text-underline-type="single" style:text-underline-style="solid" style:text-underline-width="auto" style:text-underline-mode="continuous"/>
    </style:style>
    <style:style style:name="T2496" style:parent-style-name="Domyślnaczcionkaakapitu" style:family="text">
      <style:text-properties style:text-underline-type="single" style:text-underline-style="solid" style:text-underline-width="auto" style:text-underline-mode="continuous"/>
    </style:style>
    <style:style style:name="T2497" style:parent-style-name="Domyślnaczcionkaakapitu" style:family="text">
      <style:text-properties fo:background-color="#80FFFF" style:text-underline-type="single" style:text-underline-style="solid" style:text-underline-width="auto" style:text-underline-mode="continuous"/>
    </style:style>
    <style:style style:name="T2498" style:parent-style-name="Domyślnaczcionkaakapitu" style:family="text">
      <style:text-properties style:text-underline-type="single" style:text-underline-style="solid" style:text-underline-width="auto" style:text-underline-mode="continuous"/>
    </style:style>
    <style:style style:name="T2499" style:parent-style-name="Domyślnaczcionkaakapitu" style:family="text">
      <style:text-properties fo:background-color="#80FFFF" style:text-underline-type="single" style:text-underline-style="solid" style:text-underline-width="auto" style:text-underline-mode="continuous"/>
    </style:style>
    <style:style style:name="T2500" style:parent-style-name="Domyślnaczcionkaakapitu" style:family="text">
      <style:text-properties fo:background-color="#80FFFF"/>
    </style:style>
    <style:style style:name="P2501" style:parent-style-name="Normalny" style:family="paragraph">
      <style:paragraph-properties fo:text-align="justify" fo:line-height="150%" fo:text-indent="0.2479in"/>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P2504" style:parent-style-name="Normalny" style:family="paragraph">
      <style:paragraph-properties fo:text-align="justify" fo:line-height="150%" fo:text-indent="0.2479in"/>
    </style:style>
    <style:style style:name="P2505" style:parent-style-name="Normalny" style:family="paragraph">
      <style:paragraph-properties fo:text-align="justify" fo:line-height="150%" fo:text-indent="0.2479in"/>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fo:text-indent="0.2479in"/>
    </style:style>
    <style:style style:name="P2508" style:parent-style-name="Normalny" style:family="paragraph">
      <style:paragraph-properties fo:text-align="justify" fo:line-height="150%"/>
    </style:style>
    <style:style style:name="T2509" style:parent-style-name="Domyślnaczcionkaakapitu" style:family="text">
      <style:text-properties style:text-underline-type="single" style:text-underline-style="solid" style:text-underline-width="auto" style:text-underline-mode="continuous"/>
    </style:style>
    <style:style style:name="P2510" style:parent-style-name="Normalny" style:family="paragraph">
      <style:paragraph-properties fo:text-align="justify" fo:line-height="150%" fo:text-indent="0.2479in"/>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P2520" style:parent-style-name="Normalny" style:family="paragraph">
      <style:paragraph-properties fo:text-align="justify" fo:line-height="150%"/>
    </style:style>
    <style:style style:name="T2521" style:parent-style-name="Domyślnaczcionkaakapitu" style:family="text">
      <style:text-properties style:text-underline-type="single" style:text-underline-style="solid" style:text-underline-width="auto" style:text-underline-mode="continuous"/>
    </style:style>
    <style:style style:name="T2522" style:parent-style-name="Domyślnaczcionkaakapitu" style:family="text">
      <style:text-properties fo:background-color="#80FFFF" style:text-underline-type="single" style:text-underline-style="solid" style:text-underline-width="auto" style:text-underline-mode="continuous"/>
    </style:style>
    <style:style style:name="T2523" style:parent-style-name="Domyślnaczcionkaakapitu" style:family="text">
      <style:text-properties style:text-underline-type="single" style:text-underline-style="solid" style:text-underline-width="auto" style:text-underline-mode="continuous"/>
    </style:style>
    <style:style style:name="P2524" style:parent-style-name="Normalny" style:family="paragraph">
      <style:paragraph-properties fo:text-align="justify" fo:line-height="150%" fo:text-indent="0.2479in"/>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P2540" style:parent-style-name="Normalny" style:family="paragraph">
      <style:paragraph-properties fo:text-align="justify" fo:line-height="150%"/>
    </style:style>
    <style:style style:name="T2541" style:parent-style-name="Domyślnaczcionkaakapitu" style:family="text">
      <style:text-properties style:text-underline-type="single" style:text-underline-style="solid" style:text-underline-width="auto" style:text-underline-mode="continuous"/>
    </style:style>
    <style:style style:name="T2542" style:parent-style-name="Domyślnaczcionkaakapitu" style:family="text">
      <style:text-properties fo:background-color="#80FFFF" style:text-underline-type="single" style:text-underline-style="solid" style:text-underline-width="auto" style:text-underline-mode="continuous"/>
    </style:style>
    <style:style style:name="T2543" style:parent-style-name="Domyślnaczcionkaakapitu" style:family="text">
      <style:text-properties style:text-underline-type="single" style:text-underline-style="solid" style:text-underline-width="auto" style:text-underline-mode="continuous"/>
    </style:style>
    <style:style style:name="T2544" style:parent-style-name="Domyślnaczcionkaakapitu" style:family="text">
      <style:text-properties fo:background-color="#80FFFF" style:text-underline-type="single" style:text-underline-style="solid" style:text-underline-width="auto" style:text-underline-mode="continuous"/>
    </style:style>
    <style:style style:name="T2545" style:parent-style-name="Domyślnaczcionkaakapitu" style:family="text">
      <style:text-properties style:text-underline-type="single" style:text-underline-style="solid" style:text-underline-width="auto" style:text-underline-mode="continuous"/>
    </style:style>
    <style:style style:name="T2546" style:parent-style-name="Domyślnaczcionkaakapitu" style:family="text">
      <style:text-properties fo:background-color="#80FFFF" style:text-underline-type="single" style:text-underline-style="solid" style:text-underline-width="auto" style:text-underline-mode="continuous"/>
    </style:style>
    <style:style style:name="T2547" style:parent-style-name="Domyślnaczcionkaakapitu" style:family="text">
      <style:text-properties style:text-underline-type="single" style:text-underline-style="solid" style:text-underline-width="auto" style:text-underline-mode="continuous"/>
    </style:style>
    <style:style style:name="P2548" style:parent-style-name="Normalny" style:family="paragraph">
      <style:paragraph-properties fo:text-align="justify" fo:line-height="150%" fo:text-indent="0.2479in"/>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P2552" style:parent-style-name="Normalny" style:family="paragraph">
      <style:paragraph-properties fo:text-align="justify" fo:line-height="150%">
        <style:tab-stops>
          <style:tab-stop style:type="left" style:position="10.4236in"/>
        </style:tab-stops>
      </style:paragraph-properties>
    </style:style>
    <style:style style:name="T2553" style:parent-style-name="Domyślnaczcionkaakapitu" style:family="text">
      <style:text-properties style:text-underline-type="single" style:text-underline-style="solid" style:text-underline-width="auto" style:text-underline-mode="continuous"/>
    </style:style>
    <style:style style:name="T2554" style:parent-style-name="Domyślnaczcionkaakapitu" style:family="text">
      <style:text-properties fo:background-color="#80FFFF" style:text-underline-type="single" style:text-underline-style="solid" style:text-underline-width="auto" style:text-underline-mode="continuous"/>
    </style:style>
    <style:style style:name="T2555" style:parent-style-name="Domyślnaczcionkaakapitu" style:family="text">
      <style:text-properties style:text-underline-type="single" style:text-underline-style="solid" style:text-underline-width="auto" style:text-underline-mode="continuous"/>
    </style:style>
    <style:style style:name="T2556" style:parent-style-name="Domyślnaczcionkaakapitu" style:family="text">
      <style:text-properties fo:background-color="#80FFFF" style:text-underline-type="single" style:text-underline-style="solid" style:text-underline-width="auto" style:text-underline-mode="continuous"/>
    </style:style>
    <style:style style:name="T2557" style:parent-style-name="Domyślnaczcionkaakapitu" style:family="text">
      <style:text-properties style:text-underline-type="single" style:text-underline-style="solid" style:text-underline-width="auto" style:text-underline-mode="continuous"/>
    </style:style>
    <style:style style:name="T2558" style:parent-style-name="Domyślnaczcionkaakapitu" style:family="text">
      <style:text-properties fo:background-color="#80FFFF" style:text-underline-type="single" style:text-underline-style="solid" style:text-underline-width="auto" style:text-underline-mode="continuous"/>
    </style:style>
    <style:style style:name="T2559" style:parent-style-name="Domyślnaczcionkaakapitu" style:family="text">
      <style:text-properties style:text-underline-type="single" style:text-underline-style="solid" style:text-underline-width="auto" style:text-underline-mode="continuous"/>
    </style:style>
    <style:style style:name="P2560" style:parent-style-name="Normalny" style:family="paragraph">
      <style:paragraph-properties fo:text-align="justify" fo:line-height="150%" fo:text-indent="0.2479in">
        <style:tab-stops>
          <style:tab-stop style:type="left" style:position="10.4236in"/>
        </style:tab-stops>
      </style:paragraph-properties>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P2583" style:parent-style-name="Normalny" style:family="paragraph">
      <style:paragraph-properties fo:text-align="justify" fo:line-height="150%">
        <style:tab-stops>
          <style:tab-stop style:type="left" style:position="10.4236in"/>
        </style:tab-stops>
      </style:paragraph-properties>
    </style:style>
    <style:style style:name="T2584" style:parent-style-name="Domyślnaczcionkaakapitu" style:family="text">
      <style:text-properties style:text-underline-type="single" style:text-underline-style="solid" style:text-underline-width="auto" style:text-underline-mode="continuous"/>
    </style:style>
    <style:style style:name="T2585" style:parent-style-name="Domyślnaczcionkaakapitu" style:family="text">
      <style:text-properties fo:background-color="#80FFFF" style:text-underline-type="single" style:text-underline-style="solid" style:text-underline-width="auto" style:text-underline-mode="continuous"/>
    </style:style>
    <style:style style:name="T2586" style:parent-style-name="Domyślnaczcionkaakapitu" style:family="text">
      <style:text-properties style:text-underline-type="single" style:text-underline-style="solid" style:text-underline-width="auto" style:text-underline-mode="continuous"/>
    </style:style>
    <style:style style:name="T2587" style:parent-style-name="Domyślnaczcionkaakapitu" style:family="text">
      <style:text-properties fo:background-color="#80FFFF" style:text-underline-type="single" style:text-underline-style="solid" style:text-underline-width="auto" style:text-underline-mode="continuous"/>
    </style:style>
    <style:style style:name="P2588" style:parent-style-name="Normalny" style:family="paragraph">
      <style:paragraph-properties fo:text-align="justify" fo:line-height="150%" fo:text-indent="0.2479in">
        <style:tab-stops>
          <style:tab-stop style:type="left" style:position="10.4236in"/>
        </style:tab-stops>
      </style:paragraph-properties>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P2591" style:parent-style-name="Normalny" style:family="paragraph">
      <style:paragraph-properties fo:text-align="justify" fo:line-height="150%">
        <style:tab-stops>
          <style:tab-stop style:type="left" style:position="10.4236in"/>
        </style:tab-stops>
      </style:paragraph-properties>
    </style:style>
    <style:style style:name="T2592" style:parent-style-name="Domyślnaczcionkaakapitu" style:family="text">
      <style:text-properties style:text-underline-type="single" style:text-underline-style="solid" style:text-underline-width="auto" style:text-underline-mode="continuous"/>
    </style:style>
    <style:style style:name="P2593" style:parent-style-name="Normalny" style:family="paragraph">
      <style:paragraph-properties fo:text-align="justify" fo:line-height="150%" fo:text-indent="0.2479in"/>
    </style:style>
    <style:style style:name="T2594" style:parent-style-name="Domyślnaczcionkaakapitu" style:family="text">
      <style:text-properties fo:background-color="#80FFFF"/>
    </style:style>
    <style:style style:name="P2595" style:parent-style-name="Normalny" style:family="paragraph">
      <style:paragraph-properties fo:text-align="justify" fo:line-height="150%"/>
    </style:style>
    <style:style style:name="T2596" style:parent-style-name="Domyślnaczcionkaakapitu" style:family="text">
      <style:text-properties style:text-underline-type="single" style:text-underline-style="solid" style:text-underline-width="auto" style:text-underline-mode="continuous"/>
    </style:style>
    <style:style style:name="T2597" style:parent-style-name="Domyślnaczcionkaakapitu" style:family="text">
      <style:text-properties fo:background-color="#80FFFF" style:text-underline-type="single" style:text-underline-style="solid" style:text-underline-width="auto" style:text-underline-mode="continuous"/>
    </style:style>
    <style:style style:name="T2598" style:parent-style-name="Domyślnaczcionkaakapitu" style:family="text">
      <style:text-properties style:text-underline-type="single" style:text-underline-style="solid" style:text-underline-width="auto" style:text-underline-mode="continuous"/>
    </style:style>
    <style:style style:name="T2599" style:parent-style-name="Domyślnaczcionkaakapitu" style:family="text">
      <style:text-properties fo:background-color="#80FFFF" style:text-underline-type="single" style:text-underline-style="solid" style:text-underline-width="auto" style:text-underline-mode="continuous"/>
    </style:style>
    <style:style style:name="T2600" style:parent-style-name="Domyślnaczcionkaakapitu" style:family="text">
      <style:text-properties style:text-underline-type="single" style:text-underline-style="solid" style:text-underline-width="auto" style:text-underline-mode="continuous"/>
    </style:style>
    <style:style style:name="P2601" style:parent-style-name="Normalny" style:family="paragraph">
      <style:paragraph-properties fo:text-align="justify" fo:line-height="150%" fo:text-indent="0.2479in"/>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P2604" style:parent-style-name="Normalny" style:family="paragraph">
      <style:paragraph-properties fo:text-align="justify" fo:line-height="150%" fo:text-indent="0.2479in"/>
    </style:style>
    <style:style style:name="P2605" style:parent-style-name="Normalny" style:family="paragraph">
      <style:paragraph-properties fo:text-align="justify" fo:line-height="150%" fo:text-indent="0.2479in"/>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P2610" style:parent-style-name="Normalny" style:family="paragraph">
      <style:paragraph-properties fo:text-align="justify" fo:line-height="150%" fo:text-indent="0.2479in"/>
    </style:style>
    <style:style style:name="P2611" style:parent-style-name="Normalny" style:family="paragraph">
      <style:paragraph-properties fo:text-align="justify" fo:line-height="150%" fo:text-indent="0.2479in"/>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P2615" style:parent-style-name="Normalny" style:family="paragraph">
      <style:paragraph-properties fo:text-align="justify" fo:line-height="150%" fo:text-indent="0.2479in"/>
    </style:style>
    <style:style style:name="P2616" style:parent-style-name="Normalny" style:family="paragraph">
      <style:paragraph-properties fo:text-align="justify" fo:line-height="150%" fo:text-indent="0.2479in"/>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P2621" style:parent-style-name="Normalny" style:family="paragraph">
      <style:paragraph-properties fo:text-align="justify" fo:line-height="150%" fo:text-indent="0.2479in"/>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P2626" style:parent-style-name="Normalny" style:family="paragraph">
      <style:paragraph-properties fo:text-align="justify" fo:line-height="150%" fo:text-indent="0.2479in"/>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P2633" style:parent-style-name="Normalny" style:family="paragraph">
      <style:paragraph-properties fo:text-align="justify" fo:line-height="150%" fo:text-indent="0.2479in"/>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P2637" style:parent-style-name="Normalny" style:family="paragraph">
      <style:paragraph-properties fo:text-align="justify" fo:line-height="150%" fo:text-indent="0.2479in"/>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P2644" style:parent-style-name="Normalny" style:family="paragraph">
      <style:paragraph-properties fo:text-align="justify" fo:line-height="150%" fo:text-indent="0.2479in"/>
    </style:style>
    <style:style style:name="T2645" style:parent-style-name="Domyślnaczcionkaakapitu" style:family="text">
      <style:text-properties fo:background-color="#80FFFF"/>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P2648" style:parent-style-name="Normalny" style:family="paragraph">
      <style:paragraph-properties fo:text-align="justify" fo:line-height="150%" fo:text-indent="0.2479in"/>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P2651" style:parent-style-name="Normalny" style:family="paragraph">
      <style:paragraph-properties fo:text-align="justify" fo:line-height="150%" fo:text-indent="0.2479in"/>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P2655" style:parent-style-name="Normalny" style:family="paragraph">
      <style:paragraph-properties fo:text-align="justify" fo:line-height="150%" fo:text-indent="0.2479in"/>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P2660" style:parent-style-name="Normalny" style:family="paragraph">
      <style:paragraph-properties fo:text-align="justify" fo:line-height="150%" fo:text-indent="0.2479in"/>
    </style:style>
    <style:style style:name="P2661" style:parent-style-name="Normalny" style:family="paragraph">
      <style:paragraph-properties fo:text-align="justify" fo:line-height="150%" fo:text-indent="0.2479in"/>
    </style:style>
    <style:style style:name="T2662" style:parent-style-name="Domyślnaczcionkaakapitu" style:family="text">
      <style:text-properties fo:background-color="#80FFFF"/>
    </style:style>
    <style:style style:name="P2663" style:parent-style-name="Normalny" style:family="paragraph">
      <style:paragraph-properties fo:text-align="justify" fo:line-height="150%" fo:text-indent="0.2479in"/>
    </style:style>
    <style:style style:name="T2664" style:parent-style-name="Domyślnaczcionkaakapitu" style:family="text">
      <style:text-properties fo:background-color="#80FFFF"/>
    </style:style>
    <style:style style:name="P2665" style:parent-style-name="Normalny" style:family="paragraph">
      <style:paragraph-properties fo:text-align="justify" fo:line-height="150%" fo:text-indent="0.2479in"/>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P2670" style:parent-style-name="Normalny" style:family="paragraph">
      <style:paragraph-properties fo:text-align="justify" fo:line-height="150%" fo:text-indent="0.2479in"/>
    </style:style>
    <style:style style:name="T2671" style:parent-style-name="Domyślnaczcionkaakapitu" style:family="text">
      <style:text-properties fo:background-color="#80FFFF"/>
    </style:style>
    <style:style style:name="P2672" style:parent-style-name="Normalny" style:family="paragraph">
      <style:paragraph-properties fo:text-align="justify" fo:line-height="150%" fo:text-indent="0.2479in"/>
    </style:style>
    <style:style style:name="T2673" style:parent-style-name="Domyślnaczcionkaakapitu" style:family="text">
      <style:text-properties fo:background-color="#80FFFF"/>
    </style:style>
    <style:style style:name="P2674" style:parent-style-name="Normalny" style:family="paragraph">
      <style:paragraph-properties fo:text-align="justify" fo:line-height="150%" fo:text-indent="0.2479in"/>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P2687" style:parent-style-name="Normalny" style:family="paragraph">
      <style:paragraph-properties fo:text-align="justify" fo:line-height="150%" fo:text-indent="0.2479in"/>
    </style:style>
    <style:style style:name="T2688" style:parent-style-name="Domyślnaczcionkaakapitu" style:family="text">
      <style:text-properties fo:background-color="#80FFFF"/>
    </style:style>
    <style:style style:name="P2689" style:parent-style-name="Normalny" style:family="paragraph">
      <style:paragraph-properties fo:text-align="justify" fo:line-height="150%" fo:text-indent="0.2479in"/>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T2694" style:parent-style-name="Domyślnaczcionkaakapitu" style:family="text">
      <style:text-properties fo:background-color="#80FFFF"/>
    </style:style>
    <style:style style:name="P2695" style:parent-style-name="Normalny" style:family="paragraph">
      <style:paragraph-properties fo:text-align="justify" fo:line-height="150%" fo:text-indent="0.2479in"/>
    </style:style>
    <style:style style:name="T2696" style:parent-style-name="Domyślnaczcionkaakapitu" style:family="text">
      <style:text-properties fo:background-color="#80FFFF"/>
    </style:style>
    <style:style style:name="P2697" style:parent-style-name="Normalny" style:family="paragraph">
      <style:paragraph-properties fo:text-align="justify" fo:line-height="150%" fo:text-indent="0.2479in"/>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P2700" style:parent-style-name="Normalny" style:family="paragraph">
      <style:paragraph-properties fo:text-align="justify" fo:line-height="150%" fo:text-indent="0.2479in"/>
    </style:style>
    <style:style style:name="T2701" style:parent-style-name="Domyślnaczcionkaakapitu" style:family="text">
      <style:text-properties fo:background-color="#80FFFF"/>
    </style:style>
    <style:style style:name="P2702" style:parent-style-name="Normalny" style:family="paragraph">
      <style:paragraph-properties fo:text-align="justify" fo:line-height="150%" fo:text-indent="0.2479in"/>
    </style:style>
    <style:style style:name="T2703" style:parent-style-name="Domyślnaczcionkaakapitu" style:family="text">
      <style:text-properties fo:background-color="#80FFFF"/>
    </style:style>
    <style:style style:name="P2704" style:parent-style-name="Normalny" style:family="paragraph">
      <style:paragraph-properties fo:text-align="justify" fo:line-height="150%" fo:text-indent="0.2479in"/>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P2715" style:parent-style-name="Normalny" style:family="paragraph">
      <style:paragraph-properties fo:text-align="justify" fo:line-height="150%" fo:text-indent="0.2479in"/>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P2722" style:parent-style-name="Normalny" style:family="paragraph">
      <style:paragraph-properties fo:text-align="justify" fo:line-height="150%" fo:text-indent="0.2479in"/>
    </style:style>
    <style:style style:name="T2723" style:parent-style-name="Domyślnaczcionkaakapitu" style:family="text">
      <style:text-properties fo:background-color="#80FFFF"/>
    </style:style>
    <style:style style:name="P2724" style:parent-style-name="Normalny" style:family="paragraph">
      <style:paragraph-properties fo:text-align="justify" fo:line-height="150%" fo:text-indent="0.2479in"/>
    </style:style>
    <style:style style:name="T2725" style:parent-style-name="Domyślnaczcionkaakapitu" style:family="text">
      <style:text-properties fo:background-color="#80FFFF"/>
    </style:style>
    <style:style style:name="P2726" style:parent-style-name="Normalny" style:family="paragraph">
      <style:paragraph-properties fo:text-align="justify" fo:line-height="150%" fo:text-indent="0.2479in"/>
    </style:style>
    <style:style style:name="T2727" style:parent-style-name="Domyślnaczcionkaakapitu" style:family="text">
      <style:text-properties fo:background-color="#80FFFF"/>
    </style:style>
    <style:style style:name="P2728" style:parent-style-name="Normalny" style:family="paragraph">
      <style:paragraph-properties fo:text-align="justify" fo:line-height="150%" fo:text-indent="0.2479in"/>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P2731" style:parent-style-name="Normalny" style:family="paragraph">
      <style:paragraph-properties fo:text-align="justify" fo:line-height="150%" fo:text-indent="0.2479in"/>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P2734" style:parent-style-name="Normalny" style:family="paragraph">
      <style:paragraph-properties fo:text-align="justify" fo:line-height="150%" fo:text-indent="0.2479in"/>
    </style:style>
    <style:style style:name="P2735" style:parent-style-name="Normalny" style:family="paragraph">
      <style:paragraph-properties fo:text-align="justify" fo:line-height="150%" fo:text-indent="0.2479in"/>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P2738" style:parent-style-name="Normalny" style:family="paragraph">
      <style:paragraph-properties fo:text-align="justify" fo:line-height="150%" fo:text-indent="0.2479in"/>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P2741" style:parent-style-name="Normalny" style:family="paragraph">
      <style:paragraph-properties fo:text-align="justify" fo:line-height="150%" fo:text-indent="0.2479in"/>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P2744" style:parent-style-name="Normalny" style:family="paragraph">
      <style:paragraph-properties fo:text-align="justify" fo:line-height="150%" fo:text-indent="0.2479in"/>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P2749" style:parent-style-name="Normalny" style:family="paragraph">
      <style:paragraph-properties fo:text-align="justify" fo:line-height="150%" fo:text-indent="0.2479in"/>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P2753" style:parent-style-name="Normalny" style:family="paragraph">
      <style:paragraph-properties fo:text-align="justify" fo:line-height="150%" fo:text-indent="0.2479in"/>
    </style:style>
    <style:style style:name="T2754" style:parent-style-name="Domyślnaczcionkaakapitu" style:family="text">
      <style:text-properties fo:background-color="#80FFFF"/>
    </style:style>
    <style:style style:name="P2755" style:parent-style-name="Normalny" style:family="paragraph">
      <style:paragraph-properties fo:text-align="justify" fo:line-height="150%" fo:text-indent="0.2479in"/>
    </style:style>
    <style:style style:name="P2756" style:parent-style-name="Normalny" style:family="paragraph">
      <style:paragraph-properties fo:text-align="justify" fo:line-height="150%" fo:text-indent="0.2479in"/>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P2767" style:parent-style-name="Normalny" style:family="paragraph">
      <style:paragraph-properties fo:text-align="justify" fo:line-height="150%" fo:text-indent="0.2479in"/>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P2771" style:parent-style-name="Normalny" style:family="paragraph">
      <style:paragraph-properties fo:text-align="justify" fo:line-height="150%" fo:text-indent="0.2479in"/>
    </style:style>
    <style:style style:name="P2772" style:parent-style-name="Normalny" style:family="paragraph">
      <style:paragraph-properties fo:text-align="justify" fo:line-height="150%" fo:text-indent="0.2479in"/>
    </style:style>
    <style:style style:name="P2773" style:parent-style-name="Normalny" style:family="paragraph">
      <style:paragraph-properties fo:text-align="justify" fo:line-height="150%" fo:text-indent="0.2479in"/>
    </style:style>
    <style:style style:name="P2774" style:parent-style-name="Normalny" style:family="paragraph">
      <style:paragraph-properties fo:text-align="justify" fo:line-height="150%" fo:text-indent="0.2479in"/>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P2779" style:parent-style-name="Normalny" style:family="paragraph">
      <style:paragraph-properties fo:text-align="justify" fo:line-height="150%" fo:text-indent="0.2479in"/>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P2785" style:parent-style-name="Normalny" style:family="paragraph">
      <style:paragraph-properties fo:text-align="justify" fo:line-height="150%" fo:text-indent="0.2479in"/>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P2789" style:parent-style-name="Normalny" style:family="paragraph">
      <style:paragraph-properties fo:text-align="justify" fo:line-height="150%" fo:text-indent="0.2479in"/>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P2796" style:parent-style-name="Normalny" style:family="paragraph">
      <style:paragraph-properties fo:text-align="justify" fo:line-height="150%" fo:text-indent="0.2479in"/>
    </style:style>
    <style:style style:name="P2797" style:parent-style-name="Normalny" style:family="paragraph">
      <style:paragraph-properties fo:text-align="justify" fo:line-height="150%" fo:text-indent="0.2479in"/>
    </style:style>
    <style:style style:name="T2798" style:parent-style-name="Domyślnaczcionkaakapitu" style:family="text">
      <style:text-properties fo:background-color="#80FFFF"/>
    </style:style>
    <style:style style:name="P2799" style:parent-style-name="Normalny" style:family="paragraph">
      <style:paragraph-properties fo:text-align="justify" fo:line-height="150%" fo:text-indent="0.2479in"/>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P2802" style:parent-style-name="Normalny" style:family="paragraph">
      <style:paragraph-properties fo:text-align="justify" fo:line-height="150%" fo:text-indent="0.2479in"/>
    </style:style>
    <style:style style:name="P2803" style:parent-style-name="Normalny" style:family="paragraph">
      <style:paragraph-properties fo:text-align="justify" fo:line-height="150%" fo:text-indent="0.2479in"/>
    </style:style>
    <style:style style:name="T2804" style:parent-style-name="Domyślnaczcionkaakapitu" style:family="text">
      <style:text-properties fo:background-color="#80FFFF"/>
    </style:style>
    <style:style style:name="P2805" style:parent-style-name="Normalny" style:family="paragraph">
      <style:paragraph-properties fo:text-align="justify" fo:line-height="150%" fo:text-indent="0.2479in"/>
    </style:style>
    <style:style style:name="P2806" style:parent-style-name="Normalny" style:family="paragraph">
      <style:paragraph-properties fo:text-align="justify" fo:line-height="150%" fo:text-indent="0.2479in"/>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P2809" style:parent-style-name="Normalny" style:family="paragraph">
      <style:paragraph-properties fo:text-align="justify" fo:line-height="150%" fo:text-indent="0.2479in"/>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P2812" style:parent-style-name="Normalny" style:family="paragraph">
      <style:paragraph-properties fo:text-align="justify" fo:line-height="150%" fo:text-indent="0.2479in"/>
    </style:style>
    <style:style style:name="P2813" style:parent-style-name="Normalny" style:family="paragraph">
      <style:paragraph-properties fo:text-align="justify" fo:line-height="150%" fo:text-indent="0.2479in"/>
    </style:style>
    <style:style style:name="T2814" style:parent-style-name="Domyślnaczcionkaakapitu" style:family="text">
      <style:text-properties fo:background-color="#80FFFF"/>
    </style:style>
    <style:style style:name="P2815" style:parent-style-name="Normalny" style:family="paragraph">
      <style:paragraph-properties fo:text-align="justify" fo:line-height="150%" fo:text-indent="0.2479in"/>
    </style:style>
    <style:style style:name="T2816" style:parent-style-name="Domyślnaczcionkaakapitu" style:family="text">
      <style:text-properties fo:background-color="#80FFFF"/>
    </style:style>
    <style:style style:name="P2817" style:parent-style-name="Normalny" style:family="paragraph">
      <style:paragraph-properties fo:text-align="justify" fo:line-height="150%" fo:text-indent="0.2479in"/>
    </style:style>
    <style:style style:name="T2818" style:parent-style-name="Domyślnaczcionkaakapitu" style:family="text">
      <style:text-properties fo:background-color="#80FFFF"/>
    </style:style>
    <style:style style:name="P2819" style:parent-style-name="Normalny" style:family="paragraph">
      <style:paragraph-properties fo:text-align="justify" fo:line-height="150%" fo:text-indent="0.2479in"/>
    </style:style>
    <style:style style:name="T2820" style:parent-style-name="Domyślnaczcionkaakapitu" style:family="text">
      <style:text-properties fo:background-color="#80FFFF"/>
    </style:style>
    <style:style style:name="P2821" style:parent-style-name="Normalny" style:family="paragraph">
      <style:paragraph-properties fo:text-align="justify" fo:line-height="150%" fo:text-indent="0.2479in"/>
    </style:style>
    <style:style style:name="P2822" style:parent-style-name="Normalny" style:family="paragraph">
      <style:paragraph-properties fo:text-align="justify" fo:line-height="150%" fo:text-indent="0.2479in"/>
    </style:style>
    <style:style style:name="P2823" style:parent-style-name="Normalny" style:family="paragraph">
      <style:paragraph-properties fo:text-align="justify" fo:line-height="150%" fo:text-indent="0.2479in"/>
    </style:style>
    <style:style style:name="T2824" style:parent-style-name="Domyślnaczcionkaakapitu" style:family="text">
      <style:text-properties fo:background-color="#80FFFF"/>
    </style:style>
    <style:style style:name="P2825" style:parent-style-name="Normalny" style:family="paragraph">
      <style:paragraph-properties fo:text-align="justify" fo:line-height="150%" fo:text-indent="0.2479in"/>
    </style:style>
    <style:style style:name="P2826" style:parent-style-name="Normalny" style:family="paragraph">
      <style:paragraph-properties fo:text-align="justify" fo:line-height="150%" fo:text-indent="0.2479in"/>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P2829" style:parent-style-name="Normalny" style:family="paragraph">
      <style:paragraph-properties fo:text-align="justify" fo:line-height="150%" fo:text-indent="0.2479in"/>
    </style:style>
    <style:style style:name="P2830" style:parent-style-name="Normalny" style:family="paragraph">
      <style:paragraph-properties fo:text-align="justify" fo:line-height="150%" fo:text-indent="0.2479in"/>
    </style:style>
    <style:style style:name="P2831" style:parent-style-name="Normalny" style:family="paragraph">
      <style:paragraph-properties fo:text-align="justify" fo:line-height="150%" fo:text-indent="0.2479in"/>
    </style:style>
    <style:style style:name="T2832" style:parent-style-name="Domyślnaczcionkaakapitu" style:family="text">
      <style:text-properties fo:background-color="#80FFFF"/>
    </style:style>
    <style:style style:name="P2833" style:parent-style-name="Normalny" style:family="paragraph">
      <style:paragraph-properties fo:text-align="justify" fo:line-height="150%" fo:text-indent="0.2479in"/>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P2837" style:parent-style-name="Normalny" style:family="paragraph">
      <style:paragraph-properties fo:text-align="justify" fo:line-height="150%" fo:text-indent="0.2479in"/>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P2841" style:parent-style-name="Normalny" style:family="paragraph">
      <style:paragraph-properties fo:text-align="justify" fo:line-height="150%" fo:text-indent="0.2479in"/>
    </style:style>
    <style:style style:name="P2842" style:parent-style-name="Normalny" style:family="paragraph">
      <style:paragraph-properties fo:text-align="justify" fo:line-height="150%" fo:text-indent="0.2479in"/>
    </style:style>
    <style:style style:name="T2843" style:parent-style-name="Domyślnaczcionkaakapitu" style:family="text">
      <style:text-properties fo:background-color="#80FFFF"/>
    </style:style>
    <style:style style:name="P2844" style:parent-style-name="Normalny" style:family="paragraph">
      <style:paragraph-properties fo:text-align="justify" fo:line-height="150%" fo:text-indent="0.2479in"/>
    </style:style>
    <style:style style:name="T2845" style:parent-style-name="Domyślnaczcionkaakapitu" style:family="text">
      <style:text-properties fo:background-color="#80FFFF"/>
    </style:style>
    <style:style style:name="P2846" style:parent-style-name="Normalny" style:family="paragraph">
      <style:paragraph-properties fo:text-align="justify" fo:line-height="150%" fo:text-indent="0.2479in"/>
    </style:style>
    <style:style style:name="T2847" style:parent-style-name="Domyślnaczcionkaakapitu" style:family="text">
      <style:text-properties fo:background-color="#80FFFF"/>
    </style:style>
    <style:style style:name="P2848" style:parent-style-name="Normalny" style:family="paragraph">
      <style:paragraph-properties fo:text-align="justify" fo:line-height="150%" fo:text-indent="0.2479in"/>
    </style:style>
    <style:style style:name="P2849" style:parent-style-name="Normalny" style:family="paragraph">
      <style:paragraph-properties fo:text-align="justify" fo:line-height="150%" fo:text-indent="0.2479in"/>
    </style:style>
    <style:style style:name="T2850" style:parent-style-name="Domyślnaczcionkaakapitu" style:family="text">
      <style:text-properties fo:background-color="#80FFFF"/>
    </style:style>
    <style:style style:name="P2851" style:parent-style-name="Normalny" style:family="paragraph">
      <style:paragraph-properties fo:text-align="justify" fo:line-height="150%" fo:text-indent="0.2479in"/>
    </style:style>
    <style:style style:name="T2852" style:parent-style-name="Domyślnaczcionkaakapitu" style:family="text">
      <style:text-properties fo:background-color="#80FFFF"/>
    </style:style>
    <style:style style:name="P2853" style:parent-style-name="Normalny" style:family="paragraph">
      <style:paragraph-properties fo:text-align="justify" fo:line-height="150%" fo:text-indent="0.2479in"/>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P2856" style:parent-style-name="Normalny" style:family="paragraph">
      <style:paragraph-properties fo:text-align="justify" fo:line-height="150%" fo:text-indent="0.2479in"/>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P2859" style:parent-style-name="Normalny" style:family="paragraph">
      <style:paragraph-properties fo:text-align="justify" fo:line-height="150%" fo:text-indent="0.2479in"/>
    </style:style>
    <style:style style:name="T2860" style:parent-style-name="Domyślnaczcionkaakapitu" style:family="text">
      <style:text-properties fo:background-color="#80FFFF"/>
    </style:style>
    <style:style style:name="T2861" style:parent-style-name="Domyślnaczcionkaakapitu" style:family="text">
      <style:text-properties fo:background-color="#80FFFF"/>
    </style:style>
    <style:style style:name="P2862" style:parent-style-name="Normalny" style:family="paragraph">
      <style:paragraph-properties fo:text-align="justify" fo:line-height="150%" fo:text-indent="0.2479in"/>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P2865" style:parent-style-name="Normalny" style:family="paragraph">
      <style:paragraph-properties fo:text-align="justify" fo:line-height="150%" fo:text-indent="0.2479in"/>
    </style:style>
    <style:style style:name="T2866" style:parent-style-name="Domyślnaczcionkaakapitu" style:family="text">
      <style:text-properties fo:background-color="#80FFFF"/>
    </style:style>
    <style:style style:name="P2867" style:parent-style-name="Normalny" style:family="paragraph">
      <style:paragraph-properties fo:text-align="justify" fo:line-height="150%" fo:text-indent="0.2479in"/>
    </style:style>
    <style:style style:name="T2868" style:parent-style-name="Domyślnaczcionkaakapitu" style:family="text">
      <style:text-properties fo:background-color="#80FFFF"/>
    </style:style>
    <style:style style:name="P2869" style:parent-style-name="Normalny" style:family="paragraph">
      <style:paragraph-properties fo:text-align="justify" fo:line-height="150%" fo:text-indent="0.2479in"/>
    </style:style>
    <style:style style:name="T2870" style:parent-style-name="Domyślnaczcionkaakapitu" style:family="text">
      <style:text-properties fo:background-color="#80FFFF"/>
    </style:style>
    <style:style style:name="P2871" style:parent-style-name="Normalny" style:family="paragraph">
      <style:paragraph-properties fo:text-align="justify" fo:line-height="150%" fo:text-indent="0.2479in"/>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P2874" style:parent-style-name="Normalny" style:family="paragraph">
      <style:paragraph-properties fo:text-align="justify" fo:line-height="150%" fo:text-indent="0.2479in"/>
    </style:style>
    <style:style style:name="P2875" style:parent-style-name="Normalny" style:family="paragraph">
      <style:paragraph-properties fo:text-align="justify" fo:line-height="150%" fo:text-indent="0.2479in"/>
    </style:style>
    <style:style style:name="T2876" style:parent-style-name="Domyślnaczcionkaakapitu" style:family="text">
      <style:text-properties fo:background-color="#80FFFF"/>
    </style:style>
    <style:style style:name="T2877" style:parent-style-name="Domyślnaczcionkaakapitu" style:family="text">
      <style:text-properties fo:background-color="#80FFFF"/>
    </style:style>
    <style:style style:name="P2878" style:parent-style-name="Normalny" style:family="paragraph">
      <style:paragraph-properties fo:text-align="justify" fo:line-height="150%" fo:text-indent="0.2479in"/>
    </style:style>
    <style:style style:name="P2879" style:parent-style-name="Normalny" style:family="paragraph">
      <style:paragraph-properties fo:text-align="justify" fo:line-height="150%" fo:text-indent="0.2479in"/>
    </style:style>
    <style:style style:name="P2880" style:parent-style-name="Normalny" style:family="paragraph">
      <style:paragraph-properties fo:text-align="justify" fo:line-height="150%" fo:text-indent="0.2479in"/>
    </style:style>
    <style:style style:name="T2881" style:parent-style-name="Domyślnaczcionkaakapitu" style:family="text">
      <style:text-properties fo:background-color="#80FFFF"/>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P2885" style:parent-style-name="Normalny" style:family="paragraph">
      <style:paragraph-properties fo:text-align="justify" fo:line-height="150%" fo:text-indent="0.2479in"/>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P2892" style:parent-style-name="Normalny" style:family="paragraph">
      <style:paragraph-properties fo:text-align="justify" fo:line-height="150%" fo:text-indent="0.2479in"/>
    </style:style>
    <style:style style:name="T2893" style:parent-style-name="Domyślnaczcionkaakapitu" style:family="text">
      <style:text-properties fo:background-color="#80FFFF"/>
    </style:style>
    <style:style style:name="P2894" style:parent-style-name="Normalny" style:family="paragraph">
      <style:paragraph-properties fo:text-align="justify" fo:line-height="150%" fo:text-indent="0.2479in"/>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P2897" style:parent-style-name="Normalny" style:family="paragraph">
      <style:paragraph-properties fo:text-align="justify" fo:line-height="150%" fo:text-indent="0.2479in"/>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P2900" style:parent-style-name="Normalny" style:family="paragraph">
      <style:paragraph-properties fo:text-align="justify" fo:line-height="150%" fo:text-indent="0.2479in"/>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P2903" style:parent-style-name="Normalny" style:family="paragraph">
      <style:paragraph-properties fo:text-align="justify" fo:line-height="150%" fo:text-indent="0.2479in"/>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P2911" style:parent-style-name="Normalny" style:family="paragraph">
      <style:paragraph-properties fo:text-align="justify" fo:line-height="150%" fo:text-indent="0.2479in"/>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P2914" style:parent-style-name="Normalny" style:family="paragraph">
      <style:paragraph-properties fo:text-align="justify" fo:line-height="150%" fo:text-indent="0.2479in"/>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P2919" style:parent-style-name="Normalny" style:family="paragraph">
      <style:paragraph-properties fo:text-align="justify" fo:line-height="150%" fo:text-indent="0.2479in"/>
    </style:style>
    <style:style style:name="T2920" style:parent-style-name="Domyślnaczcionkaakapitu" style:family="text">
      <style:text-properties fo:background-color="#80FFFF"/>
    </style:style>
    <style:style style:name="P2921" style:parent-style-name="Normalny" style:family="paragraph">
      <style:paragraph-properties fo:text-align="justify" fo:line-height="150%" fo:text-indent="0.2479in"/>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P2924" style:parent-style-name="Normalny" style:family="paragraph">
      <style:paragraph-properties fo:text-align="justify" fo:line-height="150%" fo:text-indent="0.2479in"/>
    </style:style>
    <style:style style:name="P2925" style:parent-style-name="Normalny" style:family="paragraph">
      <style:paragraph-properties fo:text-align="justify" fo:line-height="150%"/>
    </style:style>
    <style:style style:name="T2926" style:parent-style-name="Domyślnaczcionkaakapitu" style:family="text">
      <style:text-properties fo:background-color="#80FFFF" style:text-underline-type="single" style:text-underline-style="solid" style:text-underline-width="auto" style:text-underline-mode="continuous"/>
    </style:style>
    <style:style style:name="T2927" style:parent-style-name="Domyślnaczcionkaakapitu" style:family="text">
      <style:text-properties fo:background-color="#80FFFF" style:text-underline-type="single" style:text-underline-style="solid" style:text-underline-width="auto" style:text-underline-mode="continuous"/>
    </style:style>
    <style:style style:name="T2928" style:parent-style-name="Domyślnaczcionkaakapitu" style:family="text">
      <style:text-properties style:text-underline-type="single" style:text-underline-style="solid" style:text-underline-width="auto" style:text-underline-mode="continuous"/>
    </style:style>
    <style:style style:name="T2929" style:parent-style-name="Domyślnaczcionkaakapitu" style:family="text">
      <style:text-properties fo:background-color="#80FFFF" style:text-underline-type="single" style:text-underline-style="solid" style:text-underline-width="auto" style:text-underline-mode="continuous"/>
    </style:style>
    <style:style style:name="T2930" style:parent-style-name="Domyślnaczcionkaakapitu" style:family="text">
      <style:text-properties style:text-underline-type="single" style:text-underline-style="solid" style:text-underline-width="auto" style:text-underline-mode="continuous"/>
    </style:style>
    <style:style style:name="T2931" style:parent-style-name="Domyślnaczcionkaakapitu" style:family="text">
      <style:text-properties fo:background-color="#80FFFF" style:text-underline-type="single" style:text-underline-style="solid" style:text-underline-width="auto" style:text-underline-mode="continuous"/>
    </style:style>
    <style:style style:name="T2932" style:parent-style-name="Domyślnaczcionkaakapitu" style:family="text">
      <style:text-properties fo:background-color="#80FFFF"/>
    </style:style>
    <style:style style:name="P2933" style:parent-style-name="Normalny" style:family="paragraph">
      <style:paragraph-properties fo:text-align="justify" fo:line-height="150%" fo:text-indent="0.2479in"/>
    </style:style>
    <style:style style:name="P2934" style:parent-style-name="Normalny" style:family="paragraph">
      <style:paragraph-properties fo:text-align="justify" fo:line-height="150%"/>
    </style:style>
    <style:style style:name="T2935" style:parent-style-name="Domyślnaczcionkaakapitu" style:family="text">
      <style:text-properties style:text-underline-type="single" style:text-underline-style="solid" style:text-underline-width="auto" style:text-underline-mode="continuous"/>
    </style:style>
    <style:style style:name="P2936" style:parent-style-name="Normalny" style:family="paragraph">
      <style:paragraph-properties fo:text-align="justify" fo:line-height="150%" fo:text-indent="0.2479in"/>
    </style:style>
    <style:style style:name="P2937" style:parent-style-name="Normalny" style:family="paragraph">
      <style:paragraph-properties fo:text-align="justify" fo:line-height="150%">
        <style:tab-stops>
          <style:tab-stop style:type="left" style:position="7.1875in"/>
          <style:tab-stop style:type="left" style:position="9.7708in"/>
        </style:tab-stops>
      </style:paragraph-properties>
    </style:style>
    <style:style style:name="T2938" style:parent-style-name="Domyślnaczcionkaakapitu" style:family="text">
      <style:text-properties style:text-underline-type="single" style:text-underline-style="solid" style:text-underline-width="auto" style:text-underline-mode="continuous"/>
    </style:style>
    <style:style style:name="T2939" style:parent-style-name="Domyślnaczcionkaakapitu" style:family="text">
      <style:text-properties fo:background-color="#80FFFF" style:text-underline-type="single" style:text-underline-style="solid" style:text-underline-width="auto" style:text-underline-mode="continuous"/>
    </style:style>
    <style:style style:name="T2940" style:parent-style-name="Domyślnaczcionkaakapitu" style:family="text">
      <style:text-properties style:text-underline-type="single" style:text-underline-style="solid" style:text-underline-width="auto" style:text-underline-mode="continuous"/>
    </style:style>
    <style:style style:name="T2941" style:parent-style-name="Domyślnaczcionkaakapitu" style:family="text">
      <style:text-properties fo:background-color="#80FFFF" style:text-underline-type="single" style:text-underline-style="solid" style:text-underline-width="auto" style:text-underline-mode="continuous"/>
    </style:style>
    <style:style style:name="T2942" style:parent-style-name="Domyślnaczcionkaakapitu" style:family="text">
      <style:text-properties style:text-underline-type="single" style:text-underline-style="solid" style:text-underline-width="auto" style:text-underline-mode="continuous"/>
    </style:style>
    <style:style style:name="T2943" style:parent-style-name="Domyślnaczcionkaakapitu" style:family="text">
      <style:text-properties fo:background-color="#80FFFF" style:text-underline-type="single" style:text-underline-style="solid" style:text-underline-width="auto" style:text-underline-mode="continuous"/>
    </style:style>
    <style:style style:name="P2944" style:parent-style-name="Normalny" style:family="paragraph">
      <style:paragraph-properties fo:text-align="justify" fo:line-height="150%" fo:text-indent="0.2479in"/>
    </style:style>
    <style:style style:name="P2945" style:parent-style-name="Normalny" style:family="paragraph">
      <style:paragraph-properties fo:text-align="justify" fo:line-height="150%" fo:text-indent="0.2479in"/>
    </style:style>
    <style:style style:name="P2946" style:parent-style-name="Normalny" style:family="paragraph">
      <style:paragraph-properties fo:text-align="justify" fo:line-height="150%"/>
    </style:style>
    <style:style style:name="T2947" style:parent-style-name="Domyślnaczcionkaakapitu" style:family="text">
      <style:text-properties style:text-underline-type="single" style:text-underline-style="solid" style:text-underline-width="auto" style:text-underline-mode="continuous"/>
    </style:style>
    <style:style style:name="T2948" style:parent-style-name="Domyślnaczcionkaakapitu" style:family="text">
      <style:text-properties fo:background-color="#80FFFF" style:text-underline-type="single" style:text-underline-style="solid" style:text-underline-width="auto" style:text-underline-mode="continuous"/>
    </style:style>
    <style:style style:name="P2949" style:parent-style-name="Normalny" style:family="paragraph">
      <style:paragraph-properties fo:text-align="justify" fo:line-height="150%" fo:text-indent="0.2479in"/>
    </style:style>
    <style:style style:name="P2950" style:parent-style-name="Normalny" style:family="paragraph">
      <style:paragraph-properties fo:text-align="justify" fo:line-height="150%" fo:text-indent="0.2479in"/>
    </style:style>
    <style:style style:name="P2951" style:parent-style-name="Normalny" style:family="paragraph">
      <style:paragraph-properties fo:text-align="justify" fo:line-height="150%"/>
    </style:style>
    <style:style style:name="T2952" style:parent-style-name="Domyślnaczcionkaakapitu" style:family="text">
      <style:text-properties style:text-underline-type="single" style:text-underline-style="solid" style:text-underline-width="auto" style:text-underline-mode="continuous"/>
    </style:style>
    <style:style style:name="T2953" style:parent-style-name="Domyślnaczcionkaakapitu" style:family="text">
      <style:text-properties fo:background-color="#80FFFF" style:text-underline-type="single" style:text-underline-style="solid" style:text-underline-width="auto" style:text-underline-mode="continuous"/>
    </style:style>
    <style:style style:name="T2954" style:parent-style-name="Domyślnaczcionkaakapitu" style:family="text">
      <style:text-properties style:text-underline-type="single" style:text-underline-style="solid" style:text-underline-width="auto" style:text-underline-mode="continuous"/>
    </style:style>
    <style:style style:name="T2955" style:parent-style-name="Domyślnaczcionkaakapitu" style:family="text">
      <style:text-properties fo:background-color="#80FFFF" style:text-underline-type="single" style:text-underline-style="solid" style:text-underline-width="auto" style:text-underline-mode="continuous"/>
    </style:style>
    <style:style style:name="T2956" style:parent-style-name="Domyślnaczcionkaakapitu" style:family="text">
      <style:text-properties style:text-underline-type="single" style:text-underline-style="solid" style:text-underline-width="auto" style:text-underline-mode="continuous"/>
    </style:style>
    <style:style style:name="P2957" style:parent-style-name="Normalny" style:family="paragraph">
      <style:paragraph-properties fo:text-align="justify" fo:line-height="150%" fo:text-indent="0.2479in"/>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P2960" style:parent-style-name="Normalny" style:family="paragraph">
      <style:paragraph-properties fo:text-align="justify" fo:line-height="150%"/>
    </style:style>
    <style:style style:name="T2961" style:parent-style-name="Domyślnaczcionkaakapitu" style:family="text">
      <style:text-properties style:text-underline-type="single" style:text-underline-style="solid" style:text-underline-width="auto" style:text-underline-mode="continuous"/>
    </style:style>
    <style:style style:name="T2962" style:parent-style-name="Domyślnaczcionkaakapitu" style:family="text">
      <style:text-properties fo:background-color="#80FFFF" style:text-underline-type="single" style:text-underline-style="solid" style:text-underline-width="auto" style:text-underline-mode="continuous"/>
    </style:style>
    <style:style style:name="P2963" style:parent-style-name="Normalny" style:family="paragraph">
      <style:paragraph-properties fo:text-align="justify" fo:line-height="150%" fo:text-indent="0.2479in"/>
    </style:style>
    <style:style style:name="P2964" style:parent-style-name="Normalny" style:family="paragraph">
      <style:paragraph-properties fo:text-align="justify" fo:line-height="150%" fo:text-indent="0.2479in"/>
    </style:style>
    <style:style style:name="T2965" style:parent-style-name="Domyślnaczcionkaakapitu" style:family="text">
      <style:text-properties fo:background-color="#80FFFF"/>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P2971" style:parent-style-name="Normalny" style:family="paragraph">
      <style:paragraph-properties fo:text-align="justify" fo:line-height="150%" fo:text-indent="0.2479in"/>
    </style:style>
    <style:style style:name="P2972" style:parent-style-name="Normalny" style:family="paragraph">
      <style:paragraph-properties fo:text-align="justify" fo:line-height="150%" fo:text-indent="0.2479in"/>
    </style:style>
    <style:style style:name="P2973" style:parent-style-name="Normalny" style:family="paragraph">
      <style:paragraph-properties fo:text-align="justify" fo:line-height="150%"/>
    </style:style>
    <style:style style:name="P2974" style:parent-style-name="Normalny" style:family="paragraph">
      <style:paragraph-properties fo:text-align="justify" fo:line-height="150%" fo:text-indent="0.2479in"/>
    </style:style>
    <style:style style:name="P2975" style:parent-style-name="Normalny" style:family="paragraph">
      <style:paragraph-properties fo:text-align="justify" fo:line-height="150%"/>
    </style:style>
    <style:style style:name="T2976" style:parent-style-name="Domyślnaczcionkaakapitu" style:family="text">
      <style:text-properties style:text-underline-type="single" style:text-underline-style="solid" style:text-underline-width="auto" style:text-underline-mode="continuous"/>
    </style:style>
    <style:style style:name="T2977" style:parent-style-name="Domyślnaczcionkaakapitu" style:family="text">
      <style:text-properties fo:background-color="#80FFFF" style:text-underline-type="single" style:text-underline-style="solid" style:text-underline-width="auto" style:text-underline-mode="continuous"/>
    </style:style>
    <style:style style:name="T2978" style:parent-style-name="Domyślnaczcionkaakapitu" style:family="text">
      <style:text-properties style:text-underline-type="single" style:text-underline-style="solid" style:text-underline-width="auto" style:text-underline-mode="continuous"/>
    </style:style>
    <style:style style:name="T2979" style:parent-style-name="Domyślnaczcionkaakapitu" style:family="text">
      <style:text-properties fo:background-color="#80FFFF" style:text-underline-type="single" style:text-underline-style="solid" style:text-underline-width="auto" style:text-underline-mode="continuous"/>
    </style:style>
    <style:style style:name="T2980" style:parent-style-name="Domyślnaczcionkaakapitu" style:family="text">
      <style:text-properties style:text-underline-type="single" style:text-underline-style="solid" style:text-underline-width="auto" style:text-underline-mode="continuous"/>
    </style:style>
    <style:style style:name="T2981" style:parent-style-name="Domyślnaczcionkaakapitu" style:family="text">
      <style:text-properties fo:background-color="#80FFFF" style:text-underline-type="single" style:text-underline-style="solid" style:text-underline-width="auto" style:text-underline-mode="continuous"/>
    </style:style>
    <style:style style:name="P2982" style:parent-style-name="Normalny" style:family="paragraph">
      <style:paragraph-properties fo:text-align="justify" fo:line-height="150%" fo:text-indent="0.2479in"/>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T2985" style:parent-style-name="Domyślnaczcionkaakapitu" style:family="text">
      <style:text-properties fo:background-color="#80FFFF"/>
    </style:style>
    <style:style style:name="T2986" style:parent-style-name="Domyślnaczcionkaakapitu" style:family="text">
      <style:text-properties fo:background-color="#80FFFF"/>
    </style:style>
    <style:style style:name="T2987" style:parent-style-name="Domyślnaczcionkaakapitu" style:family="text">
      <style:text-properties fo:background-color="#80FFFF"/>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P2996" style:parent-style-name="Normalny" style:family="paragraph">
      <style:paragraph-properties fo:text-align="justify" fo:line-height="150%" fo:text-indent="0.2479in"/>
    </style:style>
    <style:style style:name="P2997" style:parent-style-name="Normalny" style:family="paragraph">
      <style:paragraph-properties fo:text-align="justify" fo:line-height="150%" fo:text-indent="0.2479in"/>
    </style:style>
    <style:style style:name="P2998" style:parent-style-name="Normalny" style:family="paragraph">
      <style:paragraph-properties fo:text-align="justify" fo:line-height="150%"/>
    </style:style>
    <style:style style:name="T2999" style:parent-style-name="Domyślnaczcionkaakapitu" style:family="text">
      <style:text-properties style:text-underline-type="single" style:text-underline-style="solid" style:text-underline-width="auto" style:text-underline-mode="continuous"/>
    </style:style>
    <style:style style:name="T3000" style:parent-style-name="Domyślnaczcionkaakapitu" style:family="text">
      <style:text-properties fo:background-color="#80FFFF" style:text-underline-type="single" style:text-underline-style="solid" style:text-underline-width="auto" style:text-underline-mode="continuous"/>
    </style:style>
    <style:style style:name="T3001" style:parent-style-name="Domyślnaczcionkaakapitu" style:family="text">
      <style:text-properties style:text-underline-type="single" style:text-underline-style="solid" style:text-underline-width="auto" style:text-underline-mode="continuous"/>
    </style:style>
    <style:style style:name="T3002" style:parent-style-name="Domyślnaczcionkaakapitu" style:family="text">
      <style:text-properties fo:background-color="#80FFFF" style:text-underline-type="single" style:text-underline-style="solid" style:text-underline-width="auto" style:text-underline-mode="continuous"/>
    </style:style>
    <style:style style:name="T3003" style:parent-style-name="Domyślnaczcionkaakapitu" style:family="text">
      <style:text-properties style:text-underline-type="single" style:text-underline-style="solid" style:text-underline-width="auto" style:text-underline-mode="continuous"/>
    </style:style>
    <style:style style:name="T3004" style:parent-style-name="Domyślnaczcionkaakapitu" style:family="text">
      <style:text-properties fo:background-color="#80FFFF" style:text-underline-type="single" style:text-underline-style="solid" style:text-underline-width="auto" style:text-underline-mode="continuous"/>
    </style:style>
    <style:style style:name="T3005" style:parent-style-name="Domyślnaczcionkaakapitu" style:family="text">
      <style:text-properties style:text-underline-type="single" style:text-underline-style="solid" style:text-underline-width="auto" style:text-underline-mode="continuous"/>
    </style:style>
    <style:style style:name="P3006" style:parent-style-name="Normalny" style:family="paragraph">
      <style:paragraph-properties fo:text-align="justify" fo:line-height="150%" fo:text-indent="0.2479in"/>
    </style:style>
    <style:style style:name="P3007" style:parent-style-name="Normalny" style:family="paragraph">
      <style:paragraph-properties fo:text-align="justify" fo:line-height="150%"/>
    </style:style>
    <style:style style:name="T3008" style:parent-style-name="Domyślnaczcionkaakapitu" style:family="text">
      <style:text-properties style:text-underline-type="single" style:text-underline-style="solid" style:text-underline-width="auto" style:text-underline-mode="continuous"/>
    </style:style>
    <style:style style:name="T3009" style:parent-style-name="Domyślnaczcionkaakapitu" style:family="text">
      <style:text-properties fo:background-color="#80FFFF" style:text-underline-type="single" style:text-underline-style="solid" style:text-underline-width="auto" style:text-underline-mode="continuous"/>
    </style:style>
    <style:style style:name="T3010" style:parent-style-name="Domyślnaczcionkaakapitu" style:family="text">
      <style:text-properties style:text-underline-type="single" style:text-underline-style="solid" style:text-underline-width="auto" style:text-underline-mode="continuous"/>
    </style:style>
    <style:style style:name="T3011" style:parent-style-name="Domyślnaczcionkaakapitu" style:family="text">
      <style:text-properties fo:background-color="#80FFFF"/>
    </style:style>
    <style:style style:name="P3012" style:parent-style-name="Normalny" style:family="paragraph">
      <style:paragraph-properties fo:text-align="justify" fo:line-height="150%" fo:text-indent="0.2479in"/>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P3016" style:parent-style-name="Normalny" style:family="paragraph">
      <style:paragraph-properties fo:text-align="justify" fo:line-height="150%"/>
    </style:style>
    <style:style style:name="T3017" style:parent-style-name="Domyślnaczcionkaakapitu" style:family="text">
      <style:text-properties style:text-underline-type="single" style:text-underline-style="solid" style:text-underline-width="auto" style:text-underline-mode="continuous"/>
    </style:style>
    <style:style style:name="T3018" style:parent-style-name="Domyślnaczcionkaakapitu" style:family="text">
      <style:text-properties fo:background-color="#80FFFF" style:text-underline-type="single" style:text-underline-style="solid" style:text-underline-width="auto" style:text-underline-mode="continuous"/>
    </style:style>
    <style:style style:name="T3019" style:parent-style-name="Domyślnaczcionkaakapitu" style:family="text">
      <style:text-properties style:text-underline-type="single" style:text-underline-style="solid" style:text-underline-width="auto" style:text-underline-mode="continuous"/>
    </style:style>
    <style:style style:name="T3020" style:parent-style-name="Domyślnaczcionkaakapitu" style:family="text">
      <style:text-properties fo:background-color="#80FFFF" style:text-underline-type="single" style:text-underline-style="solid" style:text-underline-width="auto" style:text-underline-mode="continuous"/>
    </style:style>
    <style:style style:name="T3021" style:parent-style-name="Domyślnaczcionkaakapitu" style:family="text">
      <style:text-properties style:text-underline-type="single" style:text-underline-style="solid" style:text-underline-width="auto" style:text-underline-mode="continuous"/>
    </style:style>
    <style:style style:name="T3022" style:parent-style-name="Domyślnaczcionkaakapitu" style:family="text">
      <style:text-properties fo:background-color="#80FFFF" style:text-underline-type="single" style:text-underline-style="solid" style:text-underline-width="auto" style:text-underline-mode="continuous"/>
    </style:style>
    <style:style style:name="T3023" style:parent-style-name="Domyślnaczcionkaakapitu" style:family="text">
      <style:text-properties fo:background-color="#80FFFF"/>
    </style:style>
    <style:style style:name="P3024" style:parent-style-name="Normalny" style:family="paragraph">
      <style:paragraph-properties fo:text-align="justify" fo:line-height="150%" fo:text-indent="0.2479in"/>
    </style:style>
    <style:style style:name="P3025" style:parent-style-name="Normalny" style:family="paragraph">
      <style:paragraph-properties fo:text-align="justify" fo:line-height="150%"/>
    </style:style>
    <style:style style:name="T3026" style:parent-style-name="Domyślnaczcionkaakapitu" style:family="text">
      <style:text-properties style:text-underline-type="single" style:text-underline-style="solid" style:text-underline-width="auto" style:text-underline-mode="continuous"/>
    </style:style>
    <style:style style:name="P3027" style:parent-style-name="Normalny" style:family="paragraph">
      <style:paragraph-properties fo:text-align="justify" fo:line-height="150%" fo:text-indent="0.2479in"/>
    </style:style>
    <style:style style:name="P3028" style:parent-style-name="Normalny" style:family="paragraph">
      <style:paragraph-properties fo:text-align="justify" fo:line-height="150%" fo:text-indent="0.2479in"/>
    </style:style>
    <style:style style:name="P3029" style:parent-style-name="Normalny" style:family="paragraph">
      <style:paragraph-properties fo:text-align="justify" fo:line-height="150%" fo:text-indent="0.2479in"/>
    </style:style>
    <style:style style:name="P3030" style:parent-style-name="Normalny" style:family="paragraph">
      <style:paragraph-properties fo:text-align="justify" fo:line-height="150%" fo:text-indent="0.2479in"/>
    </style:style>
    <style:style style:name="T3031" style:parent-style-name="Domyślnaczcionkaakapitu" style:family="text">
      <style:text-properties fo:background-color="#80FFFF"/>
    </style:style>
    <style:style style:name="P3032" style:parent-style-name="Normalny" style:family="paragraph">
      <style:paragraph-properties fo:text-align="justify" fo:line-height="150%" fo:text-indent="0.2479in"/>
    </style:style>
    <style:style style:name="T3033" style:parent-style-name="Domyślnaczcionkaakapitu" style:family="text">
      <style:text-properties fo:background-color="#80FFFF"/>
    </style:style>
    <style:style style:name="P3034" style:parent-style-name="Normalny" style:family="paragraph">
      <style:paragraph-properties fo:text-align="justify" fo:line-height="150%" fo:text-indent="0.2479in"/>
    </style:style>
    <style:style style:name="P3035" style:parent-style-name="Normalny" style:family="paragraph">
      <style:paragraph-properties fo:text-align="justify" fo:line-height="150%"/>
    </style:style>
    <style:style style:name="T3036" style:parent-style-name="Domyślnaczcionkaakapitu" style:family="text">
      <style:text-properties style:text-underline-type="single" style:text-underline-style="solid" style:text-underline-width="auto" style:text-underline-mode="continuous"/>
    </style:style>
    <style:style style:name="T3037" style:parent-style-name="Domyślnaczcionkaakapitu" style:family="text">
      <style:text-properties fo:background-color="#80FFFF" style:text-underline-type="single" style:text-underline-style="solid" style:text-underline-width="auto" style:text-underline-mode="continuous"/>
    </style:style>
    <style:style style:name="T3038" style:parent-style-name="Domyślnaczcionkaakapitu" style:family="text">
      <style:text-properties style:text-underline-type="single" style:text-underline-style="solid" style:text-underline-width="auto" style:text-underline-mode="continuous"/>
    </style:style>
    <style:style style:name="T3039" style:parent-style-name="Domyślnaczcionkaakapitu" style:family="text">
      <style:text-properties fo:background-color="#80FFFF" style:text-underline-type="single" style:text-underline-style="solid" style:text-underline-width="auto" style:text-underline-mode="continuous"/>
    </style:style>
    <style:style style:name="T3040" style:parent-style-name="Domyślnaczcionkaakapitu" style:family="text">
      <style:text-properties style:text-underline-type="single" style:text-underline-style="solid" style:text-underline-width="auto" style:text-underline-mode="continuous"/>
    </style:style>
    <style:style style:name="T3041" style:parent-style-name="Domyślnaczcionkaakapitu" style:family="text">
      <style:text-properties fo:background-color="#80FFFF" style:text-underline-type="single" style:text-underline-style="solid" style:text-underline-width="auto" style:text-underline-mode="continuous"/>
    </style:style>
    <style:style style:name="T3042" style:parent-style-name="Domyślnaczcionkaakapitu" style:family="text">
      <style:text-properties fo:background-color="#80FFFF"/>
    </style:style>
    <style:style style:name="P3043" style:parent-style-name="Normalny" style:family="paragraph">
      <style:paragraph-properties fo:text-align="justify" fo:line-height="150%" fo:text-indent="0.2479in"/>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P3046" style:parent-style-name="Normalny" style:family="paragraph">
      <style:paragraph-properties fo:text-align="justify" fo:line-height="150%"/>
    </style:style>
    <style:style style:name="T3047" style:parent-style-name="Domyślnaczcionkaakapitu" style:family="text">
      <style:text-properties style:text-underline-type="single" style:text-underline-style="solid" style:text-underline-width="auto" style:text-underline-mode="continuous"/>
    </style:style>
    <style:style style:name="T3048" style:parent-style-name="Domyślnaczcionkaakapitu" style:family="text">
      <style:text-properties fo:background-color="#80FFFF" style:text-underline-type="single" style:text-underline-style="solid" style:text-underline-width="auto" style:text-underline-mode="continuous"/>
    </style:style>
    <style:style style:name="T3049" style:parent-style-name="Domyślnaczcionkaakapitu" style:family="text">
      <style:text-properties style:text-underline-type="single" style:text-underline-style="solid" style:text-underline-width="auto" style:text-underline-mode="continuous"/>
    </style:style>
    <style:style style:name="T3050" style:parent-style-name="Domyślnaczcionkaakapitu" style:family="text">
      <style:text-properties fo:background-color="#80FFFF" style:text-underline-type="single" style:text-underline-style="solid" style:text-underline-width="auto" style:text-underline-mode="continuous"/>
    </style:style>
    <style:style style:name="T3051" style:parent-style-name="Domyślnaczcionkaakapitu" style:family="text">
      <style:text-properties style:text-underline-type="single" style:text-underline-style="solid" style:text-underline-width="auto" style:text-underline-mode="continuous"/>
    </style:style>
    <style:style style:name="P3052" style:parent-style-name="Normalny" style:family="paragraph">
      <style:paragraph-properties fo:text-align="justify" fo:line-height="150%" fo:text-indent="0.2479in"/>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P3055" style:parent-style-name="Normalny" style:family="paragraph">
      <style:paragraph-properties fo:text-align="justify" fo:line-height="150%" fo:text-indent="0.2479in"/>
    </style:style>
    <style:style style:name="T3056" style:parent-style-name="Domyślnaczcionkaakapitu" style:family="text">
      <style:text-properties fo:background-color="#80FFFF"/>
    </style:style>
    <style:style style:name="P3057" style:parent-style-name="Normalny" style:family="paragraph">
      <style:paragraph-properties fo:text-align="justify" fo:line-height="150%" fo:text-indent="0.2479in"/>
    </style:style>
    <style:style style:name="T3058" style:parent-style-name="Domyślnaczcionkaakapitu" style:family="text">
      <style:text-properties fo:background-color="#80FFFF"/>
    </style:style>
    <style:style style:name="P3059" style:parent-style-name="Normalny" style:family="paragraph">
      <style:paragraph-properties fo:text-align="justify" fo:line-height="150%" fo:text-indent="0.2479in"/>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P3063" style:parent-style-name="Normalny" style:family="paragraph">
      <style:paragraph-properties fo:text-align="justify" fo:line-height="150%" fo:text-indent="0.2479in"/>
    </style:style>
    <style:style style:name="P3064" style:parent-style-name="Normalny" style:family="paragraph">
      <style:paragraph-properties fo:text-align="justify" fo:line-height="150%" fo:text-indent="0.2479in"/>
    </style:style>
    <style:style style:name="T3065" style:parent-style-name="Domyślnaczcionkaakapitu" style:family="text">
      <style:text-properties fo:background-color="#80FFFF"/>
    </style:style>
    <style:style style:name="P3066" style:parent-style-name="Normalny" style:family="paragraph">
      <style:paragraph-properties fo:text-align="justify" fo:line-height="150%" fo:text-indent="0.2479in"/>
    </style:style>
    <style:style style:name="P3067" style:parent-style-name="Normalny" style:family="paragraph">
      <style:paragraph-properties fo:text-align="justify" fo:line-height="150%" fo:text-indent="0.2479in"/>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T3071" style:parent-style-name="Domyślnaczcionkaakapitu" style:family="text">
      <style:text-properties fo:background-color="#80FFFF"/>
    </style:style>
    <style:style style:name="T3072" style:parent-style-name="Domyślnaczcionkaakapitu" style:family="text">
      <style:text-properties fo:background-color="#80FFFF"/>
    </style:style>
    <style:style style:name="P3073" style:parent-style-name="Normalny" style:family="paragraph">
      <style:paragraph-properties fo:text-align="justify" fo:line-height="150%" fo:text-indent="0.2479in"/>
    </style:style>
    <style:style style:name="P3074" style:parent-style-name="Normalny" style:family="paragraph">
      <style:paragraph-properties fo:text-align="justify" fo:line-height="150%" fo:text-indent="0.2479in"/>
    </style:style>
    <style:style style:name="T3075" style:parent-style-name="Domyślnaczcionkaakapitu" style:family="text">
      <style:text-properties fo:background-color="#80FFFF"/>
    </style:style>
    <style:style style:name="P3076" style:parent-style-name="Normalny" style:family="paragraph">
      <style:paragraph-properties fo:text-align="justify" fo:line-height="150%" fo:text-indent="0.2479in"/>
    </style:style>
    <style:style style:name="P3077" style:parent-style-name="Normalny" style:family="paragraph">
      <style:paragraph-properties fo:text-align="justify" fo:line-height="150%" fo:text-indent="0.2479in"/>
    </style:style>
    <style:style style:name="T3078" style:parent-style-name="Domyślnaczcionkaakapitu" style:family="text">
      <style:text-properties fo:background-color="#80FFFF"/>
    </style:style>
    <style:style style:name="T3079" style:parent-style-name="Domyślnaczcionkaakapitu" style:family="text">
      <style:text-properties fo:background-color="#80FFFF"/>
    </style:style>
    <style:style style:name="P3080" style:parent-style-name="Normalny" style:family="paragraph">
      <style:paragraph-properties fo:text-align="justify" fo:line-height="150%" fo:text-indent="0.2479in"/>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P3083" style:parent-style-name="Normalny" style:family="paragraph">
      <style:paragraph-properties fo:text-align="justify" fo:line-height="150%" fo:text-indent="0.2479in"/>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P3086" style:parent-style-name="Normalny" style:family="paragraph">
      <style:paragraph-properties fo:text-align="justify" fo:line-height="150%" fo:text-indent="0.2479in"/>
    </style:style>
    <style:style style:name="T3087" style:parent-style-name="Domyślnaczcionkaakapitu" style:family="text">
      <style:text-properties fo:background-color="#80FFFF"/>
    </style:style>
    <style:style style:name="P3088" style:parent-style-name="Normalny" style:family="paragraph">
      <style:paragraph-properties fo:text-align="justify" fo:line-height="150%" fo:text-indent="0.2479in"/>
    </style:style>
    <style:style style:name="P3089" style:parent-style-name="Normalny" style:family="paragraph">
      <style:paragraph-properties fo:text-align="justify" fo:line-height="150%" fo:text-indent="0.2479in"/>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P3093" style:parent-style-name="Normalny" style:family="paragraph">
      <style:paragraph-properties fo:text-align="justify" fo:line-height="150%" fo:text-indent="0.2479in"/>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P3096" style:parent-style-name="Normalny" style:family="paragraph">
      <style:paragraph-properties fo:text-align="justify" fo:line-height="150%" fo:text-indent="0.2479in"/>
    </style:style>
    <style:style style:name="P3097" style:parent-style-name="Normalny" style:family="paragraph">
      <style:paragraph-properties fo:text-align="justify" fo:line-height="150%" fo:text-indent="0.2479in"/>
    </style:style>
    <style:style style:name="T3098" style:parent-style-name="Domyślnaczcionkaakapitu" style:family="text">
      <style:text-properties fo:background-color="#80FFFF"/>
    </style:style>
    <style:style style:name="T3099" style:parent-style-name="Domyślnaczcionkaakapitu" style:family="text">
      <style:text-properties fo:background-color="#80FFFF"/>
    </style:style>
    <style:style style:name="T3100" style:parent-style-name="Domyślnaczcionkaakapitu" style:family="text">
      <style:text-properties fo:background-color="#80FFFF"/>
    </style:style>
    <style:style style:name="P3101" style:parent-style-name="Normalny" style:family="paragraph">
      <style:paragraph-properties fo:text-align="justify" fo:line-height="150%" fo:text-indent="0.2479in"/>
    </style:style>
    <style:style style:name="T3102" style:parent-style-name="Domyślnaczcionkaakapitu" style:family="text">
      <style:text-properties fo:background-color="#80FFFF"/>
    </style:style>
    <style:style style:name="P3103" style:parent-style-name="Normalny" style:family="paragraph">
      <style:paragraph-properties fo:text-align="justify" fo:line-height="150%" fo:text-indent="0.2479in"/>
    </style:style>
    <style:style style:name="P3104" style:parent-style-name="Normalny" style:family="paragraph">
      <style:paragraph-properties fo:text-align="justify" fo:line-height="150%" fo:text-indent="0.2479in"/>
    </style:style>
    <style:style style:name="P3105" style:parent-style-name="Normalny" style:family="paragraph">
      <style:paragraph-properties fo:text-align="justify" fo:line-height="150%" fo:text-indent="0.2479in"/>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T3113" style:parent-style-name="Domyślnaczcionkaakapitu" style:family="text">
      <style:text-properties fo:background-color="#80FFFF"/>
    </style:style>
    <style:style style:name="P3114" style:parent-style-name="Normalny" style:family="paragraph">
      <style:paragraph-properties fo:text-align="justify" fo:line-height="150%" fo:text-indent="0.2479in"/>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P3117" style:parent-style-name="Normalny" style:family="paragraph">
      <style:paragraph-properties fo:text-align="justify" fo:line-height="150%" fo:text-indent="0.2479in"/>
    </style:style>
    <style:style style:name="T3118" style:parent-style-name="Domyślnaczcionkaakapitu" style:family="text">
      <style:text-properties fo:background-color="#80FFFF"/>
    </style:style>
    <style:style style:name="T3119" style:parent-style-name="Domyślnaczcionkaakapitu" style:family="text">
      <style:text-properties fo:background-color="#80FFFF"/>
    </style:style>
    <style:style style:name="P3120" style:parent-style-name="Normalny" style:family="paragraph">
      <style:paragraph-properties fo:text-align="justify" fo:line-height="150%" fo:text-indent="0.2479in"/>
    </style:style>
    <style:style style:name="P3121" style:parent-style-name="Normalny" style:family="paragraph">
      <style:paragraph-properties fo:text-align="justify" fo:line-height="150%" fo:text-indent="0.2479in"/>
    </style:style>
    <style:style style:name="T3122" style:parent-style-name="Domyślnaczcionkaakapitu" style:family="text">
      <style:text-properties fo:background-color="#80FFFF"/>
    </style:style>
    <style:style style:name="T3123" style:parent-style-name="Domyślnaczcionkaakapitu" style:family="text">
      <style:text-properties fo:background-color="#80FFFF"/>
    </style:style>
    <style:style style:name="T3124" style:parent-style-name="Domyślnaczcionkaakapitu" style:family="text">
      <style:text-properties fo:background-color="#80FFFF"/>
    </style:style>
    <style:style style:name="P3125" style:parent-style-name="Normalny" style:family="paragraph">
      <style:paragraph-properties fo:text-align="justify" fo:line-height="150%" fo:text-indent="0.2479in"/>
    </style:style>
    <style:style style:name="T3126" style:parent-style-name="Domyślnaczcionkaakapitu" style:family="text">
      <style:text-properties fo:background-color="#80FFFF"/>
    </style:style>
    <style:style style:name="T3127" style:parent-style-name="Domyślnaczcionkaakapitu" style:family="text">
      <style:text-properties fo:background-color="#80FFFF"/>
    </style:style>
    <style:style style:name="P3128" style:parent-style-name="Normalny" style:family="paragraph">
      <style:paragraph-properties fo:text-align="justify" fo:line-height="150%" fo:text-indent="0.2479in"/>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P3131" style:parent-style-name="Normalny" style:family="paragraph">
      <style:paragraph-properties fo:text-align="justify" fo:line-height="150%" fo:text-indent="0.2479in"/>
    </style:style>
    <style:style style:name="T3132" style:parent-style-name="Domyślnaczcionkaakapitu" style:family="text">
      <style:text-properties fo:background-color="#80FFFF"/>
    </style:style>
    <style:style style:name="P3133" style:parent-style-name="Normalny" style:family="paragraph">
      <style:paragraph-properties fo:text-align="justify" fo:line-height="150%" fo:text-indent="0.2479in"/>
    </style:style>
    <style:style style:name="P3134" style:parent-style-name="Normalny" style:family="paragraph">
      <style:paragraph-properties fo:text-align="justify" fo:line-height="150%" fo:text-indent="0.2479in"/>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P3137" style:parent-style-name="Normalny" style:family="paragraph">
      <style:paragraph-properties fo:text-align="justify" fo:line-height="150%" fo:text-indent="0.2479in"/>
    </style:style>
    <style:style style:name="P3138" style:parent-style-name="Normalny" style:family="paragraph">
      <style:paragraph-properties fo:text-align="justify" fo:line-height="150%" fo:text-indent="0.2479in"/>
    </style:style>
    <style:style style:name="P3139" style:parent-style-name="Normalny" style:family="paragraph">
      <style:paragraph-properties fo:text-align="justify" fo:line-height="150%" fo:text-indent="0.2479in"/>
    </style:style>
    <style:style style:name="P3140" style:parent-style-name="Normalny" style:family="paragraph">
      <style:paragraph-properties fo:text-align="justify" fo:line-height="150%" fo:text-indent="0.2479in"/>
    </style:style>
    <style:style style:name="P3141" style:parent-style-name="Normalny" style:family="paragraph">
      <style:paragraph-properties fo:text-align="justify" fo:line-height="150%" fo:text-indent="0.2479in"/>
    </style:style>
    <style:style style:name="T3142" style:parent-style-name="Domyślnaczcionkaakapitu" style:family="text">
      <style:text-properties fo:background-color="#80FFFF"/>
    </style:style>
    <style:style style:name="T3143" style:parent-style-name="Domyślnaczcionkaakapitu" style:family="text">
      <style:text-properties fo:background-color="#80FFFF"/>
    </style:style>
    <style:style style:name="T3144" style:parent-style-name="Domyślnaczcionkaakapitu" style:family="text">
      <style:text-properties fo:background-color="#80FFFF"/>
    </style:style>
    <style:style style:name="P3145" style:parent-style-name="Normalny" style:family="paragraph">
      <style:paragraph-properties fo:text-align="justify" fo:line-height="150%" fo:text-indent="0.2479in"/>
    </style:style>
    <style:style style:name="P3146" style:parent-style-name="Normalny" style:family="paragraph">
      <style:paragraph-properties fo:text-align="justify" fo:line-height="150%" fo:text-indent="0.2479in"/>
    </style:style>
    <style:style style:name="T3147" style:parent-style-name="Domyślnaczcionkaakapitu" style:family="text">
      <style:text-properties fo:background-color="#80FFFF"/>
    </style:style>
    <style:style style:name="P3148" style:parent-style-name="Normalny" style:family="paragraph">
      <style:paragraph-properties fo:text-align="justify" fo:line-height="150%" fo:text-indent="0.2479in">
        <style:tab-stops>
          <style:tab-stop style:type="left" style:position="9.8263in"/>
        </style:tab-stops>
      </style:paragraph-properties>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P3153" style:parent-style-name="Normalny" style:family="paragraph">
      <style:paragraph-properties fo:text-align="justify" fo:line-height="150%" fo:text-indent="0.2479in">
        <style:tab-stops>
          <style:tab-stop style:type="left" style:position="9.8263in"/>
        </style:tab-stops>
      </style:paragraph-properties>
    </style:style>
    <style:style style:name="P3154" style:parent-style-name="Normalny" style:family="paragraph">
      <style:paragraph-properties fo:text-align="justify" fo:line-height="150%">
        <style:tab-stops>
          <style:tab-stop style:type="left" style:position="9.8263in"/>
        </style:tab-stops>
      </style:paragraph-properties>
    </style:style>
    <style:style style:name="T3155" style:parent-style-name="Domyślnaczcionkaakapitu" style:family="text">
      <style:text-properties fo:background-color="#80FFFF" style:text-underline-type="single" style:text-underline-style="solid" style:text-underline-width="auto" style:text-underline-mode="continuous"/>
    </style:style>
    <style:style style:name="T3156" style:parent-style-name="Domyślnaczcionkaakapitu" style:family="text">
      <style:text-properties fo:background-color="#80FFFF" style:text-underline-type="single" style:text-underline-style="solid" style:text-underline-width="auto" style:text-underline-mode="continuous"/>
    </style:style>
    <style:style style:name="T3157" style:parent-style-name="Domyślnaczcionkaakapitu" style:family="text">
      <style:text-properties style:text-underline-type="single" style:text-underline-style="solid" style:text-underline-width="auto" style:text-underline-mode="continuous"/>
    </style:style>
    <style:style style:name="T3158" style:parent-style-name="Domyślnaczcionkaakapitu" style:family="text">
      <style:text-properties fo:background-color="#80FFFF" style:text-underline-type="single" style:text-underline-style="solid" style:text-underline-width="auto" style:text-underline-mode="continuous"/>
    </style:style>
    <style:style style:name="T3159" style:parent-style-name="Domyślnaczcionkaakapitu" style:family="text">
      <style:text-properties style:text-underline-type="single" style:text-underline-style="solid" style:text-underline-width="auto" style:text-underline-mode="continuous"/>
    </style:style>
    <style:style style:name="T3160" style:parent-style-name="Domyślnaczcionkaakapitu" style:family="text">
      <style:text-properties fo:background-color="#80FFFF" style:text-underline-type="single" style:text-underline-style="solid" style:text-underline-width="auto" style:text-underline-mode="continuous"/>
    </style:style>
    <style:style style:name="T3161" style:parent-style-name="Domyślnaczcionkaakapitu" style:family="text">
      <style:text-properties fo:background-color="#80FFFF"/>
    </style:style>
    <style:style style:name="P3162" style:parent-style-name="Normalny" style:family="paragraph">
      <style:paragraph-properties fo:text-align="justify" fo:line-height="150%" fo:text-indent="0.2479in">
        <style:tab-stops>
          <style:tab-stop style:type="left" style:position="9.8263in"/>
        </style:tab-stops>
      </style:paragraph-properties>
    </style:style>
    <style:style style:name="T3163" style:parent-style-name="Domyślnaczcionkaakapitu" style:family="text">
      <style:text-properties fo:background-color="#80FFFF"/>
    </style:style>
    <style:style style:name="P3164" style:parent-style-name="Normalny" style:family="paragraph">
      <style:paragraph-properties fo:text-align="justify" fo:line-height="150%" fo:text-indent="0.2479in"/>
    </style:style>
    <style:style style:name="P3165" style:parent-style-name="Normalny" style:family="paragraph">
      <style:paragraph-properties fo:text-align="justify" fo:line-height="150%"/>
    </style:style>
    <style:style style:name="T3166" style:parent-style-name="Domyślnaczcionkaakapitu" style:family="text">
      <style:text-properties style:text-underline-type="single" style:text-underline-style="solid" style:text-underline-width="auto" style:text-underline-mode="continuous"/>
    </style:style>
    <style:style style:name="T3167" style:parent-style-name="Domyślnaczcionkaakapitu" style:family="text">
      <style:text-properties fo:background-color="#80FFFF" style:text-underline-type="single" style:text-underline-style="solid" style:text-underline-width="auto" style:text-underline-mode="continuous"/>
    </style:style>
    <style:style style:name="T3168" style:parent-style-name="Domyślnaczcionkaakapitu" style:family="text">
      <style:text-properties style:text-underline-type="single" style:text-underline-style="solid" style:text-underline-width="auto" style:text-underline-mode="continuous"/>
    </style:style>
    <style:style style:name="T3169" style:parent-style-name="Domyślnaczcionkaakapitu" style:family="text">
      <style:text-properties fo:background-color="#80FFFF" style:text-underline-type="single" style:text-underline-style="solid" style:text-underline-width="auto" style:text-underline-mode="continuous"/>
    </style:style>
    <style:style style:name="T3170" style:parent-style-name="Domyślnaczcionkaakapitu" style:family="text">
      <style:text-properties style:text-underline-type="single" style:text-underline-style="solid" style:text-underline-width="auto" style:text-underline-mode="continuous"/>
    </style:style>
    <style:style style:name="T3171" style:parent-style-name="Domyślnaczcionkaakapitu" style:family="text">
      <style:text-properties fo:background-color="#80FFFF" style:text-underline-type="single" style:text-underline-style="solid" style:text-underline-width="auto" style:text-underline-mode="continuous"/>
    </style:style>
    <style:style style:name="T3172" style:parent-style-name="Domyślnaczcionkaakapitu" style:family="text">
      <style:text-properties style:text-underline-type="single" style:text-underline-style="solid" style:text-underline-width="auto" style:text-underline-mode="continuous"/>
    </style:style>
    <style:style style:name="P3173" style:parent-style-name="Normalny" style:family="paragraph">
      <style:paragraph-properties fo:text-align="justify" fo:line-height="150%" fo:text-indent="0.2479in"/>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P3176" style:parent-style-name="Normalny" style:family="paragraph">
      <style:paragraph-properties fo:text-align="justify" fo:line-height="150%"/>
    </style:style>
    <style:style style:name="T3177" style:parent-style-name="Domyślnaczcionkaakapitu" style:family="text">
      <style:text-properties style:text-underline-type="single" style:text-underline-style="solid" style:text-underline-width="auto" style:text-underline-mode="continuous"/>
    </style:style>
    <style:style style:name="T3178" style:parent-style-name="Domyślnaczcionkaakapitu" style:family="text">
      <style:text-properties fo:background-color="#80FFFF" style:text-underline-type="single" style:text-underline-style="solid" style:text-underline-width="auto" style:text-underline-mode="continuous"/>
    </style:style>
    <style:style style:name="T3179" style:parent-style-name="Domyślnaczcionkaakapitu" style:family="text">
      <style:text-properties style:text-underline-type="single" style:text-underline-style="solid" style:text-underline-width="auto" style:text-underline-mode="continuous"/>
    </style:style>
    <style:style style:name="T3180" style:parent-style-name="Domyślnaczcionkaakapitu" style:family="text">
      <style:text-properties fo:background-color="#80FFFF" style:text-underline-type="single" style:text-underline-style="solid" style:text-underline-width="auto" style:text-underline-mode="continuous"/>
    </style:style>
    <style:style style:name="P3181" style:parent-style-name="Normalny" style:family="paragraph">
      <style:paragraph-properties fo:text-align="justify" fo:line-height="150%" fo:text-indent="0.2479in"/>
    </style:style>
    <style:style style:name="P3182" style:parent-style-name="Normalny" style:family="paragraph">
      <style:paragraph-properties fo:text-align="justify" fo:line-height="150%"/>
    </style:style>
    <style:style style:name="T3183" style:parent-style-name="Domyślnaczcionkaakapitu" style:family="text">
      <style:text-properties style:text-underline-type="single" style:text-underline-style="solid" style:text-underline-width="auto" style:text-underline-mode="continuous"/>
    </style:style>
    <style:style style:name="P3184" style:parent-style-name="Normalny" style:family="paragraph">
      <style:paragraph-properties fo:text-align="justify" fo:line-height="150%" fo:text-indent="0.2479in"/>
    </style:style>
    <style:style style:name="T3185" style:parent-style-name="Domyślnaczcionkaakapitu" style:family="text">
      <style:text-properties fo:background-color="#80FFFF"/>
    </style:style>
    <style:style style:name="P3186" style:parent-style-name="Normalny" style:family="paragraph">
      <style:paragraph-properties fo:text-align="justify" fo:line-height="150%" fo:text-indent="0.2479in"/>
    </style:style>
    <style:style style:name="T3187" style:parent-style-name="Domyślnaczcionkaakapitu" style:family="text">
      <style:text-properties fo:background-color="#80FFFF"/>
    </style:style>
    <style:style style:name="T3188" style:parent-style-name="Domyślnaczcionkaakapitu" style:family="text">
      <style:text-properties fo:background-color="#80FFFF"/>
    </style:style>
    <style:style style:name="P3189" style:parent-style-name="Normalny" style:family="paragraph">
      <style:paragraph-properties fo:text-align="justify" fo:line-height="150%"/>
    </style:style>
    <style:style style:name="T3190" style:parent-style-name="Domyślnaczcionkaakapitu" style:family="text">
      <style:text-properties style:text-underline-type="single" style:text-underline-style="solid" style:text-underline-width="auto" style:text-underline-mode="continuous"/>
    </style:style>
    <style:style style:name="P3191" style:parent-style-name="Normalny" style:family="paragraph">
      <style:paragraph-properties fo:text-align="justify" fo:line-height="150%" fo:text-indent="0.2479in"/>
    </style:style>
    <style:style style:name="T3192" style:parent-style-name="Domyślnaczcionkaakapitu" style:family="text">
      <style:text-properties fo:background-color="#80FFFF"/>
    </style:style>
    <style:style style:name="P3193" style:parent-style-name="Normalny" style:family="paragraph">
      <style:paragraph-properties fo:text-align="justify" fo:line-height="150%" fo:text-indent="0.2479in"/>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T3196" style:parent-style-name="Domyślnaczcionkaakapitu" style:family="text">
      <style:text-properties fo:background-color="#80FFFF"/>
    </style:style>
    <style:style style:name="P3197" style:parent-style-name="Normalny" style:family="paragraph">
      <style:paragraph-properties fo:text-align="justify" fo:line-height="150%" fo:text-indent="0.2479in"/>
    </style:style>
    <style:style style:name="P3198" style:parent-style-name="Normalny" style:family="paragraph">
      <style:paragraph-properties fo:text-align="justify" fo:line-height="150%" fo:text-indent="0.2479in"/>
    </style:style>
    <style:style style:name="T3199" style:parent-style-name="Domyślnaczcionkaakapitu" style:family="text">
      <style:text-properties fo:background-color="#80FFFF"/>
    </style:style>
    <style:style style:name="P3200" style:parent-style-name="Normalny" style:family="paragraph">
      <style:paragraph-properties fo:text-align="justify" fo:line-height="150%" fo:text-indent="0.2479in"/>
    </style:style>
    <style:style style:name="T3201" style:parent-style-name="Domyślnaczcionkaakapitu" style:family="text">
      <style:text-properties fo:background-color="#80FFFF"/>
    </style:style>
    <style:style style:name="T3202" style:parent-style-name="Domyślnaczcionkaakapitu" style:family="text">
      <style:text-properties fo:background-color="#80FFFF"/>
    </style:style>
    <style:style style:name="P3203" style:parent-style-name="Normalny" style:family="paragraph">
      <style:paragraph-properties fo:text-align="justify" fo:line-height="150%" fo:text-indent="0.2479in"/>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T3206" style:parent-style-name="Domyślnaczcionkaakapitu" style:family="text">
      <style:text-properties fo:background-color="#80FFFF"/>
    </style:style>
    <style:style style:name="T3207" style:parent-style-name="Domyślnaczcionkaakapitu" style:family="text">
      <style:text-properties fo:background-color="#80FFFF"/>
    </style:style>
    <style:style style:name="T3208" style:parent-style-name="Domyślnaczcionkaakapitu" style:family="text">
      <style:text-properties fo:background-color="#80FFFF"/>
    </style:style>
    <style:style style:name="P3209" style:parent-style-name="Normalny" style:family="paragraph">
      <style:paragraph-properties fo:text-align="justify" fo:line-height="150%" fo:text-indent="0.2479in"/>
    </style:style>
    <style:style style:name="T3210" style:parent-style-name="Domyślnaczcionkaakapitu" style:family="text">
      <style:text-properties fo:background-color="#80FFFF"/>
    </style:style>
    <style:style style:name="P3211" style:parent-style-name="Normalny" style:family="paragraph">
      <style:paragraph-properties fo:text-align="justify" fo:line-height="150%" fo:text-indent="0.2479in"/>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P3215" style:parent-style-name="Normalny" style:family="paragraph">
      <style:paragraph-properties fo:text-align="justify" fo:line-height="150%" fo:text-indent="0.2479in"/>
    </style:style>
    <style:style style:name="P3216" style:parent-style-name="Normalny" style:family="paragraph">
      <style:paragraph-properties fo:text-align="justify" fo:line-height="150%" fo:text-indent="0.2479in"/>
    </style:style>
    <style:style style:name="T3217" style:parent-style-name="Domyślnaczcionkaakapitu" style:family="text">
      <style:text-properties fo:background-color="#80FFFF"/>
    </style:style>
    <style:style style:name="T3218" style:parent-style-name="Domyślnaczcionkaakapitu" style:family="text">
      <style:text-properties fo:background-color="#80FFFF"/>
    </style:style>
    <style:style style:name="T3219" style:parent-style-name="Domyślnaczcionkaakapitu" style:family="text">
      <style:text-properties fo:background-color="#80FFFF"/>
    </style:style>
    <style:style style:name="P3220" style:parent-style-name="Normalny" style:family="paragraph">
      <style:paragraph-properties fo:text-align="justify" fo:line-height="150%" fo:text-indent="0.2479in"/>
    </style:style>
    <style:style style:name="T3221" style:parent-style-name="Domyślnaczcionkaakapitu" style:family="text">
      <style:text-properties fo:background-color="#80FFFF"/>
    </style:style>
    <style:style style:name="T3222" style:parent-style-name="Domyślnaczcionkaakapitu" style:family="text">
      <style:text-properties fo:background-color="#80FFFF"/>
    </style:style>
    <style:style style:name="P3223" style:parent-style-name="Normalny" style:family="paragraph">
      <style:paragraph-properties fo:text-align="justify" fo:line-height="150%" fo:text-indent="0.2479in"/>
    </style:style>
    <style:style style:name="T3224" style:parent-style-name="Domyślnaczcionkaakapitu" style:family="text">
      <style:text-properties fo:background-color="#80FFFF"/>
    </style:style>
    <style:style style:name="P3225" style:parent-style-name="Normalny" style:family="paragraph">
      <style:paragraph-properties fo:text-align="justify" fo:line-height="150%" fo:text-indent="0.2479in"/>
    </style:style>
    <style:style style:name="T3226" style:parent-style-name="Domyślnaczcionkaakapitu" style:family="text">
      <style:text-properties fo:background-color="#80FFFF"/>
    </style:style>
    <style:style style:name="P3227" style:parent-style-name="Normalny" style:family="paragraph">
      <style:paragraph-properties fo:text-align="justify" fo:line-height="150%" fo:text-indent="0.2479in"/>
    </style:style>
    <style:style style:name="P3228" style:parent-style-name="Normalny" style:family="paragraph">
      <style:paragraph-properties fo:text-align="justify" fo:line-height="150%" fo:text-indent="0.2479in"/>
    </style:style>
    <style:style style:name="P3229" style:parent-style-name="Normalny" style:family="paragraph">
      <style:paragraph-properties fo:text-align="justify" fo:line-height="150%" fo:text-indent="0.2479in"/>
    </style:style>
    <style:style style:name="T3230" style:parent-style-name="Domyślnaczcionkaakapitu" style:family="text">
      <style:text-properties fo:background-color="#80FFFF"/>
    </style:style>
    <style:style style:name="P3231" style:parent-style-name="Normalny" style:family="paragraph">
      <style:paragraph-properties fo:text-align="justify" fo:line-height="150%" fo:text-indent="0.2479in"/>
    </style:style>
    <style:style style:name="T3232" style:parent-style-name="Domyślnaczcionkaakapitu" style:family="text">
      <style:text-properties fo:background-color="#80FFFF"/>
    </style:style>
    <style:style style:name="P3233" style:parent-style-name="Normalny" style:family="paragraph">
      <style:paragraph-properties fo:text-align="justify" fo:line-height="150%" fo:text-indent="0.2479in"/>
    </style:style>
    <style:style style:name="P3234" style:parent-style-name="Normalny" style:family="paragraph">
      <style:paragraph-properties fo:text-align="justify" fo:line-height="150%" fo:text-indent="0.2479in"/>
    </style:style>
    <style:style style:name="T3235" style:parent-style-name="Domyślnaczcionkaakapitu" style:family="text">
      <style:text-properties fo:background-color="#80FFFF"/>
    </style:style>
    <style:style style:name="P3236" style:parent-style-name="Normalny" style:family="paragraph">
      <style:paragraph-properties fo:text-align="justify" fo:line-height="150%"/>
    </style:style>
    <style:style style:name="T3237" style:parent-style-name="Domyślnaczcionkaakapitu" style:family="text">
      <style:text-properties style:text-underline-type="single" style:text-underline-style="solid" style:text-underline-width="auto" style:text-underline-mode="continuous"/>
    </style:style>
    <style:style style:name="T3238" style:parent-style-name="Domyślnaczcionkaakapitu" style:family="text">
      <style:text-properties fo:background-color="#80FFFF" style:text-underline-type="single" style:text-underline-style="solid" style:text-underline-width="auto" style:text-underline-mode="continuous"/>
    </style:style>
    <style:style style:name="P3239" style:parent-style-name="Normalny" style:family="paragraph">
      <style:paragraph-properties fo:text-align="justify" fo:line-height="150%" fo:text-indent="0.2479in"/>
    </style:style>
    <style:style style:name="T3240" style:parent-style-name="Domyślnaczcionkaakapitu" style:family="text">
      <style:text-properties fo:background-color="#80FFFF"/>
    </style:style>
    <style:style style:name="P3241" style:parent-style-name="Normalny" style:family="paragraph">
      <style:paragraph-properties fo:text-align="justify" fo:line-height="150%"/>
    </style:style>
    <style:style style:name="T3242" style:parent-style-name="Domyślnaczcionkaakapitu" style:family="text">
      <style:text-properties fo:background-color="#80FFFF" style:text-underline-type="single" style:text-underline-style="solid" style:text-underline-width="auto" style:text-underline-mode="continuous"/>
    </style:style>
    <style:style style:name="T3243" style:parent-style-name="Domyślnaczcionkaakapitu" style:family="text">
      <style:text-properties style:text-underline-type="single" style:text-underline-style="solid" style:text-underline-width="auto" style:text-underline-mode="continuous"/>
    </style:style>
    <style:style style:name="T3244" style:parent-style-name="Domyślnaczcionkaakapitu" style:family="text">
      <style:text-properties fo:background-color="#80FFFF" style:text-underline-type="single" style:text-underline-style="solid" style:text-underline-width="auto" style:text-underline-mode="continuous"/>
    </style:style>
    <style:style style:name="T3245" style:parent-style-name="Domyślnaczcionkaakapitu" style:family="text">
      <style:text-properties style:text-underline-type="single" style:text-underline-style="solid" style:text-underline-width="auto" style:text-underline-mode="continuous"/>
    </style:style>
    <style:style style:name="P3246" style:parent-style-name="Normalny" style:family="paragraph">
      <style:paragraph-properties fo:text-align="justify" fo:line-height="150%" fo:text-indent="0.2479in"/>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P3250" style:parent-style-name="Normalny" style:family="paragraph">
      <style:paragraph-properties fo:text-align="justify" fo:line-height="150%"/>
    </style:style>
    <style:style style:name="T3251" style:parent-style-name="Domyślnaczcionkaakapitu" style:family="text">
      <style:text-properties style:text-underline-type="single" style:text-underline-style="solid" style:text-underline-width="auto" style:text-underline-mode="continuous"/>
    </style:style>
    <style:style style:name="T3252" style:parent-style-name="Domyślnaczcionkaakapitu" style:family="text">
      <style:text-properties fo:background-color="#80FFFF" style:text-underline-type="single" style:text-underline-style="solid" style:text-underline-width="auto" style:text-underline-mode="continuous"/>
    </style:style>
    <style:style style:name="T3253" style:parent-style-name="Domyślnaczcionkaakapitu" style:family="text">
      <style:text-properties fo:background-color="#80FFFF"/>
    </style:style>
    <style:style style:name="P3254" style:parent-style-name="Normalny" style:family="paragraph">
      <style:paragraph-properties fo:text-align="justify" fo:line-height="150%" fo:text-indent="0.2479in"/>
    </style:style>
    <style:style style:name="T3255" style:parent-style-name="Domyślnaczcionkaakapitu" style:family="text">
      <style:text-properties fo:background-color="#80FFFF"/>
    </style:style>
    <style:style style:name="T3256" style:parent-style-name="Domyślnaczcionkaakapitu" style:family="text">
      <style:text-properties fo:background-color="#80FFFF"/>
    </style:style>
    <style:style style:name="T3257" style:parent-style-name="Domyślnaczcionkaakapitu" style:family="text">
      <style:text-properties fo:background-color="#80FFFF"/>
    </style:style>
    <style:style style:name="T3258" style:parent-style-name="Domyślnaczcionkaakapitu" style:family="text">
      <style:text-properties fo:background-color="#80FFFF"/>
    </style:style>
    <style:style style:name="T3259" style:parent-style-name="Domyślnaczcionkaakapitu" style:family="text">
      <style:text-properties fo:background-color="#80FFFF"/>
    </style:style>
    <style:style style:name="T3260" style:parent-style-name="Domyślnaczcionkaakapitu" style:family="text">
      <style:text-properties fo:background-color="#80FFFF"/>
    </style:style>
    <style:style style:name="P3261" style:parent-style-name="Normalny" style:family="paragraph">
      <style:paragraph-properties fo:text-align="justify" fo:line-height="150%" fo:text-indent="0.2479in"/>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T3265" style:parent-style-name="Domyślnaczcionkaakapitu" style:family="text">
      <style:text-properties fo:background-color="#80FFFF"/>
    </style:style>
    <style:style style:name="T3266" style:parent-style-name="Domyślnaczcionkaakapitu" style:family="text">
      <style:text-properties fo:background-color="#80FFFF"/>
    </style:style>
    <style:style style:name="P3267" style:parent-style-name="Normalny" style:family="paragraph">
      <style:paragraph-properties fo:text-align="justify" fo:line-height="150%"/>
    </style:style>
    <style:style style:name="T3268" style:parent-style-name="Domyślnaczcionkaakapitu" style:family="text">
      <style:text-properties style:text-underline-type="single" style:text-underline-style="solid" style:text-underline-width="auto" style:text-underline-mode="continuous"/>
    </style:style>
    <style:style style:name="T3269" style:parent-style-name="Domyślnaczcionkaakapitu" style:family="text">
      <style:text-properties fo:background-color="#80FFFF" style:text-underline-type="single" style:text-underline-style="solid" style:text-underline-width="auto" style:text-underline-mode="continuous"/>
    </style:style>
    <style:style style:name="T3270" style:parent-style-name="Domyślnaczcionkaakapitu" style:family="text">
      <style:text-properties style:text-underline-type="single" style:text-underline-style="solid" style:text-underline-width="auto" style:text-underline-mode="continuous"/>
    </style:style>
    <style:style style:name="P3271" style:parent-style-name="Normalny" style:family="paragraph">
      <style:paragraph-properties fo:text-align="justify" fo:line-height="150%" fo:text-indent="0.2479in"/>
    </style:style>
    <style:style style:name="T3272" style:parent-style-name="Domyślnaczcionkaakapitu" style:family="text">
      <style:text-properties fo:background-color="#80FFFF"/>
    </style:style>
    <style:style style:name="T3273" style:parent-style-name="Domyślnaczcionkaakapitu" style:family="text">
      <style:text-properties fo:background-color="#80FFFF"/>
    </style:style>
    <style:style style:name="P3274" style:parent-style-name="Normalny" style:family="paragraph">
      <style:paragraph-properties fo:text-align="justify" fo:line-height="150%" fo:text-indent="0.2479in">
        <style:tab-stops>
          <style:tab-stop style:type="left" style:position="-5.5875in"/>
        </style:tab-stops>
      </style:paragraph-properties>
    </style:style>
    <style:style style:name="T3275" style:parent-style-name="Domyślnaczcionkaakapitu" style:family="text">
      <style:text-properties fo:background-color="#80FFFF"/>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T3281" style:parent-style-name="Domyślnaczcionkaakapitu" style:family="text">
      <style:text-properties fo:background-color="#80FFFF"/>
    </style:style>
    <style:style style:name="P3282" style:parent-style-name="Normalny" style:family="paragraph">
      <style:paragraph-properties fo:text-align="justify" fo:line-height="150%" fo:text-indent="0.2479in"/>
    </style:style>
    <style:style style:name="T3283" style:parent-style-name="Domyślnaczcionkaakapitu" style:family="text">
      <style:text-properties fo:background-color="#80FFFF"/>
    </style:style>
    <style:style style:name="P3284" style:parent-style-name="Normalny" style:family="paragraph">
      <style:paragraph-properties fo:text-align="justify" fo:line-height="150%" fo:text-indent="0.2479in"/>
    </style:style>
    <style:style style:name="T3285" style:parent-style-name="Domyślnaczcionkaakapitu" style:family="text">
      <style:text-properties fo:background-color="#80FFFF"/>
    </style:style>
    <style:style style:name="P3286" style:parent-style-name="Normalny" style:family="paragraph">
      <style:paragraph-properties fo:text-align="justify" fo:line-height="150%" fo:text-indent="0.2479in"/>
    </style:style>
    <style:style style:name="T3287" style:parent-style-name="Domyślnaczcionkaakapitu" style:family="text">
      <style:text-properties fo:background-color="#80FFFF"/>
    </style:style>
    <style:style style:name="P3288" style:parent-style-name="Normalny" style:family="paragraph">
      <style:paragraph-properties fo:text-align="justify" fo:line-height="150%" fo:text-indent="0.2479in"/>
    </style:style>
    <style:style style:name="T3289" style:parent-style-name="Domyślnaczcionkaakapitu" style:family="text">
      <style:text-properties fo:background-color="#80FFFF"/>
    </style:style>
    <style:style style:name="P3290" style:parent-style-name="Normalny" style:family="paragraph">
      <style:paragraph-properties fo:text-align="justify" fo:line-height="150%" fo:text-indent="0.2479in"/>
    </style:style>
    <style:style style:name="P3291" style:parent-style-name="Normalny" style:family="paragraph">
      <style:paragraph-properties fo:text-align="justify" fo:line-height="150%" fo:text-indent="0.2479in"/>
    </style:style>
    <style:style style:name="T3292" style:parent-style-name="Domyślnaczcionkaakapitu" style:family="text">
      <style:text-properties fo:background-color="#80FFFF"/>
    </style:style>
    <style:style style:name="P3293" style:parent-style-name="Normalny" style:family="paragraph">
      <style:paragraph-properties fo:text-align="justify" fo:line-height="150%" fo:text-indent="0.2479in"/>
    </style:style>
    <style:style style:name="T3294" style:parent-style-name="Domyślnaczcionkaakapitu" style:family="text">
      <style:text-properties fo:background-color="#80FFFF"/>
    </style:style>
    <style:style style:name="P3295" style:parent-style-name="Normalny" style:family="paragraph">
      <style:paragraph-properties fo:text-align="justify" fo:line-height="150%" fo:text-indent="0.2479in"/>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T3298" style:parent-style-name="Domyślnaczcionkaakapitu" style:family="text">
      <style:text-properties fo:background-color="#80FFFF"/>
    </style:style>
    <style:style style:name="T3299" style:parent-style-name="Domyślnaczcionkaakapitu" style:family="text">
      <style:text-properties fo:background-color="#80FFFF"/>
    </style:style>
    <style:style style:name="P3300" style:parent-style-name="Normalny" style:family="paragraph">
      <style:paragraph-properties fo:text-align="justify" fo:line-height="150%" fo:text-indent="0.2479in"/>
    </style:style>
    <style:style style:name="T3301" style:parent-style-name="Domyślnaczcionkaakapitu" style:family="text">
      <style:text-properties fo:background-color="#80FFFF"/>
    </style:style>
    <style:style style:name="P3302" style:parent-style-name="Normalny" style:family="paragraph">
      <style:paragraph-properties fo:text-align="justify" fo:line-height="150%" fo:text-indent="0.2479in"/>
    </style:style>
    <style:style style:name="T3303" style:parent-style-name="Domyślnaczcionkaakapitu" style:family="text">
      <style:text-properties fo:background-color="#80FFFF"/>
    </style:style>
    <style:style style:name="P3304" style:parent-style-name="Normalny" style:family="paragraph">
      <style:paragraph-properties fo:text-align="justify" fo:line-height="150%" fo:text-indent="0.2479in"/>
    </style:style>
    <style:style style:name="P3305" style:parent-style-name="Normalny" style:family="paragraph">
      <style:paragraph-properties fo:text-align="justify" fo:line-height="150%" fo:text-indent="0.2479in"/>
    </style:style>
    <style:style style:name="T3306" style:parent-style-name="Domyślnaczcionkaakapitu" style:family="text">
      <style:text-properties fo:background-color="#80FFFF"/>
    </style:style>
    <style:style style:name="P3307" style:parent-style-name="Normalny" style:family="paragraph">
      <style:paragraph-properties fo:text-align="justify" fo:line-height="150%" fo:text-indent="0.2479in"/>
    </style:style>
    <style:style style:name="T3308" style:parent-style-name="Domyślnaczcionkaakapitu" style:family="text">
      <style:text-properties fo:background-color="#80FFFF"/>
    </style:style>
    <style:style style:name="P3309" style:parent-style-name="Normalny" style:family="paragraph">
      <style:paragraph-properties fo:text-align="justify" fo:line-height="150%" fo:text-indent="0.2479in"/>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P3312" style:parent-style-name="Normalny" style:family="paragraph">
      <style:paragraph-properties fo:text-align="justify" fo:line-height="150%" fo:text-indent="0.2479in"/>
    </style:style>
    <style:style style:name="T3313" style:parent-style-name="Domyślnaczcionkaakapitu" style:family="text">
      <style:text-properties fo:background-color="#80FFFF"/>
    </style:style>
    <style:style style:name="P3314" style:parent-style-name="Normalny" style:family="paragraph">
      <style:paragraph-properties fo:text-align="justify" fo:line-height="150%" fo:text-indent="0.2479in"/>
    </style:style>
    <style:style style:name="P3315" style:parent-style-name="Normalny" style:family="paragraph">
      <style:paragraph-properties fo:text-align="justify" fo:line-height="150%" fo:text-indent="0.2479in"/>
    </style:style>
    <style:style style:name="P3316" style:parent-style-name="Normalny" style:family="paragraph">
      <style:paragraph-properties fo:text-align="justify" fo:line-height="150%" fo:text-indent="0.2479in"/>
    </style:style>
    <style:style style:name="T3317" style:parent-style-name="Domyślnaczcionkaakapitu" style:family="text">
      <style:text-properties fo:background-color="#80FFFF"/>
    </style:style>
    <style:style style:name="P3318" style:parent-style-name="Normalny" style:family="paragraph">
      <style:paragraph-properties fo:text-align="justify" fo:line-height="150%" fo:text-indent="0.2479in"/>
    </style:style>
    <style:style style:name="P3319" style:parent-style-name="Normalny" style:family="paragraph">
      <style:paragraph-properties fo:text-align="justify" fo:line-height="150%" fo:text-indent="0.2479in"/>
    </style:style>
    <style:style style:name="P3320" style:parent-style-name="Normalny" style:family="paragraph">
      <style:paragraph-properties fo:text-align="justify" fo:line-height="150%" fo:text-indent="0.2479in"/>
    </style:style>
    <style:style style:name="T3321" style:parent-style-name="Domyślnaczcionkaakapitu" style:family="text">
      <style:text-properties fo:background-color="#80FFFF"/>
    </style:style>
    <style:style style:name="T3322" style:parent-style-name="Domyślnaczcionkaakapitu" style:family="text">
      <style:text-properties fo:background-color="#80FFFF"/>
    </style:style>
    <style:style style:name="P3323" style:parent-style-name="Normalny" style:family="paragraph">
      <style:paragraph-properties fo:text-align="justify" fo:line-height="150%" fo:text-indent="0.2479in"/>
    </style:style>
    <style:style style:name="P3324" style:parent-style-name="Normalny" style:family="paragraph">
      <style:paragraph-properties fo:text-align="justify" fo:line-height="150%" fo:text-indent="0.2479in"/>
    </style:style>
    <style:style style:name="T3325" style:parent-style-name="Domyślnaczcionkaakapitu" style:family="text">
      <style:text-properties fo:background-color="#80FFFF"/>
    </style:style>
    <style:style style:name="P3326" style:parent-style-name="Normalny" style:family="paragraph">
      <style:paragraph-properties fo:text-align="justify" fo:line-height="150%" fo:text-indent="0.2479in"/>
    </style:style>
    <style:style style:name="P3327" style:parent-style-name="Normalny" style:family="paragraph">
      <style:paragraph-properties fo:text-align="justify" fo:line-height="150%" fo:text-indent="0.2479in"/>
    </style:style>
    <style:style style:name="P3328" style:parent-style-name="Normalny" style:family="paragraph">
      <style:paragraph-properties fo:text-align="justify" fo:line-height="150%" fo:text-indent="0.2479in"/>
    </style:style>
    <style:style style:name="P3329" style:parent-style-name="Normalny" style:family="paragraph">
      <style:paragraph-properties fo:text-align="justify" fo:line-height="150%" fo:text-indent="0.2479in"/>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P3332" style:parent-style-name="Normalny" style:family="paragraph">
      <style:paragraph-properties fo:text-align="justify" fo:line-height="150%" fo:text-indent="0.2479in"/>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P3336" style:parent-style-name="Normalny" style:family="paragraph">
      <style:paragraph-properties fo:text-align="justify" fo:line-height="150%" fo:text-indent="0.2479in"/>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P3339" style:parent-style-name="Normalny" style:family="paragraph">
      <style:paragraph-properties fo:text-align="justify" fo:line-height="150%" fo:text-indent="0.2479in"/>
    </style:style>
    <style:style style:name="P3340" style:parent-style-name="Normalny" style:family="paragraph">
      <style:paragraph-properties fo:text-align="justify" fo:line-height="150%" fo:text-indent="0.2479in"/>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T3346" style:parent-style-name="Domyślnaczcionkaakapitu" style:family="text">
      <style:text-properties fo:background-color="#80FFFF"/>
    </style:style>
    <style:style style:name="P3347" style:parent-style-name="Normalny" style:family="paragraph">
      <style:paragraph-properties fo:text-align="justify" fo:line-height="150%"/>
    </style:style>
    <style:style style:name="T3348" style:parent-style-name="Domyślnaczcionkaakapitu" style:family="text">
      <style:text-properties fo:background-color="#80FFFF" style:text-underline-type="single" style:text-underline-style="solid" style:text-underline-width="auto" style:text-underline-mode="continuous"/>
    </style:style>
    <style:style style:name="T3349" style:parent-style-name="Domyślnaczcionkaakapitu" style:family="text">
      <style:text-properties fo:background-color="#80FFFF" style:text-underline-type="single" style:text-underline-style="solid" style:text-underline-width="auto" style:text-underline-mode="continuous"/>
    </style:style>
    <style:style style:name="T3350" style:parent-style-name="Domyślnaczcionkaakapitu" style:family="text">
      <style:text-properties style:text-underline-type="single" style:text-underline-style="solid" style:text-underline-width="auto" style:text-underline-mode="continuous"/>
    </style:style>
    <style:style style:name="T3351" style:parent-style-name="Domyślnaczcionkaakapitu" style:family="text">
      <style:text-properties fo:background-color="#80FFFF" style:text-underline-type="single" style:text-underline-style="solid" style:text-underline-width="auto" style:text-underline-mode="continuous"/>
    </style:style>
    <style:style style:name="T3352" style:parent-style-name="Domyślnaczcionkaakapitu" style:family="text">
      <style:text-properties style:text-underline-type="single" style:text-underline-style="solid" style:text-underline-width="auto" style:text-underline-mode="continuous"/>
    </style:style>
    <style:style style:name="T3353" style:parent-style-name="Domyślnaczcionkaakapitu" style:family="text">
      <style:text-properties fo:background-color="#80FFFF" style:text-underline-type="single" style:text-underline-style="solid" style:text-underline-width="auto" style:text-underline-mode="continuous"/>
    </style:style>
    <style:style style:name="T3354" style:parent-style-name="Domyślnaczcionkaakapitu" style:family="text">
      <style:text-properties fo:background-color="#80FFFF"/>
    </style:style>
    <style:style style:name="P3355" style:parent-style-name="Normalny" style:family="paragraph">
      <style:paragraph-properties fo:text-align="justify" fo:line-height="150%" fo:text-indent="0.2479in"/>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P3358" style:parent-style-name="Normalny" style:family="paragraph">
      <style:paragraph-properties fo:text-align="justify" fo:line-height="150%"/>
    </style:style>
    <style:style style:name="T3359" style:parent-style-name="Domyślnaczcionkaakapitu" style:family="text">
      <style:text-properties style:text-underline-type="single" style:text-underline-style="solid" style:text-underline-width="auto" style:text-underline-mode="continuous"/>
    </style:style>
    <style:style style:name="T3360" style:parent-style-name="Domyślnaczcionkaakapitu" style:family="text">
      <style:text-properties fo:background-color="#80FFFF" style:text-underline-type="single" style:text-underline-style="solid" style:text-underline-width="auto" style:text-underline-mode="continuous"/>
    </style:style>
    <style:style style:name="T3361" style:parent-style-name="Domyślnaczcionkaakapitu" style:family="text">
      <style:text-properties style:text-underline-type="single" style:text-underline-style="solid" style:text-underline-width="auto" style:text-underline-mode="continuous"/>
    </style:style>
    <style:style style:name="T3362" style:parent-style-name="Domyślnaczcionkaakapitu" style:family="text">
      <style:text-properties fo:background-color="#80FFFF" style:text-underline-type="single" style:text-underline-style="solid" style:text-underline-width="auto" style:text-underline-mode="continuous"/>
    </style:style>
    <style:style style:name="T3363" style:parent-style-name="Domyślnaczcionkaakapitu" style:family="text">
      <style:text-properties style:text-underline-type="single" style:text-underline-style="solid" style:text-underline-width="auto" style:text-underline-mode="continuous"/>
    </style:style>
    <style:style style:name="T3364" style:parent-style-name="Domyślnaczcionkaakapitu" style:family="text">
      <style:text-properties fo:background-color="#80FFFF" style:text-underline-type="single" style:text-underline-style="solid" style:text-underline-width="auto" style:text-underline-mode="continuous"/>
    </style:style>
    <style:style style:name="T3365" style:parent-style-name="Domyślnaczcionkaakapitu" style:family="text">
      <style:text-properties style:text-underline-type="single" style:text-underline-style="solid" style:text-underline-width="auto" style:text-underline-mode="continuous"/>
    </style:style>
    <style:style style:name="T3366" style:parent-style-name="Domyślnaczcionkaakapitu" style:family="text">
      <style:text-properties fo:background-color="#80FFFF" style:text-underline-type="single" style:text-underline-style="solid" style:text-underline-width="auto" style:text-underline-mode="continuous"/>
    </style:style>
    <style:style style:name="T3367" style:parent-style-name="Domyślnaczcionkaakapitu" style:family="text">
      <style:text-properties style:text-underline-type="single" style:text-underline-style="solid" style:text-underline-width="auto" style:text-underline-mode="continuous"/>
    </style:style>
    <style:style style:name="T3368" style:parent-style-name="Domyślnaczcionkaakapitu" style:family="text">
      <style:text-properties fo:background-color="#80FFFF" style:text-underline-type="single" style:text-underline-style="solid" style:text-underline-width="auto" style:text-underline-mode="continuous"/>
    </style:style>
    <style:style style:name="T3369" style:parent-style-name="Domyślnaczcionkaakapitu" style:family="text">
      <style:text-properties style:text-underline-type="single" style:text-underline-style="solid" style:text-underline-width="auto" style:text-underline-mode="continuous"/>
    </style:style>
    <style:style style:name="T3370" style:parent-style-name="Domyślnaczcionkaakapitu" style:family="text">
      <style:text-properties fo:background-color="#80FFFF" style:text-underline-type="single" style:text-underline-style="solid" style:text-underline-width="auto" style:text-underline-mode="continuous"/>
    </style:style>
    <style:style style:name="P3371" style:parent-style-name="Normalny" style:family="paragraph">
      <style:paragraph-properties fo:text-align="justify" fo:line-height="150%" fo:text-indent="0.2479in"/>
    </style:style>
    <style:style style:name="P3372" style:parent-style-name="Normalny" style:family="paragraph">
      <style:paragraph-properties fo:text-align="justify" fo:line-height="150%" fo:text-indent="0.2479in"/>
    </style:style>
    <style:style style:name="P3373" style:parent-style-name="Normalny" style:family="paragraph">
      <style:paragraph-properties fo:text-align="justify" fo:line-height="150%" fo:text-indent="0.2479in"/>
    </style:style>
    <style:style style:name="P3374" style:parent-style-name="Normalny" style:family="paragraph">
      <style:paragraph-properties fo:text-align="justify" fo:line-height="150%" fo:text-indent="0.2479in"/>
    </style:style>
    <style:style style:name="T3375" style:parent-style-name="Domyślnaczcionkaakapitu" style:family="text">
      <style:text-properties fo:background-color="#80FFFF"/>
    </style:style>
    <style:style style:name="T3376" style:parent-style-name="Domyślnaczcionkaakapitu" style:family="text">
      <style:text-properties fo:background-color="#80FFFF"/>
    </style:style>
    <style:style style:name="P3377" style:parent-style-name="Normalny" style:family="paragraph">
      <style:paragraph-properties fo:text-align="justify" fo:line-height="150%" fo:text-indent="0.2479in"/>
    </style:style>
    <style:style style:name="T3378" style:parent-style-name="Domyślnaczcionkaakapitu" style:family="text">
      <style:text-properties fo:background-color="#80FFFF"/>
    </style:style>
    <style:style style:name="T3379" style:parent-style-name="Domyślnaczcionkaakapitu" style:family="text">
      <style:text-properties fo:background-color="#80FFFF"/>
    </style:style>
    <style:style style:name="P3380" style:parent-style-name="Normalny" style:family="paragraph">
      <style:paragraph-properties fo:text-align="justify" fo:line-height="150%" fo:text-indent="0.2479in"/>
    </style:style>
    <style:style style:name="P3381" style:parent-style-name="Normalny" style:family="paragraph">
      <style:paragraph-properties fo:text-align="justify" fo:line-height="150%"/>
    </style:style>
    <style:style style:name="T3382" style:parent-style-name="Domyślnaczcionkaakapitu" style:family="text">
      <style:text-properties style:text-underline-type="single" style:text-underline-style="solid" style:text-underline-width="auto" style:text-underline-mode="continuous"/>
    </style:style>
    <style:style style:name="P3383" style:parent-style-name="Normalny" style:family="paragraph">
      <style:paragraph-properties fo:text-align="justify" fo:line-height="150%" fo:text-indent="0.2479in"/>
    </style:style>
    <style:style style:name="T3384" style:parent-style-name="Domyślnaczcionkaakapitu" style:family="text">
      <style:text-properties fo:background-color="#80FFFF"/>
    </style:style>
    <style:style style:name="P3385" style:parent-style-name="Normalny" style:family="paragraph">
      <style:paragraph-properties fo:text-align="justify" fo:line-height="150%"/>
    </style:style>
    <style:style style:name="T3386" style:parent-style-name="Domyślnaczcionkaakapitu" style:family="text">
      <style:text-properties style:text-underline-type="single" style:text-underline-style="solid" style:text-underline-width="auto" style:text-underline-mode="continuous"/>
    </style:style>
    <style:style style:name="T3387" style:parent-style-name="Domyślnaczcionkaakapitu" style:family="text">
      <style:text-properties fo:background-color="#80FFFF" style:text-underline-type="single" style:text-underline-style="solid" style:text-underline-width="auto" style:text-underline-mode="continuous"/>
    </style:style>
    <style:style style:name="T3388" style:parent-style-name="Domyślnaczcionkaakapitu" style:family="text">
      <style:text-properties style:text-underline-type="single" style:text-underline-style="solid" style:text-underline-width="auto" style:text-underline-mode="continuous"/>
    </style:style>
    <style:style style:name="T3389" style:parent-style-name="Domyślnaczcionkaakapitu" style:family="text">
      <style:text-properties fo:background-color="#80FFFF" style:text-underline-type="single" style:text-underline-style="solid" style:text-underline-width="auto" style:text-underline-mode="continuous"/>
    </style:style>
    <style:style style:name="T3390" style:parent-style-name="Domyślnaczcionkaakapitu" style:family="text">
      <style:text-properties style:text-underline-type="single" style:text-underline-style="solid" style:text-underline-width="auto" style:text-underline-mode="continuous"/>
    </style:style>
    <style:style style:name="P3391" style:parent-style-name="Normalny" style:family="paragraph">
      <style:paragraph-properties fo:text-align="justify" fo:line-height="150%" fo:text-indent="0.2479in">
        <style:tab-stops>
          <style:tab-stop style:type="left" style:position="15.2847in"/>
        </style:tab-stops>
      </style:paragraph-properties>
    </style:style>
    <style:style style:name="P3392" style:parent-style-name="Normalny" style:family="paragraph">
      <style:paragraph-properties fo:text-align="justify" fo:line-height="150%" fo:text-indent="0.2479in"/>
    </style:style>
    <style:style style:name="P3393" style:parent-style-name="Normalny" style:family="paragraph">
      <style:paragraph-properties fo:text-align="justify" fo:line-height="150%" fo:text-indent="0.2479in"/>
    </style:style>
    <style:style style:name="P3394" style:parent-style-name="Normalny" style:family="paragraph">
      <style:paragraph-properties fo:text-align="justify" fo:line-height="150%"/>
    </style:style>
    <style:style style:name="T3395" style:parent-style-name="Domyślnaczcionkaakapitu" style:family="text">
      <style:text-properties fo:background-color="#80FFFF" style:text-underline-type="single" style:text-underline-style="solid" style:text-underline-width="auto" style:text-underline-mode="continuous"/>
    </style:style>
    <style:style style:name="T3396" style:parent-style-name="Domyślnaczcionkaakapitu" style:family="text">
      <style:text-properties fo:background-color="#80FFFF" style:text-underline-type="single" style:text-underline-style="solid" style:text-underline-width="auto" style:text-underline-mode="continuous"/>
    </style:style>
    <style:style style:name="T3397" style:parent-style-name="Domyślnaczcionkaakapitu" style:family="text">
      <style:text-properties style:text-underline-type="single" style:text-underline-style="solid" style:text-underline-width="auto" style:text-underline-mode="continuous"/>
    </style:style>
    <style:style style:name="T3398" style:parent-style-name="Domyślnaczcionkaakapitu" style:family="text">
      <style:text-properties fo:background-color="#80FFFF" style:text-underline-type="single" style:text-underline-style="solid" style:text-underline-width="auto" style:text-underline-mode="continuous"/>
    </style:style>
    <style:style style:name="T3399" style:parent-style-name="Domyślnaczcionkaakapitu" style:family="text">
      <style:text-properties style:text-underline-type="single" style:text-underline-style="solid" style:text-underline-width="auto" style:text-underline-mode="continuous"/>
    </style:style>
    <style:style style:name="T3400" style:parent-style-name="Domyślnaczcionkaakapitu" style:family="text">
      <style:text-properties fo:background-color="#80FFFF" style:text-underline-type="single" style:text-underline-style="solid" style:text-underline-width="auto" style:text-underline-mode="continuous"/>
    </style:style>
    <style:style style:name="T3401" style:parent-style-name="Domyślnaczcionkaakapitu" style:family="text">
      <style:text-properties fo:background-color="#80FFFF"/>
    </style:style>
    <style:style style:name="P3402" style:parent-style-name="Normalny" style:family="paragraph">
      <style:paragraph-properties fo:text-align="justify" fo:line-height="150%" fo:text-indent="0.2479in"/>
    </style:style>
    <style:style style:name="P3403" style:parent-style-name="Normalny" style:family="paragraph">
      <style:paragraph-properties fo:text-align="justify" fo:line-height="150%"/>
    </style:style>
    <style:style style:name="T3404" style:parent-style-name="Domyślnaczcionkaakapitu" style:family="text">
      <style:text-properties style:text-underline-type="single" style:text-underline-style="solid" style:text-underline-width="auto" style:text-underline-mode="continuous"/>
    </style:style>
    <style:style style:name="T3405" style:parent-style-name="Domyślnaczcionkaakapitu" style:family="text">
      <style:text-properties fo:background-color="#80FFFF" style:text-underline-type="single" style:text-underline-style="solid" style:text-underline-width="auto" style:text-underline-mode="continuous"/>
    </style:style>
    <style:style style:name="T3406" style:parent-style-name="Domyślnaczcionkaakapitu" style:family="text">
      <style:text-properties style:text-underline-type="single" style:text-underline-style="solid" style:text-underline-width="auto" style:text-underline-mode="continuous"/>
    </style:style>
    <style:style style:name="T3407" style:parent-style-name="Domyślnaczcionkaakapitu" style:family="text">
      <style:text-properties fo:background-color="#80FFFF" style:text-underline-type="single" style:text-underline-style="solid" style:text-underline-width="auto" style:text-underline-mode="continuous"/>
    </style:style>
    <style:style style:name="P3408" style:parent-style-name="Normalny" style:family="paragraph">
      <style:paragraph-properties fo:text-align="justify" fo:line-height="150%" fo:text-indent="0.2479in"/>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P3412" style:parent-style-name="Normalny" style:family="paragraph">
      <style:paragraph-properties fo:text-align="justify" fo:line-height="150%" fo:text-indent="0.2479in"/>
    </style:style>
    <style:style style:name="T3413" style:parent-style-name="Domyślnaczcionkaakapitu" style:family="text">
      <style:text-properties fo:background-color="#80FFFF"/>
    </style:style>
    <style:style style:name="P3414" style:parent-style-name="Normalny" style:family="paragraph">
      <style:paragraph-properties fo:text-align="justify" fo:line-height="150%" fo:text-indent="0.2479in"/>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P3417" style:parent-style-name="Normalny" style:family="paragraph">
      <style:paragraph-properties fo:text-align="justify" fo:line-height="150%" fo:text-indent="0.2479in"/>
    </style:style>
    <style:style style:name="T3418" style:parent-style-name="Domyślnaczcionkaakapitu" style:family="text">
      <style:text-properties fo:background-color="#80FFFF"/>
    </style:style>
    <style:style style:name="P3419" style:parent-style-name="Normalny" style:family="paragraph">
      <style:paragraph-properties fo:text-align="justify" fo:line-height="150%" fo:text-indent="0.2479in"/>
    </style:style>
    <style:style style:name="P3420" style:parent-style-name="Normalny" style:family="paragraph">
      <style:paragraph-properties fo:text-align="justify" fo:line-height="150%" fo:text-indent="0.2479in"/>
    </style:style>
    <style:style style:name="T3421" style:parent-style-name="Domyślnaczcionkaakapitu" style:family="text">
      <style:text-properties fo:background-color="#80FFFF"/>
    </style:style>
    <style:style style:name="P3422" style:parent-style-name="Normalny" style:family="paragraph">
      <style:paragraph-properties fo:text-align="justify" fo:line-height="150%" fo:text-indent="0.2479in"/>
    </style:style>
    <style:style style:name="P3423" style:parent-style-name="Normalny" style:family="paragraph">
      <style:paragraph-properties fo:text-align="justify" fo:line-height="150%" fo:text-indent="0.2479in"/>
    </style:style>
    <style:style style:name="T3424" style:parent-style-name="Domyślnaczcionkaakapitu" style:family="text">
      <style:text-properties fo:background-color="#80FFFF"/>
    </style:style>
    <style:style style:name="P3425" style:parent-style-name="Normalny" style:family="paragraph">
      <style:paragraph-properties fo:text-align="justify" fo:line-height="150%" fo:text-indent="0.2479in"/>
    </style:style>
    <style:style style:name="T3426" style:parent-style-name="Domyślnaczcionkaakapitu" style:family="text">
      <style:text-properties fo:background-color="#80FFFF"/>
    </style:style>
    <style:style style:name="P3427" style:parent-style-name="Normalny" style:family="paragraph">
      <style:paragraph-properties fo:text-align="justify" fo:line-height="150%" fo:text-indent="0.2479in"/>
    </style:style>
    <style:style style:name="T3428" style:parent-style-name="Domyślnaczcionkaakapitu" style:family="text">
      <style:text-properties fo:background-color="#80FFFF"/>
    </style:style>
    <style:style style:name="P3429" style:parent-style-name="Normalny" style:family="paragraph">
      <style:paragraph-properties fo:text-align="justify" fo:line-height="150%" fo:text-indent="0.2479in"/>
    </style:style>
    <style:style style:name="T3430" style:parent-style-name="Domyślnaczcionkaakapitu" style:family="text">
      <style:text-properties fo:background-color="#80FFFF"/>
    </style:style>
    <style:style style:name="P3431" style:parent-style-name="Normalny" style:family="paragraph">
      <style:paragraph-properties fo:text-align="justify" fo:line-height="150%" fo:text-indent="0.2479in"/>
    </style:style>
    <style:style style:name="P3432" style:parent-style-name="Normalny" style:family="paragraph">
      <style:paragraph-properties fo:text-align="justify" fo:line-height="150%" fo:text-indent="0.2479in"/>
    </style:style>
    <style:style style:name="T3433" style:parent-style-name="Domyślnaczcionkaakapitu" style:family="text">
      <style:text-properties fo:background-color="#80FFFF"/>
    </style:style>
    <style:style style:name="T3434" style:parent-style-name="Domyślnaczcionkaakapitu" style:family="text">
      <style:text-properties fo:background-color="#80FFFF"/>
    </style:style>
    <style:style style:name="T3435" style:parent-style-name="Domyślnaczcionkaakapitu" style:family="text">
      <style:text-properties fo:background-color="#80FFFF"/>
    </style:style>
    <style:style style:name="T3436" style:parent-style-name="Domyślnaczcionkaakapitu" style:family="text">
      <style:text-properties fo:background-color="#80FFFF"/>
    </style:style>
    <style:style style:name="P3437" style:parent-style-name="Normalny" style:family="paragraph">
      <style:paragraph-properties fo:text-align="justify" fo:line-height="150%" fo:text-indent="0.2479in"/>
    </style:style>
    <style:style style:name="P3438" style:parent-style-name="Normalny" style:family="paragraph">
      <style:paragraph-properties fo:text-align="justify" fo:line-height="150%" fo:text-indent="0.2479in"/>
    </style:style>
    <style:style style:name="T3439" style:parent-style-name="Domyślnaczcionkaakapitu" style:family="text">
      <style:text-properties fo:background-color="#80FFFF"/>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T3443" style:parent-style-name="Domyślnaczcionkaakapitu" style:family="text">
      <style:text-properties fo:background-color="#80FFFF"/>
    </style:style>
    <style:style style:name="T3444" style:parent-style-name="Domyślnaczcionkaakapitu" style:family="text">
      <style:text-properties fo:background-color="#80FFFF"/>
    </style:style>
    <style:style style:name="P3445" style:parent-style-name="Normalny" style:family="paragraph">
      <style:paragraph-properties fo:text-align="justify" fo:line-height="150%" fo:text-indent="0.2479in"/>
    </style:style>
    <style:style style:name="P3446" style:parent-style-name="Normalny" style:family="paragraph">
      <style:paragraph-properties fo:text-align="justify" fo:line-height="150%" fo:text-indent="0.2479in"/>
    </style:style>
    <style:style style:name="T3447" style:parent-style-name="Domyślnaczcionkaakapitu" style:family="text">
      <style:text-properties fo:background-color="#80FFFF"/>
    </style:style>
    <style:style style:name="P3448" style:parent-style-name="Normalny" style:family="paragraph">
      <style:paragraph-properties fo:text-align="justify" fo:line-height="150%" fo:text-indent="0.2479in"/>
    </style:style>
    <style:style style:name="P3449" style:parent-style-name="Normalny" style:family="paragraph">
      <style:paragraph-properties fo:text-align="justify" fo:line-height="150%" fo:text-indent="0.2479in"/>
    </style:style>
    <style:style style:name="T3450" style:parent-style-name="Domyślnaczcionkaakapitu" style:family="text">
      <style:text-properties fo:background-color="#80FFFF"/>
    </style:style>
    <style:style style:name="P3451" style:parent-style-name="Normalny" style:family="paragraph">
      <style:paragraph-properties fo:text-align="justify" fo:line-height="150%" fo:text-indent="0.2479in"/>
    </style:style>
    <style:style style:name="P3452" style:parent-style-name="Normalny" style:family="paragraph">
      <style:paragraph-properties fo:text-align="justify" fo:line-height="150%" fo:text-indent="0.2479in"/>
    </style:style>
    <style:style style:name="T3453" style:parent-style-name="Domyślnaczcionkaakapitu" style:family="text">
      <style:text-properties fo:background-color="#80FFFF"/>
    </style:style>
    <style:style style:name="T3454" style:parent-style-name="Domyślnaczcionkaakapitu" style:family="text">
      <style:text-properties fo:background-color="#80FFFF"/>
    </style:style>
    <style:style style:name="P3455" style:parent-style-name="Normalny" style:family="paragraph">
      <style:paragraph-properties fo:text-align="justify" fo:line-height="150%" fo:text-indent="0.2479in"/>
    </style:style>
    <style:style style:name="P3456" style:parent-style-name="Normalny" style:family="paragraph">
      <style:paragraph-properties fo:text-align="justify" fo:line-height="150%" fo:text-indent="0.2479in"/>
    </style:style>
    <style:style style:name="T3457" style:parent-style-name="Domyślnaczcionkaakapitu" style:family="text">
      <style:text-properties fo:background-color="#80FFFF"/>
    </style:style>
    <style:style style:name="P3458" style:parent-style-name="Normalny" style:family="paragraph">
      <style:paragraph-properties fo:text-align="justify" fo:line-height="150%" fo:text-indent="0.2479in"/>
    </style:style>
    <style:style style:name="T3459" style:parent-style-name="Domyślnaczcionkaakapitu" style:family="text">
      <style:text-properties fo:background-color="#80FFFF"/>
    </style:style>
    <style:style style:name="P3460" style:parent-style-name="Normalny" style:family="paragraph">
      <style:paragraph-properties fo:text-align="justify" fo:line-height="150%"/>
    </style:style>
    <style:style style:name="T3461" style:parent-style-name="Domyślnaczcionkaakapitu" style:family="text">
      <style:text-properties fo:background-color="#80FFFF" style:text-underline-type="single" style:text-underline-style="solid" style:text-underline-width="auto" style:text-underline-mode="continuous"/>
    </style:style>
    <style:style style:name="T3462" style:parent-style-name="Domyślnaczcionkaakapitu" style:family="text">
      <style:text-properties fo:background-color="#80FFFF" style:text-underline-type="single" style:text-underline-style="solid" style:text-underline-width="auto" style:text-underline-mode="continuous"/>
    </style:style>
    <style:style style:name="T3463" style:parent-style-name="Domyślnaczcionkaakapitu" style:family="text">
      <style:text-properties style:text-underline-type="single" style:text-underline-style="solid" style:text-underline-width="auto" style:text-underline-mode="continuous"/>
    </style:style>
    <style:style style:name="T3464" style:parent-style-name="Domyślnaczcionkaakapitu" style:family="text">
      <style:text-properties fo:background-color="#80FFFF" style:text-underline-type="single" style:text-underline-style="solid" style:text-underline-width="auto" style:text-underline-mode="continuous"/>
    </style:style>
    <style:style style:name="T3465" style:parent-style-name="Domyślnaczcionkaakapitu" style:family="text">
      <style:text-properties style:text-underline-type="single" style:text-underline-style="solid" style:text-underline-width="auto" style:text-underline-mode="continuous"/>
    </style:style>
    <style:style style:name="T3466" style:parent-style-name="Domyślnaczcionkaakapitu" style:family="text">
      <style:text-properties fo:background-color="#80FFFF" style:text-underline-type="single" style:text-underline-style="solid" style:text-underline-width="auto" style:text-underline-mode="continuous"/>
    </style:style>
    <style:style style:name="T3467" style:parent-style-name="Domyślnaczcionkaakapitu" style:family="text">
      <style:text-properties fo:background-color="#80FFFF"/>
    </style:style>
    <style:style style:name="P3468" style:parent-style-name="Normalny" style:family="paragraph">
      <style:paragraph-properties fo:text-align="justify" fo:line-height="150%" fo:text-indent="0.2479in"/>
    </style:style>
    <style:style style:name="T3469" style:parent-style-name="Domyślnaczcionkaakapitu" style:family="text">
      <style:text-properties fo:background-color="#80FFFF"/>
    </style:style>
    <style:style style:name="P3470" style:parent-style-name="Normalny" style:family="paragraph">
      <style:paragraph-properties fo:text-align="justify" fo:line-height="150%" fo:text-indent="0.2479in"/>
    </style:style>
    <style:style style:name="T3471" style:parent-style-name="Domyślnaczcionkaakapitu" style:family="text">
      <style:text-properties fo:background-color="#80FFFF"/>
    </style:style>
    <style:style style:name="P3472" style:parent-style-name="Normalny" style:family="paragraph">
      <style:paragraph-properties fo:text-align="justify" fo:line-height="150%"/>
    </style:style>
    <style:style style:name="T3473" style:parent-style-name="Domyślnaczcionkaakapitu" style:family="text">
      <style:text-properties style:text-underline-type="single" style:text-underline-style="solid" style:text-underline-width="auto" style:text-underline-mode="continuous"/>
    </style:style>
    <style:style style:name="T3474" style:parent-style-name="Domyślnaczcionkaakapitu" style:family="text">
      <style:text-properties fo:background-color="#80FFFF" style:text-underline-type="single" style:text-underline-style="solid" style:text-underline-width="auto" style:text-underline-mode="continuous"/>
    </style:style>
    <style:style style:name="T3475" style:parent-style-name="Domyślnaczcionkaakapitu" style:family="text">
      <style:text-properties style:text-underline-type="single" style:text-underline-style="solid" style:text-underline-width="auto" style:text-underline-mode="continuous"/>
    </style:style>
    <style:style style:name="T3476" style:parent-style-name="Domyślnaczcionkaakapitu" style:family="text">
      <style:text-properties fo:background-color="#80FFFF" style:text-underline-type="single" style:text-underline-style="solid" style:text-underline-width="auto" style:text-underline-mode="continuous"/>
    </style:style>
    <style:style style:name="T3477" style:parent-style-name="Domyślnaczcionkaakapitu" style:family="text">
      <style:text-properties style:text-underline-type="single" style:text-underline-style="solid" style:text-underline-width="auto" style:text-underline-mode="continuous"/>
    </style:style>
    <style:style style:name="T3478" style:parent-style-name="Domyślnaczcionkaakapitu" style:family="text">
      <style:text-properties fo:background-color="#80FFFF" style:text-underline-type="single" style:text-underline-style="solid" style:text-underline-width="auto" style:text-underline-mode="continuous"/>
    </style:style>
    <style:style style:name="T3479" style:parent-style-name="Domyślnaczcionkaakapitu" style:family="text">
      <style:text-properties style:text-underline-type="single" style:text-underline-style="solid" style:text-underline-width="auto" style:text-underline-mode="continuous"/>
    </style:style>
    <style:style style:name="P3480" style:parent-style-name="Normalny" style:family="paragraph">
      <style:paragraph-properties fo:text-align="justify" fo:line-height="150%" fo:text-indent="0.2479in"/>
    </style:style>
    <style:style style:name="P3481" style:parent-style-name="Normalny" style:family="paragraph">
      <style:paragraph-properties fo:text-align="justify" fo:line-height="150%" fo:text-indent="0.2479in"/>
    </style:style>
    <style:style style:name="P3482" style:parent-style-name="Normalny" style:family="paragraph">
      <style:paragraph-properties fo:text-align="justify" fo:line-height="150%" fo:text-indent="0.2479in"/>
    </style:style>
    <style:style style:name="P3483" style:parent-style-name="Normalny" style:family="paragraph">
      <style:paragraph-properties fo:text-align="justify" fo:line-height="150%"/>
    </style:style>
    <style:style style:name="T3484" style:parent-style-name="Domyślnaczcionkaakapitu" style:family="text">
      <style:text-properties style:text-underline-type="single" style:text-underline-style="solid" style:text-underline-width="auto" style:text-underline-mode="continuous"/>
    </style:style>
    <style:style style:name="T3485" style:parent-style-name="Domyślnaczcionkaakapitu" style:family="text">
      <style:text-properties fo:background-color="#80FFFF" style:text-underline-type="single" style:text-underline-style="solid" style:text-underline-width="auto" style:text-underline-mode="continuous"/>
    </style:style>
    <style:style style:name="T3486" style:parent-style-name="Domyślnaczcionkaakapitu" style:family="text">
      <style:text-properties style:text-underline-type="single" style:text-underline-style="solid" style:text-underline-width="auto" style:text-underline-mode="continuous"/>
    </style:style>
    <style:style style:name="T3487" style:parent-style-name="Domyślnaczcionkaakapitu" style:family="text">
      <style:text-properties fo:background-color="#80FFFF" style:text-underline-type="single" style:text-underline-style="solid" style:text-underline-width="auto" style:text-underline-mode="continuous"/>
    </style:style>
    <style:style style:name="P3488" style:parent-style-name="Normalny" style:family="paragraph">
      <style:paragraph-properties fo:text-align="justify" fo:line-height="150%" fo:text-indent="0.2479in"/>
    </style:style>
    <style:style style:name="P3489" style:parent-style-name="Normalny" style:family="paragraph">
      <style:paragraph-properties fo:text-align="justify" fo:line-height="150%" fo:text-indent="0.2479in"/>
    </style:style>
    <style:style style:name="T3490" style:parent-style-name="Domyślnaczcionkaakapitu" style:family="text">
      <style:text-properties fo:background-color="#80FFFF"/>
    </style:style>
    <style:style style:name="P3491" style:parent-style-name="Normalny" style:family="paragraph">
      <style:paragraph-properties fo:text-align="justify" fo:line-height="150%" fo:text-indent="0.2479in"/>
    </style:style>
    <style:style style:name="T3492" style:parent-style-name="Domyślnaczcionkaakapitu" style:family="text">
      <style:text-properties fo:background-color="#80FFFF"/>
    </style:style>
    <style:style style:name="T3493" style:parent-style-name="Domyślnaczcionkaakapitu" style:family="text">
      <style:text-properties fo:background-color="#80FFFF"/>
    </style:style>
    <style:style style:name="T3494" style:parent-style-name="Domyślnaczcionkaakapitu" style:family="text">
      <style:text-properties fo:background-color="#80FFFF"/>
    </style:style>
    <style:style style:name="T3495" style:parent-style-name="Domyślnaczcionkaakapitu" style:family="text">
      <style:text-properties fo:background-color="#80FFFF"/>
    </style:style>
    <style:style style:name="P3496" style:parent-style-name="Normalny" style:family="paragraph">
      <style:paragraph-properties fo:text-align="justify" fo:line-height="150%"/>
    </style:style>
    <style:style style:name="T3497" style:parent-style-name="Domyślnaczcionkaakapitu" style:family="text">
      <style:text-properties style:text-underline-type="single" style:text-underline-style="solid" style:text-underline-width="auto" style:text-underline-mode="continuous"/>
    </style:style>
    <style:style style:name="T3498" style:parent-style-name="Domyślnaczcionkaakapitu" style:family="text">
      <style:text-properties fo:background-color="#80FFFF" style:text-underline-type="single" style:text-underline-style="solid" style:text-underline-width="auto" style:text-underline-mode="continuous"/>
    </style:style>
    <style:style style:name="T3499" style:parent-style-name="Domyślnaczcionkaakapitu" style:family="text">
      <style:text-properties style:text-underline-type="single" style:text-underline-style="solid" style:text-underline-width="auto" style:text-underline-mode="continuous"/>
    </style:style>
    <style:style style:name="P3500" style:parent-style-name="Normalny" style:family="paragraph">
      <style:paragraph-properties fo:text-align="justify" fo:line-height="150%" fo:text-indent="0.2479in"/>
    </style:style>
    <style:style style:name="T3501" style:parent-style-name="Domyślnaczcionkaakapitu" style:family="text">
      <style:text-properties fo:background-color="#80FFFF"/>
    </style:style>
    <style:style style:name="T3502" style:parent-style-name="Domyślnaczcionkaakapitu" style:family="text">
      <style:text-properties fo:background-color="#80FFFF"/>
    </style:style>
    <style:style style:name="T3503" style:parent-style-name="Domyślnaczcionkaakapitu" style:family="text">
      <style:text-properties fo:background-color="#80FFFF"/>
    </style:style>
    <style:style style:name="P3504" style:parent-style-name="Normalny" style:family="paragraph">
      <style:paragraph-properties fo:text-align="justify" fo:line-height="150%"/>
    </style:style>
    <style:style style:name="T3505" style:parent-style-name="Domyślnaczcionkaakapitu" style:family="text">
      <style:text-properties fo:background-color="#80FFFF" style:text-underline-type="single" style:text-underline-style="solid" style:text-underline-width="auto" style:text-underline-mode="continuous"/>
    </style:style>
    <style:style style:name="T3506" style:parent-style-name="Domyślnaczcionkaakapitu" style:family="text">
      <style:text-properties fo:background-color="#80FFFF" style:text-underline-type="single" style:text-underline-style="solid" style:text-underline-width="auto" style:text-underline-mode="continuous"/>
    </style:style>
    <style:style style:name="T3507" style:parent-style-name="Domyślnaczcionkaakapitu" style:family="text">
      <style:text-properties style:text-underline-type="single" style:text-underline-style="solid" style:text-underline-width="auto" style:text-underline-mode="continuous"/>
    </style:style>
    <style:style style:name="T3508" style:parent-style-name="Domyślnaczcionkaakapitu" style:family="text">
      <style:text-properties fo:background-color="#80FFFF" style:text-underline-type="single" style:text-underline-style="solid" style:text-underline-width="auto" style:text-underline-mode="continuous"/>
    </style:style>
    <style:style style:name="T3509" style:parent-style-name="Domyślnaczcionkaakapitu" style:family="text">
      <style:text-properties style:text-underline-type="single" style:text-underline-style="solid" style:text-underline-width="auto" style:text-underline-mode="continuous"/>
    </style:style>
    <style:style style:name="T3510" style:parent-style-name="Domyślnaczcionkaakapitu" style:family="text">
      <style:text-properties fo:background-color="#80FFFF" style:text-underline-type="single" style:text-underline-style="solid" style:text-underline-width="auto" style:text-underline-mode="continuous"/>
    </style:style>
    <style:style style:name="T3511" style:parent-style-name="Domyślnaczcionkaakapitu" style:family="text">
      <style:text-properties fo:background-color="#80FFFF"/>
    </style:style>
    <style:style style:name="P3512" style:parent-style-name="Normalny" style:family="paragraph">
      <style:paragraph-properties fo:text-align="justify" fo:line-height="150%" fo:text-indent="0.2479in"/>
    </style:style>
    <style:style style:name="P3513" style:parent-style-name="Normalny" style:family="paragraph">
      <style:paragraph-properties fo:text-align="justify" fo:line-height="150%">
        <style:tab-stops>
          <style:tab-stop style:type="left" style:position="15.9513in"/>
        </style:tab-stops>
      </style:paragraph-properties>
    </style:style>
    <style:style style:name="T3514" style:parent-style-name="Domyślnaczcionkaakapitu" style:family="text">
      <style:text-properties style:text-underline-type="single" style:text-underline-style="solid" style:text-underline-width="auto" style:text-underline-mode="continuous"/>
    </style:style>
    <style:style style:name="P3515" style:parent-style-name="Normalny" style:family="paragraph">
      <style:paragraph-properties fo:text-align="justify" fo:line-height="150%" fo:text-indent="0.2479in">
        <style:tab-stops>
          <style:tab-stop style:type="left" style:position="15.9513in"/>
        </style:tab-stops>
      </style:paragraph-properties>
    </style:style>
    <style:style style:name="P3516" style:parent-style-name="Normalny" style:family="paragraph">
      <style:paragraph-properties fo:text-align="justify" fo:line-height="150%"/>
    </style:style>
    <style:style style:name="T3517" style:parent-style-name="Domyślnaczcionkaakapitu" style:family="text">
      <style:text-properties style:text-underline-type="single" style:text-underline-style="solid" style:text-underline-width="auto" style:text-underline-mode="continuous"/>
    </style:style>
    <style:style style:name="P3518" style:parent-style-name="Normalny" style:family="paragraph">
      <style:paragraph-properties fo:text-align="justify" fo:line-height="150%" fo:text-indent="0.2479in"/>
    </style:style>
    <style:style style:name="T3519" style:parent-style-name="Domyślnaczcionkaakapitu" style:family="text">
      <style:text-properties fo:background-color="#80FFFF"/>
    </style:style>
    <style:style style:name="T3520" style:parent-style-name="Domyślnaczcionkaakapitu" style:family="text">
      <style:text-properties fo:background-color="#80FFFF"/>
    </style:style>
    <style:style style:name="P3521" style:parent-style-name="Normalny" style:family="paragraph">
      <style:paragraph-properties fo:text-align="justify" fo:line-height="150%" fo:text-indent="0.2479in"/>
    </style:style>
    <style:style style:name="T3522" style:parent-style-name="Domyślnaczcionkaakapitu" style:family="text">
      <style:text-properties fo:background-color="#80FFFF"/>
    </style:style>
    <style:style style:name="P3523" style:parent-style-name="Normalny" style:family="paragraph">
      <style:paragraph-properties fo:text-align="justify" fo:line-height="150%"/>
    </style:style>
    <style:style style:name="T3524" style:parent-style-name="Domyślnaczcionkaakapitu" style:family="text">
      <style:text-properties style:text-underline-type="single" style:text-underline-style="solid" style:text-underline-width="auto" style:text-underline-mode="continuous"/>
    </style:style>
    <style:style style:name="T3525" style:parent-style-name="Domyślnaczcionkaakapitu" style:family="text">
      <style:text-properties fo:background-color="#80FFFF" style:text-underline-type="single" style:text-underline-style="solid" style:text-underline-width="auto" style:text-underline-mode="continuous"/>
    </style:style>
    <style:style style:name="T3526" style:parent-style-name="Domyślnaczcionkaakapitu" style:family="text">
      <style:text-properties style:text-underline-type="single" style:text-underline-style="solid" style:text-underline-width="auto" style:text-underline-mode="continuous"/>
    </style:style>
    <style:style style:name="P3527" style:parent-style-name="Normalny" style:family="paragraph">
      <style:paragraph-properties fo:text-align="justify" fo:line-height="150%" fo:text-indent="0.2479in"/>
    </style:style>
    <style:style style:name="T3528" style:parent-style-name="Domyślnaczcionkaakapitu" style:family="text">
      <style:text-properties fo:background-color="#80FFFF"/>
    </style:style>
    <style:style style:name="P3529" style:parent-style-name="Normalny" style:family="paragraph">
      <style:paragraph-properties fo:text-align="justify" fo:line-height="150%"/>
    </style:style>
    <style:style style:name="T3530" style:parent-style-name="Domyślnaczcionkaakapitu" style:family="text">
      <style:text-properties fo:background-color="#80FFFF" style:text-underline-type="single" style:text-underline-style="solid" style:text-underline-width="auto" style:text-underline-mode="continuous"/>
    </style:style>
    <style:style style:name="T3531" style:parent-style-name="Domyślnaczcionkaakapitu" style:family="text">
      <style:text-properties fo:background-color="#80FFFF" style:text-underline-type="single" style:text-underline-style="solid" style:text-underline-width="auto" style:text-underline-mode="continuous"/>
    </style:style>
    <style:style style:name="T3532" style:parent-style-name="Domyślnaczcionkaakapitu" style:family="text">
      <style:text-properties style:text-underline-type="single" style:text-underline-style="solid" style:text-underline-width="auto" style:text-underline-mode="continuous"/>
    </style:style>
    <style:style style:name="T3533" style:parent-style-name="Domyślnaczcionkaakapitu" style:family="text">
      <style:text-properties fo:background-color="#80FFFF" style:text-underline-type="single" style:text-underline-style="solid" style:text-underline-width="auto" style:text-underline-mode="continuous"/>
    </style:style>
    <style:style style:name="T3534" style:parent-style-name="Domyślnaczcionkaakapitu" style:family="text">
      <style:text-properties style:text-underline-type="single" style:text-underline-style="solid" style:text-underline-width="auto" style:text-underline-mode="continuous"/>
    </style:style>
    <style:style style:name="T3535" style:parent-style-name="Domyślnaczcionkaakapitu" style:family="text">
      <style:text-properties fo:background-color="#80FFFF" style:text-underline-type="single" style:text-underline-style="solid" style:text-underline-width="auto" style:text-underline-mode="continuous"/>
    </style:style>
    <style:style style:name="T3536" style:parent-style-name="Domyślnaczcionkaakapitu" style:family="text">
      <style:text-properties fo:background-color="#80FFFF"/>
    </style:style>
    <style:style style:name="P3537" style:parent-style-name="Normalny" style:family="paragraph">
      <style:paragraph-properties fo:text-align="justify" fo:line-height="150%" fo:text-indent="0.2479in"/>
    </style:style>
    <style:style style:name="P3538" style:parent-style-name="Normalny" style:family="paragraph">
      <style:paragraph-properties fo:text-align="justify" fo:line-height="150%" fo:text-indent="0.2479in"/>
    </style:style>
    <style:style style:name="P3539" style:parent-style-name="Normalny" style:family="paragraph">
      <style:paragraph-properties fo:text-align="justify" fo:line-height="150%" fo:margin-left="0.25in" fo:text-indent="0.2479in">
        <style:tab-stops/>
      </style:paragraph-properties>
    </style:style>
    <style:style style:name="T3540" style:parent-style-name="Domyślnaczcionkaakapitu" style:family="text">
      <style:text-properties fo:background-color="#80FFFF"/>
    </style:style>
    <style:style style:name="P3541" style:parent-style-name="Normalny" style:family="paragraph">
      <style:paragraph-properties fo:text-align="justify" fo:line-height="150%" fo:margin-left="0.25in" fo:text-indent="0.2479in">
        <style:tab-stops/>
      </style:paragraph-properties>
    </style:style>
    <style:style style:name="T3542"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Górnictwa</text:p>
      <text:p text:style-name="P3">TYTUŁ= STENOGRAM z trzeciego posiedzenia Podzespołu do spraw Górnictwa</text:p>
      <text:p text:style-name="P4">DATA= 25 lutego 1989 r.</text:p>
      <text:p text:style-name="P5">SYGNATURA=<text:s/></text:p>
      <text:p text:style-name="P6">INW= 46061</text:p>
      <text:p text:style-name="P7">TEKST=</text:p>
      <text:p text:style-name="P8">Stenogram z posiedzenia<text:s/>Podzespołu do spraw Górnictwa w dniu 25.II.1989 r.</text:p>
      <text:p text:style-name="P9">/Obradom<text:s/><text:span text:style-name="T10">przewodni</text:span><text:span text:style-name="T11">c</text:span><text:span text:style-name="T12">zy ob. Rajmund Moric</text:span>/.</text:p>
      <text:p text:style-name="P13"><text:span text:style-name="T14">Przewodniczący</text:span>:</text:p>
      <text:p text:style-name="P15">Szanowni Państwo! Zgodne z prz<text:span text:style-name="T16">yj</text:span>ętą zasadą pozwolę sobie przejąć dzisiaj przewodni<text:span text:style-name="T17">ct</text:span>wo naszych obrad. Witam wszystkich serdecznie. Zgodnie z naszymi ustaleniami dzień dzisiejszy przeznaczamy na prezentację stanowisk jeszcze w zakresach tematów<text:span text:style-name="T18">,</text:span><text:s/>które każda ze stron sobie życzy, jak i również sądzę, że dzisiaj zgodnie przyjętym zasadą zespół, który został powołany do spraw rozstrzygnięcia problemów związanych z zatrudnieniem górników po roku 1980, którzy byli szykanowani w zakresie postr<text:span text:style-name="T19">aj</text:span>kowym, przedstawi swoje wyniki pracy.</text:p>
      <text:p text:style-name="P20">Pozwólcie państwo, że zaproponuję, aby poszczególne strony zgłaszały swoich dyskutantów przez przewodniczących, aby zachować jakiś ład i porządek naszej dyskusji.</text:p>
      <text:p text:style-name="P21">Pozwó<text:span text:style-name="T22">l</text:span>cie państwo, że z racji przewodnictwa może nadużyję trochę swego stanowiska i jako pierwsza osoba w dyskusji przedstawi oświadczenie kol. Stępień, a następnie pan Rupala w sprawach płacowych.</text:p>
      <text:p text:style-name="P23">Proszę kol. Stępień.</text:p>
      <text:p text:style-name="P24"><text:span text:style-name="T25">Ob. Władysław Stępień</text:span>:</text:p>
      <text:p text:style-name="P26">Szanowni Państw<text:span text:style-name="T27">o</text:span>! W trakcie obrad inaugur<text:span text:style-name="T28">acyjn</text:span>ych naszego podzespołu zgłosiłem w sumie 12 konkretnych wniosków, prosząc państwa o zainteresowanie się, ewentualnie wsparcie, jeżeli uznamy, że będą one nas wszystkich interesowały i w przerwie obrad na prośbę Telewizji Polskiej udzieliłem dwuminutowego wywiadu.<text:s/><text:span text:style-name="T29">W</text:span><text:s/>tym wywiadzie dziennikarka zapytała mnie, czy potrafię udowodnić, że na górnictwie można zarobić. Oświadczyłem twierdząco, podając trzy konkretne przykłady. Przykład pierwszy, który państwo znają ponieważ przykład ten podałem na piśmie wszystkim stronom, to jest przykład opłacalności eksportu siarki do drugiego obszaru płatniczego i do pierwszego obszaru płatniczego, wykazując jak ogromne są w tym względzie różnice i co należałoby zrobić, jak należałoby urealni<text:span text:style-name="T30">ć</text:span><text:s/>cenę na obszar pierwszy, czy dać cenę transakcyjną, ponieważ uznajemy, że ekonomia na świecie jest jedna.</text:p>
      <text:p text:style-name="P31">Dalej zgłosiłem sprawę górnictwa soli, górnictwa skalnego, to państwo znacie i wywiad ten ukazał się w telewizji, oczywiście bez pierwszego mojego przykładu, czyli bez podania ogromnej różnicy między cenami na pierwszy i drugi obszar płatniczy.</text:p>
      <text:p text:style-name="P32">Uznałem to jako manipulację, ponieważ inicjatywa była ze strony telewiz<text:span text:style-name="T33">ji</text:span>, ja natomiast chciałem wykorzystać mając taką okazję, żeby przedstawić<text:s/><text:span text:style-name="T34">t</text:span>o na forum publicznym. Chciałbym państwa poinformować,<text:s/><text:span text:style-name="T35">ż</text:span>e sprawa nie jest tajna, bo od 2 lat szefowie kopalń siarki piszą do Ministra Rynku, do Ministra Handlu Zagranicznego, do Komitetu Ekonomicznego Rady Ministrów, posłowie mówią o tym w Sejmie, ja uznając, że jest to kolejne grono, a uważamy że jest to kompetentne grono górnicze na<text:span text:style-name="T36">l</text:span>eżałoby<text:s/><text:soft-page-break/>to w ten sposób przedstawić<text:span text:style-name="T37">.</text:span></text:p>
      <text:p text:style-name="P38"><text:span text:style-name="T39">W</text:span><text:s/>związku z tym w<text:span text:style-name="T40">ys</text:span>tosowałem teleksem protest do Polskiej Telewizji, do gospodarza<text:s/>„okrągłego stołu”<text:s/>pana generała Czesława Kiszczaka, przewodniczącego podkomisji naszej pana ministra Gustka, do OPZZ, jak również do podzespołu, który zajmuje się sprawami propagandy i informacji.</text:p>
      <text:p text:style-name="P41">Chciałbym więc prosić państwa o akceptację tego mojego protestu, ponieważ wydaje<text:s/><text:span text:style-name="T42">m</text:span>i się, że wszystkie sprawy, o których tu mówimy, jeżeli chce się o nich mówić w publikatorach, w telewizji, w radio to należy szanować tego, który tę relację przekazuje i bierze za nią pełną odpowiedzialność, czyli jest pewne, że ona jest oparta na faktach.</text:p>
      <text:p text:style-name="P43">Zaproponowałem telewizji sprostowanie w tej sprawie, ewentualnie przeprowadzenie ze mną kolejnej rozmowy, ponieważ to, że nie wykorzystałem okazji udzielają wywiadu spotkało się z ostrym protestem górników siarki na terenie, których kieruje Delegatura Federacji Górników.</text:p>
      <text:p text:style-name="P44">Dziękuję.</text:p>
      <text:p text:style-name="P45"><text:span text:style-name="T46">Przewodniczący</text:span>:</text:p>
      <text:p text:style-name="P47">Dziękuję koledze Władkowi Stępniowi.</text:p>
      <text:p text:style-name="P48">Rozumiem, że przyjmujemy to oświadczenie, natomiast faktycznie strona nasza ocenia, że środki masowego przekazu niezbyt dokładnie relacjonuje nasze obrady.</text:p>
      <text:p text:style-name="P49">Proszę pana przewodniczącego Pietrzaka.</text:p>
      <text:p text:style-name="P50"><text:span text:style-name="T51">Ob. Alojzy Pietrzyk</text:span>:</text:p>
      <text:p text:style-name="P52">Ja też chciałem nawiązać do tego samego tematu, jako że po powrocie z Bełchatowa gdzie byłem, gdzie byłem, gdzie strajk się zakończył i po ocenie ogólnej tego strajku nie ja byłem przyczyną podminowania tego strajku, złożyłem oświadczenie i miało ono też pójść w Dzienniku Telewizyjnym, zostało wycięte w całości i nie tylko to,<text:s/>„Trybuna Robotnicza<text:span text:style-name="T53">”</text:span><text:s/>zamanipulowała tekstem mojego oświadczenia, oświadczenie ukazało si<text:span text:style-name="T54">ę</text:span><text:s/>na terenie Katowic w bardzo małym nakładzie, na terenie Jastrzębia już w miejscu, gdzie było oświadczenie ukazał się inny artykuł, inny materiał został zamieszczony i spotykam się z różnego rodzaju manipulacjami w prasie mnie<text:span text:style-name="T55">js</text:span>zego rzędu jak<text:s/>„Nowiny”,<text:s/>„Górnik”, w tej prasie typu lokalnego, co stwierdzam też nie sprzyja w ogóle obradom Okrągłego Stołu i wytwarza niepotrzebne podminowanie, i niepotrzebną atmosferę napięcia w tej sytuacji, jaka jest.</text:p>
      <text:p text:style-name="P56">Dziękuję.</text:p>
      <text:p text:style-name="P57"><text:span text:style-name="T58">Pr</text:span><text:span text:style-name="T59">zewod</text:span><text:span text:style-name="T60">n</text:span><text:span text:style-name="T61">icz</text:span><text:span text:style-name="T62">ą</text:span><text:span text:style-name="T63">cy</text:span><text:span text:style-name="T64">:</text:span></text:p>
      <text:p text:style-name="P65">Dziękuję.</text:p>
      <text:p text:style-name="P66">Ja proponuję, aby te teksty oświadczeń przekazać na<text:s/>„duży stół”<text:s/>i zapoznać z tym przewodniczącego obrad przy<text:s/>„dużym stole”<text:span text:style-name="T67">.</text:span></text:p>
      <text:p text:style-name="P68"><text:span text:style-name="T69">Ob. Alojzy Pietrzyk</text:span>:</text:p>
      <text:p text:style-name="P70">Przepraszam panie przewodniczący, że jeszcze raz wchodz<text:span text:style-name="T71">ę,</text:span><text:s/>ale chciałem w związku z oświadczeniem przewodniczącego Gustka w<text:s/>„Życiu Wa<text:span text:style-name="T72">rs</text:span>zawy”<text:s/>poprosić o głos prof. Zielińskiego.</text:p>
      <text:p text:style-name="P73"><text:span text:style-name="T74">Pro</text:span><text:span text:style-name="T75">f.</text:span><text:span text:style-name="T76"><text:s/>Tadeusz Zi</text:span><text:span text:style-name="T77">e</text:span><text:span text:style-name="T78">liński</text:span>:</text:p>
      <text:p text:style-name="P79">Szanowni Państwo! W<text:s/><text:span text:style-name="T80">„</text:span>Życiu Warszawy<text:span text:style-name="T81">”</text:span><text:s/>ukazał się wywiad z panem ministrem Marianem Gustkiem zawierający pewne stwierdzenia, które są w moim przekonaniu trudne do przyjęcia dla naszej strony. Być może wypowied<text:span text:style-name="T82">ź</text:span><text:s/>pana ministra w wywiadzie opublikowanym w<text:s/>„Życiu Warszawy”<text:s/>została zniekształcona<text:s/><text:soft-page-break/>i sądzę, że na początku dzisiejszego posiedzenia jest okazja, aby te wątpliwości wyjaśnić<text:span text:style-name="T83">.</text:span></text:p>
      <text:p text:style-name="P84">W tym wywiadzie zostało napisane, że zdaniem pana ministra<text:s/>„okrągły stół”<text:s/>nie może uchylać wyroków sądowych, że porządek konstytucyjny państwa zapewnia decyzje wyłącznie Sejmowi, rządowi i poszczególnym ministrom. W sprawach dotyczących emerytur, rent i odszkodowań, właściwy kompetentnie<text:s/>jest Minister<text:s/>Pracy i Polityki Socjalnej, które na mocy<text:s/>Konstytucji odpowiedzialny jest za te sprawy, a nasz zespół mu tej odpowiedzialności zabrać nie może.</text:p>
      <text:p text:style-name="P85">Myślę, że jest w tej chwili potrzeba wyjaśnienia zupełnie krótko koncepcji prawnej<text:s/><text:span text:style-name="T86">O</text:span>krągłego Stołu, jako prawnik czuję się do tego upoważniony i nawet obowiązany<text:span text:style-name="T87">.</text:span><text:s/>Nie powiem zresztą nic rewolucyjnego, bo wszyscy tutaj znajdujący się na tej sali są świadomi, że<text:s/>„okrągły stół”<text:s/>nie zastępuje sam przez się automatycznie decy<text:span text:style-name="T88">z</text:span>ji, które powinny być podejmowane przez władze do<text:s/><text:span text:style-name="T89">te</text:span>go powołane w szczególności przez Sejm, Radę Państwa i poszczególnych ministrów.</text:p>
      <text:p text:style-name="P90">Trzeba jednak przypomnieć, że ustalenia, które mają przy tym stole być dokonane, są zagwarantowane politycznie. Nie będą to decyzje zstępujące jak powiedziałem automatycznie unormowania prawne, jednakże zebraliśmy się tutaj po to, aby na zasadzie pewnego zaufania dojść do consensusu, a następnie, aby ta zgoda na zasadzie jakiego<text:span text:style-name="T91">ś</text:span><text:s/>porozumien<text:span text:style-name="T92">i</text:span>a naro<text:span text:style-name="T93">d</text:span>owego została przeformułowania na język prawny.</text:p>
      <text:p text:style-name="P94">I to co my tutaj robimy, co to mamy uczynić przy Okrągłym Stole nie będzie, nie jest i nie będzie w żadnym przypadku sprzeczne z porządkiem konstytucyjnym państwa. Mnie się wydaje, że tu ciąży na nas jeszcze jakaś zła tradycja, tradycja myślenia wyłącznie kategoriami centralistycznymi, że decyzje zapadają tylko odgórnie. Okrągły Stół jest nie tylko tą wielką szansą narodową, ale jest przecież chyba jakimś ważnym wydarzeniem,<text:s/><text:span text:style-name="T95">k</text:span>tóre stanowi przełom w poglądach na system rządzenia w państwie. Tu chodzi o dialog pomiędzy władzą i społeczeństwem. Władza z tego dialogu chce korzystać, my to zaufanie do władzy mamy, że udzielone nam gwarancje, gwarancje polityczne nie prawne na razie, że te gwarancje zostaną dotrzymane, że one będą realne. A zatem uważam, że mimo iż Okrągły Stół nie jest parlamentem w konstytucyjnym tego słowa znaczeniu, to jednak te decyzje będą miały kolosalne znaczenie, ponieważ będą one stanowić podstawę do przyszłych unormowań prawnych<text:span text:style-name="T96">.</text:span></text:p>
      <text:p text:style-name="P97">Jest rzeczą oczywistą, że<text:s/>„okrągły stół”<text:s/>nie może uchylać wyroków sądowych w ścisłym tego słowa znaczeniu. Tu nie może być mowy o jakimś anulowaniu wyroków sądowych. Ale przecież po wydaniu przez sąd jakiegokolwiek wyroku, strony mogą się zawsze porozumieć. Mogą się zawsze porozumieć co do tego, jak one wyobrażają sobie ukształtowanie swoich stosunków po zapadnięciu tego wyroku. Strony są tutaj gospodarzami tych swoich własnych stosunków. Więc jeżeli pracownik został zwolniony i do pracy nie został przywrócony przez sąd, bo nastąpiło oddalenie powództwa, nic nie stoi na przeszkodzie, aby następnie w drodze ugody, w drodze wzajemnego porozumienia pracownik został do pracy przywrócony na poprzednich warunkach, a nawet z zachowaniem ciągłości prac<text:span text:style-name="T98">y.</text:span></text:p>
      <text:p text:style-name="P99">My także i w zakresie prawa pracy odchodzimy już od dawnego modelu centralistycznego<text:span text:style-name="T100">,</text:span><text:s/>menadżerskiego modelu, że tylko kierownik zakładu pracy decyduje o sytuacji pracownika na podstawie przepisów kodeksu pracy rozumianych wyłącznie jako tzw. ius cogens, od którego nie ma żadnego odstępstwa.</text:p>
      <text:p text:style-name="P101">Sądzę zatem, że tutaj jest okazja do wyjaśnienia, jak właściwie pan minister zapatruje się na te sprawy. Bo mnie się zdaje, że tu chyba jest także jakieś nieporozumienie w tym wywiadzie. Przypominam sobie<text:s/><text:soft-page-break/>bowiem, że na poprzednim posiedzeniu pan minister stwierdził, że tutaj z tego<text:s/>„stołu”<text:s/>mogą wychodzić impulsy do zmian ustaw<text:span text:style-name="T102">od</text:span>awcz<text:span text:style-name="T103">yc</text:span>h. Jeżeli tak, to bylibyśmy zgodni.</text:p>
      <text:p text:style-name="P104">Niemniej jednak wywiad, który został zamieszczony w<text:s/>„Życiu Warszawy<text:span text:style-name="T105">”</text:span><text:s/>mógłby sprawiać wrażenie, że właściwie my tu jesteśmy niepotrzebni. Po co właściwie my tu siedzimy, jesteśmy odciągnięci od codziennej normalnej pracy, wszyscy bez wyjątku<text:span text:style-name="T106">.</text:span><text:s/>A zatem byłoby wielkim błędem, gdybyśmy uznali, że dzisiejsze i następne nasze posiedzenia właściwie nie doprowadzą do żadnych zmian w systemie prawnym.</text:p>
      <text:p text:style-name="P107">Dzięku<text:span text:style-name="T108">ję</text:span><text:s/>za uwagę.</text:p>
      <text:p text:style-name="P109"><text:span text:style-name="T110">Przewodnicząc</text:span><text:span text:style-name="T111">y</text:span><text:span text:style-name="T112">:</text:span></text:p>
      <text:p text:style-name="P113">Dzięku<text:span text:style-name="T114">ję</text:span>. Prosił o głos pan Stawski, tak?</text:p>
      <text:p text:style-name="P115">/Głos z sali: Nie, adwokat Piotrowski/.</text:p>
      <text:p text:style-name="P116"><text:span text:style-name="T117">Ob.</text:span><text:span text:style-name="T118"><text:s/></text:span><text:span text:style-name="T119">L</text:span><text:span text:style-name="T120">eszek Piotrowski:</text:span></text:p>
      <text:p text:style-name="P121">Ja również zgłaszam pretensje do środków masowego przekazu. Przy czym chodzi o<text:s/><text:span text:style-name="T122">„</text:span>Trybunę Robotniczą”<text:s/>z 21 lutego 1<text:span text:style-name="T123">9</text:span>8<text:span text:style-name="T124">9</text:span><text:s/>r. Jest to wywiad z Marianem Gustkiem, zatytułowany<text:s/>„Wokół górniczych spraw”. Zaczyna się od słów:<text:s/>„Czuję się zboksowan<text:span text:style-name="T125">y.</text:span>.<text:span text:style-name="T126">.</text:span><text:span text:style-name="T127">”</text:span><text:s/>Następne zdanie, czy dwa zdania są nieistotne. Ale istotne jest to, co tutaj jest napisane:<text:s/>„Współprzewodniczący odnosi wrażenie, że sprawą ambicjonalną stało się dla<text:s/>„Solidarności”<text:s/>unieważnienie wyroków sądowych i materialne zadośćuczynienie pracownikom tej branży repr<text:span text:style-name="T128">esjo</text:span>nowanym po roku<text:s/><text:span text:style-name="T129">1981</text:span>”.</text:p>
      <text:p text:style-name="P130">Nie wierzę, żeby pan minister tak się wyraził do dziennikarza. Przecież nikt tu na tej sali, a w szczególności strona solidarno<text:span text:style-name="T131">śc</text:span>iowa nie domagała się unieważnienia jakiegokolwiek wyroku.</text:p>
      <text:p text:style-name="P132">Dziękuję bardzo.</text:p>
      <text:p text:style-name="P133"><text:span text:style-name="T134">Przewodnicząc</text:span><text:span text:style-name="T135">y</text:span><text:span text:style-name="T136">:</text:span></text:p>
      <text:p text:style-name="P137">Dzięk<text:span text:style-name="T138">uję.</text:span></text:p>
      <text:p text:style-name="P139">Ja rozumiem, że po tych oświadczeniach, któreśmy złożyli mając pretensje do środków masowego przekazu, jak powiedziałem, proponuję to przekazać na<text:s/>„duży stół”, a jednocześnie dla nas wszystkich, żeby w wywiadach bardzo ostrożnie podchodzić do wszystkich zagadnień.</text:p>
      <text:p text:style-name="P140">Natomiast chyba jesteśmy zgodni wszyscy, że każdy ma prawo do własnych poglądów i swoje poglądy głosi.</text:p>
      <text:p text:style-name="P141">Pan minister Gustek. Proszę panie ministrze.</text:p>
      <text:p text:style-name="P142"><text:span text:style-name="T143">Minister Marian Gustek</text:span>:</text:p>
      <text:p text:style-name="P144">Nie mam zamiaru, panowie przewodniczący, się tłumaczyć, ale chcę wyjaśnić pewne sprawy<text:span text:style-name="T145">.</text:span></text:p>
      <text:p text:style-name="P146">Po pierwsze<text:s/><text:span text:style-name="T147">-</text:span><text:s/>ja bym mógł mieć najwięcej pretensji do prasy, do telewizji, a nie będę tego robił, bo myślę, że nie ma bardzo sensu. Natomiast chcę powiedzieć tak, że wywiady na szybko czynione tu po korytarzach, nie są autoryzowane. Ale z drugiej strony jestem z panem prof. Zielińskim nie tylko dziś zgodny, ale zgodny jestem po wymianie zdań w sobotę, przepraszam, w poniedziałek. Bo mnie cały czas chodziło o to, i chyba żeśmy się tu domówili, że przy<text:s/>„okrągłym stole”<text:s/>nie będziemy tworzyć projektów rozporządzeń ustaw, jednym słowem nie będziemy... tylko będziemy dawać impulsy do naszych organów przedstawicielskich. Tak doszliśmy do wniosku, po to jest ten<text:s/>„stół”.</text:p>
      <text:p text:style-name="P148">Tzn., jeżeli dojdziemy do wniosku - a jestem przekonany, że dojdziemy - że trzeba wiele zmienić w<text:s/><text:soft-page-break/>zakresie ustawodawstwa, czy aktów rzędu<text:s/><text:span text:style-name="T149">Ra</text:span>dy Ministrów, czy poszczególnego ministra, to my ukierunk<text:span text:style-name="T150">uje</text:span>my swoje stanowisko, na pewno tutaj dojdziemy do jakiegoś uzgodnienia, a wykonawczo przekażemy to, czy poprzez<text:s/>„wyższy stół”, czy wprost do realizacji przez dane ministerstwo, czy przez dany organ, który do tego jest upoważniony.</text:p>
      <text:p text:style-name="P151"><text:span text:style-name="T152">I</text:span><text:s/>stąd tam się znalazło m.in. to moje stwierdzenie, że niezależnie od<text:s/>„stołu”, kt<text:span text:style-name="T153">ó</text:span>ry będzie — może tam do końca to nie jest powiedziane, to istnieje parlament, istnieje Rada Ministrów, istnieją kompetentni ministrowie i my za nich tutaj chyba pewnych prac czynić nie będziemy. Natomiast do tych gremiów, do t<text:span text:style-name="T154">y</text:span>ch or<text:span text:style-name="T155">g</text:span>anów jesteśmy - ja tak to rozumiem - władni przedkładać te stanowiska, które żeśmy tu uzgodnili.</text:p>
      <text:p text:style-name="P156">Dzięku<text:span text:style-name="T157">ję</text:span><text:s/>bardzo.</text:p>
      <text:p text:style-name="P158"><text:span text:style-name="T159">Przewodn</text:span><text:span text:style-name="T160">ic</text:span><text:span text:style-name="T161">ząc</text:span><text:span text:style-name="T162">y</text:span>:</text:p>
      <text:p text:style-name="P163">Dziękuję panie ministrze.</text:p>
      <text:p text:style-name="P164">Proponuję przejść do merytor<text:span text:style-name="T165">yc</text:span>znej części naszych obrad. Pan Rupala. Proszę.</text:p>
      <text:p text:style-name="P166"><text:span text:style-name="T167">Ob<text:s/></text:span><text:span text:style-name="T168">.</text:span><text:span text:style-name="T169"><text:s/>Bogumił Rupala - główny specjalista Federacji Związków Zawodowych Górników ds. ekonomiczno-płacowych</text:span>.</text:p>
      <text:p text:style-name="P170">Szanowni Państwo!</text:p>
      <text:p text:style-name="P171">Mam zaszczyt omówić system wynagradzania i relacje płacowe w ujęciu czasowym. Dlatego zamierzam sięgnąć do podstawowego przepisu, jaką jest Karta<text:s/>Górnika z 1949 r. oraz do przepisów następnych wydanych po tejże Karcie górnika.</text:p>
      <text:p text:style-name="P172">Pozwólcie państwo, że zacznę od cytatu.<text:s/><text:span text:style-name="T173">„</text:span>Biorąc pod uwagę szczególne warunki ciężkiej, ofiarnej pracy górników Rada Ministrów postanawia jako wyraz uznania i troski rządu Rzeczypospolitej o stałą poprawę warunków bytu dla górników, zapewnić im specjalne przywileje i wyróżnienie w zakresie płac, praw hono<text:span text:style-name="T174">r</text:span>owych, opieki socjalnej i zdrowotnej, emerytur i wypoczynku<text:span text:style-name="T175">”</text:span>.</text:p>
      <text:p text:style-name="P176">Powyższe zapisy zostały ustalone w uchwale Rady Ministrów z dn. 30 listopada 1949 r. swoich szczególnych przywilejów dla górników w górnictwie węglowym będącej pierwszą oficjalną Kartą<text:s/>Górnika.</text:p>
      <text:p text:style-name="P177">Szczególne przywileje z Karty<text:s/>Górnika były wielokrotnie potwierdzane w różnych aktach normatywnych, a zwłaszcza w znamiennym rozporządzeniu Rady Ministrów z dn. 30 grudnia 1981 r<text:span text:style-name="T178">.</text:span>, a więc wydanego w szczególnych warunkach, szczególne przywileje dla pracowników górnictwa. Karta<text:s/>Górnika, która faktycznie znowelizowała wymienioną na wstępie Kartę<text:s/>Górnika z 1949 r. i przepisy później wydane, i związane z tą Kartą<text:s/>Górnika.</text:p>
      <text:p text:style-name="P179">Trzeba stwierdzić, że przez wiele lat system płac w górnictwie nie ulegał znaczącym zmianom i cechował<text:s/>go m.in.<text:s/><text:span text:style-name="T180">z</text:span>byt<text:s/><text:span text:style-name="T181">skomplikow</text:span>any sposób obliczania i rozliczania z robocizny, wiele tytułów płacowych i mała prze<text:span text:style-name="T182">jr</text:span>zystość, niekorzystna struktura wynagrodzeń z niskim procentowo udziałem płacy zasadniczej w stosunku do wynagrodzenia ogółem oraz niekorzystne kształtowanie się wynagrodzenia za okres od poniedziałku do piątku. To byłyby główne cechy ujemne.</text:p>
      <text:p text:style-name="P183">A ponadto jeszcze, to już wynikło w okresie późniejszym, mianowicie powiększanie wynagrodzenia za pracę w soboty, święta i inne dni ustawowo wolne od pracy, kosztem właściwego wynagradzania za pracę od poniedziałku do piątku.</text:p>
      <text:p text:style-name="P184">Sytuacja płacowa w górnictwie pogorszyła się szczególnie w okresie 1984 i 198<text:span text:style-name="T185">5</text:span><text:s/>r. na skutek wyczerpania wszystkich możliwości ruchów płacowych wynikających z przepisów uchwały nr 250/82 Rady<text:s/><text:soft-page-break/>Ministrów z dn. 30 listopada 1982 r. w sprawie zmiany niektórych zasad wynagradzania pracowników zatrudnionych w przemyśle węglowym<text:span text:style-name="T186">.</text:span><text:s/>Jak pamiętamy, doszło do tego, że brakło już poszczególnych przedziałów w tabelach, do tego dodano dodatki specjalne.</text:p>
      <text:p text:style-name="P187">Dochodziło w konsekwencji do stałej gonitwy płacowej, gdyż nasilał się spadek płacy realnej w górnictwie.</text:p>
      <text:p text:style-name="P188">W związku z tym, mimo niekorzystnych zapisów ustawy z dn. 26 stycznia 1984 r. o zasadach tworzenia zakładowych systemów wynagradzania, dotyczących m.in. zamrożenia świadczeń z Karty<text:s/>Górnika oraz zasad obliczania pochodnych od najniższego wynagrodzenia miesięcznego, branżowego i krajowego, Federacja Związków Zawodowych Górników po dogłębnej konsultac<text:span text:style-name="T189">ji</text:span><text:s/>z zakładowymi organizacjami związkowymi oraz załogami górniczymi podjęła decyzję o zawarciu branżowego porozumienia płacowego<text:s/><text:span text:style-name="T190">z</text:span><text:s/><text:span text:style-name="T191">d</text:span>n<text:span text:style-name="T192">.</text:span><text:s/>26 listopada 19<text:span text:style-name="T193">85</text:span><text:s/><text:span text:style-name="T194">r.</text:span><text:s/>które weszło, jak pamiętamy, w życie z dniem 1 grudnia 1985 r.<text:span text:style-name="T195"><text:s/></text:span>Z dniem 1 grudnia 1985 r. pierwsze branżowe porozumienia płacowe dotyczyły Gwarectw Węglowych, Gwarectwa Budownictwa Górniczego, Węgla Brunatnego oraz zrzeszenia innych przedsiębiorstw określonych w porozumieniu<text:span text:style-name="T196">.</text:span></text:p>
      <text:p text:style-name="P197">Następnie, czyli w roku 1986 analogiczne porozumienia płacowe zawarto: w branży materii nieżelaznych, chodzi o miedź rudy cynku i ołowiu oraz surowców chemi<text:span text:style-name="T198">c</text:span>znych i mineralnych siarka, baryt, sól itp<text:span text:style-name="T199">.</text:span></text:p>
      <text:p text:style-name="P200">Łącznie zawarto porozumienia płacowe we wszystkich branżach przemysłu wydobywczego, które wchodziły w skład Federacji Związków Zawodowych Górników, z wyjątkiem górnictwa odkrywkowego skalnego. I tu mała dygresja. Z uwagi na to, że górnictwo odkrywkowe skalne nie objęte było przepisami rozporządzenia dotyczącymi płac branżowych, to jest tak na węglu, metalach nieżelaznych oraz surowców chemicznych, nie można było tej sprawy załatwić w 1985 - 1986 r.</text:p>
      <text:p text:style-name="P201">Z uwagi na niektóre niekorzystne przepisy ustawy o zasadach tworzenia zakładowych systemów wynagradzania, o których wyżej mówiłem, nasza Federacja dążyła konsekwentnie do zmiany przepisów wymienionej ustawy. Ponadto Federacja dążyła do jednolitego systemu wynagradzania w przedsiębiorstwach całego przemysłu wydobywczego.</text:p>
      <text:p text:style-name="P202">Równocześnie podjęto energiczne działania o rozciągnięciu uprawnień z Karty<text:s/>Górnika, z zakresu jej stosowania do pracowników niektórych jednostek organizac<text:span text:style-name="T203">yjn</text:span>ych, górników skalnych, geologów i wiertników, które de facto do 1987 r. do 19 marca z uprawnień tych nie korzystały.</text:p>
      <text:p text:style-name="P204">W rozciągnięciu uprawnień do Karty<text:s/>Górnika zostało uwieńczone powodzeniem i potwierdzone zarządzeniem prezesa Rady Ministrów z dnia 19 marca 1987 r. Natomiast zmiana ustawy z dnia 26 stycznia 1984 r. nastąpiła dopiero po wielu interwencjach w dniu 17 czerwca 1988 r. Poważnym osiągnięciem związków zawodowych było wydanie przez Sejm PRL korzys<text:span text:style-name="T205">tn</text:span>ie<text:span text:style-name="T206">js</text:span>zych zapisów, a w szczególności art. 30 ustawy, dającego delegację Radzie Ministrów, upoważni<text:span text:style-name="T207">ają</text:span>cą po porozumieniach z właściwymi ogólnokrajowymi organiza<text:span text:style-name="T208">cja</text:span>mi związkowymi do dostosowania przepisów ustawy do charakteru i specyfiki przedsiębiorstw przemysłu wydobywczego, energetyki, gazownictwa i użyteczności publicznej.</text:p>
      <text:p text:style-name="P209">Na tej podstawie Rada Ministrów wydała z naszej inicjatywy m.in. w dniu 19 sierpnia 1988 r. rozporządzenie wykonawcze w sprawie dostosowania przepisów ustawy o zasadach tworzenia<text:s/><text:soft-page-break/>zakładowych systemów wynagradzania do przedsiębiorstw, o których była wyżej mowa.</text:p>
      <text:p text:style-name="P210">Powołane rozporządzenie Rady Ministrów dało możliwość opracowania jednolitego porozumienia płacowego dla wszystkich jednostek organizacy<text:span text:style-name="T211">jn</text:span>ych objętych rozporządzeniem Rady Ministrów z dnia 30 grudnia 1981 r. o Karcie górnika oraz zarządzenie nr 11 Prezesa Rady Ministrów z dnia 19 marca 1987 r. Tutaj jak pamiętamy chodziło o górników skalnych, geologów i wiertników. Następnie dało możliwości odmrożenia świadczeń z Karty<text:s/>Górnika, jak powiedziałem zamrożonych przepisami ustawy z 26 stycznia 1984 r.<text:s/><text:span text:style-name="T212">tj</text:span>. specjalnego miesięcznego wynagrodzenia i nagród<text:s/><text:span text:style-name="T213">ju</text:span>bileuszowych, według poprzednio obowiązujących przed zamrożeniem zasad, a także odpraw emerytalnych według korzystniejszych uregulowań prawnych.</text:p>
      <text:p text:style-name="P214">W<text:span text:style-name="T215">pr</text:span>owadzenie odmrożonych świadczeń z Karty<text:s/>Górnika nastąpiło w drodze protokołów dodatkowych do porozumień płacowych z dniem 1 sierpnia 1988 r. Czyli, że okres zamrożenia trwał od 1 grudnia 1985 r. do 1 sierpnia 1988 r.</text:p>
      <text:p text:style-name="P216">Po zmianie przepisów ustawy i wydaniu rozporządzenia Rady Ministrów wystąpiono z wnioskiem do rządu o opracowanie nowego systemu wynagradzania w przemyśle wydobywczym<text:span text:style-name="T217">.</text:span><text:s/>Opracowany przez międz<text:span text:style-name="T218">yr</text:span>esor<text:span text:style-name="T219">to</text:span>wą komisję projekt nowego systemu wynagradzania nie został przyjęty przez zakładowe organizacje związkowe i załogi górnicze, gdyż w swej treści przedstawiał teoretyczne rozważania nie da<text:span text:style-name="T220">j</text:span>ące się od razu wprowadzić do praktycznej realizacji<text:span text:style-name="T221">.</text:span></text:p>
      <text:p text:style-name="P222">Dlatego też Federacja Związków Zawodowych Górników przy współpracy specjalistów ze Wspólnoty Węgla Kamiennego opracowała własny projekt nowego systemu wynagradzania, który zakładał w szczególności: po pier<text:span text:style-name="T223">ws</text:span>ze - radykalne zmiany zasad wynagradzania za pracę w okresie poniedziałek - piętek i za pracę w soboty, niedziele i inne dni ustawowo wolne od pracy, poprzez docelowe procentowe wysokości<text:s/><text:span text:style-name="T224">tj.</text:span><text:s/>8<text:span text:style-name="T225">0</text:span>% wynagrodzenia za pracę od poniedziałku do piątku i 20% za pracę w pozostałe dni. Co wymaga jednak modyfikacji przepisów uchwały nr 199/80 Rady Ministrów i innych przepisów związanych z wynagrodzeniem za dodatkowe dni wolne od pracy,<text:s/><text:span text:style-name="T226">tj.</text:span><text:s/>rozp<text:span text:style-name="T227">or</text:span>ządzenia Rady Ministrów z dnia 21 października 1985 r. o dodatkowych dniach wolnych od pracy.</text:p>
      <text:p text:style-name="P228">Po drugie, utrzymanie stałej preferencji płacowej w kopalniach węgla kamiennego, miedzi, rud cynku i ołowiu,<text:s/><text:span text:style-name="T229">tj</text:span>.<text:s/><text:span text:style-name="T230">1</text:span>,<text:span text:style-name="T231">7<text:s/></text:span>w stosunku do 1,0 do średniej płacy w przemyśle przetwórczym. I odpowiednio 1,5 do 1,0 w węglu brunatnym oraz w suro<text:span text:style-name="T232">w</text:span>cach chemicznych i mineralnych.</text:p>
      <text:p text:style-name="P233">Tutaj chciałem zwrócić uwagę, że porównujemy się do przemysłu przetwórczego, a nie do przemysłu wydobywczego z uwagi na to, że według układu... w przemyśle ogółem jest także przemysł wydobywczy, przemysł węglowy.</text:p>
      <text:p text:style-name="P234">I po trzecie, przebudowę struktury płac tj<text:span text:style-name="T235">.</text:span><text:s/>zwiększenie udziału płac zasadniczych w wynagrodzeniu ogółem. Projekt ten poddano pod konsultację zakładowym organizacjom związkowym, w zasadzie nie został zaakceptowany z uwagi na to, że zakładało się w<text:s/>nim m.in.<text:s/>likwidację pewnych tytułów płacowych oraz nie było w tym czasie jeszcze konkretnych decyzji w odniesieniu do<text:s/>systemu finansowania, do systemu podatkowego i ulg podatkowych.</text:p>
      <text:p text:style-name="P236">Dlatego też z uwagi na przedłuż<text:span text:style-name="T237">ają</text:span>ce się wydanie przepisów dotyczących systemów opoda<text:span text:style-name="T238">tk</text:span>owania oraz wydania decyzji w sprawie skutków<text:s/><text:span text:style-name="T239">pr</text:span>zenie<text:span text:style-name="T240">si</text:span>enia na rok 1989 niektórych tytułów w<text:span text:style-name="T241">pr</text:span>owadzon<text:span text:style-name="T242">yc</text:span>h w 1988 r. postanowiono na razie dla zażegnania n<text:span text:style-name="T243">ar</text:span>a<text:span text:style-name="T244">stający</text:span>ch niepokojów wśród załóg górniczych<text:s/><text:soft-page-break/>wprowadzić ruchy płacowe od 1 stycznia 1989 r. w formie protokołów dodatkowych do porozumień od 1 kwietnia br. przystąpić do nowego porozumienia płacowego.</text:p>
      <text:p text:style-name="P245">Tu chciałem jeszcze, jako dygresję powiedzieć, że z wyjątkiem kopalni węgla brunatnego<text:s/>„Bełchatów”, która odstąpiła od protokołów dodatkowyc<text:span text:style-name="T246">h</text:span>, opracowała własne porozumienie płacowe, które kolega przewodniczący Pietrzyk jest zorientowany, brał udział w tych rozmowach, które z różnych względów, wymogów formalnych i innych, narobiło tyle złej krwi w<text:s/>„Bełchatowie”. Chciałem powiedzieć, że to był projekt wyłącznie tejże kopalni bez formalnego uzgodnienia wstępnego z Federacją Związków Zawodowych Górników.</text:p>
      <text:p text:style-name="P247">Chciałem tutaj w związku z tym wyjaśnić, że odpowied<text:span text:style-name="T248">n</text:span>ie rokowania s<text:span text:style-name="T249">ą</text:span><text:s/>prowadzone przez rządowo-związkowy zespół powołany przez Ministerstwo Przemysłu jako wiodący<text:span text:style-name="T250">.</text:span><text:s/>W skład tego zespołu, któremu przewodniczy dyrektor generalny Ministerstwa Przemysłu, dyrektor Janusz Pawłowski, wchodzą w skład przedstawiciele Wspólnoty Węgla Kamiennego,<text:s/><text:span text:style-name="T251">pr</text:span>zedstawiciele Ministra Finansów, przedstawiciele Ministra Pracy i Polityki Socjalnej oraz przedstawiciele Federacji.</text:p>
      <text:p text:style-name="P252"><text:span text:style-name="T253">D</text:span>wa pierwsze spotkania się odbyły, trzecie się odbędzie<text:s/><text:span text:style-name="T254">pr</text:span>awdopodobnie w I dekadzie marca po wydaniu pewnych decyzji rządowych, o których będę mówił za chwilę.</text:p>
      <text:p text:style-name="P255">Do końca marca br. mają być przeprowadzone rozmowy w sprawie uregulowania problemów płacowych w przemyśle wydobywczym przez Ministerstwo Finansów, Ministerstwo Przemysłu oraz Pracy i Polityki Socjalnej. Według informacji jakie uzyskaliśmy<text:s/><text:span text:style-name="T256">w</text:span><text:s/>ubiegłym tygodniu odpowiednie wnioski<text:s/><text:span text:style-name="T257">w</text:span><text:s/>tym przedmiocie zostały złożone do Ministra Finansów.</text:p>
      <text:p text:style-name="P258">Federacja Związków Zawodowych Górników oczekuje na załatwienie w trybie pilnym przez rząd wniosku Wspólnoty Węgla Kamiennego oraz wniosku Federacji Związków Zawodowych Górników w sprawie ulg podatkowych w wyniku podniesienia ceny węgla deputatowego i odmrożenia Karty<text:s/>Górnika w 1988 r. i skutków jej przeniesienia na rok 1989, od których uzależnia się podjęcie dalszych decyzji płacowych.</text:p>
      <text:p text:style-name="P259">Szanowni państwo.</text:p>
      <text:p text:style-name="P260">Na zakończenie tej części mego wystąpienia chciałbym podać krótką informację na temat indeksa<text:span text:style-name="T261">cji</text:span><text:s/>wynagrodze<text:span text:style-name="T262">ń</text:span><text:span text:style-name="T263">.</text:span><text:s/>Otóż na skutek postępującej inflacji Federacja<text:span text:style-name="T264"><text:s/>Z</text:span>wiązków Zawodowych Górników podjęła w dniu 4 maja 1988 r. spór zbiorowy z rzędem PRL<text:s/><text:span text:style-name="T265">w</text:span><text:s/>sprawie wzrostu płac w związku ze wzrostem kosztów utrzymania.</text:p>
      <text:p text:style-name="P266">Spór został zakończony w dniu 10 maja 1988 r. przez podpisanie protokołu z dnia 10 maja<text:s/><text:span text:style-name="T267">1</text:span>988 r. przez przedstawicieli Federacji Zw. Zaw.<text:s/><text:span text:style-name="T268">G</text:span>órników z jednej strony i przedstawicielami Ministra Przem<text:span text:style-name="T269">ys</text:span>łu i Ministra Finansów - z drugiej strony.</text:p>
      <text:p text:style-name="P270">W powyższym protokole ustalono możliwość wzrostu wynagrodzeń bez płacenia podatku od ponadnormatywnych wypłat wynagrodzeń w wysokości średnio 49,3, co jest nieco powyżej wysokości wzrostu kosztu utrzymania ogłoszonej przez Główny Urząd Statystyczny w tym okresie.</text:p>
      <text:p text:style-name="P271">Należy zaznaczyć, że w tym samym czasie obowiązywał tzw.<text:s/>„wolny próg<text:span text:style-name="T272">”</text:span><text:s/>w wysokości 30 proc. czyli możliwość wzrostu wynagrodzeń bez płacenia podatku wyniosła w tym czasie 19,3<text:span text:style-name="T273">.</text:span></text:p>
      <text:p text:style-name="P274">Przyjęto również w trakcie rokowań, że będą dokonywane stałe okresowe analizy wzrostu kosztów utrzymania i płac w górnictwie oraz przemyśle, chodzi o przemysł przetwórczy jako porównywalny w<text:s/><text:soft-page-break/>odniesieniu do górnictwa. I wyniki tej analizy posłużą do podjęcia stosownych decyzji. Decyzje zostały podjęte na przestrzeni II półrocza<text:s/><text:span text:style-name="T275">1</text:span>988 r.</text:p>
      <text:p text:style-name="P276">Następna analiza zostanie przeprowadzona po pierwszym kwartale<text:s/>19<text:span text:style-name="T277">8</text:span>9 r.<text:s/>W zależności od jej wyników będą podjęte decyzje, w tym także zachowania preferencji płacowych. Po prostu chodzi o to, że w dalszym ciągu stoimy na stanowisku utrzymania preferencji płacowych w tych dwóch grupach 1,7 do 1,0 i 1,5 także do 1,0.</text:p>
      <text:p text:style-name="P278">Niest<text:span text:style-name="T279">et</text:span>y muszę stwierdzić, że według nieofic<text:span text:style-name="T280">ja</text:span>lnych wprawdzie danych, poza węglem kamiennym oraz metalami nieżelaznymi, a w tym przypadku chodziłoby wyłącznie o miedź, nie utrzymano ustalonych preferencji w pozostałych branżach górnictwa tj. w węglu brunatnym, rudach cynku i ołowiu, surowcach chemicznych, mineralnych i skalnych.</text:p>
      <text:p text:style-name="P281">Szanowni państwo, w trakcie omawiania sprawy dotyczącej czasu pracy w górnictwie, przedstawiciel strony opozycyjno-solidarnościowej<text:s/><text:span text:style-name="T282">zaw</text:span>n<text:span text:style-name="T283">io</text:span>sk<text:span text:style-name="T284">ow</text:span>ał m.in. uchylenie uchwał nr 199/80 Rady Ministrów z dnia 11 września<text:s/><text:span text:style-name="T285">1</text:span>981 r.</text:p>
      <text:p text:style-name="P286">W związku z powyższym Federacja Związków Zawodowych Górników pragnie oświadczy<text:span text:style-name="T287">ć</text:span><text:s/>stronie rządowe<text:span text:style-name="T288">j</text:span>, że zawarcie nowego porozumienia płacowego uzależnia od zmiany par.<text:s/><text:span text:style-name="T289">2<text:s/></text:span>uchwały nr 199/80 Rady Ministrów z dnia 11 września<text:s/>1981 r.<text:s/>zmienionej uchwałą nr 53/85 Rady Ministrów z dnia 1 kwietnia 19<text:span text:style-name="T290">8</text:span>5 r. w sprawie środków zapewniających zwiększenie wydobycia węgla kamiennego oraz innych surowców wydobywanych w kopalniach głębinowych.</text:p>
      <text:p text:style-name="P291">Zmiana par. 2 cytowanej uchwały jest konieczna z uwagi na postępujące rozwarcie nożyc, a tym samym na dalsze podwyższanie wynagrodzenia za soboty, niedziele i inne dni ustawowo wolne od pracy, kosztem wynagrodzenia za okres od poniedziałku do piątku.</text:p>
      <text:p text:style-name="P292">Natomiast nie występuje z wnioskiem o uchylenie całości uchwały nr 199/81 Rady Ministrów wraz z późniejszymi zmianami, gdyż postanowienia tejże uchwały poza przepisami par.<text:s/><text:span text:style-name="T293">2</text:span>, par.<text:s/><text:span text:style-name="T294">3</text:span><text:s/>i par.<text:s/><text:span text:style-name="T295">4</text:span><text:s/>ust. 1 - dotyczą innych uregulowań, które naszym zdaniem, powinny być utrzymane, a w szczególności.</text:p>
      <text:p text:style-name="P296">Po pierwsze zobowiązanie obecnie Ministra Przemysłu do opracowania kompleksowego programu zdolności wydobywczych kopalń węgla kamiennego oraz podjęcia działań organizacyjnych i technicznych zmierza<text:span text:style-name="T297">ją</text:span>cych do osiągnięcia w najbliższych latach wydobycia węgla w normalnym czasie pracy, w ilości zabezpieczając<text:span text:style-name="T298">ej</text:span><text:s/>potrzeby gospodarki narodow<text:span text:style-name="T299">ej</text:span>, w tym także zwiększenie budownictwa mieszkaniowego dla górników.</text:p>
      <text:p text:style-name="P300">Następnie możliwość zakupu odpowiedniej ilości dewiz z przeznaczeniem na wyjazdy turystyczne za granicę, tworzenie funduszu produkcyjnego w zależ<text:span text:style-name="T301">n</text:span>ości od ilości wydobytego węgla, tworzenie funduszu dewizowego w wysokości 1<text:span text:style-name="T302">0</text:span><text:s/><text:span text:style-name="T303">proc.</text:span><text:s/>od wartości sprzedaży wyeksportowanego węgla kam<text:span text:style-name="T304">ie</text:span>nnego. Tworzenie funduszu nagród za wydobycia węgla kamiennego, wyłączenie wypłaty funduszu produkcyjnego z obowiązków płacenia podatku na były państwowy fundusz aktywizacji zawodowe<text:span text:style-name="T305">j</text:span>.</text:p>
      <text:p text:style-name="P306">Ponadto chciałbym zwróci<text:span text:style-name="T307">ć</text:span><text:s/>uwagę, że ewentualne uchylenie przepisów uchwały nr 199/81 i 53/85 ma ścisły związek z postanowieniami rozporządzenia Rady Ministrów z dnia 21 paździer<text:span text:style-name="T308">n</text:span>ika 19<text:span text:style-name="T309">8</text:span>5 r. w sprawie zasad udzielania dodatkowych dni wolnych od pracy pracownikom kopalń głębin<text:span text:style-name="T310">ow</text:span>ych w latach 1986 - 1990 /Dz. Ust. nr 46 poz. 258 wraz z późniejszymi zmianami/.</text:p>
      <text:p text:style-name="P311">Powyższe rozporządzenie w przypadku uchylenia tejże uchwały nie ma racji bytu. Dziękuję państwu za<text:s/><text:soft-page-break/>uwagę.</text:p>
      <text:p text:style-name="P312"><text:span text:style-name="T313">Przewodniczący</text:span>:</text:p>
      <text:p text:style-name="P314">Dziękuję. Kto chce zabrać głos - panowie przewodniczący?</text:p>
      <text:p text:style-name="P315"><text:span text:style-name="T316">Ob</text:span><text:span text:style-name="T317">.</text:span><text:span text:style-name="T318"><text:s/>A</text:span><text:span text:style-name="T319">l</text:span><text:span text:style-name="T320">o</text:span><text:span text:style-name="T321">j</text:span><text:span text:style-name="T322">z</text:span><text:span text:style-name="T323">y</text:span><text:span text:style-name="T324"><text:s/>Pietrzyk</text:span>:</text:p>
      <text:p text:style-name="P325">Ja mam prośbę do was koledzy z OPZZ, czy możemy od was dostać do wglądu projekt sy<text:span text:style-name="T326">s</text:span>temu płac, który wy tam macie zamiar konsultować.</text:p>
      <text:p text:style-name="P327"><text:span text:style-name="T328">O</text:span><text:span text:style-name="T329">b.</text:span><text:span text:style-name="T330"><text:s/>Bogumił Rupal</text:span><text:span text:style-name="T331">a</text:span>:</text:p>
      <text:p text:style-name="P332">Jeśli można, bo nie chciałem przedłużać tutaj. Ale skoro pan przewodniczący pyta się - to oczywiście tak, możemy dać. Tylko jak powiedziałem, że w tej chwili trwają rozmowy z zespołem opracowania spraw tego nowego systemu wynagradzania w przemyśle węglowym. Tam także by chodziło nie tylko o sam przemysł węgla kamiennego, ale i o pozostałe branże. W sumie jest ich pięć. I te opracowania są w trakcie uzgadniania z tą grupą roboczą, o której tu przed chwilą powiedziałem.</text:p>
      <text:p text:style-name="P333">Oczekujemy, i tu wnioskowałem do rządu o zajęcie stanowiska w sprawie podjęcia stosownych decyzji dotyczących kosztów pr<text:span text:style-name="T334">ze</text:span>niesienia.</text:p>
      <text:p text:style-name="P335">Dlaczego jest to tak bardzo istotne? Dlaczego nie możemy na razie tego dać i nie mogliśmy tego zrobić w 1988 roku. Otóż wiemy w tej chwili, że tzw.<text:s/>„wolny próg”, umownie mówiąc w sposób taki bardzo przystępny, wynosi 40 proc. Koszty przeniesienia dotyczące skutków poniesionych w<text:s/>19<text:span text:style-name="T336">8</text:span>8 r.<text:s/>w sz<text:span text:style-name="T337">cz</text:span>ególności jeśli chodzi o węgiel kamienny to jest tak: Karta<text:s/>Górnika - dodatkowe specjalne miesięczne wynagrodzenie jubileusze, odprawy emerytalne oraz podwyższenie świadczeń z tytułu deputatu węglowego plus inne jeszcze wymuszon<text:span text:style-name="T338">e</text:span>. Kos<text:span text:style-name="T339">zt</text:span>y w<text:s/><text:span text:style-name="T340">1</text:span>988 r. wg oświadczenia Wspólnoty wynoszą, koledzy mogą mnie sprostowa<text:span text:style-name="T341">ć</text:span>, ponad 3<text:span text:style-name="T342">1</text:span><text:s/>do 34 zdaje się procent, coś w tych granicach.</text:p>
      <text:p text:style-name="P343">W innych przemysłach, to troszeczkę może wygląda łago<text:span text:style-name="T344">d</text:span>niej, to jest troszeczkę mniej - 21-28 proc.</text:p>
      <text:p text:style-name="P345">I teraz proszę sobie wyobrazić - jeżeli będzie 40 pkt. wolnych od podatku, a 34 punkty czy 35 zostaną skonsumowane już z tytułu kosztów przeniesienia na<text:s/><text:span text:style-name="T346">1</text:span>9<text:span text:style-name="T347">8</text:span>9 r. to my nie mamy czym w ogóle dzielić. A to jest przecież nasz wspólny interes.</text:p>
      <text:p text:style-name="P348">Dlatego proponuję najpierw o zajęcie stanowiska przez rząd - jakie będą możliwości związane z kosztami przeniesienia, a wtedy przedstawimy projekt. Dlaczego? Dlatego, że mamy już opracowane systemy komputerowe odnośnie tabel płac. To nie jest problem - w każdej chwili możemy to przedstawić. Tylko jak powiedziałem, uzależniamy to od możliwości, od środków, a to związane jest z decyzjami rządu odnośnie kosztów przeniesienia.</text:p>
      <text:p text:style-name="P349">Dziękuję bardzo.</text:p>
      <text:p text:style-name="P350"><text:span text:style-name="T351">Pr</text:span><text:span text:style-name="T352">zewod</text:span><text:span text:style-name="T353">n</text:span><text:span text:style-name="T354">icz</text:span><text:span text:style-name="T355">ą</text:span><text:span text:style-name="T356">cy</text:span><text:span text:style-name="T357">:</text:span></text:p>
      <text:p text:style-name="P358">Proszę - czy ktoś chce zabrać głos? Jeżeli nie to proszę o zabranie głosu przew. kol. Ryszarda Zbrzyznego.</text:p>
      <text:p text:style-name="P359"><text:span text:style-name="T360">Kol. Zbrzyzny Ryszard</text:span>:</text:p>
      <text:p text:style-name="P361">Szanowni pań<text:span text:style-name="T362">s</text:span>two<text:span text:style-name="T363">,</text:span><text:s/>zd<text:span text:style-name="T364">aj</text:span>ę sobie<text:s/><text:span text:style-name="T365">z</text:span><text:s/>tego sprawę, że sprawy płacowe są zasadniczymi, niemniej jednak chyba ważnymi sprawami są także sprawy ochrony zdrowia i stanu zdrowia załóg górniczych, bowiem wiemy jaka jest specyfika pracy górników, których tutaj na tej sali reprezentujemy.</text:p>
      <text:p text:style-name="P366">A więc szanowni zebrani, jak stwierdza ostatnio nauka, organizm ludzki został biologicznie<text:s/><text:soft-page-break/>zaprogramowany przez matkę naturę na około 200 lat życia. Tak - 200 lat życia. Minister Zdrowia w jednej ze swoich wypowiedzi dostosował tę tezę do warunków naszej polskiej rzeczywistości i stwierdził, że w naszych warunkach wiek życia człowieka przy wszystkich ograniczeniach, jakie są, winien wynosi<text:span text:style-name="T367">ć<text:s/></text:span>około 90 lat.</text:p>
      <text:p text:style-name="P368">Jest to zatem dla wszystkich pracujących w dziedzinie ochrony zdrowia pewien drogowskaz. A dla wszystkich zainteresowanych działaczy państwowych, organizacji społecznych i zawodowych - pewien dystans, który traktuje w pewien sposób spojrzenia na problemy zdrowia społecznego.</text:p>
      <text:p text:style-name="P369">Dzisiaj jednak chciałbym się zająć małym wycinkiem tej całej problematyki, ale o ogromn<text:span text:style-name="T370">ej</text:span><text:s/>wadze społeczne<text:span text:style-name="T371">j</text:span>, bo wycinkiem dotyczącym ochrony zdrowia górników.</text:p>
      <text:p text:style-name="P372">Praca górników nie tylko w sensie tworzenia dochodu narodowego, ale także w sensie działalności przemysłów surowcowych daje przecież podstawy egzystencji i życia materialnego całego społeczeństwa. Ponadto praca tej grupy zawodowej charakteryzuje się dużym wskaźnikiem ciężkości, dużymi obciążeniami wszelkiego typu. Stąd też mamy obowiązek tworzyć dla tej załogi jak najlepsze warunki pracy oraz jak najlepszą ochronę zdrowia.</text:p>
      <text:p text:style-name="P373">I tutaj my związkowcy Federacji Górników opowiadamy się za stałym doskonaleniem pod względem technicznym, jak i kadrowym - górniczej służby zdrowia.</text:p>
      <text:p text:style-name="P374">Chcę przejść do sedna sprawy mojego wystąpienia i pozwolę sobie przypomnieć rzeczy już stare, znane każdemu z nas, działaczy związkowych. I tutaj powołam się /cytuję/ na program rozwoju ochrony zdrowia załóg robotniczych w latach 1976-1990. A więc bardzo ambitny, długoterminowy, 15-letni program.</text:p>
      <text:p text:style-name="P375">Odpowiedzialny za ochronę zdrowia załóg robotniczych jest<text:s/>przede wszystkim zakład pracy. W kodeksie pracy określa się to wyraźnie. Cytuję:<text:s/><text:span text:style-name="T376">„</text:span>Zakład pracy jest zobowiązany zapewnić pracownikowi bezpieczne i higieniczne warunki pracy. Realizacja tego obowiązku<text:s/><text:span text:style-name="T377">po</text:span>w<text:span text:style-name="T378">in</text:span>na stanowić nieodłączny element działalności zakładu, przy odpowiednim wykorzystaniu osiągnięć nauki i techniki”. Koniec cytatu.</text:p>
      <text:p text:style-name="P379">Zakłady pracy zobowiązane są również do zapewnienia niezbędnych warunków do działalności przem<text:span text:style-name="T380">ysłowej,</text:span><text:s/>czy to górniczej służby zdrowia i stworzenia odpowiedniego klimatu do tej pracy.</text:p>
      <text:p text:style-name="P381">Poza tym, szanowni państwo, na stronie 20-tej cyto<text:span text:style-name="T382">w</text:span>anego programu, czytamy. Też cytuję:<text:s/><text:span text:style-name="T383">„</text:span>Stwierdzono, że konie<text:span text:style-name="T384">cz</text:span>ne<text:s/><text:span text:style-name="T385">je</text:span>st stworzenie bodźców zapewn<text:span text:style-name="T386">iają</text:span>c<text:span text:style-name="T387">yc</text:span>h dopływ do przemysłowej służby zdrowia właściwego pod względem jakościowym i ilościowym kadr fachowych”.</text:p>
      <text:p text:style-name="P388">Zaś w<text:s/>„Monitorze Polskim”, to nie jest istotne w tej chwili, to jest uchwała 3<text:span text:style-name="T389">5</text:span>3<text:s/><text:span text:style-name="T390">R</text:span>ady Ministrów z<text:s/>‘62 roku, paragraf 1, punkt 11, czytamy:<text:s/><text:span text:style-name="T391">„</text:span>zapewnienie fachowym pracownikom zakładom przemysłowej służby zdrowia zatrudnionym na pełnych etatach możliwości korzystania z nagród pieniężnych, czytaj, fundusz zakładowy, i inne i urządzeń socjalnych, mam tu na myśli mieszkania pracown<text:span text:style-name="T392">icze</text:span>, żłobki, przedszkola itd., w trybie i na warunkach ustalonych dla pracowników zakładu przem<text:span text:style-name="T393">ys</text:span>łowego”.</text:p>
      <text:p text:style-name="P394">T<text:span text:style-name="T395">yl</text:span>e mówią przepisy. A jak wygląda życ<text:span text:style-name="T396">ie</text:span>? Jak wyglądają bodźce świadczone przez zakład pracy na rzecz facho<text:span text:style-name="T397">w</text:span>ego personelu<text:span text:style-name="T398">.</text:span><text:s/><text:span text:style-name="T399">I</text:span><text:s/>tak po kolei, mieszkanie<text:span text:style-name="T400">.</text:span><text:s/><text:span text:style-name="T401">O</text:span>d p<text:span text:style-name="T402">ię</text:span>ciu lat, nawet spółd<text:span text:style-name="T403">zi</text:span>elcze praktycznie nieosiągalne, pom<text:span text:style-name="T404">ij</text:span>a<text:span text:style-name="T405">ją</text:span>c bardzo drogie zakupy. Wiemy, ile w tej chwili kosztuje mieszkanie.</text:p>
      <text:p text:style-name="P406"><text:span text:style-name="T407">A</text:span>sygnaty na samochody. Od stycznia bieżącego roku praktycznie nie wchodzą w rachubę. Ograniczone możliwości świadczeni<text:span text:style-name="T408">a</text:span><text:s/>typu: wczasy, kolonie, sanatoria będące w dyspozycji kopalń, bowiem nie we wszystkich tyc<text:span text:style-name="T409">h</text:span><text:s/>dziedzinach jesteśmy w stanie nawet górnikom i ich rodzinom zapewnić godziwy<text:s/><text:soft-page-break/>wypoczynek.</text:p>
      <text:p text:style-name="P410">I dotacje z funduszów załogi. Na dzień dzisiejszy mogą być, czy w następnym roku, czy w następnych miesiącach, ich może nie być. Przy założeniu, że praca lekarza w górnictwie, w górniczej służbie zdrowia jest pracą ciężką, wymagającą znajomości technologii produkcji, uciążliwości, szkodliwości środowiska pracy, wizyta<text:span text:style-name="T411">cj</text:span>i stanowisk pracy, analizy absencji w aspekcie warunków pracy w kopalni, czynnego poradnictwa oraz prz<text:span text:style-name="T412">yst</text:span>osowaniu uposażenia zasad<text:span text:style-name="T413">ni</text:span>czego takiego, jak w c<text:span text:style-name="T414">ał</text:span>ej służbie zdrowia, dochodzimy do sytuacji dnia dzisiej<text:span text:style-name="T415">sz</text:span>ego. To jest do stałego obniżenia się stanu zatrudnienia lekarzy<text:s/><text:span text:style-name="T416">w</text:span><text:s/>nas<text:span text:style-name="T417">z</text:span>ej służbie zdrowia, przechodzących do leczni<text:span text:style-name="T418">c</text:span>twa otwartego. To są fakty. Przykładem jest choćby nawet Górniczo-Hutn<text:span text:style-name="T419">ic</text:span>zy Spe<text:span text:style-name="T420">cj</text:span>al<text:span text:style-name="T421">is</text:span>ty<text:span text:style-name="T422">cz</text:span>ny Ze<text:span text:style-name="T423">s</text:span>pół<text:s/><text:span text:style-name="T424">O</text:span>pieki Zdrowotnej w Kombinacie w<text:s/><text:span text:style-name="T425">L</text:span>ubinie.</text:p>
      <text:p text:style-name="P426">Trudno w tej sytuacji mówić o autorytecie lekarza przemysłowego. O bodźcach ekonomiczny<text:span text:style-name="T427">ch.</text:span><text:s/>Wydaje się, że jest to praca dla hobbysty, których jest, niestety, coraz mniej.</text:p>
      <text:p text:style-name="P428"><text:span text:style-name="T429">I</text:span><text:s/>tutaj bezpo<text:span text:style-name="T430">ś</text:span>rednio stan ten odczuwa każdy górnik,<text:s/><text:span text:style-name="T431">gd</text:span>y<text:span text:style-name="T432">ż</text:span><text:s/>w tej sytuacji trudno mówić o prof<text:span text:style-name="T433">il</text:span>aktyce, o łatwej osiągalności<text:s/><text:span text:style-name="T434">w</text:span><text:s/>sytuacji doraźnej, czy też o rzetelności, dokładności w realizacji badań okresowych. Stan ten należy jak n<text:span text:style-name="T435">a</text:span>jszybci<text:span text:style-name="T436">ej</text:span><text:s/>zmienić.</text:p>
      <text:p text:style-name="P437">Natomiast dotychczasowe działania Ministra Zdrowia i Opieki Społecznej nie sprzyjają naszym oczek<text:span text:style-name="T438">iw</text:span>aniom.<text:s/><text:span text:style-name="T439">I<text:s/></text:span>tak, pomija się istnienie przemysłowej służby zdrowia nawet w taryfikacji, gdzie pozycja taka nie figuruje. Obserwujemy negatywne oddziaływanie przy zatrudnianiu lekarzy dentystów, faktycznie nieosiągalnych dla naszej służby zdrowia.<text:s/><text:span text:style-name="T440">A</text:span><text:s/>wiemy jaka jest specyfika pracy w górnictwie, jakie jest zagrożenie, jeśli chodzi o uzębienie.</text:p>
      <text:p text:style-name="P441">Z uwagi na rosnące braki lekarzy niemożliwym jest rozwijanie pro<text:span text:style-name="T442">fil</text:span>akt<text:span text:style-name="T443">yk</text:span>i, dokonywanie wolnego wyboru lekarza.<text:s/><text:span text:style-name="T444">J</text:span>est to jeden z postulatów załóg górniczych. Lekarze zaś nie mają żadnych możliwości praktycznie podnoszenia swoich kw<text:span text:style-name="T445">al</text:span>if<text:span text:style-name="T446">ik</text:span>acj<text:span text:style-name="T447">i</text:span>.</text:p>
      <text:p text:style-name="P448">Szan<text:span text:style-name="T449">o</text:span>wni Zebrani<text:span text:style-name="T450">!</text:span><text:s/>Nie bez znaczenia są oczekiwania naszych załóg, aby służba zdrowia była n<text:span text:style-name="T451">aj</text:span>sprawniejszą i stale gotową możliwie spełniać swoje posłannictwo na<text:s/><text:span text:style-name="T452">ich<text:s/></text:span>rzecz. Podkreślić p<text:span text:style-name="T453">rz</text:span>y tym należy, że my związkowcy wykazujemy tutaj duże zain<text:span text:style-name="T454">te</text:span>resowan<text:span text:style-name="T455">ie</text:span><text:s/>oraz chęć poprawy aktualnego stanu. Odbywa się to jednak tylko p<text:span text:style-name="T456">r</text:span>z<text:span text:style-name="T457">y</text:span><text:s/>pomocy p<text:span text:style-name="T458">ół</text:span>środków.</text:p>
      <text:p text:style-name="P459">I chciałbym tu postawić wniosek, czy propozycję, pod rozwagę, pod dyskusję, że należałoby t<text:span text:style-name="T460">utaj</text:span><text:s/><text:span text:style-name="T461">d</text:span>okonać po prostu rozw<text:span text:style-name="T462">ią</text:span>zań systemowych. Pokrycie defic<text:span text:style-name="T463">yt</text:span>u kadrowego grupy lekarzy przemysłowych, to t<text:span text:style-name="T464">ylk</text:span>o c<text:span text:style-name="T465">ześ</text:span>ć zaga<text:span text:style-name="T466">dni</text:span>e<text:span text:style-name="T467">ni</text:span>a. M<text:span text:style-name="T468">y</text:span><text:s/>m<text:span text:style-name="T469">u</text:span>sim<text:span text:style-name="T470">y</text:span><text:s/>tyl<text:span text:style-name="T471">ko</text:span><text:s/>pozyskać nowych lekarzy i specjalistów w wąskich d<text:span text:style-name="T472">zie</text:span>dzinach, by sprawnie<text:s/><text:span text:style-name="T473">fu</text:span>nk<text:span text:style-name="T474">cj</text:span>onować mogły skończone, bądź kończone inwestycje.<text:s/><text:span text:style-name="T475">Ma</text:span>m tu n<text:span text:style-name="T476">a</text:span><text:s/>myśli szpitale górnicze, przychodnie itd.</text:p>
      <text:p text:style-name="P477">Nie sprawdza się n<text:span text:style-name="T478">a</text:span><text:s/>terenie L<text:span text:style-name="T479">G</text:span>O<text:span text:style-name="T480">M</text:span>-u, w obrębie województw<text:span text:style-name="T481">a</text:span><text:s/>wałbrzyskiego chyba też, spraw<text:span text:style-name="T482">ę</text:span><text:s/>stypendiów fundowanych,<text:s/><text:span text:style-name="T483">sz</text:span>eroko stosowana w Kombinacie Miedzi dla pozyskania młodej kadry lekarskiej. Potrzebna jest tutaj zmiana systemu stypendiów fundowanych po<text:span text:style-name="T484">d</text:span><text:s/>kątem procederu<text:s/><text:span text:style-name="T485">p</text:span>rzestania handlowania towarem absolwenck<text:span text:style-name="T486">im</text:span>.<text:s/><text:span text:style-name="T487">D</text:span>la prz<text:span text:style-name="T488">yk</text:span>ład w roku ubiegłym mieliśmy 17 stypendiów fundowanych, tylko p<text:span text:style-name="T489">ię</text:span>ciu lekarzy przyszło do nas. Dwunastu po pro<text:span text:style-name="T490">st</text:span>u<text:s/>„spłaciło się”, w<text:s/>cud<text:span text:style-name="T491">z</text:span>ysłowie.<text:s/><text:span text:style-name="T492">A</text:span><text:s/>sami absolwenci również przy zmianie tej formy stypendiów fundowanych, absolwenci również obniżyliby swoje ceny, w<text:s/>cudzys<text:span text:style-name="T493">ł</text:span>owi<text:span text:style-name="T494">e</text:span>, bo obecne żądania nie ograniczają się już do zapewnienie mieszkania, ale są znacznie wyższe. Się<text:span text:style-name="T495">g</text:span>ają<text:s/><text:span text:style-name="T496">domków</text:span><text:s/>jednorodzinnych, garaży, samochodów itd. Wolny rynek absolwencki zaczyna<text:s/><text:soft-page-break/>przypominać rynek piłkarski, kt<text:span text:style-name="T497">ór</text:span>y doskonale znam.</text:p>
      <text:p text:style-name="P498">Organizacja służby zdrowia w górnictwie miedziowym różni się nieco od służby zdrowia w górnictwie węglowym. Zdaniem naszym należy doprowadzić tutaj do je<text:span text:style-name="T499">dn</text:span>ol<text:span text:style-name="T500">it</text:span>ości, poprzez potraktowanie tej służby zdrowia nie jako coś odrębnego, ale jako wyspecjalizowana jednostka kopalni, bądź przeds<text:span text:style-name="T501">ię</text:span>b<text:span text:style-name="T502">io</text:span>rstw górniczyc<text:span text:style-name="T503">h</text:span><text:s/>w zalesie opieki zdrowotnej. Model takiej organizacji branżowej służby zdrowia<text:s/><text:span text:style-name="T504">fu</text:span>nk<text:span text:style-name="T505">cj</text:span>onuje w znaczących koncernach zachodnich i z powodzeniem, znakomicie się tam sprawdza. Nie dyskutujemy tutaj rzekomego uzależnienia personelu lekarskiego od dyrektora firmy, bowiem pracownikom, mam tu na myśli te koncerny, nie opłaca się symulować choroby, mam tu na myśli system płac, a lekarz nie jest zainteresowany wystawianiem, bądź nie<text:s/>wystawi<text:span text:style-name="T506">a</text:span>niem zwolnień<text:s/>lekarskich od pracy. Zabezp<text:span text:style-name="T507">iecz</text:span>ony jest jednak przy t<text:span text:style-name="T508">y</text:span>m wszystkim interes pracownika n<text:span text:style-name="T509">ie</text:span>zdolnego do pracy<text:s/><text:span text:style-name="T510">z</text:span><text:s/>tytułu wypadu, bądź choroby zawodowej. S<text:span text:style-name="T511">ą</text:span><text:s/>tutaj zabezpieczone stu procentowe świadczenia.</text:p>
      <text:p text:style-name="P512">Włączenie górniczej służby zdrowia w ramy górnictwa doprowadzi do między<text:s/><text:span text:style-name="T513">in</text:span>nymi: właściwego pre<text:span text:style-name="T514">fere</text:span>nc<text:span text:style-name="T515">yjn</text:span>e<text:span text:style-name="T516">go</text:span><text:s/>w stosunku do lecznictwa otwartego usytuowania materi<text:span text:style-name="T517">al</text:span>nego lekarzy i pozostałego personelu medycznego. Doprowadzi do likwidacji niedoboru lekarzy i umożliwi<text:s/><text:span text:style-name="T518">st</text:span>ały dopływ specjalistycznej kadry medycznej. Pozwoli także na wolny wybór lekarza w przychodni górniczej zgła<text:span text:style-name="T519">sz</text:span>alności spontaniczn<text:span text:style-name="T520">ej</text:span>. Nie może być mowy o dowolności, jeśli chodzi o d<text:span text:style-name="T521">zi</text:span>ałalność profilaktyczną, bowiem lekarze mają określone rejony i po prostu stały nadzór nad tymi rejonami. Doprowadzi do właściwego zainteresowania lekarza warunkami pr<text:span text:style-name="T522">a</text:span>cy na poszc<text:span text:style-name="T523">z</text:span>e<text:span text:style-name="T524">g</text:span>ólnych stanowiska pracy, tak na dole, jak i na powierzchni kopalń. Umożliwi w większym stopniu niż dotychczas do korzystania rodziny górnika z usług górniczej służby zdrow<text:span text:style-name="T525">ia.</text:span></text:p>
      <text:p text:style-name="P526">I to też są postulaty naszych załóg. Także doprowadzi do możliwości ciągłego, właściwego szkolenia personelu medycznego.</text:p>
      <text:p text:style-name="P527">Jeśli chodzi o choroby zawodowe. Według przepisów prawnych obow<text:span text:style-name="T528">ią</text:span>z<text:span text:style-name="T529">ują</text:span>cych w Polsce rozpoznanie choroby zawodowej wymaga spełnienia dwóch warunków.<text:s/><text:span text:style-name="T530">A</text:span><text:s/>mianowicie, choroba musi być wymieniona w wykazie chorób zawodowych. To jest pierwszy warunek.<text:s/><text:span text:style-name="T531">I</text:span><text:s/>drugi, konieczne jest obiektywne stw<text:span text:style-name="T532">ie</text:span>rdzenie, że została ona spowodowana przez warunki pracy, względnie, można przyjąć ze znacznym prawdopodob<text:span text:style-name="T533">ie</text:span>ń<text:span text:style-name="T534">st</text:span>wem udział czynnika zawodowego w jej powstawaniu. Choroby za<text:span text:style-name="T535">w</text:span>odowe nie są zderzeniem losowym, lecz konsekwen<text:span text:style-name="T536">cj</text:span>ą nieodpowiednich warunków pracy i przez te warunki zawinionych. Zachorowalność na choroby zawodowe w górnictwie jest kilkakrotnie wyższa niż średnia w kraju. Stawianie wniosku o rozszerzenie istniejącego wykazu chorób zawodowych o kolejną pozycję lub kolejne pozycje, zdaniem naszym mija si<text:span text:style-name="T537">ę</text:span><text:s/>z celem. Jedynym bowiem kryterium rozpoznania winny by<text:span text:style-name="T538">ć</text:span><text:s/>obiektywne oceny, że spowodowana ona została przez warunki pracy lub udział czynnika zawodowego w jej powstawaniu, bez ograniczenia ich rodzaju jakimkolwiek wykazem, który z założenia już jest pewnym ograni<text:span text:style-name="T539">cz</text:span>en<text:span text:style-name="T540">ie</text:span>m.</text:p>
      <text:p text:style-name="P541">Jeśli chodzi o wprowadzenie zasady pełnego odszkodowania, według przepisów kodeksu cywilnego, za wypadki przy<text:s/><text:span text:style-name="T542">p</text:span>r<text:span text:style-name="T543">acy</text:span><text:s/>i choroby zawodowe, w pełnym zakresie opowiadamy się za realizacją tego postulatu zgłaszanego wcześniej tutaj przez stronę<text:s/><text:span text:style-name="T544">„</text:span>solidarnościo<text:span text:style-name="T545">w</text:span>o-opozyc<text:span text:style-name="T546">y</text:span>jną<text:span text:style-name="T547">”</text:span>.</text:p>
      <text:p text:style-name="P548">Szanowni<text:s/>Zebrani! Zdaję sobie sprawę, że nie wszystkie z<text:span text:style-name="T549">a</text:span>gadnienia tej problematyki udało mi się omówić, choćby sprawy lecznictwa sanator<text:span text:style-name="T550">yj</text:span>nego. I tutaj kilka słów chciałbym dołożyć. Otóż my, mam tutaj<text:s/><text:soft-page-break/>na myśli Federację Górników, ch<text:span text:style-name="T551">cą</text:span>c wyjść naprzeciw oczekiwaniom naszych załóg w roku ubiegłym rozpoczęliśmy budowę sanatorium górniczego w Ciechocinku i ubolewamy tylko nad tym, że robimy to tylko i wyłącznie przy pomocy środków pozyskiwan<text:span text:style-name="T552">yc</text:span>h od naszych załóg. Załóg, mam tutaj na myśli zakładów pracy i składki członkowskie. Nie otrzymaliśmy zrozumi<text:span text:style-name="T553">e</text:span>nia, wsparcia, ze strony centrum.</text:p>
      <text:p text:style-name="P554">Zdaję sobie jednak sprawę, że nie wszystko mogłem tutaj omówić, bo to jest pierwsze wystąpienie w tej dziedzinie.<text:s/>Sądzę jedn<text:span text:style-name="T555">a</text:span>k, że<text:s/><text:span text:style-name="T556">w</text:span><text:s/>dalszej, szczegó<text:span text:style-name="T557">ło</text:span>wej dyskusji uda się nam rozwinąć zasygnal<text:span text:style-name="T558">iz</text:span>owane problemy.</text:p>
      <text:p text:style-name="P559">Kończąc, szanowni zebrani, powiem, że chciałbym doczekać okresu gdy na stanowisko lekarzy w górniczej służbie zdrowia<text:s/>ogłaszano by<text:s/>konkurs.</text:p>
      <text:p text:style-name="P560">Dziękuję.</text:p>
      <text:p text:style-name="P561"><text:span text:style-name="T562">R</text:span><text:span text:style-name="T563">aj</text:span><text:span text:style-name="T564">m</text:span><text:span text:style-name="T565">u</text:span><text:span text:style-name="T566">n</text:span><text:span text:style-name="T567">d</text:span><text:span text:style-name="T568"><text:s/></text:span><text:span text:style-name="T569">Mo</text:span><text:span text:style-name="T570">ric</text:span><text:span text:style-name="T571">:</text:span></text:p>
      <text:p text:style-name="P572">Dziękuję. Widzę, że przewodn<text:span text:style-name="T573">iczą</text:span>cy nie wykazują ochoty na jakieś głosy. Pozwólcie więc panowie,<text:s/><text:span text:style-name="T574">ż</text:span>e w sprawach samorządu przedstawi nasz pogląd kolega Zimoch. Proszę.</text:p>
      <text:p text:style-name="P575"><text:span text:style-name="T576">Jerzy Zimoch</text:span>:</text:p>
      <text:p text:style-name="P577">Ponieważ ja jeszcze głosu nie zabierałem, chciałem się przedstawić. Nazywam się Zimoch, jestem przedstawicielem zaplecza górniczego, Federacji Związków Zawodowych Górników.</text:p>
      <text:p text:style-name="P578">Jako przedstawiciel zaplecza górniczego na samym wstępie chciałbym kilka słów powiedzieć na temat współzależności górnictwa, zaplecza górniczego. Powiem krótko, wszystko w co kopalnie s<text:span text:style-name="T579">ą</text:span><text:s/>wyposażone, jakimi maszynami i sprzętem dysponują, jak wygląda mechanizacja w kopalniach, utrzymanie ruchu w ramach świadczeń serwisowych, i wiele, wiele innych różnych świadczeń i usług dla górnictwa, jest dziełem zaplecza górniczego. Powyższy fakt jest bezsporny i ogólnie znany. Górnictwo nie mogłoby rozwijać się i<text:s/><text:span text:style-name="T580">fu</text:span>nk<text:span text:style-name="T581">cj</text:span>onować bez zaplecza górniczego.</text:p>
      <text:p text:style-name="P582">Wnioskuję, aby przy ustalaniu systemu organizacyjnego w resorcie górnictwa wziąć pod uwagę<text:s/>współzależność<text:s/>tą i przewidzieć miejsce dla zaplecza górniczego. Tyle tytułem wstępu.</text:p>
      <text:p text:style-name="P583">Głównym tematem mojego wystąpienia będzie samorząd pracowniczy w resorcie górnictwa. Stan doty<text:span text:style-name="T584">ch</text:span>c<text:span text:style-name="T585">za</text:span>sowy<text:s/><text:span text:style-name="T586">is</text:span>tnien<text:span text:style-name="T587">i</text:span>a samorządu tak w górnictwie, jak i w zapleczu jest wszystkim znany. Przypomnę, że w kopalniach w 1981 roku samorządy nie istniały.<text:s/><text:span text:style-name="T588">W</text:span><text:s/>okresie zmiany Zjednoczeń na Gwarectwa, to jest w 19<text:span text:style-name="T589">85</text:span><text:s/>roku, powstały rady pracownicze, na szczeblu Gwarectw, na płaszczyźnie załóg górniczych powołano komisje samorządowe, bez żadnych kompetencji prawnych. Powstały więc organy samorządowe z daleka od załóg górniczych, ubrane w dodatkowe przepisy, ogranicz<text:span text:style-name="T590">a</text:span>jące kompetencje<text:span text:style-name="T591">,</text:span><text:s/>stanowiące [nieczytelne] organów. Niec<text:span text:style-name="T592">hę</text:span>ć i obaw<text:span text:style-name="T593">a</text:span><text:s/>or<text:span text:style-name="T594">az</text:span><text:s/>dodatkowe przepisy stworz<text:span text:style-name="T595">ył</text:span>y otoczkę broniącą skutecznie dostępu do prawidł<text:span text:style-name="T596">ow</text:span>ego działania samorządu. Obecne struktury organizacyjne i system rozliczeń w górnictwie również uniemożl<text:span text:style-name="T597">iw</text:span>i<text:span text:style-name="T598">aj</text:span>ą prawidłowe działania samorządu. Temat ten rozwinę później.</text:p>
      <text:p text:style-name="P599"><text:span text:style-name="T600">W</text:span><text:s/>zapleczu działalność samorządu rozpoczęła się w 1<text:span text:style-name="T601">9</text:span>81 roku z wielkim<text:s/><text:span text:style-name="T602">e</text:span>ntu<text:span text:style-name="T603">z</text:span>jazmem i zapałem.<text:s/><text:span text:style-name="T604">A</text:span>dmin<text:span text:style-name="T605">is</text:span>tracja na początku powstania samorządu podchodziła do tego tematu róż<text:span text:style-name="T606">ni</text:span>e, a przeważnie<text:s/>„jak pies do jeża”. Jednak, gdy działalność ta roz<text:span text:style-name="T607">w</text:span>inęła się, przekonano się, że współpraca z samorządem daje efekty. Przekonano s<text:span text:style-name="T608">ię</text:span>, że członkowie w radach pracowniczych to t<text:span text:style-name="T609">e</text:span>ż l<text:span text:style-name="T610">u</text:span>dzie i o dziwo, rozsądnie myślący. Było tak do czasu wprowadzenia przepisów ogranicz<text:span text:style-name="T611">aj</text:span>ących kompetencje.<text:s/><text:span text:style-name="T612">D</text:span>z<text:span text:style-name="T613">i</text:span>a<text:span text:style-name="T614">ł</text:span>ac<text:span text:style-name="T615">ze</text:span><text:s/>potem oklapli,<text:s/><text:soft-page-break/>ostudzono zapał i emocje. Zniknęło przejawianie inicjatyw.</text:p>
      <text:p text:style-name="P616">Należy powiedzieć, że w zapleczu w niektórych przedsiębiorstwach system samo<text:span text:style-name="T617">fi</text:span>nansowania stworzył właściwe warunki do działalności rad pracowniczych.<text:s/><text:span text:style-name="T618">I</text:span><text:s/>t<text:span text:style-name="T619">o</text:span>m uzyskiwano efekty ekonomiczne, mające odbicie w zarobkach i w rozwoju tych przedsiębiorstw.</text:p>
      <text:p text:style-name="P620">Wracając jednak do potrzeb tworzenia samorządu w warunkach górn<text:span text:style-name="T621">ic</text:span>zych jestem przekonany o potrzebie ich istnienia i o efektach jakie przyniosą. Jeden z wcześniejszych m<text:span text:style-name="T622">o</text:span>ich przedmówców wystąpił z pytan<text:span text:style-name="T623">ie</text:span>m: co należy zrobić, żeby załogi górnicze efektywnie pr<text:span text:style-name="T624">a</text:span>cowa<text:span text:style-name="T625">ł</text:span>y, my<text:span text:style-name="T626">ś</text:span>lały o bezpieczeństw<text:span text:style-name="T627">ie,</text:span><text:s/>o technice, o rozwoju kopalń?<text:s/><text:span text:style-name="T628">W</text:span>ła<text:span text:style-name="T629">ś</text:span>nie. Ż<text:span text:style-name="T630">e</text:span>b<text:span text:style-name="T631">y</text:span><text:s/>powyższe efekty uzyskać musi istnieć i działać samorząd. Samorządność, to droga umacnianie wśród załóg<text:s/><text:span text:style-name="T632">w</text:span>spółgospodarow<text:span text:style-name="T633">a</text:span>nia i współodpowiedzialności. Efektywna praca będzie wówczas jeżeli pracownik widzi związek między pr<text:span text:style-name="T634">a</text:span>cą a efektami tej pracy, czyli poziomem życia.<text:s/><text:span text:style-name="T635">A<text:s/></text:span>dobra<text:s/><text:span text:style-name="T636">p</text:span>raca będzie wówczas jeżeli pracownik czuje,<text:s/><text:span text:style-name="T637">ż</text:span>e na to m<text:span text:style-name="T638">a</text:span><text:s/>wpływ. Podstawowa logika go<text:span text:style-name="T639">sp</text:span>o<text:span text:style-name="T640">da</text:span>row<text:span text:style-name="T641">ania,</text:span><text:s/>to uzyskanie efektu fi<text:span text:style-name="T642">n</text:span>ansowego. Przez zwiększenie wydobycia, czy produkcji lub obniżenie kosztów tego wydobycia.<text:s/><text:span text:style-name="T643">W</text:span><text:s/>tym miejscu należy zastosować pojęcie motywacji, to znaczy więcej robisz, więcej zarobisz.</text:p>
      <text:p text:style-name="P644">Jak to si<text:span text:style-name="T645">ę</text:span><text:s/>odnosi do obecnych warunków rozliczeń i systemu<text:s/><text:span text:style-name="T646">or</text:span>gan<text:span text:style-name="T647">izacyjne</text:span>go w resorcie górnictwa? Co ma mobilizować górnika do wyd<text:span text:style-name="T648">aj</text:span>ni<text:span text:style-name="T649">ej</text:span>sz<text:span text:style-name="T650">ej</text:span><text:s/>pracy? Nie wi<text:span text:style-name="T651">d</text:span>ać takiej motywa<text:span text:style-name="T652">cji.</text:span><text:s/><text:span text:style-name="T653">Nie</text:span><text:s/>ma zw<text:span text:style-name="T654">i</text:span>ąz<text:span text:style-name="T655">k</text:span>u p<text:span text:style-name="T656">r</text:span>ac<text:span text:style-name="T657">y</text:span><text:s/>z p<text:span text:style-name="T658">ła</text:span>c<text:span text:style-name="T659">ą</text:span>. Na kopalni się robi i otrzymuje pien<text:span text:style-name="T660">i</text:span>ądze. Górnik orientuje s<text:span text:style-name="T661">ię</text:span>, że mało zarabia, gdy zaczyna brakować<text:s/><text:span text:style-name="T662">m</text:span>u pieniędzy na zaspokajanie podstawowych potrzeb. Jedyna motywacja do wydajniejszej to działanie dozoru.</text:p>
      <text:p text:style-name="P663">Następnie, jaka jest motywacja do szanowania maszyn i urządzeń? Też żadna. Bo nie premiuje dodatkowym zarobk<text:span text:style-name="T664">ie</text:span>m.<text:s/><text:span text:style-name="T665">J</text:span>aka jest motywacja, aby załogi dążyły do rozwoju swoich kopalń? Też nie ma. Bo górnik nie widzi możliwości swojego wpływu na to. Nie zna efektów po prostu swojej pracy.</text:p>
      <text:p text:style-name="P666"><text:span text:style-name="T667">J</text:span>ak w takich warunkach załogi mają się czuć współgospodarzami kopalń? Jeżeli w górnictwie robi się do w<text:span text:style-name="T668">s</text:span>pólnego wora, to podział efektów ich pracy gdzi<text:span text:style-name="T669">e</text:span>ś się dokonuje, nie wiadomo według jakich kr<text:span text:style-name="T670">yt</text:span>er<text:span text:style-name="T671">i</text:span><text:span text:style-name="T672">ów</text:span><text:s/><text:span text:style-name="T673">i</text:span><text:s/>jaką część wypraco<text:span text:style-name="T674">wa</text:span>li,<text:s/><text:span text:style-name="T675">a</text:span><text:s/><text:span text:style-name="T676">il</text:span>e zostaje? Trzeba<text:s/><text:span text:style-name="T677">je</text:span>dnoznacznie powiedzieć, że wszystkie nici motywacyjne są ob<text:span text:style-name="T678">ci</text:span>ęte. Należy kopalnie usamodzielnić prawnie i ekonomi<text:span text:style-name="T679">cz</text:span>nie. Wyeliminować pośredników nic nie w<text:span text:style-name="T680">yt</text:span>war<text:span text:style-name="T681">zają</text:span>cych, a żyjących kosztem załóg i ceny węgla.</text:p>
      <text:p text:style-name="P682">Wnoszę, aby przy ustalaniu sy<text:span text:style-name="T683">st</text:span>emu organ<text:span text:style-name="T684">iz</text:span>ac<text:span text:style-name="T685">yj</text:span>ne<text:span text:style-name="T686">go</text:span><text:s/>w resorcie górnictwa przewidzieć miejsce i stworzyć warunki ekonomiczne dla zdrowego i prężnego samorządu pracowniczego.</text:p>
      <text:p text:style-name="P687">Do samorządu należałoby między innymi: z<text:span text:style-name="T688">at</text:span>wierdzanie planu wydobycia, podział zysku, dążenie do rozwoju kopalń, a przede wszystkim wdrożenie systemu motywac<text:span text:style-name="T689">yj</text:span>nego, powiązać pracę z płacą.</text:p>
      <text:p text:style-name="P690">Wszystkie komp<text:span text:style-name="T691">et</text:span>en<text:span text:style-name="T692">cj</text:span>e stanowiące są przedstawione w ustawie o samorządzie. Planowanie w górnictwie jest dość specyficzne, bo wychodzi się od potrzeb, a nie od możliwości. Szkoda, że w innych dziedzinach naszej gospodarki nie ma takiego systemu planowania, bo sklepy byłyby pełne zgodnie z potrzebami.</text:p>
      <text:p text:style-name="P693">Nie będę już więcej wymieniał pozytywnych elementów istnienia samorządu, bo potrzeba jego istnienia jest bezsporna i przynosząca efekty. Samorząd i związki zawodowe to dwa podstawowe ogniwa przedstawicielskie załóg. I chociaż przedmiot zainteresowania naszych samorządów jest w znacznym stopniu zbieżny, to każdy musi realizować swoje zadania na podstawie odrębnej ustawy. W wymienionym<text:s/><text:soft-page-break/>układzie wzajemnej współpracy samorząd powinien przestrzegać uprawnień związków, a związki uprawnień samorządu. Na ten temat jednak będzie czas mówić, gdy powstaną samorządy z pełnymi kompeten<text:span text:style-name="T694">cja</text:span>mi i uprawnien<text:span text:style-name="T695">ia</text:span>mi.</text:p>
      <text:p text:style-name="P696">Dziękuję zebranym za uwagę.</text:p>
      <text:p text:style-name="P697"><text:span text:style-name="T698">R</text:span><text:span text:style-name="T699">ajmu</text:span><text:span text:style-name="T700">n</text:span><text:span text:style-name="T701">d</text:span><text:span text:style-name="T702"><text:s/></text:span><text:span text:style-name="T703">M</text:span><text:span text:style-name="T704">oric</text:span>:</text:p>
      <text:p text:style-name="P705">Dziękuję, proszę pan Pietrzyk.</text:p>
      <text:p text:style-name="P706"><text:span text:style-name="T707">Alojzy Pietrzyk</text:span>:</text:p>
      <text:p text:style-name="P708">Popieramy stanowi<text:span text:style-name="T709">s</text:span>ko kolegów i w tej materii, i<text:s/><text:span text:style-name="T710">w</text:span><text:s/>poprzedniej, z tym, że jeżeli chodzi o samorządy to chciałem wnieść małą poprawkę t<text:span text:style-name="T711">a</text:span>m, w tym referacie, odnośnie 8<text:span text:style-name="T712">1</text:span><text:s/>roku.<text:s/><text:span text:style-name="T713">W</text:span><text:s/>80 roku konferencje samorządu robotniczego się rozwiązały, a jednak powstały rady pracownicze, nawet w kopalniach.<text:s/><text:span text:style-name="T714">I</text:span><text:s/>jeżeli możecie, to nam ewentualnie te referaty na piśmie dostarczycie. Taką prośbę bym miał.</text:p>
      <text:p text:style-name="P715">Dziękuję.</text:p>
      <text:p text:style-name="P716"><text:span text:style-name="T717">R</text:span><text:span text:style-name="T718">ajmu</text:span><text:span text:style-name="T719">n</text:span><text:span text:style-name="T720">d</text:span><text:span text:style-name="T721"><text:s/></text:span><text:span text:style-name="T722">M</text:span><text:span text:style-name="T723">oric</text:span>:</text:p>
      <text:p text:style-name="P724">Dobrze, dostarczymy oczywiście, w przerwie, to przedstaw<text:span text:style-name="T725">ic</text:span>iel otrzyma. Każdy<text:s/><text:span text:style-name="T726">z</text:span><text:s/>tych referatów jest w kilku egzemplarzach i możemy da<text:span text:style-name="T727">ć</text:span><text:s/>po jednym egzemplarzu. Rozdamy.</text:p>
      <text:p text:style-name="P728"><text:span text:style-name="T729">W</text:span><text:span text:style-name="T730">i</text:span><text:span text:style-name="T731">tol</text:span><text:span text:style-name="T732">d</text:span><text:span text:style-name="T733"><text:s/></text:span><text:span text:style-name="T734">K</text:span><text:span text:style-name="T735">op</text:span><text:span text:style-name="T736">r</text:span><text:span text:style-name="T737">owicz</text:span>:</text:p>
      <text:p text:style-name="P738">Nie, wolę stać dlatego, że jestem już starszy człowiek i wtedy mam lepsze krążenie jak stoję.</text:p>
      <text:p text:style-name="P739">Proszę państwa, ja reprezentuję tutaj przy tym stole...</text:p>
      <text:p text:style-name="P740"><text:span text:style-name="T741">R</text:span><text:span text:style-name="T742">ajmu</text:span><text:span text:style-name="T743">n</text:span><text:span text:style-name="T744">d</text:span><text:span text:style-name="T745"><text:s/></text:span><text:span text:style-name="T746">M</text:span><text:span text:style-name="T747">oric</text:span>:</text:p>
      <text:p text:style-name="P748">Proszę o nazwisko. I jak pan stoi to się nie nagra.</text:p>
      <text:p text:style-name="P749"><text:span text:style-name="T750">W</text:span><text:span text:style-name="T751">i</text:span><text:span text:style-name="T752">tol</text:span><text:span text:style-name="T753">d</text:span><text:span text:style-name="T754"><text:s/></text:span><text:span text:style-name="T755">K</text:span><text:span text:style-name="T756">op</text:span><text:span text:style-name="T757">r</text:span><text:span text:style-name="T758">owicz</text:span>:</text:p>
      <text:p text:style-name="P759">Nie, nagra, ja się nachylam. Ja jestem z górnictwa skalnego i ponieważ tutaj cały czas mówi się o węglu, o przemyśle węglowym. To zresztą jest zrozumiałe, dlatego troszkę dla odprężenia po prostu słuchaczy kilka wniosków może, nawiązując do wystąpienia w pierwszym dniu kolegi Stępnia, które przedstawił ze strony górnictwa skalnego.</text:p>
      <text:p text:style-name="P760">Kolega Stępień powiedział, że to jest olbrzymie górnictwo.<text:s/><text:span text:style-name="T761">I</text:span><text:s/>faktycznie, to jest duże górnictwo.<text:s/><text:span text:style-name="T762">I</text:span><text:s/>piękne górnictwo. Górnictwo bardzo potrzebne temu krajowi.<text:s/><text:span text:style-name="T763">I</text:span><text:s/>tak, j<text:span text:style-name="T764">a</text:span>k to odbywa się przy tym<text:s/>„stoliku”, tak było cały czas, że to górnictwo pracowało zawsze w cieniu tego wielkiego górnictwa. I to chyba jest rzeczą w pewnym sensie zrozumiałą, chociaż nie dla tych, którzy oczywiście w tym górnictwie pracują.<text:s/></text:p>
      <text:p text:style-name="P765">Minister Wilczek ostatnio zapowiedział bardzo duży rozwój w Polsce motoryzacji.<text:s/><text:span text:style-name="T766">N</text:span>a pewno każdy z nas tutaj siedzący przy stole korzysta obecnie z dróg. I jadąc tymi pięknymi drogami nie zawsze pomyśli o tym, że tam w tych drogach jest polski trud naszego górnika. Górnika właśnie skalnego. Dlatego dzisiaj trzeba już się zastanawiać nad tym, czy to górnictwo sprosta potrzebom, jakie drogownictwo w przyszłości postawi przed nim, jeśli chodzi i o ilość potrzebnych materiałów? Bo przecież rozwój motoryzacji to nie jest tylko ilość samochodów. To trzeba przebudować całą<text:s/><text:span text:style-name="T767">in</text:span>frastrukturę w Polsce. Trzeba w<text:span text:style-name="T768">y</text:span>budować wiele dróg nowych, węzłów komunikac<text:span text:style-name="T769">yj</text:span>nych, żeby ten wzrost motoryzacji nie stał się pr<text:span text:style-name="T770">zek</text:span>leń<text:span text:style-name="T771">stwe</text:span>m dla naszego społeczeństwa.</text:p>
      <text:p text:style-name="P772">Następnym wielkim odbiorcom materiałów to jest kolej, Państwowe Koleje. Kolejarze, ostatnio byłem na takim zje<text:span text:style-name="T773">ź</text:span>dzie ich drogowców, zapowiedzieli, oczywiście, znaczne przyśpie<text:span text:style-name="T774">sz</text:span>enie ruchu pociągów tak<text:s/><text:soft-page-break/>towarowych,<text:s/><text:span text:style-name="T775">j</text:span>a<text:span text:style-name="T776">k</text:span><text:s/>i osobowych. Co z tym się wiąże? Wiąże się z tym, potrzeba określonych ilości materiałów. Wiążą się z tym wymagania jakościowe. Otóż żąda się przede wszystkim, żeby te materiały wytrzymały wzrost prędkości pociągów i nacisku dynamicznego na podwozie.<text:s/><text:span text:style-name="T777">A</text:span><text:s/>zatem materiały te muszą odpowiadać pewnym<text:s/><text:span text:style-name="T778">fi</text:span>zyko-mechanicznym właś<text:span text:style-name="T779">ci</text:span>woś<text:span text:style-name="T780">ci</text:span>om, o zwiększonej wytrzymałości, o zwiększonej ścieralności, o mniejszej nasiąkliwości i o większej w<text:span text:style-name="T781">yt</text:span>rzym<text:span text:style-name="T782">ało</text:span>ś<text:span text:style-name="T783">ci</text:span><text:s/>tak zwanej mrozoodporne<text:span text:style-name="T784">j</text:span>. Aby górnictwo mogło sprostać tym wymaganiom, skalne, musi mieć odpowiednie środki na jego rozwój. Zresztą, czy dzisiaj można mówić poważnie o rozwoju budownictwa, jeśli nie zwiększy się produkcji materiałów budowlanyc<text:span text:style-name="T785">h</text:span>,<text:s/>tak sypkich, jak i wiążących. T<text:span text:style-name="T786">eż</text:span><text:s/>ni<text:span text:style-name="T787">e</text:span><text:s/>ma takich możliwości.</text:p>
      <text:p text:style-name="P788">Górnictwo nasze pracuje w no<text:span text:style-name="T789">w</text:span>ym systemie ekonomiczno- finansowym, pracuje na tak zwanych trzy<text:s/>„S”, czyli samodzielność, samof<text:span text:style-name="T790">in</text:span>ansow<text:span text:style-name="T791">anie</text:span><text:s/>przedsiębiorstwa i samorządność. I teraz, gdy ja tutaj wysłuchuję takiej tęsknoty ze strony naszych kole<text:span text:style-name="T792">gó</text:span>w, siedzących przy tym<text:s/><text:span text:style-name="T793">st</text:span>ole, że należy wprowadzić ten system do górnictw<text:span text:style-name="T794">a</text:span><text:s/>węglowego,<text:s/>to chcę<text:s/>od razu państwu powiedzieć, jak to wygląda u nas, jeśli chodzi o ten sy<text:span text:style-name="T795">st</text:span>em.</text:p>
      <text:p text:style-name="P796">System jest stosowany dla całego przemysłu i na pewno odpowiada w przemyśle przetwór<text:span text:style-name="T797">cz</text:span>ym, n<text:span text:style-name="T798">at</text:span>omi<text:span text:style-name="T799">as</text:span>t nie uwzględnia specy<text:span text:style-name="T800">fi</text:span>cznych cech pracy górnictwa skalnego, tym bardziej podziemnego.<text:s/><text:span text:style-name="T801">A</text:span><text:s/>za<text:span text:style-name="T802">t</text:span>em nie przewiduje on tworzenia środków na takie cele, jak wywłaszczanie terenów pod dalsze eksploata<text:span text:style-name="T803">cj</text:span>e. Nie przewiduje również ekstra tworzenia środków na budowania nowych zdolności p<text:span text:style-name="T804">ro</text:span>dukc<text:span text:style-name="T805">yj</text:span>nych, a zatem otwierania nowych pokładów, budowy dróg do nich, czyli po pros<text:span text:style-name="T806">t</text:span>u udo<text:span text:style-name="T807">st</text:span>ępnian<text:span text:style-name="T808">ia</text:span><text:s/>złoża<text:span text:style-name="T809">.</text:span></text:p>
      <text:p text:style-name="P810"><text:span text:style-name="T811">W</text:span><text:s/>ostatniej<text:s/><text:span text:style-name="T812">„</text:span>Reformie gospodarczej”<text:s/>pr<text:span text:style-name="T813">ze</text:span>cz<text:span text:style-name="T814">yt</text:span>ałem, że ustawowo został rozwiązany problem gromadzenia środków na rekultywacje wyeksploatowanych terenów, bo poprzednio również tego nie było. Nie ma mowy o szkodach górniczych. Prawdopodobnie w tej sprawie można występować o jakiś wskaźnik odpisu do Ministra Fin<text:span text:style-name="T815">a</text:span>nsów, ale ustawodawczo nie jest problem rozwiązany.</text:p>
      <text:p text:style-name="P816">W związku z tym ja mam takie dwie propozycje jeśli chodzi o sprawę tworzenia przez ten<text:s/>„stół”<text:s/>i ewentualnie przekazania tych propozycji wyżej, jeśli tu szanowne gremium uzna<text:s/>to za słuszne.</text:p>
      <text:p text:style-name="P817">Po pierwsze, proponow<text:span text:style-name="T818">ał</text:span>bym żeby stworzyć fundusz na rozwój górnictwa skalnego, odpisując, oczywiście, jakiś procent sprzedaży w koszty działalności przed<text:span text:style-name="T819">się</text:span>b<text:span text:style-name="T820">io</text:span>r<text:span text:style-name="T821">st</text:span>wa. Jaki to jest procent, no, trudno powiedzieć, ale w granicach, jak sądzę<text:s/><text:span text:style-name="T822">3</text:span><text:s/><text:span text:style-name="T823">-</text:span><text:s/>5 procent. Fundusz ten powinien być dzielony następnie w takich proporcjach - 60 % powinno pozostać w przedsiębiorstwie tych środków, 40 % winno być odprowadzone na Centralny Fundusz Rozwoju Górnictwa, zresztą powiem czemu on powinien służyć. Lub eksperymentaln<text:span text:style-name="T824">ie,</text:span><text:s/>Minister Finansów powinien wyrazić zgodę, jak nie dla całości górnictwa skalnego, to dla wybranego przedsięb<text:span text:style-name="T825">io</text:span>rstwa, czy wybranych pr<text:span text:style-name="T826">ze</text:span>dsi<text:span text:style-name="T827">ębio</text:span>r<text:span text:style-name="T828">st</text:span>w, może to być z powodzeni<text:span text:style-name="T829">e</text:span>m Przed<text:span text:style-name="T830">si</text:span>ębiorstwo Kopalń Skalnych Surowców Drogowych we Wrocławiu, o tak zwanej podwyższonej rentowności. Ta rentow<text:span text:style-name="T831">n</text:span>o<text:span text:style-name="T832">ść</text:span><text:s/>dzisiaj wynosi w granicach 12 - 1<text:span text:style-name="T833">3</text:span><text:s/>procent, a są również przeds<text:span text:style-name="T834">ię</text:span>b<text:span text:style-name="T835">io</text:span>rstwa, które mają niższą rentowność. I, proszę państwa, jeśli wezmę pod uwagę to, że 6<text:span text:style-name="T836">5</text:span><text:s/>% trzeba było zysku odprowadzić jako podatek dochodowy, 10 procent na fundusz zadłużenia zagranicznego, to pozostałe 2<text:span text:style-name="T837">5</text:span><text:s/>procent zysku wypracowanego do podziału w przedsiębiorstwie.<text:s/><text:span text:style-name="T838">A</text:span><text:s/>tam są obliga<text:span text:style-name="T839">to</text:span>r<text:span text:style-name="T840">yj</text:span>ne odpisy na fundusz rezerwowy, na fundusz dla załogi i faktycznie nie ma pieniędzy na rozwój. I biorąc pod uwagę mianowicie to, że w bieżącym roku pracujemy jeszcze na cenach umownych, tylko te ceny umowne mi<text:span text:style-name="T841">a</text:span>ł<text:span text:style-name="T842">y</text:span><text:s/>ciągle<text:s/><text:soft-page-break/>ograni<text:span text:style-name="T843">cz</text:span>en<text:span text:style-name="T844">ia.</text:span><text:s/>Jeśli koszt<text:span text:style-name="T845">y</text:span><text:s/>zewnętrzne rosły, to można było do swoich kosztów działalności przyjąć tylko 95 % wzrostu tyc<text:span text:style-name="T846">h</text:span><text:s/>kosztów. Reszta, oczywiście trzeba było wypracować pracując wydajniej i oszczędniej. Na obecny rok ukazało s<text:span text:style-name="T847">ię</text:span><text:s/>rozporządzenie Ministra Finansów, które ograniczyło możliwość wzrostu cen na nasze wyroby w granicach<text:s/><text:span text:style-name="T848">19</text:span>%<text:span text:style-name="T849">.</text:span><text:s/><text:span text:style-name="T850">C</text:span>zy to jest dużo, czy mało, sądzę, że<text:s/><text:span text:style-name="T851">w</text:span><text:s/>tym gronie nie muszę tego komentować. Więc dalej to górnictwo jest pozbawione środków.</text:p>
      <text:p text:style-name="P852">Proszę wziąć pod uwagę, że sprzęt, maszyny, którymi pracujemy, znacznie podrożały. Wystarczy tu podać, że na przykład koparki importowane z C<text:span text:style-name="T853">zech</text:span>osłowa<text:span text:style-name="T854">cj</text:span>i o pojemności łyżki, elektryczne, 6 metrów sześciennych, z<text:s/><text:span text:style-name="T855">45</text:span><text:s/>tysięcy, przepraszam z 45 milionów, podrożały prawie na 7<text:span text:style-name="T856">0</text:span><text:s/>milionów. Rozmawiamy z<text:s/>„Łabędami”, żeby rozpocząć produkcję polskiej koparki. Taka zaistniała tam możliwość. Wstępna informacja, że polska koparka o mniejszej pojemności łyżki ma kosztować 80 milionów,<text:s/><text:span text:style-name="T857">a</text:span><text:s/>nawet mówią, że może i 90. Jeśli weźmiemy pod uwagę, że trzeba część amortyzacji odprowadzić z zakładu do budżetu państwa, jeszcze, wobec tego przedsiębiorstwo, które w pewnym okresie nie prowadziło żadnych inwestycji, może jakoś funk<text:span text:style-name="T858">cj</text:span>onować, jeśli zatrzymuje amortyzację. Natomiast jeśli prowadziło działalność inwestycyjną się i jest spłata rat kredytu, to nie ma środków na reprodukcję prostą.</text:p>
      <text:p text:style-name="P859">Więc dlatego alternatywnie stawiam albo podwyższenie rentowności, albo ewentualnie wprowadzenie eksperymentu woln<text:span text:style-name="T860">y</text:span>ch cen rynkowych dla wybranego przedsięb<text:span text:style-name="T861">io</text:span>rstwa i na tej podstawie wypracować odpowiedni system przyszłoś<text:span text:style-name="T862">ci</text:span>owy dla górn<text:span text:style-name="T863">ic</text:span>twa skalnego.</text:p>
      <text:p text:style-name="P864">Dlatego przy rozważaniach systemu ekonomi<text:span text:style-name="T865">cz</text:span>no-<text:span text:style-name="T866">fin</text:span>ansowego dla górnictwa podziemnego sądzę, że t<text:span text:style-name="T867">a</text:span><text:s/>moja wypowiedź bardzo się przyda.</text:p>
      <text:p text:style-name="P868">Chciałbym jeszcze następny temat poruszyć, mianowicie, pow<text:span text:style-name="T869">ie</text:span>działem, że część tego funduszu powinna być odprowadzone na fundusz centralny. Otóż, wracając tutaj do wypowiedzi tutaj kolegi Władysława Stępnia, jest oczywiście możliwość rozwoju produkcji eksportowej, tylko na to potrzebne są określone środki, tak złotówkowe, jak i dewizowe. Ale, czy tu są powiedzmy, bodźce? No, jest sprawa taka, że my eksportujemy i odpis dewizowy ustalony dla nas, ze względu na to, że uważa s<text:span text:style-name="T870">ię</text:span>, że nie jest to produk<text:span text:style-name="T871">cj</text:span>a prz<text:span text:style-name="T872">et</text:span>worzona, wynosi w granicach<text:s/><text:span text:style-name="T873">1</text:span>0 % kwoty zarobionej na tym eksporc<text:span text:style-name="T874">ie</text:span>.</text:p>
      <text:p text:style-name="P875">Występ<text:span text:style-name="T876">o</text:span>wal<text:span text:style-name="T877">iś</text:span>my<text:s/><text:span text:style-name="T878">w</text:span><text:s/>tej sprawie kilkakrotnie do Ministra Współpracy Gospodarczej z Zagranicą, no, oczywiście zawsze jest odmowa w tej sprawie. Dlatego postulowałbym aby ten właśnie wskaźnik, uwzględni<text:span text:style-name="T879">aj</text:span>ąc możliwości rozwoju produk<text:span text:style-name="T880">cj</text:span>i eksportowej, został podniesiony, bo to tak, jak to jest to pytanie, znane, że ile trzeba najpierw zarobić, żeby stracić. Musi<text:span text:style-name="T881">m</text:span>y najpierw mieć środki na rozwój, żeby oczywiście, żeby ten eksport dał później efekty.</text:p>
      <text:p text:style-name="P882">Granity w Polsce są znane, zlok<text:span text:style-name="T883">al</text:span>izowane na Dolnym Śląsku. One są znane również drugim odbiorcom, takim jak RFN, Berlin Zachodni, Belgia, Holandia, Luksemburg, czy Dania. Materiał jakościowo jest bardzo dobry i chodzi o to, żeby tą szansę wykorzystać, bo w tej chwili po<text:span text:style-name="T884">wsta</text:span>ła taka możliwość. My zresztą nie patrzym<text:span text:style-name="T885">y</text:span><text:s/>tylko na to, szukamy również wejścia w jakąś spółkę z kapitałem<text:s/><text:span text:style-name="T886">za</text:span>gr<text:span text:style-name="T887">an</text:span>icznym po to, żeby stworzyć sobie możliwości rozwojowe.</text:p>
      <text:p text:style-name="P888">Granitu w Polsce jest sporo, bo to co mamy dotychczas udoku<text:span text:style-name="T889">me</text:span>ntowane do głębokości stu metrów, bo nikt nie chce dalej tego badać, bo nie ma potrzeby, no a ponoć granit może występować do jądra ziemi. Przy obecnym poziomie tych zasobów i przy obecnym poziomie eksploatacji wystarcza to przynajmniej na<text:s/><text:span text:style-name="T890">500</text:span><text:s/>lat.<text:s/><text:span text:style-name="T891">A</text:span><text:s/>zatem nie ma tutaj, że tak powiem, zmartwienia, że tej bazy nie ma. Oczywiście, technika i<text:s/><text:soft-page-break/>technologia<text:s/>pójdą<text:s/>naprzód, że możemy sięgać głębiej, chociaż wraz z głębokością jest taki problem natury technicznej, że granity tracą swoją wyraźną łupliwoś<text:span text:style-name="T892">ć</text:span>. No, ale można<text:s/><text:span text:style-name="T893">chyb</text:span>a ten pro<text:span text:style-name="T894">b</text:span>lem rozwiązać.</text:p>
      <text:p text:style-name="P895"><text:span text:style-name="T896">I</text:span><text:s/>wracając do problemu maszynowego chciałem powiedzieć,<text:s/><text:span text:style-name="T897">ż</text:span>e my pracujemy w oparciu o maszyny budowlane. O maszyny niedostosowane do naszych trudnych warunków. Następuje szybkie zużycie tych maszyn. Nie ma wyspe<text:span text:style-name="T898">cj</text:span>al<text:span text:style-name="T899">iz</text:span>owan<text:span text:style-name="T900">eg</text:span>o przemysłu dla tego górnictwa. Dlatego uważam, że ten przemysł istnieje w Polsce. My musimy oderwać się w pewnym sensie od importu, dlatego, że ten import nas bardzo drogo kosztuje na etapie zakupu, a później, niestety, trzeba części zamienne do tego sprowadzać. I dlatego te 40 % tego funduszu centralnego między innymi powinno stymulować rozwój przemysłu maszynowego,<text:s/>który by<text:s/>pracował na rzecz górnictwa skalnego.</text:p>
      <text:p text:style-name="P901">Jeszcze jeden problem, który, oczywiście, jest dużą barierą rozwoju<text:s/><text:span text:style-name="T902">te</text:span>go górnictwa, to j<text:span text:style-name="T903">e</text:span>st problem zatrudnienia i płac. Na prze<text:span text:style-name="T904">s</text:span>tr<text:span text:style-name="T905">ze</text:span>ni ostatnich lat stracono tysiące ludzi. Ludzie poodchod<text:span text:style-name="T906">zi</text:span>l<text:span text:style-name="T907">i</text:span>. Jest to ciężka praca. Występują choroby zawodowe w tej prący, a wynagradzanie jest takie, jak tutaj w tym gronie chyba większość się orientuje. Na przykład średnia płaca za rok 1988, w różnych przedsięb<text:span text:style-name="T908">io</text:span>rstwach, że tak powiem, górnictwa skalnego, jest w takim przedziale od<text:s/><text:span text:style-name="T909">44</text:span><text:s/>tysi<text:span text:style-name="T910">ę</text:span>cy złotych na zatrudnionego na miesiąc, do [nieczytelne] tysięcy złotych. To wszystko zależy, że tak powiem, gdzie kto z poprzedniej pracy, jakiemu resortowi podlegał, tak te płace ukształtowały się. Ja tutaj muszę ze swojej strony zrobić ukłon pod adresem Związku Górników, że to właśnie dzięki ich staraniu, dzięki tym znanym protestom,<text:s/><text:span text:style-name="T911">k</text:span>t<text:span text:style-name="T912">ó</text:span>re były, oczywiście górnictwo skalne uzyskało Kartę<text:s/>Górnika i w jakimś sensie poprawiło to atmosferę i sytuację naszych załóg. Ale trzeba wyraźnie powiedzieć, że te płace są nadal na niskim poziomie.<text:s/><text:span text:style-name="T913">I</text:span><text:s/>propozycje, które tu Związek Górników przedstawia, jeśli chodzi o wskaźnik w stosunku do średniej przemysłu pr<text:span text:style-name="T914">ze</text:span>tw<text:span text:style-name="T915">ór</text:span>c<text:span text:style-name="T916">z</text:span>e<text:span text:style-name="T917">go,</text:span><text:s/>można mierzyć to inaczej, w stosunku do, że<text:s/><text:span text:style-name="T918">tak</text:span><text:s/>powiem górnika pod ziemią, on musi być us<text:span text:style-name="T919">t</text:span>a<text:span text:style-name="T920">w</text:span>iony<text:s/><text:span text:style-name="T921">n</text:span>a w<text:span text:style-name="T922">ł</text:span>aśc<text:span text:style-name="T923">iw</text:span>y<text:span text:style-name="T924">m</text:span><text:s/>poziomie<text:span text:style-name="T925">.</text:span><text:s/>J<text:span text:style-name="T926">a</text:span><text:s/>uwa<text:span text:style-name="T927">ż</text:span>am<text:span text:style-name="T928">,</text:span><text:s/>że nasi ludz<text:span text:style-name="T929">ie</text:span><text:s/>pracujący powinni zarabiać w granicach 75 procent średnich zarobków górnika pod ziemią. Oczywiście, wy<text:span text:style-name="T930">łą</text:span>cz<text:span text:style-name="T931">aj</text:span>ąc z tego prace w soboty i nied<text:span text:style-name="T932">zi</text:span>ele.</text:p>
      <text:p text:style-name="P933">Chciałbym również, żeby włączono do tyc<text:span text:style-name="T934">h</text:span><text:s/>dokumentów propozycje, które tutaj kolega Ciesielski przedstawił, a zmierzające w kierunku obniżenia wieku emerytaln<text:span text:style-name="T935">eg</text:span>o, również określonym zawodom<text:s/><text:span text:style-name="T936">w</text:span><text:s/>górnictwie skalnym.</text:p>
      <text:p text:style-name="P937">Na raz<text:span text:style-name="T938">ie</text:span><text:s/>tyle, dziękuję za uwagę.</text:p>
      <text:p text:style-name="P939"><text:span text:style-name="T940">R</text:span><text:span text:style-name="T941">a</text:span><text:span text:style-name="T942">jmun</text:span><text:span text:style-name="T943">d</text:span><text:span text:style-name="T944"><text:s/>Moric</text:span>:</text:p>
      <text:p text:style-name="P945">Dziękuję koledze Koprowiczow<text:span text:style-name="T946">i</text:span>. Nikt nie wykazuje chęci dyskutowania. Jeśli państwo pozwolicie, będziemy prezentować nasze stanowiska dalej.<text:s/><text:span text:style-name="T947">K</text:span>olega Peterko ma głos, pro<text:span text:style-name="T948">s</text:span>zę bardzo.</text:p>
      <text:p text:style-name="P949"><text:span text:style-name="T950">Mari</text:span><text:span text:style-name="T951">a</text:span><text:span text:style-name="T952">n<text:s/></text:span><text:span text:style-name="T953">P</text:span><text:span text:style-name="T954">eterk</text:span><text:span text:style-name="T955">o</text:span>:</text:p>
      <text:p text:style-name="P956">Szanowni Państwo! Do najbardziej niepok<text:span text:style-name="T957">oj</text:span>ących zjawisk w problematyce ochrony środowiska należą zanieczyszczenia i skażenia występujące w glebie, w wodzie, w atmosferze Górnośląsk<text:span text:style-name="T958">ie</text:span>go Okręgu Pr<text:span text:style-name="T959">zem</text:span>y<text:span text:style-name="T960">sł</text:span>owego. Powiększ<text:span text:style-name="T961">aj</text:span>ąca się degradacja środowiska, dewastacja infra<text:span text:style-name="T962">st</text:span>ruktury, czyli ten region najbardziej zagrożony ekologicznie w kraju.</text:p>
      <text:p text:style-name="P963">Temat, który poruszam zapewne znajduje swoje miejsce w czasie obrad Ekologicznego Zespołu<text:s/><text:span text:style-name="T964">„</text:span>Okrągłego Stołu”,<text:s/>niemniej jednak<text:s/>nie sposób pominąć tego problemu w zespole górniczym, choćby dlatego, że jesteśmy jednym z przemysłów tego regionu, który dla kraju i polskiego społeczeństwa świadomie degraduje środowisko, w którym funkcjonuje i żyje jego podstawowa baza wytwórcza.</text:p>
      <text:soft-page-break/>
      <text:p text:style-name="P965">Funk<text:span text:style-name="T966">cjo</text:span>now<text:span text:style-name="T967">anie</text:span><text:s/>kilkuset zakładów przemysłowych w Górnośląskim Okręgu powoduje bardzo intensywne nakładanie się na siebie uciążliwości i zagrożeń. Stwarza to sytuację, w której wiele substancji osiąga stężenia w powietrzu, wodzie i w glebie znacznie przekracz<text:span text:style-name="T968">aj</text:span>ące obowiązujące normy.<text:s/><text:span text:style-name="T969">N</text:span>a stan skażenia środowiska poważny wpływ i udział wnoszą emisje i emisje komunalne spowodowane spalaniem węgla i koksu w celach ogrzewczych.</text:p>
      <text:p text:style-name="P970">W wyniku niedostate<text:span text:style-name="T971">cz</text:span>nego wzbogacenia wydobytego węgla i faktu jego spalania, udział szkodliwych substancji w ogól<text:span text:style-name="T972">n</text:span>ym zaniecz<text:span text:style-name="T973">ys</text:span>zczeniu atmosfery wynosi średnio około 80 procent. W atmosferze znajduje się prawie że 66 procent dwutlenku siarki,<text:s/><text:span text:style-name="T974">32</text:span><text:s/>pyłów zawieszonego i około 16 pyłu opa<text:span text:style-name="T975">d</text:span>ającego. W globalnym zanieczyszczeniu powietrza znajduje się około 15 procent ołowiu i cynku oraz około 40 procent chromu i niklu.</text:p>
      <text:p text:style-name="P976">Niewiele lepiej przedstawia się stan czystości naszych wód, które od samych źródeł niosą przez cały kraj skażenia. Obszar województwa katowickiego,<text:s/><text:span text:style-name="T977">ch</text:span>arakteryzujący się małą zasobnością wód gruntowych i brakiem rzek tranzytowych, posiada w granicach 80 procent wody o ponad normatywnym zanieczyszczeniu i silnym zasileniu wodami kopaln<text:span text:style-name="T978">ia</text:span>nymi.</text:p>
      <text:p text:style-name="P979">Kolejnym rodzajem niszczącego oddziaływania przez górnictwo jest wpływ eksploata<text:span text:style-name="T980">cj</text:span>i górniczej n<text:span text:style-name="T981">a</text:span><text:s/>drogi, lasy, budownictwo przemysłowe i mieszkalne. W wyniku wieloletnich zaniedbań w rozwoju innych gałęzi przemysłu, przemysł węglowy jest nadal priorytetowy w naszej gospodarce i ma tym samym duży wpływ na rozwój ekonomiczny kraju. Może on jednak wydobyć węgiel metodami pozornie tanimi, nie bilans<text:span text:style-name="T982">uj</text:span>ącymi wydatków związanych z usuwaniem szeroko pojętych szkód górniczych albo likwidacją zagrożenia środowiska.</text:p>
      <text:p text:style-name="P983">Na łamach śro<text:span text:style-name="T984">dk</text:span>ów masowego przekazu Śląska społeczeństwo i wys<text:span text:style-name="T985">ok</text:span>o kwal<text:span text:style-name="T986">if</text:span>ikow<text:span text:style-name="T987">an</text:span>i specjal<text:span text:style-name="T988">iś</text:span>ci dyskutują i zadają pytania dlaczego górnictwo lansuje zawałową eksploatację złoża oraz rzadziej stosując podsadzanie wyrobisk n<text:span text:style-name="T989">a</text:span><text:s/>mokro i sucho.</text:p>
      <text:p text:style-name="P990"><text:span text:style-name="T991">Za</text:span>d<text:span text:style-name="T992">a</text:span>je s<text:span text:style-name="T993">i</text:span>ę pytania, dlaczego niezbyt dokładnie przeanalizowano metody odkrywkowej odrabiania węgla? Wydaje się, że nadszedł już czas by rachunek ekonomiczny przedsięwzięcia opierać na kosztach wszystkich uwarunkowań i działań nie ponoszących szkody i zagrożenia cz<text:span text:style-name="T994">ł</text:span>owiekowi i środowisku. Katastrofalny udział siarki w atmosferze, soli w wodzie, winien być eliminowany u źródła ich ujawniania. Są znane w świecie metody odzysku tych minerałów i należy się tymi problemami zająć, nawet przy współudziale kapitałów zagranicznych. B<text:span text:style-name="T995">yć</text:span><text:s/>może proponowane przed<text:span text:style-name="T996">si</text:span>ęwz<text:span text:style-name="T997">ię</text:span>cia staną się bardziej opłacalne i mniej kosztowne, niż eksploatacja soli i siarki trad<text:span text:style-name="T998">yc</text:span>yjnymi metodami.</text:p>
      <text:p text:style-name="P999">Województwo katowickie jest obszarem, w którym występuje k<text:span text:style-name="T1000">at</text:span>astro<text:span text:style-name="T1001">fa</text:span><text:s/>ekologiczna. Jak wynika z badań Instytutu<text:s/><text:span text:style-name="T1002">O</text:span>chrony Środowiska katowickie uzyskało, jako jedyne w kraju, skalę oceny zagrożenia<text:s/><text:span text:style-name="T1003">3</text:span><text:s/>tysiące punktów. Drugie miejsce zajmuje województwo legnickie z 900 punktami i Kraków, uzyskując 760 punktów. Ambitne plany władz wojewódzkich są planami<text:s/><text:span text:style-name="T1004">dł</text:span>u<text:span text:style-name="T1005">gof</text:span>a<text:span text:style-name="T1006">l</text:span>owy<text:span text:style-name="T1007">mi</text:span>, chociażby z uwagi na brak środków.<text:s/><text:span text:style-name="T1008">Ni</text:span>e wszystkimi kosztami można obciążać wyłącznie tonę wydobytego węgla.</text:p>
      <text:p text:style-name="P1009">Uważamy, że przy stosowaniu wyżej wymienionych działań, wymuszanie stosowania przepisów i technologii w zakresie ochrony środowiska, likwidacją ekologic<text:span text:style-name="T1010">zn</text:span>ej katastrofie Śląska musi zająć s<text:span text:style-name="T1011">i</text:span>ę cały kraj.</text:p>
      <text:p text:style-name="P1012">Pozwalamy sobie głośno oznajmić, iż przez przemysłowe zurbanizowanie Śląska, jego ciągły, nie<text:s/><text:soft-page-break/>podważalny udział w odbudowie<text:s/><text:span text:style-name="T1013">i</text:span><text:s/>budowie kraju, podtrzymywaniu polskiej gospodarki, oczekujemy pomocy całego kraju w przywróceniu<text:s/><text:span text:style-name="T1014">te</text:span>mu regionowi zdrowego życia. Wydaje się, że właśnie ten górniczy zespół znający najlepiej smak zagrożenia i niebezp<text:span text:style-name="T1015">iecze</text:span>ństwa winien ogłosić ekologiczny alert, ratowania życia w cały śląskim regionie.</text:p>
      <text:p text:style-name="P1016">Wpływ skażonego środowiska znajduje odzwier<text:span text:style-name="T1017">ci</text:span>edlen<text:span text:style-name="T1018">ie<text:s/></text:span>w stanie zdrowotnym województwa katow<text:span text:style-name="T1019">ic</text:span>k<text:span text:style-name="T1020">ie</text:span>go. Zagrożenia te, ze zrozumiałych względów budzą największy niepokój. Wczesna umieralność niemowląt, sięgająca okresowo do 70% całkowitej liczby zgonów, zwiększone niedomagania ukł<text:span text:style-name="T1021">a</text:span>du krążenia, układu nerwowego, choroby wrzodowe żołądka, dwunastnicy itp., są powodem według analiz klinicznych, aż 22 przyczyn. Niepokój wzbudzają również tenden<text:span text:style-name="T1022">cj</text:span>e wzrostowe różnych ciężkich chor<text:span text:style-name="T1023">ó</text:span>b nowotworowych, w tym układu oddechoweg<text:span text:style-name="T1024">o</text:span>, n<text:span text:style-name="T1025">ie</text:span>dokrw<text:span text:style-name="T1026">isto</text:span>ś<text:span text:style-name="T1027">ci,</text:span><text:s/>nadciśnienia tętniczego, zwiększając<text:span text:style-name="T1028">ej</text:span><text:s/>się ilości dzieci n<text:span text:style-name="T1029">ie</text:span>pełnosprawnych, są t<text:span text:style-name="T1030">ak</text:span><text:s/>w<text:span text:style-name="T1031">aż</text:span>nym zagadnie<text:span text:style-name="T1032">ni</text:span>em, stąd tak ważnym zagadnieniem dla mieszkańców Śląska i dla górnictwa, jest troska o swe zdrowie i zdrowie swych rodzin.</text:p>
      <text:p text:style-name="P1033">Naprzeciw tym zagadnieniom wychodzą górnicze zespoły opieki zdrowotnej, obejmujące swym,<text:s/><text:span text:style-name="T1034">t</text:span>ylko w województwie katowickim, zasięgu 64 kopalnie, 17<text:span text:style-name="T1035">3</text:span><text:s/>przed<text:span text:style-name="T1036">się</text:span>b<text:span text:style-name="T1037">io</text:span>rstwa i zakłady współpracu<text:span text:style-name="T1038">ją</text:span>ce na rzecz górnictwa oraz 69 szkół górniczych. Opieką tej służby zdrowia objętych jest około 664 tysiące podopiecznych. Braki personelu medycznego i p<text:span text:style-name="T1039">ie</text:span>lęgniar<text:span text:style-name="T1040">skie</text:span>go w tych placówkach, n<text:span text:style-name="T1041">ie</text:span>zad<text:span text:style-name="T1042">o</text:span>wala<text:span text:style-name="T1043">jąca</text:span><text:s/>dyscyplina oraz inne trudności organ<text:span text:style-name="T1044">iza</text:span>c<text:span text:style-name="T1045">yj</text:span>ne, rodzą duże n<text:span text:style-name="T1046">ie</text:span>zadowolenie wśród górników.</text:p>
      <text:p text:style-name="P1047">Wspomnieć również wypada, że na szpitalne łóżka, czy spe<text:span text:style-name="T1048">cj</text:span>al<text:span text:style-name="T1049">is</text:span>t<text:span text:style-name="T1050">yc</text:span>zne badania górnikowi też trudno się doczekać. Sytuację tę pogarsza wprowadzanie się do górniczych szpitali klinik Akademii Medycznej, a co za t<text:span text:style-name="T1051">y</text:span>m<text:s/><text:span text:style-name="T1052">s</text:span>ię kryję, to przyjmowanie pacjentów nie związanych z górnictwem z r<text:span text:style-name="T1053">óż</text:span>nych stron kraju.</text:p>
      <text:p text:style-name="P1054">Pomijając etyczno-moralny aspekt sprawy, to jednak taki stan rzeczy bulwersuje i rod<text:span text:style-name="T1055">z</text:span>i podejrzenia oraz społeczne niezadowolenie. W tej sytuacji widzimy konieczną potrzebę dopełnienia prawnych formalności sank<text:span text:style-name="T1056">cj</text:span>on<text:span text:style-name="T1057">uj</text:span>ą<text:span text:style-name="T1058">cą</text:span><text:s/>górniczą służbę zdrowia, na wzór służby zdrowia kolejowej, czy Ministerstwa Spraw Wewnętrznych.</text:p>
      <text:p text:style-name="P1059">Dotychczasowe jej działania, naszej górniczej służby zdrowia, wynikają z uchwały Prezydium Rządu z<text:s/><text:span text:style-name="T1060">55</text:span><text:s/>roku w sprawie górniczej służby zdrowia, jako wyodrębnion<text:span text:style-name="T1061">ej</text:span><text:s/>przemysłowej służby zdrowia z uwagi na specyfikę zagrożenia zawodu górniczego. W proponowanym rozwiązaniu zatrudnie<text:span text:style-name="T1062">ni</text:span>e lekarzy, czy fundowanie stypendium, obciążałoby resort górnictwa, a nad całością prawidłowego<text:s/><text:span text:style-name="T1063">fu</text:span>nk<text:span text:style-name="T1064">cj</text:span>onowan<text:span text:style-name="T1065">ia,</text:span><text:s/>zgodnego z powinnością i etyką lekarską, czuwałaby niezawisła i z bardzo dużymi kompeten<text:span text:style-name="T1066">cj</text:span>ami decyzyjnymi rada nadzorcza. Takie rozwiązania dałyby większą gw<text:span text:style-name="T1067">a</text:span>r<text:span text:style-name="T1068">a</text:span>ncję dostępu górników oraz ich rodzin do placówek budowanych przez resort górniczy, lepszej medycznej i technicznej opieki, jak również nie ingerowania administra<text:span text:style-name="T1069">cj</text:span>i w metody i sposób leczenia górników.</text:p>
      <text:p text:style-name="P1070">Dziękuję za uwagę.</text:p>
      <text:p text:style-name="P1071"><text:span text:style-name="T1072">R</text:span><text:span text:style-name="T1073">a</text:span><text:span text:style-name="T1074">jmun</text:span><text:span text:style-name="T1075">d</text:span><text:span text:style-name="T1076"><text:s/>Moric</text:span>:</text:p>
      <text:p text:style-name="P1077">Dziękuję panie Peterko. Czy ktoś, proszę<text:span text:style-name="T1078">.</text:span></text:p>
      <text:p text:style-name="P1079"><text:span text:style-name="T1080">M</text:span><text:span text:style-name="T1081">arian<text:s/></text:span><text:span text:style-name="T1082">Gu</text:span><text:span text:style-name="T1083">ste</text:span><text:span text:style-name="T1084">k</text:span>:</text:p>
      <text:p text:style-name="P1085">Czy można prosi<text:span text:style-name="T1086">ć</text:span><text:s/>o głos? Jeżeli można, panie<text:s/><text:span text:style-name="T1087">pr</text:span>ze<text:span text:style-name="T1088">wo</text:span>dni<text:span text:style-name="T1089">czą</text:span>cy, bardzo proszę o głos.</text:p>
      <text:p text:style-name="P1090"><text:span text:style-name="T1091">R</text:span><text:span text:style-name="T1092">a</text:span><text:span text:style-name="T1093">jmun</text:span><text:span text:style-name="T1094">d</text:span><text:span text:style-name="T1095"><text:s/>Moric</text:span>:</text:p>
      <text:p text:style-name="P1096">Proszę bardzo, panie przewodniczący. Głos m<text:span text:style-name="T1097">a</text:span><text:s/>pan minister Gustek.</text:p>
      <text:soft-page-break/>
      <text:p text:style-name="P1098"><text:span text:style-name="T1099">Głos z sali</text:span>:</text:p>
      <text:p text:style-name="P1100">Panie przewodniczący. Udzielił pan przed chwilą głosu tutaj i teraz jakieś manipulacje.</text:p>
      <text:p text:style-name="P1101"><text:span text:style-name="T1102">R</text:span><text:span text:style-name="T1103">a</text:span><text:span text:style-name="T1104">jmun</text:span><text:span text:style-name="T1105">d</text:span><text:span text:style-name="T1106"><text:s/>Moric</text:span>:</text:p>
      <text:p text:style-name="P1107">Tak, jes<text:span text:style-name="T1108">t</text:span>, bardzo przepraszam, panie ministrze, faktycznie. Proszę bardzo.</text:p>
      <text:p text:style-name="P1109"><text:span text:style-name="T1110">Krz</text:span><text:span text:style-name="T1111">y</text:span><text:span text:style-name="T1112">s</text:span><text:span text:style-name="T1113">zt</text:span><text:span text:style-name="T1114">o</text:span><text:span text:style-name="T1115">f</text:span><text:span text:style-name="T1116"><text:s/></text:span><text:span text:style-name="T1117">B</text:span><text:span text:style-name="T1118">etka</text:span>:</text:p>
      <text:p text:style-name="P1119">Mnie chodzi o taką sprawę. Pan przy tej ekologii wymienił kilka regionów.<text:s/><text:span text:style-name="T1120">I</text:span><text:s/>tam Górny Śląsk jakieś 3 tysiące punktów w jakiejś statystyce, nie wiem skąd i n<text:span text:style-name="T1121">ie</text:span><text:s/>uwzględnił pan Zagłębia Wałbrzysk<text:span text:style-name="T1122">ie</text:span>go i w ogóle regionu Sudetów. To jest też okręg właściwie klęski ekologicznej, już nie katastrofy. I jeżeli można jakieś dane na ten temat, to czy pan Peterko ma?</text:p>
      <text:p text:style-name="P1123">Dziękuję.</text:p>
      <text:p text:style-name="P1124"><text:span text:style-name="T1125">Ma</text:span><text:span text:style-name="T1126">r</text:span><text:span text:style-name="T1127">ia</text:span><text:span text:style-name="T1128">n<text:s/></text:span><text:span text:style-name="T1129">P</text:span><text:span text:style-name="T1130">e</text:span><text:span text:style-name="T1131">terk</text:span><text:span text:style-name="T1132">o</text:span>:</text:p>
      <text:p text:style-name="P1133">Nie chciałem się powtarzać z uwagi na to, że ten region już był omawiany i będzie na pewno jeszcze podejmowany przez innych dyskuta<text:span text:style-name="T1134">nt</text:span>ó<text:span text:style-name="T1135">w.</text:span><text:s/>Ja z kolei ograniczyłem się do Górnośląskiego Okręgu Przemy<text:span text:style-name="T1136">sł</text:span>owego<text:span text:style-name="T1137">.</text:span></text:p>
      <text:p text:style-name="P1138"><text:span text:style-name="T1139">M</text:span><text:span text:style-name="T1140">ar</text:span><text:span text:style-name="T1141">ia</text:span><text:span text:style-name="T1142">n G</text:span><text:span text:style-name="T1143">u</text:span><text:span text:style-name="T1144">s</text:span><text:span text:style-name="T1145">t</text:span><text:span text:style-name="T1146">e</text:span><text:span text:style-name="T1147">k</text:span>:</text:p>
      <text:p text:style-name="P1148">Proszę pań<text:span text:style-name="T1149">st</text:span>wa, ja chciałem zapytać przewodniczącego i zespół, OPZZ zakończyła prezentowanie swego stanowiska. Do czego zmierzam? Myśmy w poniedziałek ustalili sobie, że strona OPZZ będzie prezentować dwa stanowiska. Mianowicie, w sp<text:span text:style-name="T1150">r</text:span>awie samorządu i w sp<text:span text:style-name="T1151">r</text:span>awie płac. Na tym kończymy prezentację stanowisk i przechodzimy do dyskusji i ustalania konkretny<text:span text:style-name="T1152">c</text:span>h spraw w dziesięciu tematach, które żeśmy sobie wyznaczyli. J<text:span text:style-name="T1153">a</text:span><text:s/>bym bardzo prosił, żebyśmy tych ustaleń s<text:span text:style-name="T1154">i</text:span>ę trzymali. Bo jeżeli będziemy, już trzeci dzień prezentujemy stanowiska, to moglibyśmy jeszcze tak prezentować przez następne trzy dni, bo problemów w górnictwie jest taka ma<text:span text:style-name="T1155">s</text:span>s, że każdy z nas znajdzie ciekawe wystąpienie<text:span text:style-name="T1156">.</text:span><text:s/>Prosiłbym bardzo o<text:s/><text:span text:style-name="T1157">us</text:span>tosunkowan<text:span text:style-name="T1158">ie</text:span><text:s/>się do tej sprawy.</text:p>
      <text:p text:style-name="P1159"><text:span text:style-name="T1160">Ra</text:span><text:span text:style-name="T1161">j</text:span><text:span text:style-name="T1162">m</text:span><text:span text:style-name="T1163">u</text:span><text:span text:style-name="T1164">n</text:span><text:span text:style-name="T1165">d</text:span><text:span text:style-name="T1166"><text:s/>Moric</text:span>:</text:p>
      <text:p text:style-name="P1167">Dziękuję. Na<text:span text:style-name="T1168">to</text:span>miast chcę powie<text:span text:style-name="T1169">dz</text:span>ieć ze zdziwieniem, nie wiem z kim to pan minister ustalał w poniedziałek, bo akurat zgodnie z ustaleniami naszej deleg<text:span text:style-name="T1170">a</text:span>cji, z przykrością to muszę powiedzieć, w poniedz<text:span text:style-name="T1171">i</text:span>ałek nie było, więc ustaleń takich chyba nie zrobiono. Natomiast ja przypomnę, że na naszym pierwszym posiedzeniu, kiedy pr<text:span text:style-name="T1172">ze</text:span>p<text:span text:style-name="T1173">rasz</text:span>am, że nie będziemy mogli wziąć udziału w poniedziałek, wyraźnie zaznaczyłem, że będziemy się starali jako nasza strona przedstawić nasze stanowiska i takie było przyjęte moje oświadczenie przez wszystkich obecnych.</text:p>
      <text:p text:style-name="P1174">Ale idąc po myśli pana ministra proponuję, aby jeden temat<text:s/><text:span text:style-name="T1175">z</text:span>referować i potem, jeżeli moż<text:span text:style-name="T1176">na</text:span>, to byśmy ogłosili przerwę.<text:s/><text:span text:style-name="T1177">I</text:span><text:s/>później byśmy ustalili tematykę, którą byśmy rozpatrywali i może inaczej wy<text:span text:style-name="T1178">sł</text:span>uc<text:span text:style-name="T1179">ha</text:span>lib<text:span text:style-name="T1180">yś</text:span>my tematykę spraw zespołu, który powołaliśmy poprzednio.</text:p>
      <text:p text:style-name="P1181">Tak że jeżeli można, panie przewodniczący, jeszcze ewen<text:span text:style-name="T1182">t</text:span>ualnie jedno wystąpienie.</text:p>
      <text:p text:style-name="P1183">Proszę.</text:p>
      <text:p text:style-name="P1184"><text:span text:style-name="T1185">M</text:span><text:span text:style-name="T1186">ar</text:span><text:span text:style-name="T1187">ia</text:span><text:span text:style-name="T1188">n G</text:span><text:span text:style-name="T1189">u</text:span><text:span text:style-name="T1190">s</text:span><text:span text:style-name="T1191">t</text:span><text:span text:style-name="T1192">e</text:span><text:span text:style-name="T1193">k</text:span>:</text:p>
      <text:p text:style-name="P1194">Ja chcę przy<text:span text:style-name="T1195"><text:s/></text:span>pomnie<text:span text:style-name="T1196">ć</text:span>, że ja nie używałem tutaj stw<text:span text:style-name="T1197">ie</text:span>rd<text:span text:style-name="T1198">ze</text:span>n<text:span text:style-name="T1199">ia,</text:span><text:s/>że ja ustaliłem, tylko ustaliliśmy, i nie ustaliliśmy tego, w poniedziałek, jak nie było<text:s/><text:span text:style-name="T1200">O</text:span>PZZ, tylko ustaliliśmy w piątek.<text:s/><text:span text:style-name="T1201">I</text:span><text:s/>pan przewodniczący Moric podyktował, przepraszam, że nie będzie w poniedziałek, i podyktował, zastrzegł sobie,<text:s/><text:span text:style-name="T1202">ż</text:span>e w sobotę będzie<text:s/><text:soft-page-break/>prezentacja dwóch tematów. Ja chcę tylko prosić o to, żebyśmy trzymali się ustaleń.</text:p>
      <text:p text:style-name="P1203">Dziękuję bardzo.<text:s/><text:span text:style-name="T1204">.</text:span></text:p>
      <text:p text:style-name="P1205"><text:span text:style-name="T1206">Ra</text:span><text:span text:style-name="T1207">j</text:span><text:span text:style-name="T1208">m</text:span><text:span text:style-name="T1209">u</text:span><text:span text:style-name="T1210">n</text:span><text:span text:style-name="T1211">d</text:span><text:span text:style-name="T1212"><text:s/>Moric</text:span>:</text:p>
      <text:p text:style-name="P1213">Dziękuję. Jednak nasza strona by jeszcze chciała zaprezentować jedno stanowisko, jeśli panowie na<text:s/><text:span text:style-name="T1214">t</text:span>o zezwolą. Sprawa dotyczy rent<text:s/><text:span text:style-name="T1215">i</text:span><text:s/>emerytur. Nasze stanowisko w sprawie rent i emerytur.</text:p>
      <text:p text:style-name="P1216"><text:span text:style-name="T1217">Alo</text:span><text:span text:style-name="T1218">j</text:span><text:span text:style-name="T1219">z</text:span><text:span text:style-name="T1220">y</text:span><text:span text:style-name="T1221"><text:s/>Pie</text:span><text:span text:style-name="T1222">t</text:span><text:span text:style-name="T1223">rzyk</text:span>:</text:p>
      <text:p text:style-name="P1224">Nasza strona nie widzi też zastrzeżeń, tym bardziej, że ten temat nas też interesuje.</text:p>
      <text:p text:style-name="P1225"><text:span text:style-name="T1226">Ra</text:span><text:span text:style-name="T1227">j</text:span><text:span text:style-name="T1228">m</text:span><text:span text:style-name="T1229">u</text:span><text:span text:style-name="T1230">n</text:span><text:span text:style-name="T1231">d</text:span><text:span text:style-name="T1232"><text:s/>Moric</text:span>:</text:p>
      <text:p text:style-name="P1233">Czy strona rządowa przyjmuje też? Bo mu<text:span text:style-name="T1234">sim</text:span>y.</text:p>
      <text:p text:style-name="P1235"><text:span text:style-name="T1236">M</text:span><text:span text:style-name="T1237">ar</text:span><text:span text:style-name="T1238">ia</text:span><text:span text:style-name="T1239">n G</text:span><text:span text:style-name="T1240">u</text:span><text:span text:style-name="T1241">s</text:span><text:span text:style-name="T1242">t</text:span><text:span text:style-name="T1243">e</text:span><text:span text:style-name="T1244">k</text:span>:</text:p>
      <text:p text:style-name="P1245">Oczywiście, nie<text:span text:style-name="T1246"><text:s/></text:span>mamy nic przeciwko temu. Możemy prezentować, tylko trzymajmy się jakiegoś po<text:span text:style-name="T1247">rządk</text:span>u.</text:p>
      <text:p text:style-name="P1248"><text:span text:style-name="T1249">Ra</text:span><text:span text:style-name="T1250">j</text:span><text:span text:style-name="T1251">m</text:span><text:span text:style-name="T1252">u</text:span><text:span text:style-name="T1253">n</text:span><text:span text:style-name="T1254">d</text:span><text:span text:style-name="T1255"><text:s/>Moric</text:span>:</text:p>
      <text:p text:style-name="P1256">Dziękuję bardzo za wyrozumiałość. Ostatnia prezentacja naszego stanowiska.</text:p>
      <text:p text:style-name="P1257"><text:span text:style-name="T1258">Jan C</text:span><text:span text:style-name="T1259">i</text:span><text:span text:style-name="T1260">es</text:span><text:span text:style-name="T1261">i</text:span><text:span text:style-name="T1262">e</text:span><text:span text:style-name="T1263">l</text:span><text:span text:style-name="T1264">sk</text:span><text:span text:style-name="T1265">i</text:span><text:span text:style-name="T1266"><text:s/>- Federacja Związków Zawodowych Górników</text:span>:</text:p>
      <text:p text:style-name="P1267"><text:span text:style-name="T1268">I</text:span><text:s/>tak, jak kolega przewodniczący, Rajmund Moric, stwierdził temat jest tak istotny, że trudno byłoby, aby nasza strona go n<text:span text:style-name="T1269">ie</text:span><text:s/>zaprezentowała.</text:p>
      <text:p text:style-name="P1270">Jest to ocena propozycji pr<text:span text:style-name="T1271">ze</text:span>dstawionych przez Ministerstwo Pracy i Polityki Socjalnej w broszurach<text:s/><text:span text:style-name="T1272">„</text:span>Polityka socjalna w PRL”<text:s/>oraz świadczenia socjalne jak i komu<text:span text:style-name="T1273">.</text:span></text:p>
      <text:p text:style-name="P1274"><text:span text:style-name="T1275">W</text:span><text:s/>zakresie emerytur i rent<text:s/><text:span text:style-name="T1276">-</text:span><text:s/>Federacja Związków Zawodowych Górników w Katowicach opowiada si<text:span text:style-name="T1277">ę</text:span><text:s/>za bezwzględnym utrzymaniem dotychczasowych przywilejów górników oraz praco<text:span text:style-name="T1278">wn</text:span>ików zatrudnionych w szczególnych warunkach w zakresie emerytur i rent.</text:p>
      <text:p text:style-name="P1279"><text:span text:style-name="T1280">W</text:span><text:s/>założeniach planuje się pominięcie rodzaju wykonywanej pracy, jako czynnika mającego wpływ na wysokość<text:span text:style-name="T1281"><text:s/></text:span>emerytur i rent. Wysokość świadczeń ma zostać powiązana z wysokością osiągniętego wynagrodzenia, które będzie stanowić podstawę wymiaru świadczeń i w sposób decydujący od liczby lat, ubezpieczenia w tzw. liczby lat pracy.</text:p>
      <text:p text:style-name="P1282">Pominięcie czynnika warunków pracy przy naliczaniu emerytur i rent prowadzić będzie do znacznego obniżenia wysokości świadczeń z tytułu wykonywania pracy w szczególnych warunkach, pracy górniczej, w stosunku do obecnego pułapu.</text:p>
      <text:p text:style-name="P1283">Jedyną preferencją ma być możliwość wcześnie<text:span text:style-name="T1284">js</text:span>zego podjęcia świadczeń, ale emerytura lub renta przy zlikwidowaniu dodatku w warunkach szczególnych, uciążliwych i przy mniejszym stażu pracy, będzie znacznie niższa od osiąganego w czasie aktywności zawodowej wy<text:span text:style-name="T1285">na</text:span>grodzen<text:span text:style-name="T1286">ia.</text:span></text:p>
      <text:p text:style-name="P1287">Nie bez znaczenia jest również wykonywanie pracy w najbardziej uciążliwych warunkach, które powodują poważne zmiany w zdrowiu pracowników, co z kolei uniemożliwia wykazanie się wysokim stażem pracy.</text:p>
      <text:p text:style-name="P1288"><text:span text:style-name="T1289">W</text:span><text:s/>związku<text:s/><text:span text:style-name="T1290">z</text:span><text:s/><text:span text:style-name="T1291">p</text:span>owyż<text:span text:style-name="T1292">s</text:span>zym nal<text:span text:style-name="T1293">e</text:span>ży<text:s/><text:span text:style-name="T1294">w</text:span><text:s/>proponowanych zmian<text:span text:style-name="T1295">a</text:span>ch wprowadzić preferencje dla pracowników zatrudnionych w szczególnych warunkach, polegającą nie tylko na możliwości wcześniejszego podjęcia świadczeń, ale również metodzie ich naliczania tak, aby zrównoważyć krótszy staż pracy.</text:p>
      <text:p text:style-name="P1296">Preferencje dla pracowników zatrudnionych w szczególnych warunkach mogłyby polegać na<text:s/><text:soft-page-break/>utrzymaniu dodatku analogicznie jak obecnie obowiązujących przepisach, ewentualnie na wprowadzeniu przelicznika jeden rok pracy w szczególnych warunkach,<text:s/><text:span text:style-name="T1297">d</text:span>o 1,6. Z tym, że przelicznik ten miałby wpływ nie tylko na możliwość wcześnie<text:span text:style-name="T1298">jsze</text:span>go podjęcia emerytury, tak jak to proponuje Ministerstwo Pracy i Polityki Socjalnej, ale równ<text:span text:style-name="T1299">ie</text:span>ż na wysokość św<text:span text:style-name="T1300">ia</text:span>d<text:span text:style-name="T1301">cz</text:span>eń<text:span text:style-name="T1302">.</text:span></text:p>
      <text:p text:style-name="P1303">Zwiększone wydatki związane z preferencją dla pracowników zatrudnionych w warunkach szczególnie uciążliwych należałoby pokryć ze zwiększonej składki ubezpieczeniowej pobieranej od tych grup zawodowych.</text:p>
      <text:p text:style-name="P1304">Odnośnie wieku emerytalnego dla pracowników niezatrudnionych w szczególnych warunkach, to Federacja uważa, że ten wiek powinien zostać obniżony do 60 lat dla mężczyzn i 55 lat dla kobiet. Stanowiłoby to realizację od dawna wysuwanych postulatów ludzi pracy.</text:p>
      <text:p text:style-name="P1305">Z zadowoleniem natomiast należy przyją<text:span text:style-name="T1306">ć</text:span><text:s/>propozycję wprowadzenia emerytury bez względu na wiek po przepracowaniu 40 lat.</text:p>
      <text:p text:style-name="P1307">Odnośnie rent inwalidzkich, to projekt zakłada wprowadzenie nowych pojęć, tzn. niezdolności do pracy zarobkowej przy ograniczeniu zdolności do pracy co najmniej o 75 proc. i częściową niezdolność do pracy zarobkowej, przy ograniczeniu zdolności do pracy w mniejszym stopniu, ale co najmniej o 50 proc<text:span text:style-name="T1308">.</text:span></text:p>
      <text:p text:style-name="P1309">Federacja uważa, że możliwość nabycia renty uzależniona od zbyt wysokiego pułapu utraty zdolności do pracy tzn<text:span text:style-name="T1310">.</text:span><text:s/>7<text:span text:style-name="T1311">5</text:span><text:s/>proc. i 50 proc. Projekt zakłada możliwość przyznawania renty dopiero wówczas, gdy zostaną wyczerpane wszystkie możliwości przywrócenia ubezpieczonemu zdolności do pracy.</text:p>
      <text:p text:style-name="P1312">Realizacja powyższego postulatu stwarza koniecznoś<text:span text:style-name="T1313">ć<text:s/></text:span>znacznego rozbudowania bazy rehabilitacyjnej, co w sytuacji gospodarczej kraju jest mało prawdopodobne. Ponadto nowe r<text:span text:style-name="T1314">o</text:span>związania dotyczące rent pozbawiają praktycznie możliwości jej otrzymania przez pracowników, którzy utracili zdolność do wykonywania dotychczasowego zatrudnienia - na przykład wysokopłatnego zawodu górnika, mogą natomiast wykonywać inne prace, ale niskopłatne.</text:p>
      <text:p text:style-name="P1315">Obecnie wyżej wymienione osoby mogą ubiega<text:span text:style-name="T1316">ć</text:span><text:s/>się o przyznanie renty, bowiem obowiązujący przepis art. 24 ust<text:span text:style-name="T1317">.</text:span><text:s/>2 ustawy o zaopatrzeniu emerytalnym górników stanowi, że częściowa niezdolność do wykonywania dotychczasowego zatrudnienia umożliwia przyznanie III grupy inwalidzki<text:span text:style-name="T1318">ej. W</text:span><text:s/>projekcie jest natomiast mowa o niezdolności do pracy bez wiązania tego pojęcia z dotychczasowym zatrudnieniem, co au<text:span text:style-name="T1319">tomatycz</text:span>n<text:span text:style-name="T1320">ie</text:span><text:s/>oznacza znaczne pogorszenie<text:s/>sytuacji<text:span text:style-name="T1321"><text:s/></text:span>inwalidów<text:s/>w stosunku do obecnych rozwiązań i w związku z tym propozycja ta, w szczególności dla pracowników górn<text:span text:style-name="T1322">i</text:span>c<text:span text:style-name="T1323">t</text:span>wa nie jest do przyjęcia.</text:p>
      <text:p text:style-name="P1324">Powszechnie krytykowane są wszelkie propozycje wydłużenia okresu, z którego są przyjmowane zarobki do podstawy wymiaru emerytury i renty<text:span text:style-name="T1325">.</text:span></text:p>
      <text:p text:style-name="P1326"><text:span text:style-name="T1327">W</text:span><text:s/>związku z tym Federacja Związku Zawodowego Górników opowiada się za utrzymaniem doty<text:span text:style-name="T1328">ch</text:span>czasowy<text:span text:style-name="T1329">ch</text:span><text:s/>rozwiązań w tym zakresie tzn. ustalenia podstawy wymiaru na podstawie zarobków z ostatnich 12 miesi<text:span text:style-name="T1330">ęc</text:span>y zatrudnien<text:span text:style-name="T1331">ia</text:span>.</text:p>
      <text:p text:style-name="P1332">Odnośnie zaproponowanego sposobu naliczenia świadczeń Federacja Związków Zawodowych Górników z całą mocą pragnie podnieść<text:span text:style-name="T1333">,</text:span><text:s/>że jest on zdecydowanie niekorzystny dla górników i pracowników zatrudnionych w szczególnych warunkach w stosunku do obecnego sposobu naliczania emerytur i rent. Tym samym należy opracować taką metodę naliczania, które zrekompensowałaby niższy staż pracy, spowodowany warunkami pracy.</text:p>
      <text:soft-page-break/>
      <text:p text:style-name="P1334">Odnośnie tworzenia możliwości dodatkowego dobrowolnego ubezpieczenia, to propozycja ta jest warta pełnego poparcia z tym jednak, że nasuwa się wątpliwoś<text:span text:style-name="T1335">ć</text:span><text:s/><text:span text:style-name="T1336">-</text:span><text:s/>czy przy obecnych dochodach rodzin kłopoty z przeżyciem od pierwszego do p<text:span text:style-name="T1337">ie</text:span>rws<text:span text:style-name="T1338">z</text:span>eg<text:span text:style-name="T1339">o</text:span>, będzie możliwe wydatkowanie części przychodów za dodatkową składkę. Niewątpliwie zaletą zaproponowany<text:span text:style-name="T1340">ch<text:s/></text:span>rozwiązań jest ich odpornoś<text:span text:style-name="T1341">ć</text:span><text:s/>na inflacje<text:span text:style-name="T1342">.</text:span></text:p>
      <text:p text:style-name="P1343">Świadczenia z tytułu wypadków przy pracy i chorób zawodowych<text:span text:style-name="T1344">.</text:span><text:s/>Federacja Związku Zawodowego Górników w pełni popiera propozycję znacznego zwiększenia jednorazowych świadczeń, które w pełni pokryją poniesione przez pracownika szkody.</text:p>
      <text:p text:style-name="P1345">Również zwiększenie zasiłków chorobowych z tytułu wypadkó<text:span text:style-name="T1346">w<text:s/></text:span>przy pracy i chorób zawodowych do 100 proc. faktycznych zarobków stanowi realizację od dawna wysuwanych postulatów<text:span text:style-name="T1347">.<text:s/></text:span>Natomiast propozycja przyznawania osobom poszkodowanym renty na zasadach ogólnych nie jest do przyjęcia.<text:s/></text:p>
      <text:p text:style-name="P1348">Renta taka byłaby bardzo niska, biorąc pod uwagę, że wypadkom ulegają często ludzie młodzi, posiadający niewielki staż pracy.<text:s/><text:span text:style-name="T1349">W</text:span><text:s/>tym zakresie powinna zostać utrzymana dotychczasowa preferencja.</text:p>
      <text:p text:style-name="P1350">Proponowane rozwiązanie byłoby do przyjęcia jedynie pod warunkiem, że osoby poszkodowane opr<text:span text:style-name="T1351">ó</text:span>cz renty na ogólnych zasadach, mogłyby ubiegać się o zasądzenie od zakładu pracy renty uzupełniają<text:span text:style-name="T1352">ce</text:span>j, stanowiącej różnicę między osiąganymi w grupie zawodowej zainteresowanego średnimi zarobkami a kwotą renty przyznanej na ogólnych zasadach.</text:p>
      <text:p text:style-name="P1353">Jaki jest wniosek końcowy?</text:p>
      <text:p text:style-name="P1354">Należy bezwzględnie utrzymać preferencje w zakresie emerytur i rent górniczych.</text:p>
      <text:p text:style-name="P1355">Dziękuję<text:span text:style-name="T1356">.</text:span></text:p>
      <text:p text:style-name="P1357"><text:span text:style-name="T1358">Pr</text:span><text:span text:style-name="T1359">ze</text:span><text:span text:style-name="T1360">wodniczący</text:span>:</text:p>
      <text:p text:style-name="P1361">Dziękuję kol<text:s/><text:span text:style-name="T1362">.</text:span>Cies<text:span text:style-name="T1363">ie</text:span>lsk<text:span text:style-name="T1364">ie</text:span>mu. Czy ktoś chce zabrać głos?</text:p>
      <text:p text:style-name="P1365">Jeżeli nie, to pozwólcie, że zaproponuję następujący dalszy tok naszych prac.</text:p>
      <text:p text:style-name="P1366">Chciałbym po pierwsze przyją<text:span text:style-name="T1367">ć</text:span><text:s/>ustalenia w tej chwili - kiedy spotkanie nasze, w jakim terminie byłoby aktualne następne nasze spotkanie?</text:p>
      <text:p text:style-name="P1368"><text:span text:style-name="T1369">Je</text:span>st propozy<text:span text:style-name="T1370">cj</text:span>a, aby się to odbyło 2 marca i<text:s/><text:span text:style-name="T1371">4</text:span><text:s/>marca. Ja prosiłbym, aby poszczególne strony zastanowiły si<text:span text:style-name="T1372">ę</text:span><text:s/>nad tym i po przerwie przekazały swoje stanowisko.</text:p>
      <text:p text:style-name="P1373">Następnie chcę też zaproponować, aby w czasie przerwy spotkali się przedstawiciele naszych trzech stron w celu ustalenia tematyki, jaka będzie przyjęta na następnych posiedzeniach i kolejności poruszanych tematów.</text:p>
      <text:p text:style-name="P1374">Jeżeli mogę dalej zaproponować, aby po ogłoszonej przerwie pierwszym punktem było sprawozdanie zespołu w zakresie tematyki represji postrajkowych, który to zespół został powołany na posiedzeniu w piątek.</text:p>
      <text:p text:style-name="P1375">Czy jest zgoda do takiego porządku dalszego toku obrad<text:span text:style-name="T1376">?</text:span></text:p>
      <text:p text:style-name="P1377"><text:span text:style-name="T1378">O</text:span><text:span text:style-name="T1379">b.</text:span><text:span text:style-name="T1380"><text:s/>P</text:span><text:span text:style-name="T1381">ie</text:span><text:span text:style-name="T1382">trzyk</text:span>:</text:p>
      <text:p text:style-name="P1383">Tak, tylko że kol. Morica nie było na ostatnim spotkaniu i myśmy przyjęli wstępnie taką tematykę - represje, pkt 2<text:s/>- czas<text:s/>pracy, pkt 3 - struktury pośrednie i 4- system ekonomiczno-finansowy kopalń<text:span text:style-name="T1384">.</text:span><text:s/>To żeśmy przyjęli jako temat na dziś. To po prezentacji stanowisk strony OPZZ.</text:p>
      <text:p text:style-name="P1385"><text:span text:style-name="T1386">P</text:span><text:span text:style-name="T1387">rze</text:span><text:span text:style-name="T1388">w</text:span><text:span text:style-name="T1389">od</text:span><text:span text:style-name="T1390">n</text:span><text:span text:style-name="T1391">icz</text:span><text:span text:style-name="T1392">ą</text:span><text:span text:style-name="T1393">cy</text:span><text:span text:style-name="T1394">:</text:span></text:p>
      <text:p text:style-name="P1395">Panie przewodniczący, prosiłbym aby nasi przedstawiciele spotkali się w czasie przerwy i może jeszcze<text:s/><text:soft-page-break/>na roboczo wymienią poglądy, bo tutaj trudno w tej chwili na ten temat dy<text:span text:style-name="T1396">sk</text:span>utować.</text:p>
      <text:p text:style-name="P1397">Czy można zaproponować taką właśnie rzecz do przyjęcia? Można.</text:p>
      <text:p text:style-name="P1398">Proszę państwa, chciałbym jeszcze powiedzieć jedną rzecz, jako że tutaj było zainteresowanie materiałami jakie Federacja ewentualnie może udostępnić państwu. Przywieźliśmy<text:s/>tuta<text:span text:style-name="T1399">j</text:span><text:s/>materiały z naszej konferencji delegatów, jak również pewne sprawozdanie z tematów, jakie Federacja prowadziła w roku 1988<text:span text:style-name="T1400">.</text:span><text:s/>I chętnie państwu je przekażemy<text:span text:style-name="T1401">.</text:span></text:p>
      <text:p text:style-name="P1402">Ogłaszam w tej chwili przerwę 15 minutową<text:span text:style-name="T1403">.</text:span></text:p>
      <text:p text:style-name="P1404">Dziękuję bardzo.</text:p>
      <text:p text:style-name="P1405">/Przerwa 15-minutowa/.</text:p>
      <text:p text:style-name="P1406"/>
      <text:p text:style-name="P1407">/Po przerwie/.</text:p>
      <text:p text:style-name="P1408"><text:span text:style-name="T1409">P</text:span><text:span text:style-name="T1410">rze</text:span><text:span text:style-name="T1411">w</text:span><text:span text:style-name="T1412">odniczący</text:span><text:span text:style-name="T1413">:</text:span></text:p>
      <text:p text:style-name="P1414">Bardzo proszę o zajmowanie miejs<text:span text:style-name="T1415">c</text:span>. Chcę poin<text:span text:style-name="T1416">fo</text:span>rmować, że do naszego zespołu wpłynęło parę pism, których kopie doręczyliśmy poszczególnym zespołom.</text:p>
      <text:p text:style-name="P1417">Panie ministrze są to pisma Związku Zawodowego z<text:s/><text:span text:style-name="T1418">„</text:span>Transgóru<text:span text:style-name="T1419">”</text:span>, jest to pismo indywidualne położyłem tam<text:span text:style-name="T1420">,<text:s/></text:span>koledzy z<text:s/>„Solidarności”<text:s/>otrzymali również<text:span text:style-name="T1421">.</text:span></text:p>
      <text:p text:style-name="P1422">Szanowni państwo, przystępujemy do naszych obrad po przerwie.<text:s/><text:span text:style-name="T1423">W</text:span><text:s/>wyniku dyskusji, która nastąpiła w układzie trzech grup jest propozycja, żeby nasze następne obrady odbywały się 2 i 3 marca. O ile wiem strona opozycyjno- solidarnościowa też taki wariant zakładała.</text:p>
      <text:p text:style-name="P1424">Czy jest na to zgoda?</text:p>
      <text:p text:style-name="P1425"><text:span text:style-name="T1426"><text:s text:c="29"/></text:span>:</text:p>
      <text:p text:style-name="P1427">Myśmy tę prop<text:span text:style-name="T1428">o</text:span>zycję podali, ale wcześniej sprawdzaliśmy czy jest wolne miejsce w tym czasie. I okazało się, że 2<text:s/><text:span text:style-name="T1429">i<text:s/></text:span>4 marca, natomiast co do 3 marca to trzeba byłoby sprawdzić<text:span text:style-name="T1430">.</text:span></text:p>
      <text:p text:style-name="P1431"><text:span text:style-name="T1432">Minister Gustek</text:span>:</text:p>
      <text:p text:style-name="P1433">Proponuję 2 i<text:s/><text:span text:style-name="T1434">3</text:span>, ponieważ 4 marca jest dla naszej strony nie do zrealizowania. Natomiast trzeba wymusić po prostu grzeczną prośbą, żeby sala dla nas się znalazła.</text:p>
      <text:p text:style-name="P1435">My nie jesteśmy innym zespołem jak każdy inny podzespół i nie możemy tylko wtedy, kiedy dla nas jest sala wolna<text:span text:style-name="T1436">.</text:span></text:p>
      <text:p text:style-name="P1437">Dziękuję bardzo<text:span text:style-name="T1438">.</text:span></text:p>
      <text:p text:style-name="P1439"><text:span text:style-name="T1440">O</text:span><text:span text:style-name="T1441">b.</text:span><text:span text:style-name="T1442"><text:s/>Pietrzyk</text:span>:</text:p>
      <text:p text:style-name="P1443">Jeżeli 3-go sala będzie wolna, będzie miejsce to oczywiście, jak najbardziej, zgadzamy się<text:span text:style-name="T1444">.</text:span></text:p>
      <text:p text:style-name="P1445"><text:span text:style-name="T1446">Przewodniczący</text:span>:</text:p>
      <text:p text:style-name="P1447">Ja proponuję podać organizatorom, że mamy ustalone terminy<text:s/><text:span text:style-name="T1448">2</text:span><text:s/>i<text:s/><text:span text:style-name="T1449">3</text:span><text:s/>marca na posiedzenie<text:span text:style-name="T1450">.</text:span><text:s/>Natomiast oczywiście organizatorzy, Urząd Rady Ministrów zapewni nam salę<text:span text:style-name="T1451">.<text:s/></text:span>Godzina rozpoczęcia obrad 10<text:span text:style-name="T1452">.</text:span>00<text:span text:style-name="T1453">,</text:span><text:s/>jest to taki wygodny termin kiedy przyjeżdżają pociągi<text:span text:style-name="T1454">.</text:span></text:p>
      <text:p text:style-name="P1455">Proszę państwa, chciałbym przed przystąpieniem do spraw represji post<text:span text:style-name="T1456">raj</text:span>kowych, aby kol<text:span text:style-name="T1457">.</text:span><text:s/><text:span text:style-name="T1458">Ja</text:span>rliński złożył krótkie oświadczenie.</text:p>
      <text:p text:style-name="P1459"><text:span text:style-name="T1460">Ob. Janusz Jarliński</text:span>:</text:p>
      <text:p text:style-name="P1461">Praktycznie odnosi się to do strony rządowej, ponieważ nasza Federacja przesłała do Ministra<text:s/><text:soft-page-break/>Przemysłu oświadczenie 20 lutego, które pozwolę sobie przytoczyć.</text:p>
      <text:p text:style-name="P1462">„Oświadczenie.</text:p>
      <text:p text:style-name="P1463">Federacja Związków Zawodowych Górników protestuje przeciwko łamaniu przez administrację górniczą stosowania dobrowolności pracy w soboty i inne ustawowe dni wolne od pracy w kopalniach<text:s/>Pr<text:span text:style-name="T1464">ze</text:span>dsiębiorstwa<text:s/>Eksploatacji<text:s/>Węgla<text:s/>„Dolny Śląsk”<text:span text:style-name="T1465">.</text:span></text:p>
      <text:p text:style-name="P1466">Wprowadzone tam przez dyrektorów kopalń zarządzeniem wewnętrznym nakazującym obowiązek pracy w soboty z dniem 28 stycznia<text:s/><text:span text:style-name="T1467">1</text:span>9<text:span text:style-name="T1468">8</text:span>9 r<text:span text:style-name="T1469">.</text:span><text:s/>jest w rażącej sprzeczności z ustaleniami zawartymi między Ministrem Przemysłu a przewodniczącym Federacji Związków Zawodowych Górników z dnia<text:s/><text:span text:style-name="T1470">5</text:span><text:s/>stycznia<text:s/><text:span text:style-name="T1471">1</text:span>9<text:span text:style-name="T1472">8</text:span>9 r<text:span text:style-name="T1473">.</text:span><text:s/>w punkcie 4.</text:p>
      <text:p text:style-name="P1474">Żądamy bezwzględnego wycofania wyżej wymienionych zarządzeń do dnia 24 lutego 19<text:span text:style-name="T1475">8</text:span>9 r<text:span text:style-name="T1476">.</text:span><text:s/>oraz anulowania wszystkich<text:s/>„N- dniówek”<text:s/>w tych zakładach od 1.<text:span text:style-name="T1477">I.</text:span>1989 r. wynikłych z n<text:span text:style-name="T1478">ie</text:span>stosowania cytowanych ustaleń<text:span text:style-name="T1479">.</text:span></text:p>
      <text:p text:style-name="P1480">Uważamy, że takie postępowanie administracji nie służy idei porozumienia narodowego, a wręcz je podważa<text:span text:style-name="T1481">.<text:s/></text:span>Dziwnym jest również to, że do dnia dzisiejszego Ministerstwo Przemysłu w tak ważnej dla górników i dla nas wszystkich tutaj sprawie nie zajęło żadnego stanowiska<text:span text:style-name="T1482">.</text:span></text:p>
      <text:p text:style-name="P1483">Dziękuję<text:span text:style-name="T1484">.</text:span></text:p>
      <text:p text:style-name="P1485"><text:span text:style-name="T1486">Pr</text:span><text:span text:style-name="T1487">zewod</text:span><text:span text:style-name="T1488">n</text:span><text:span text:style-name="T1489">icz</text:span><text:span text:style-name="T1490">ą</text:span><text:span text:style-name="T1491">cy</text:span><text:span text:style-name="T1492">:</text:span></text:p>
      <text:p text:style-name="P1493">Kontynuujemy nasze obrady. Temat ustalony wcześniej - represje postrajkowe<text:span text:style-name="T1494">.</text:span><text:s/>Proszę pan Minister Gustek.</text:p>
      <text:p text:style-name="P1495"><text:span text:style-name="T1496">Minister Gustek</text:span>:</text:p>
      <text:p text:style-name="P1497"><text:span text:style-name="T1498">M</text:span>am propozycję, aby stanowisko strony rządowej zaprezentował w tej spraw<text:span text:style-name="T1499">ie</text:span><text:s/>pan Andrys<text:span text:style-name="T1500">zc</text:span>zak<text:span text:style-name="T1501">.</text:span></text:p>
      <text:p text:style-name="P1502"><text:span text:style-name="T1503">Przewodniczący</text:span>:</text:p>
      <text:p text:style-name="P1504">Proszę - udzielam głosu panu Andryszczakowi. Jeżeli oczywiście jest zgoda - a sądzę, że tak. Proszę<text:span text:style-name="T1505">.</text:span></text:p>
      <text:p text:style-name="P1506"><text:span text:style-name="T1507">Ob. Andryszczak</text:span>:</text:p>
      <text:p text:style-name="P1508">Dziękuję panie przewodn<text:span text:style-name="T1509">ic</text:span>zący. Szanowni zebrani.</text:p>
      <text:p text:style-name="P1510">Mam przyjemność zaprezentować stanow<text:span text:style-name="T1511">i</text:span>sko strony koalicyjno-rządowej, które było wynikiem głębokiej analizy zgłoszonych postulatów, złożonych dokumentów w czasie trwania już dwóch dni spotkania Podzespołu do spraw Górnictwa.</text:p>
      <text:p text:style-name="P1512">Przedstawiając nasze stanowisko, które za chwilę pozwolą sobie odczytać wszystkim zebranym, chciałbym p<text:span text:style-name="T1513">oi</text:span>nformować, ż<text:span text:style-name="T1514">e</text:span><text:s/>treść tego stanowiska jeżeli chodzi szczególnie o stronę proceduralną, zgodna jest z tymi wypowiedz<text:span text:style-name="T1515">ia</text:span>mi, które padły nawet w dniu dzisiejszym na tej sali, a dotyczyły zakresu niewątpliwie wielkiego i podstawowego dla życia kraju, ale tylko zakresu kompetencji sprowadzających się do działalności w obszarze politycznym.</text:p>
      <text:p text:style-name="P1516">Jeżeli państwo pozwolicie odczytam teraz tekst porozumienia<text:span text:style-name="T1517">:</text:span></text:p>
      <text:p text:style-name="P1518">„Stanowisko strony rządowo-koalicyjnej dotyczące projektu porozumienia w sprawie przywrócenia do pracy zwolnionych, względnie powołanych do odbycia zasadniczej służby wojskowej w jednostkach wojskowych w związku z działalnością mającą na celu ochronę interesów pracowniczych, w tym także organizujących i biorących udział w strajku, względnie w pomocy niesionej strajku<text:span text:style-name="T1519">ją</text:span>cym, zgłoszonego przez stronę opozycyjno-solidarnościową w ramach obrad Podzespołu do spraw Górnictwa.</text:p>
      <text:soft-page-break/>
      <text:p text:style-name="P1520">Tekst stanowiska strony<text:s/><text:span text:style-name="T1521">rz</text:span>ądowo-k<text:span text:style-name="T1522">oa</text:span>li<text:span text:style-name="T1523">cy</text:span>jnej:</text:p>
      <text:p text:style-name="P1524">Strona rządowo-koalicyjna stwierdza co następuje:</text:p>
      <text:p text:style-name="P1525">1/ Wykazując maksimum dobrej woli w okresie po strajkach w sierpniu 1988 r. dyrekc<text:span text:style-name="T1526">je</text:span><text:s/>zakładów pracy, przedsiębiorstw górnictwa umożliwiły zwolnionym pracownikom powrót do pracy na podstawie dobrowoln<text:span text:style-name="T1527">ie</text:span><text:s/>zawieranych umów<text:span text:style-name="T1528">.</text:span><text:s/>W zakładach przedsiębiorstw Wspólnoty Węgla Kamiennego ze 152 osób zwolnionych 14<text:span text:style-name="T1529">5</text:span><text:s/>przewrócono do pracy na tej podstawie. Pozostałe 7 osób nie podpisały takiej ugody z przyczyn od nich wyłącznie zależnych.</text:p>
      <text:p text:style-name="P1530">Wychodząc naprzeciw celowości pozytywnego załatwiania dalszych spraw ludzkich zgłaszanych w czasie obrad Podzespołu do spraw Górnictwa z inicjatywy strony rządowo-koalicyjnej w przedsiębiorstwach Wspólnoty Węgla Kamiennego nie zakwest<text:span text:style-name="T1531">io</text:span>nowano przywrócenia do pracy ob. Małgorzaty Drzyzgi pracownicy Kopa<text:span text:style-name="T1532">l</text:span>ni Węgla Kamiennego<text:s/><text:span text:style-name="T1533">„</text:span>Lenin<text:span text:style-name="T1534">”</text:span><text:span text:style-name="T1535"><text:s/></text:span>oraz wyrażono zgodę na zawarcie ugody na przywrócenie do pracy ob.<text:s/><text:span text:style-name="T1536">H</text:span>enrietty Badury pracownicy Przedsiębiorstwa Zaopatrzenia Górnictwa, zatrudnionej w KWK<text:s/><text:span text:style-name="T1537">„</text:span>Manifest Lipcowy”. W Kopalni Węgla Brunatnego<text:s/><text:span text:style-name="T1538">„</text:span>Adamów<text:span text:style-name="T1539">”</text:span><text:s/>wyrażono zgodę na przyjęcie na poprzednie stanowiska pracy obywateli: T<text:span text:style-name="T1540">.</text:span><text:s/><text:span text:style-name="T1541">K</text:span>ubiaka,<text:s/><text:span text:style-name="T1542">S.</text:span><text:s/>Piotrowsk<text:span text:style-name="T1543">ie</text:span>go i J. Sztrymera.</text:p>
      <text:p text:style-name="P1544">W Zakładach Kombinatu Górniczo-Hutniczego Miedzi w Lubinie wyrażona została zgoda na p<text:span text:style-name="T1545">rzy</text:span>wrócen<text:span text:style-name="T1546">ie</text:span><text:s/>do pracy ob<text:span text:style-name="T1547">.</text:span><text:s/>Władysław Grockiego oraz zostaną przywróceni na poprzednie stanowiska pracy obywatele: Zdzisław Dębicki, Ryszard Chudzik, Jan Bogusz i T. Szmajda.</text:p>
      <text:p text:style-name="P1548">2/ Problemy pracownicze wynikające z rozwiązania stosunku pracy dotyczące okresu od 13 grudnia<text:s/><text:span text:style-name="T1549">198</text:span>1 r. do momentu rozpoczęcia strajków w sierpniu 1988 r. oraz sprawy dotyczące zwolnień z odbywania służby wojskowej należy przekazać do rozpatrzenia przez Zespół zajmujący się sprawami<text:s/><text:span text:style-name="T1550">polityczn</text:span>o-<text:span text:style-name="T1551">ek</text:span>o<text:span text:style-name="T1552">nomiczn</text:span>ymi.</text:p>
      <text:p text:style-name="P1553">W konkluzji proponujemy przyjęcie tego stanowiska, jako stanowiska całego podzespołu.</text:p>
      <text:p text:style-name="P1554">Dziękuję bardzo za uwagę.</text:p>
      <text:p text:style-name="P1555"><text:span text:style-name="T1556">P</text:span><text:span text:style-name="T1557">r</text:span><text:span text:style-name="T1558">zewo</text:span><text:span text:style-name="T1559">dn</text:span><text:span text:style-name="T1560">ic</text:span><text:span text:style-name="T1561">z</text:span><text:span text:style-name="T1562">ą</text:span><text:span text:style-name="T1563">cy</text:span>:</text:p>
      <text:p text:style-name="P1564">Dziękuję. Kto chciałby w tej sprawie zabrać głoś?</text:p>
      <text:p text:style-name="P1565">Proszę ko<text:span text:style-name="T1566">l.</text:span><text:s/>Piot<text:span text:style-name="T1567">row</text:span>ski.</text:p>
      <text:p text:style-name="P1568"><text:span text:style-name="T1569">O</text:span><text:span text:style-name="T1570">b.</text:span><text:span text:style-name="T1571"><text:s/>Leszek Piotrowski</text:span>:</text:p>
      <text:p text:style-name="P1572">Leszek Piotrowski<text:s/><text:span text:style-name="T1573">„</text:span>Solidarność<text:span text:style-name="T1574">”</text:span><text:span text:style-name="T1575">.</text:span><text:s/>Wysłuchałem z najwyższą uwagą oświadczenia strony rządowej i stwierdzam z przykrością, że stanowisko w nim prezentowane jest absolutnie nie do przyjęcia przez nas<text:span text:style-name="T1576">.</text:span></text:p>
      <text:p text:style-name="P1577">Stanowisko w tej chwili zaprezentowane jest w dodatku regresem w stosunku do tego co resort górnictwa zalecał<text:s/><text:span text:style-name="T1578">d</text:span>y<text:span text:style-name="T1579">r</text:span>e<text:span text:style-name="T1580">k</text:span>torom poszczególnych kopalń i zakładów górniczych do tej pory. Jeżeli dążymy do porozumienia narodowego, jeżeli si<text:span text:style-name="T1581">ę</text:span><text:s/>używa sformułowania, że wykazywano maksimum dobrej woli, to nie mogę sobie odpowiedzieć na pytanie - czemu w dniu 22 listopada 1988 r<text:span text:style-name="T1582">.</text:span><text:s/>była możliwa ugoda na warunkach przez nas proponowanych w sprawie, która zaraz zreferuję, a teraz tych możliwości się nie widzi<text:span text:style-name="T1583">.</text:span></text:p>
      <text:p text:style-name="P1584">Proszę szanownych zebranych, mam przed sobą ugodę zawartą w dniu 22 listopada 1988 r. w Wodzisławiu<text:s/><text:span text:style-name="T1585">Ś</text:span>ląskim pomiędzy kopalnią węgla kamiennego<text:s/><text:span text:style-name="T1586">„</text:span>Marcel”<text:s/>reprezentowaną przez zastępcę dyrektora ds<text:span text:style-name="T1587">.</text:span><text:s/>pracowniczych<text:s/><text:span text:style-name="T1588">-</text:span><text:s/>z jednej strony a Jerzym Bruk<text:span text:style-name="T1589">ie</text:span>wiczem,<text:s/><text:span text:style-name="T1590">T</text:span>adeuszem Cholewą, Mieczysławem Stanisławczykiem i Januszem Małkiem - zwanymi w dalszej części ugody pracownikami, o<text:s/><text:soft-page-break/>treści następującej:</text:p>
      <text:p text:style-name="P1591">§1<text:span text:style-name="T1592">.</text:span><text:s/>Zakład pracy cofa z dniem podpisania niniejszej ugody oświadczenie o rozwiązaniu umowy o pracę bez wypowiedzenia z sierpnia<text:s/><text:span text:style-name="T1593">1</text:span>98<text:span text:style-name="T1594">8</text:span><text:s/>r<text:span text:style-name="T1595">.</text:span>, a wyżej wymienieni pracownicy wyrażają na to zgodę.</text:p>
      <text:p text:style-name="P1596">§2<text:span text:style-name="T1597">.</text:span><text:s/>Strony zgodnie potwierdzają, że cofnięcie oświadczenia o rozwiązaniu umowy o pracę bez wypowiedzenia powoduje, ż<text:span text:style-name="T1598">e</text:span>:<text:s/></text:p>
      <text:p text:style-name="P1599"><text:span text:style-name="T1600">1/</text:span><text:s/>pracownik zachowuje prawo do zaliczenia mu doty<text:span text:style-name="T1601">chczas</text:span>owego okresu pracy w zakładzie pracy do wszelkich świadczeń związanych ze stażem pracy tj. zachowuje ciągłość pracy;</text:p>
      <text:p text:style-name="P1602">2/ czas strajku zostanie pracownikom odnotowany w ewidencji czasu pracy, jako niepłatna usprawiedliwiona nieobecność w pracy;</text:p>
      <text:p text:style-name="P1603">3/ roszczenia pracowników o wynagrodzenie za czas pozostawania bez pracy po strajku, czyli za okres od 25 sierpnia 1988 r<text:span text:style-name="T1604">.</text:span><text:s/>do<text:s/><text:span text:style-name="T1605">23</text:span><text:s/>listopada<text:s/><text:span text:style-name="T1606">1</text:span>988 r. rozstrzygnie sąd pracy w orzeczeniu końcowym w sprawie<text:s/><text:span text:style-name="T1607">4</text:span>P<text:s/><text:span text:style-name="T1608">10</text:span>8<text:span text:style-name="T1609">/</text:span>88<text:span text:style-name="T1610">.</text:span></text:p>
      <text:p text:style-name="P1611">Mocą niniejsz<text:span text:style-name="T1612">ej</text:span><text:s/>ugody pracownicy zobowiązują si<text:span text:style-name="T1613">ę</text:span><text:s/>podjąć pracę w zakładzie pracy w dniu 24 listopada na pierwszej zmianie, na dotychczasowym stanowisku, a zakład pracy zobowiązuje się dopuścić pracowników do pracy na doty<text:span text:style-name="T1614">ch</text:span>czasowych warunkach i w tym samym oddziale.</text:p>
      <text:p text:style-name="P1615">§4<text:span text:style-name="T1616">.</text:span><text:s/>Strony zgodnie wnoszą o umorzenie postępowania wobec zawarcia ugody w części dotyczącej żądania przywrócenia do pracy<text:span text:style-name="T1617">.</text:span></text:p>
      <text:p text:style-name="P1618">Powtarzam - 22 listopada przy moim udziale została zawarta taka ugoda. Dzisiaj się nie widzi możliwości zawarcia takiej samej chociażby ugody. Odrzuca się naszą propozycję bez żadnego - w moim przekonaniu - subiektywnego uzasadnienia.</text:p>
      <text:p text:style-name="P1619">Jeśli idzie o przykładową od początku obrad tego<text:s/>„stołu”<text:s/>sprawę<text:s/>Władysława Grockiego, to zaproponowano mu następujący tekst do podpisu:</text:p>
      <text:p text:style-name="P1620">„Oświadczenie dyrektora z dnia 24 lutego<text:s/><text:span text:style-name="T1621">1</text:span>9<text:span text:style-name="T1622">8</text:span>9 r. złożone w sprawie rozwiązania umowy o pracę z obywatelem Władysławem Grockim w dniu 23 sierpnia<text:s/><text:span text:style-name="T1623">198</text:span>8 r.</text:p>
      <text:p text:style-name="P1624">Oświadczam, że rozwiązanie umowy o pracą z ob.<text:span text:style-name="T1625"><text:s/></text:span>Władysławem Grockim było zgodne z prawem i uzasadnione<text:span text:style-name="T1626">.</text:span></text:p>
      <text:p text:style-name="P1627">Obywatel Władysław Grocki na zmianie nocnej dnia 22 na 2<text:span text:style-name="T1628">3<text:s/></text:span>sierpnia<text:s/><text:span text:style-name="T1629">1988</text:span><text:s/>r<text:span text:style-name="T1630">.</text:span><text:s/>przy współudziale około 40 pracowników, b<text:span text:style-name="T1631">ę</text:span>dąc na zwolnieniu lekarskim i nie posiadając przepustki usiłował zorganizowa<text:span text:style-name="T1632">ć</text:span><text:s/>strajk okupacyjny pod ziemią w czasie ruchu kopalni<text:span text:style-name="T1633">.</text:span></text:p>
      <text:p text:style-name="P1634">Czyn ten stanowi i w każdej sytuacji społecznej stanowić będzie ciężkie naruszenie obowiązków pracowniczych i dyscypliny górniczej.</text:p>
      <text:p text:style-name="P1635">Mając na uwadze aktualne uwarunkowanie społeczno-polityczne, dobro interesów społecznych, a w szczególności mając świadomość uzależnienia powodzenia w obradach<text:s/>„stolika”<text:s/>górniczego od usunięcia przeszkód formalnych, pragnę zaistniały konflikt zakończyć porozumieniem.</text:p>
      <text:p text:style-name="P1636">Po wysłuchaniu racji przedstawiony przez mgr in<text:span text:style-name="T1637">ż.</text:span><text:s/>Kazimierza Ziaję, mgr in<text:span text:style-name="T1638">ż.</text:span><text:s/>Henryka Karasia w przedmiocie obrad<text:s/>„okrągłego stołu”<text:s/>oświadczam, że po przeanalizowaniu problemu z sekretarzem komitetu zakładowego PZPR, przewodniczącym samorządu pracowniczego, p<text:span text:style-name="T1639">rz</text:span>ewo<text:span text:style-name="T1640">dnicz</text:span>ą<text:span text:style-name="T1641">cy</text:span>m zakładowej organizacji związkowej NSZZ Górników i przewodnic<text:span text:style-name="T1642">zą</text:span>cym zakładowego koła ZSMP postanawia<text:span text:style-name="T1643">m</text:span>:</text:p>
      <text:soft-page-break/>
      <text:p text:style-name="P1644">1/ cofnąć decyzję o rozwiązaniu umowy o pracę z ob. Władysławem Grockim, jeżeli przestrzegać on będzie w przyszłości obowiązują<text:span text:style-name="T1645">ce</text:span>go porządku prawnego.</text:p>
      <text:p text:style-name="P1646">2/ wypłacić obywatelowi Władysławowi Grockiemu maksymalne wynagrodzenie przewidziane w przepisach kodeksu pracy na wypadek przywrócenia do pracy po zwolnieniu dyscyplinarnym.</text:p>
      <text:p text:style-name="P1647">Zatrudnić o<text:span text:style-name="T1648">b</text:span>. Grockiego Władysława od dnia .... na dotychczasowych warunkach pracy i płacy oraz na dotychczasowym miejscu pracy.</text:p>
      <text:p text:style-name="P1649">Uznać, że przerwa w pracy, za którą nie wypłacono wynagrodzenia, nie pociąga za sobą utraty uprawn<text:span text:style-name="T1650">i</text:span>eń uzależnionych od nieprzerwanego zatrudnienia.</text:p>
      <text:p text:style-name="P1651">Ponieważ decyzja moja wyczerpuje maksymalne zaspokojenie wszystkich roszczeń pracownika przewidzianych przez obowiązujące prawo, w przypadku przywrócenia pracownika do pracy, to ona ma charakter ostateczny.</text:p>
      <text:p text:style-name="P1652">Podejmując ją wierzę, że przyczyni się ona do pomyślnego i korzystnego dla całej braci górniczej rozstrzygnięcia istniejących problemów<text:span text:style-name="T1653">.</text:span></text:p>
      <text:p text:style-name="P1654"><text:span text:style-name="T1655">L</text:span>u<text:span text:style-name="T1656">b</text:span>in, dnia 24 lutego 19<text:span text:style-name="T1657">8</text:span>9<text:s/><text:span text:style-name="T1658">r.</text:span></text:p>
      <text:p text:style-name="P1659">Dyrektor mgr in<text:span text:style-name="T1660">ż.</text:span><text:s/>Janusz Lipiński<text:span text:style-name="T1661">”</text:span>.</text:p>
      <text:p text:style-name="P1662">Mój komentarz - nie z powodu przepisów prawa tutaj ten tekst powstał tylko z przyczyn politycznych, aby nam się tu powiodło przy<text:s/>„okrągłym stole<text:span text:style-name="T1663">”</text:span><text:span text:style-name="T1664">.</text:span><text:s/>A ciągle się mówi - o stronie rządowej, o konieczności przestrzegania przepisów prawa pracy.</text:p>
      <text:p text:style-name="P1665">Po drugie - jeżeli przestrzegać on będzie w przyszłości obowiązują<text:span text:style-name="T1666">ce</text:span>go porządku prawnego. Przecież to jest klauzula nie mająca z prawem pracy nic wspólnego, jest sprzeczna z prawem pracy.</text:p>
      <text:p text:style-name="P1667">Nie wyobrażam sobie umowy o pracę gdzie by wymagał takich deklaracji, że ktoś będzie przestrzegał porządku prawnego<text:span text:style-name="T1668">.</text:span><text:s/>I to bez określenia, że tu chodzi o zakład pracy, tylko w ogóle, porządku prawnego będzie przestrzegał. A więc będzie się właściwie zachowywał poza zakładem pracy albo na terenie rodziny.</text:p>
      <text:p text:style-name="P1669"><text:span text:style-name="T1670">W</text:span><text:s/>związku z tym uważam, że problem został spłycony, a odpowiedź dana nam przez stronę rządową na konkretną propozycją ze wzorem ugody włącznie jest wręcz niepoważna<text:span text:style-name="T1671">.</text:span></text:p>
      <text:p text:style-name="P1672">Następna sprawa to wymieniona tutaj z nazwiska Henrietta Badura. Bo mój przedmówca był uprzejmy powiedzieć, że wyrażono zgodę na zawarcie ugody. Tak się składa, że to było wczoraj i byłem na tej rozprawie<text:span text:style-name="T1673">.</text:span></text:p>
      <text:p text:style-name="P1674"><text:span text:style-name="T1675">A</text:span><text:s/>więc przebieg jej był taki, że zapropon<text:span text:style-name="T1676">ow</text:span>ałem zawarcie ugody według tego wzoru, który czytałem jako pierwszy dzisiaj i który też przedstawiłem na posiedzeniu poprzednim przy naszych obradach. Na co radca prawny powiedział, że zgadzają się na przywrócenie jej do pracy za wynagrodzeniem sprzed września 1988 r., ale nie na to s<text:span text:style-name="T1677">a</text:span>mo stanowisko i nie na takie samo stanowisko. Bo nie dadzą jej już kierowniczego stanowiska w kiosku lub w sklepie tylko przywracają ją do pracy.</text:p>
      <text:p text:style-name="P1678">Wtedy nie ja zapytałem, ale sędzia - ale konkretnie gdzie chcecie ją dać do pracy? To zdecyduje dyrektor, odpowiedział ten radca prawny. A kiedy zdecyduje. No jak pani Badura przyjdzie do pracy. Ciągle to jest dialog między sędzią a radcą prawnym - dyrektor musi się teraz wypowiedzieć jeżeli mamy ugodowo załatwiać tę sprawę.</text:p>
      <text:p text:style-name="P1679">- To ja proszę o telefon - powiedział radca.</text:p>
      <text:p text:style-name="P1680">Ja się na to zgodziłem jako pełnomocnik strony powodowej. I mamy efekt taki, że mamy rozprawą<text:s/><text:soft-page-break/>odroczoną Henrietty Badura, żeby pan dyrektor przedsiębiorstwa Zaopatrzenia Górniczego w Jastrzębiu powiedział gdzie chce tą Henriettę Badura przywrócić do pracy.</text:p>
      <text:p text:style-name="P1681">Tak wygląda w praktyce realizacja owych zgód, o których tutaj mówiono<text:span text:style-name="T1682">,</text:span><text:s/>na zawarcie ugody.</text:p>
      <text:p text:style-name="P1683">Stanowisko<text:s/>„Solidarności”<text:s/>jest takie, że nie możemy przyjąć stanowiska strony rządowej, obstajemy przy swoim. Zostało to już wielokrotnie przeze mnie powtórzone i umieszczone w stenogramie obrad. I nie widzę potrzeby, żebym raz jeszcze powtarzał nasze stanowisko<text:span text:style-name="T1684">.</text:span></text:p>
      <text:p text:style-name="P1685">Natomiast tylko jeśli idzie o przekazanie do innej do innego zespołu. Dla<text:span text:style-name="T1686">c</text:span>zego mamy sprawy górników przekazywać gdziekolw<text:span text:style-name="T1687">ie</text:span>k indziej. Ja tego po prostu nie rozumiem. Jak to ma załatwić zespół polityczno-ekonomiczny, jak tu go nazwano, jeżeli to dotyczy górników zwolnionych z pracy, względnie powołanych do służby wojskowej.</text:p>
      <text:p text:style-name="P1688">Uważamy, że tu i tylko tu może być to załatwione. Bo tutaj jesteśmy po jednej stronie pracodawcy, a po drugiej stronie pracownicy.</text:p>
      <text:p text:style-name="P1689">Dziękuję.</text:p>
      <text:p text:style-name="P1690"><text:span text:style-name="T1691">Pr</text:span><text:span text:style-name="T1692">zewod</text:span><text:span text:style-name="T1693">n</text:span><text:span text:style-name="T1694">icz</text:span><text:span text:style-name="T1695">ą</text:span><text:span text:style-name="T1696">cy</text:span><text:span text:style-name="T1697">:</text:span></text:p>
      <text:p text:style-name="P1698">Dziękuję.</text:p>
      <text:p text:style-name="P1699"><text:span text:style-name="T1700">Ob. Staniewicz</text:span>:</text:p>
      <text:p text:style-name="P1701">Czy można prosić o głos<text:span text:style-name="T1702">?</text:span></text:p>
      <text:p text:style-name="P1703"><text:span text:style-name="T1704">P</text:span><text:span text:style-name="T1705">rz</text:span><text:span text:style-name="T1706">ew</text:span><text:span text:style-name="T1707">o</text:span><text:span text:style-name="T1708">dni</text:span><text:span text:style-name="T1709">czący</text:span>:</text:p>
      <text:p text:style-name="P1710">Proszę bardzo.</text:p>
      <text:p text:style-name="P1711"><text:span text:style-name="T1712">Ob.<text:s/></text:span><text:span text:style-name="T1713">S</text:span><text:span text:style-name="T1714">tankiewicz -<text:s/></text:span><text:span text:style-name="T1715">„</text:span><text:span text:style-name="T1716">Solidarność</text:span><text:span text:style-name="T1717">”</text:span><text:span text:style-name="T1718"><text:s/>ekspert</text:span>:</text:p>
      <text:p text:style-name="P1719">Chciałem tylko uzupełnić jeszcze, że nie tylko propozycja przekazania wymienionych spraw do zespołu polityczno- ekonomicznego jest - naszym zdaniem - unikiem. Uważamy, że jest chyba oczywiste, że jedynie<text:s/>„stolik”<text:s/>górniczy jest właściwym zespołem do spraw represji postrajkowych górników<text:span text:style-name="T1720">.</text:span></text:p>
      <text:p text:style-name="P1721">Ale jest to też wprowadzanie w błąd. Nie ma<text:s/>„stolika”<text:s/>polityczno-ekonomicznego.</text:p>
      <text:p text:style-name="P1722">Dziękuj<text:span text:style-name="T1723">ą</text:span><text:s/>bardzo.</text:p>
      <text:p text:style-name="P1724"><text:span text:style-name="T1725">Przewodniczący</text:span>:</text:p>
      <text:p text:style-name="P1726">Proszę - kto chce zabrać głos?</text:p>
      <text:p text:style-name="P1727">Proszę o zabranie głosu przez pana red<text:span text:style-name="T1728">.</text:span><text:s/>Andryszczaka.</text:p>
      <text:p text:style-name="P1729"><text:span text:style-name="T1730">O</text:span><text:span text:style-name="T1731">b.</text:span><text:span text:style-name="T1732"><text:s/>And</text:span><text:span text:style-name="T1733">ry</text:span><text:span text:style-name="T1734">szczak</text:span>:</text:p>
      <text:p text:style-name="P1735">Wydaje mi się, że rozpatrując tylko konkretne sprawy tak jak te dwie sprawy, które były tu przed chwilą podniesione. I została na podstawie tych spraw - w moim przekonaniu, tylko proszę nie brać tego osobiście do siebie panie mecenasie, cała ideologia. Ideologia na nie.</text:p>
      <text:p text:style-name="P1736">Jeżeli państwo pozwolicie, to ja przedstawię całą filozofię, bo pewna i musiała być filozofia, jeżeli doszliśmy do takich wniosków.</text:p>
      <text:p text:style-name="P1737">Może zacznę od strajków 19<text:span text:style-name="T1738">8</text:span>8 r. Sądzę, że pomiędzy prawnikami nie ma wątpliwości, że sposób przywrócenia, bądź powrotu do pracy był spowodowany decyzjami politycznymi.<text:s/>I muszę powiedzieć, wracam do tego co odczytałem, że na przykładzie Wspólnoty Węgla Kamiennego, na podstawie tych informacji, które my mamy w zasadzie ten problem generalnie został załatwiony<text:span text:style-name="T1739">.</text:span><text:s/>Zostały sprawy zupełnie pojedyncze, pojedyncze. Jeżeli chodzi o tych 7 osób, to mogę powiedzie<text:span text:style-name="T1740">ć,</text:span><text:s/>że<text:s/><text:span text:style-name="T1741">4</text:span><text:s/>osoby są za granicą, 1<text:s/><text:soft-page-break/>osoba sama zrezygnowała z pracy, 1 osoba... z jedną osobą porozumiano się i odeszła na zasadzie<text:s/><text:span text:style-name="T1742">poroz</text:span>um<text:span text:style-name="T1743">ienia.</text:span></text:p>
      <text:p text:style-name="P1744">De facto problemu nie ma. Ponadto gdybyśmy tu przy tym stole analizowali każdy wypadek, to musiałoby być poświęcone to posiedzenie na te drobne sprawy, bo ja wszystkie sprawy mam opisane i mogę powiedzieć, że z tych spraw, które dotyczą Wspólnoty Węgla Kamiennego, prawda, prz<text:span text:style-name="T1745">e</text:span>dsiębiorstw Wspólnoty Węgla Kamiennego, prawda, to nie wszystkie są sprawy o przywrócenie do pracy. Niektóre sprawy są prawomocnie orzeczone wyrokiem sądowym.</text:p>
      <text:p text:style-name="P1746"><text:span text:style-name="T1747">Je</text:span>dna sprawa została orzeczona wyrokiem Sądu Najwyższego, odmawiająca przywrócenia do pracy w okresie stanu wojennego. Niestety takie przepisy były. Nie podjął pracy w ciągu siedmiu dn<text:span text:style-name="T1748">i</text:span>. Nie chcę wymieniać z nazwiska tej osoby.</text:p>
      <text:p text:style-name="P1749">Natomiast możemy rozmawiać<text:span text:style-name="T1750">.</text:span><text:s/>I te sprawy, poza tym druga sprawa z tych, które wskazał pan mecenas. To dotyczy tylko<text:s/><text:span text:style-name="T1751">„</text:span>1<text:span text:style-name="T1752">3</text:span>”<text:s/>i<text:s/><text:span text:style-name="T1753">„</text:span>14”<text:s/>i dotyczy tylko tej kwestii, która się wiąże z zaliczeniem im tego okresu n<text:span text:style-name="T1754">ie</text:span>przepracowanego do podstawy wymiaru.<text:s/><text:span text:style-name="T1755">A</text:span><text:s/>pracuje.</text:p>
      <text:p text:style-name="P1756">I teraz wracam do tego co powiedziałem<text:span text:style-name="T1757">.</text:span><text:s/>Przepisy prawa jednak w moim przekonaniu, uwzględnia<text:span text:style-name="T1758">ją</text:span>c pewne specyficzne sytuacje, w jakich musi, bądź funkcjonuje kraj, te przepisy prawa, w moim przekonaniu, muszą być przestrzegane.</text:p>
      <text:p text:style-name="P1759">Ja słyszałem - to cytował pan mec.<text:s/><text:span text:style-name="T1760">P</text:span>iotro<text:span text:style-name="T1761">ws</text:span>ki - umowę z Wodzisławiem<text:s/><text:span text:style-name="T1762">-</text:span><text:s/>tylko tam jest taki jeden bardzo ciekawy punkt, o który się w zasadzie wszystko rozbija. I o co tutaj chodzi? O to, że zaliczamy ten okres nieprzepracowany odznaczamy go jako dniówkę<text:s/><text:span text:style-name="T1763">„</text:span>x<text:span text:style-name="T1764">”</text:span><text:s/>- prawda. Tylko o to<text:span text:style-name="T1765">.</text:span><text:s/>B<text:span text:style-name="T1766">o<text:s/></text:span>wszystkie inne sprawy zostały do tych 152 osób zostały załatwione.</text:p>
      <text:p text:style-name="P1767">I ta ugoda, oczywiście ona była ugodą i ona ugodą mogła być. Natomiast wracam do tego, czy ten<text:s/>„stół”<text:s/>jest władny do załatwiania wszystkich spraw i czy można powiedzieć z całym szacunkiem dla wszystkich górników, że tylko górnicy zdecydują o górnikach? Co byśmy nie powiedzieli - to był okres stanu wojennego, to był okres po stanie wojennym. Taki okres był i musimy się z tym zgodzić<text:span text:style-name="T1768">.</text:span></text:p>
      <text:p text:style-name="P1769">Ja uważam, ja uważam, że te sprawy trzeba generalnie<text:s/>- jeżeli<text:s/>pozostały jeszcze - generalnie rozstrzygnąć<text:s/><text:span text:style-name="T1770">w</text:span><text:s/>odnie<text:span text:style-name="T1771">s</text:span>ieniu do całego kraju. Nie możemy na jednym podzespole załatwić, a w odniesieniu do innych pracowników nie załatwić<text:span text:style-name="T1772">.<text:s/></text:span>No musi być jakaś jednolitość. Jeżeli mają zapaść decyzje, prawda, to nie mogą zapaść tylko w odniesieniu do jedne<text:span text:style-name="T1773">j<text:s/></text:span>grupy.</text:p>
      <text:p text:style-name="P1774">Natomiast kontynuując dalej, chciałem jeszcze wrócić do tego, że uważamy, iż tam gdzie zapadły prawomocne wyroki sądowe, niezależnie od tego jakie jest nasze stanowisko, to uważam, że prawo, sądy, trzeba szanować. Trzeba sądy szanować. Chyba, że wystąpimy z tego rodzaju propozycją, która nam pozwoli prawomocne wyroki nawet tak jak powiedziałem<text:s/><text:span text:style-name="T1775">-</text:span><text:s/>Sądu Najwyższego zmieni<text:span text:style-name="T1776">ć</text:span>. Ale wtedy jest inna propozycja.</text:p>
      <text:p text:style-name="P1777"><text:span text:style-name="T1778">I</text:span><text:s/>jeszcze jedno - uważam, że w odniesieniu do tych dwóch spraw, które teraz przytoczył pan me<text:span text:style-name="T1779">c</text:span>en<text:span text:style-name="T1780">a</text:span>s Piotrowski. Impuls wyszedł od nas, ze Wspólnoty, żeby, to znaczy ze Wspólnoty i z Kombinatu, żeby te dwie sprawy załatwić.</text:p>
      <text:p text:style-name="P1781">Ale z drugiej strony - no przecież cały czas my walczymy o samorządność przedsiębiorstwa<text:span text:style-name="T1782">,</text:span><text:s/>o to żeby dyrektor był dyrektorem, o to żeby organ samorządu - rada pracownicza była organem też decydującym.</text:p>
      <text:p text:style-name="P1783">I co my teraz? My, to znaczy dyrektor generalny Wspólnoty albo dyrektor Kombinatu Miedzi, prawda,<text:s/><text:soft-page-break/>czy kto inny, ma wydać polecenie i powiedzieć - ty masz to tak zał<text:span text:style-name="T1784">a</text:span>twić.</text:p>
      <text:p text:style-name="P1785">Zgodę żeśmy uzyskali. Ja się zgadzam z panem, że ten zapis dotyczący pr<text:span text:style-name="T1786">ze</text:span>strzegan<text:span text:style-name="T1787">ia</text:span><text:s/>prawa, obowiązku prawa, z punktu widzenia prawnego jest zupełnie niepotrzebny. Ale przecież ja chcę powiedzieć - te sprawy jeszcze się nie zakończyły. Jeszcze przecież przyjdzie radca z PZGS i przedstawi konkretne propozycje<text:span text:style-name="T1788">.</text:span><text:s/>Sąd tej sprawy nie załatwił, natomiast generalnie zgoda jest.</text:p>
      <text:p text:style-name="P1789">To samo - druga sprawa pana Grockiego dotycząca Kombinatu Miedzi. No nie wymagajmy, żebyśmy mieli dyktować treść umowy dyrektorowi przedsiębiorstwa. Natomiast uważam, że jesteśmy od spraw - ten zesp<text:span text:style-name="T1790">ół</text:span><text:s/>jest od spraw podstawowych i ogólnych. I dlatego to co żeśmy tutaj dali, ta nasza propozycja, to jest rozwiązanie ogólne i globalne, globalne sprawy. Natomiast w dalszym ciągu mówimy, że w każdej sprawie, która jeszcze do tej pory nie została załatwiona, będziemy się dalej starali pomóc. I w moim przekonaniu to już są znikome ilo<text:span text:style-name="T1791">ś</text:span>ci spraw. Tych spraw po 1988 roku, prawie w ogóle nie ma.</text:p>
      <text:p text:style-name="P1792">Dziękuję bardzo.</text:p>
      <text:p text:style-name="P1793"><text:span text:style-name="T1794">Przewodniczący</text:span>:</text:p>
      <text:p text:style-name="P1795">Dziękuję bardzo. O głos prosił pan Pietrzyk<text:span text:style-name="T1796">.</text:span></text:p>
      <text:p text:style-name="P1797"><text:span text:style-name="T1798">Ob. A</text:span><text:span text:style-name="T1799">l</text:span><text:span text:style-name="T1800">ojzy Pietrzyk</text:span>:</text:p>
      <text:p text:style-name="P1801">Ja widzę, że ten stalinizm w dalszym ciągu ciąży tu nad nami i nad naszym krajem.<text:s/><text:span text:style-name="T1802">Ja</text:span>k dla pana drobną sprawą to zwolnionych jeszcze kilku ludzi, wyrzuconych bez pracy, to w takim razie za tę sytuację wynikłą z tego względu<text:span text:style-name="T1803">,</text:span><text:s/><text:span text:style-name="T1804">g</text:span>d<text:span text:style-name="T1805">yby</text:span><text:s/>pan wyleciał z pracy, czy też byłoby to drobne?<text:s/>Nie byłoby na pewno drobne. I gdyby żadnych zakrętów i żadnych problemów nie było, to m.in. po to tu jesteśmy, żeby rozwiązać te poszczególne sprawy, poszczególne problemy. Bo problem zwolnionych ludzi w dalszym ciągu jest problemem istotnym dla tych, którzy ciężko w tym kraju pracują<text:span text:style-name="T1806">.</text:span><text:span text:style-name="T1807"><text:s/></text:span><text:span text:style-name="T1808">I</text:span><text:s/>ciągle się pytają - dlaczego jest tak, a nie inaczej?</text:p>
      <text:p text:style-name="P1809">I nie rozumiem zupełnie tego, że nie można byłoby zrobić tego samego, co zrobione zostało w ubiegłym roku. Były ugody, ja też byłem wyrzucony z pracy, byłem wyrzucony z pracy. I niestety, dziwię się, bo zawsze w tym kraju robiłem wszystko, żeby było jak najlepiej.<text:s/><text:span text:style-name="T1810">I</text:span><text:s/>takich ludzi się wyrzuca z pracy ni stąd, ni zowąd, co następnie rzutuje na cały aspekt społeczny tego wszystkiego, a przede wszystkim aspekt moralny.</text:p>
      <text:p text:style-name="P1811">Ale, żeby nie było już tego typu zakrętów, to trzeba niestety zacząć myśle<text:span text:style-name="T1812">ć</text:span><text:s/>całkowicie innymi kategoriami<text:span text:style-name="T1813">.</text:span></text:p>
      <text:p text:style-name="P1814">W związku z tym stwierdzenie, że ten podzespół jest do spraw tylko przedmiotowych, no to wychodzi na to, że zupa regeneracyjna w kopalni ma być troszkę inna, smaczniejsza może<text:span text:style-name="T1815">,</text:span><text:s/>może za mało soli tam jest albo coś w tym rodzaju.</text:p>
      <text:p text:style-name="P1816">Zacznijmy w końcu przechodzić tu do konkretów. A tymi konkretami jest przede wszystkim to, żeby to życie uregulowa<text:span text:style-name="T1817">ć</text:span>,<text:span text:style-name="T1818"><text:s/></text:span>unormować na zasadzie takiej, że przywróćmy wszystkich zw<text:span text:style-name="T1819">o</text:span>lnionych do pracy, bo przecież górnictwo potrzebuje rąk do pracy<text:span text:style-name="T1820">.</text:span><text:s/>Ale zaczynamy tu trafiać na dość duże i mocne opory, doś<text:span text:style-name="T1821">ć</text:span><text:s/>duże. My twierdzimy, że to jest bardzo łatwe do zrobienia. I że w ubiegłym roku zostaliśmy przywróceni do pracy nie ze względu na to, że komuś się tam to podobało albo ktoś zrozumiał, że my powinniśmy pracować - nie. Przeprowadziliśmy masę akcji w obronie wszystkich zwolnionych. Masę akcji różnego rodzaju, różnego typu wiece, typu manifesta<text:span text:style-name="T1822">cj</text:span>e. Nie mieliśmy innej możliwości. Gdybyśmy p<text:span text:style-name="T1823">os</text:span>iadali inną<text:s/><text:soft-page-break/>możliwość<text:span text:style-name="T1824">,</text:span><text:s/>to niestety nie robilibyśmy tego, ponieważ wiemy z czym się to wiąże. Bo jesteśmy ludźmi bardzo świadomymi i w pełni<text:s/><text:span text:style-name="T1825">od</text:span>pow<text:span text:style-name="T1826">ie</text:span>dzialnymi.</text:p>
      <text:p text:style-name="P1827">Ale jesteśmy od czasu do czasu zmuszani do podjęcia takich czy innych kroków niestety.</text:p>
      <text:p text:style-name="P1828">Dziękuję.</text:p>
      <text:p text:style-name="P1829"><text:span text:style-name="T1830">Pr</text:span><text:span text:style-name="T1831">zewod</text:span><text:span text:style-name="T1832">n</text:span><text:span text:style-name="T1833">icz</text:span><text:span text:style-name="T1834">ą</text:span><text:span text:style-name="T1835">cy</text:span><text:span text:style-name="T1836">:</text:span></text:p>
      <text:p text:style-name="P1837">Dziękuję<text:span text:style-name="T1838">.</text:span><text:s/>Pr<text:span text:style-name="T1839">os</text:span>zę - pan minister Gustek.</text:p>
      <text:p text:style-name="P1840"><text:span text:style-name="T1841">Minister Marian Gustek</text:span>:</text:p>
      <text:p text:style-name="P1842">Ja byłem głęboko przekonany i jestem przekonany, że w czym jak w czym, ale w sprawach, to co tutaj nazywamy represje, że w tej sprawie są wszelkie przesłanki ku temu,<text:s/><text:span text:style-name="T1843">że</text:span>by si<text:span text:style-name="T1844">ę</text:span><text:s/><text:span text:style-name="T1845">d</text:span>o<text:span text:style-name="T1846">m</text:span>ówić<text:span text:style-name="T1847">.</text:span></text:p>
      <text:p text:style-name="P1848">Bardzo przepraszam, ja nie chciałbym tutaj występować demagogicznie i naśladować moich zacnych przedmówców<text:span text:style-name="T1849">.<text:s/></text:span>Mnie to się trochę wydaje, że pan mecenas Piotrowski nie występuje tutaj jako członek zespołu, ale jako obrońca swoich konkretnych klientów<text:span text:style-name="T1850">.</text:span><text:s/>I nie dąży do tego, żeby znaleźć wspólny język do załatwienia sprawy<text:span text:style-name="T1851">.</text:span><text:s/>Jak tak będziemy stawiać sprawę, to my się nigdy nie dogadamy.</text:p>
      <text:p text:style-name="P1852">Wyszliśmy z całą grupą, w moim pojęciu, ja zawsze uważam, że prawnicy za dużo piszą i za dużo mówią. Dla nas, dla strony rządowej jest jedna sprawa. Wszystkie sprawy z 1988 roku załatwić pozytywnie dla dobra pracownika. Takie było moje stanowisko, jak prezentowałem to ubiegłych wystąpieniach i takie stanowisko podtrzymuję<text:span text:style-name="T1853">.</text:span><text:s/>Możemy wyjaśniać poszczególne osoby co do szczeg<text:span text:style-name="T1854">ół</text:span>ów - jeżeli uważacie, że to je<text:span text:style-name="T1855">s</text:span>t to miejsce. Powołaliśmy podzespół, żeby się w tej sprawie do końca dogadał. Tę grupę roboczą - mieszaną z wszystkich trzech stron. Byłem przekonany i jestem przekonany, że to jest domówione. I chcę tak to załatwić. Ale jeżeli my stale będziemy szukać jakichś kruczków prawnych, żeby tutaj nie dojść do porozumienia, no to nie dojdziemy do porozumienia.</text:p>
      <text:p text:style-name="P1856">I druga sprawa - nie jest to ani sprawa złej woli, a wręcz przeciwnie - dobrej woli<text:span text:style-name="T1857">.</text:span><text:s/>Stoję na stanowisku i cała grupa rządowa stoi na stanowisku, że sprawy związane po 1981 roku, to nie dotyczą tylko górnictwa, to dotyczą stoczni, to dotyczą nauczycieli. Ta sprawa stanęła m.in. na Zespole dla spraw Oświaty i Nauki.<text:s/><text:span text:style-name="T1858">I</text:span><text:s/>chcemy powiedzieć że nie, tutaj takiej sprawy nie ma. Ale taka sprawa według nas jest i tę sprawę dać powinniśmy na<text:s/>„stolik”<text:s/>szczebla wyższego<text:span text:style-name="T1859">,</text:span></text:p>
      <text:p text:style-name="P1860">Źle panie Andryszczak, że pan nie zadał sobie trudu jak się<text:s/>„stolik”<text:s/>szczebla wyższego nazywa. Konkretnie chcemy dać to na zespół do spraw ...nasz nadrzędny<text:s/>„stolik”<text:s/>dla spraw polityki społecznej. Tam się skupia cała gospodarka i cały przemysł.</text:p>
      <text:p text:style-name="P1861">I jeszcze raz proszę i wnioskuję o przyjęcie tutaj jednolitego stanowiska. Natomiast jeżeli są jakieś drobne, to znaczy dr<text:span text:style-name="T1862">ob</text:span>ne, bo znowuż ko<text:span text:style-name="T1863">l.</text:span><text:s/>Pietr<text:span text:style-name="T1864">zy</text:span>k, pan Pietrzyk powie mi tutaj, że to nie jest drobna. Ale ja w tej globalnej sprawie, w tym sensie, bo ja zawsze w swoim życiu to tak mówiłem jako dygresję. Jak dyspozytor mi zgłaszał, że jest drobny wypadek, bo tylko noga złamana. Ja mówię<text:s/>- jakby<text:s/>to była twoja noga, to byłaby wielka sprawa. Ale jak to jest czyjaś noga, to dla ciebie jest to drobna.</text:p>
      <text:p text:style-name="P1865">I dlatego też właśnie mówię - dla człowieka konkretnego, to jest to sprawa bardzo istotna. Tylko w tym pojęciu ile spraw my tutaj mamy, bo jeżeli to nazwiemy drobną sprawą, ale sprawą do załatwienia - to jest to drobna sprawa. Bo ja już nie widzę tu wielkich przeszkód do załatwienia spraw z<text:s/>1988 r.</text:p>
      <text:p text:style-name="P1866">Dziękuję bardzo.</text:p>
      <text:p text:style-name="P1867"><text:span text:style-name="T1868">Przewodn</text:span><text:span text:style-name="T1869">iczą</text:span><text:span text:style-name="T1870">cy</text:span>:</text:p>
      <text:soft-page-break/>
      <text:p text:style-name="P1871">Dziękuję, Proszę tu pan prosi o głos.</text:p>
      <text:p text:style-name="P1872"><text:span text:style-name="T1873"><text:s text:c="29"/></text:span>:</text:p>
      <text:p text:style-name="P1874">To znaczy ja mam takie wrażenie,<text:s/><text:span text:style-name="T1875">że</text:span><text:s/>strona rządowa traktuje tę sprawę jako prestiżową i sprawę ambicjonalnie. Strona rządowa nie chce po prostu przyznać, że ci ludzie wyrzuceni z pracy po roku 1981 powinni by<text:span text:style-name="T1876">ć</text:span><text:s/>po prostu przywróceni. Tej deklaracji dotychczas ze strony rządowej nie było.</text:p>
      <text:p text:style-name="P1877"><text:span text:style-name="T1878">I</text:span><text:s/><text:span text:style-name="T1879">o</text:span>bawiam się, że brak tej deklaracji, brak woli załatwienia tej sprawy, przesuwanie ją na wyższe szczeble, oczywiście można przesuwać na wyższe szczeble dlatego, że jest to sprawa generalna w całym kraju. Ale myślę,<text:s/><text:span text:style-name="T1880">ż</text:span>e jest to także sprawa generalna w całym górnictwie - przywrócenie ludzi, którzy zostali wyrzuceni. I obawiam się, że to jest nie tylko kwestia prestiżowa. Obawiam się, że jest to pewnego typu taktyka, wołałbym się mylić<text:span text:style-name="T1881">.</text:span><text:s/>Jest to taktyka stopowania obrad przed podejmowaniem trudnych dla drugiej strony problemów. Ja mówię - wołałbym się mylić, ale mam takie wrażenie. I mam wrażenie, że jest to pewnego typu strategia, która cały czas dominowała przy rozmowach z górnikami, nie tylko obecnie, ale także podczas strajków w roku 1988<text:span text:style-name="T1882">.</text:span><text:s/>Jest to strategia, o której mówiłem - strateg<text:span text:style-name="T1883">ia</text:span><text:s/>nierówności stron. Chodzi o to, żeby ci ludzie, którzy tutaj siedzą - górnicy, są pracownikami panów. I chodzi o to, żeby im pokazać, że w każdej chwili, jeżeli koniunktura si<text:span text:style-name="T1884">ę</text:span><text:s/>zmieni, będzie ich można wyrzucić.</text:p>
      <text:p text:style-name="P1885">Dlatego - moim zdaniem<text:s/><text:span text:style-name="T1886">-</text:span><text:s/>bez deklaracji, że strona rządowa gotowa jest przywrócić do pracy wszystkich usuniętych po roku 1981, czyli gotowa jest zlikwidować personalne skutki stanu wojennego, te które si<text:span text:style-name="T1887">ę</text:span><text:s/>da załatwić i te które można teraz załatwić, wydaje mi si<text:span text:style-name="T1888">ę,</text:span><text:s/>że to oznacza, że strona rządowa chce zastopować te obrady, ponieważ ciągle chce pokazywać górnikom, że są nierówni, że są petentami, a nie partnerami. Dziękuję bardzo.</text:p>
      <text:p text:style-name="P1889"><text:span text:style-name="T1890">Pr</text:span><text:span text:style-name="T1891">zewod</text:span><text:span text:style-name="T1892">n</text:span><text:span text:style-name="T1893">icz</text:span><text:span text:style-name="T1894">ą</text:span><text:span text:style-name="T1895">cy</text:span><text:span text:style-name="T1896">:</text:span></text:p>
      <text:p text:style-name="P1897">Dziękuję<text:span text:style-name="T1898">.</text:span><text:s/>Kto z pań<text:span text:style-name="T1899">st</text:span>wa?</text:p>
      <text:p text:style-name="P1900"><text:span text:style-name="T1901">Ob</text:span><text:span text:style-name="T1902">.</text:span><text:span text:style-name="T1903"><text:s/>Leszek Piotrowski</text:span>:</text:p>
      <text:p text:style-name="P1904">Ja mam taką uwagę, że pan minister Gustek trzykrotnie zabierał głos po moim wystąpieniu, wymieniając m.in. mnie z nazwiska. Ja prosiłem o głos teraz, w tej chwili, aby odpowiedzieć na tę wypowiedź.</text:p>
      <text:p text:style-name="P1905"><text:span text:style-name="T1906">Przewodniczący</text:span>:</text:p>
      <text:p text:style-name="P1907">Jeżeli można proszę panów. Ponieważ widzę, że zaczyna się pewna polemika, bardzo bym prosił, ażeby przewodniczący delegacji zgłaszali osoby występujące. Wtedy to będzie w jakiś sposób skoordynowany. I ja nie chciałbym rozstrzygać kto z poszczególnych stron ma zabierać głos, ponieważ n<text:span text:style-name="T1908">ie</text:span><text:s/>jestem do tego upoważniony. Natomiast prosiłbym, ażeby przyjąć taką zasadę, że pr<text:span text:style-name="T1909">ze</text:span>wodniczący delegacji zgłaszają osoby do głosów<text:span text:style-name="T1910">.</text:span></text:p>
      <text:p text:style-name="P1911">Panie ministrze, jeżeli można to pan Pietrzyk<text:s/>- Proszę<text:span text:style-name="T1912">.</text:span></text:p>
      <text:p text:style-name="P1913"><text:span text:style-name="T1914">O</text:span><text:span text:style-name="T1915">b.</text:span><text:span text:style-name="T1916"><text:s/>Alojzy Pietrzyk</text:span>:</text:p>
      <text:p text:style-name="P1917">Proszę o zabranie głosu pana me<text:span text:style-name="T1918">c</text:span>. Piotrowskiego.</text:p>
      <text:p text:style-name="P1919"><text:span text:style-name="T1920">Mec</text:span><text:span text:style-name="T1921">.</text:span><text:span text:style-name="T1922"><text:s/>Leszek Piotrowski:</text:span></text:p>
      <text:p text:style-name="P1923">Najpierw taka uwaga ogólna - żeby doszło do owocu obrad, to trzeba mie<text:span text:style-name="T1924">ć</text:span><text:s/>szacunek dla przeciwnika. Nie należy mówić ad personam, tylko ad rem<text:span text:style-name="T1925">.</text:span><text:s/>Ponadto należy słuchać co przeciwnik mówi. Strona rządowa nie wysłuchała na przykład dzisiaj wypowiedzi pro<text:span text:style-name="T1926">f.</text:span><text:s/>Tadeu<text:span text:style-name="T1927">sz</text:span>a Zielińskiego. Bo gdyby wysłuchano, to by się ustosunkowano do tej wypowiedzi i<text:span text:style-name="T1928"><text:s/></text:span>nie byłoby m.in. takiego stwierdzenia, że trzeba wyroki uszanować,<text:s/><text:soft-page-break/>że istnienie wyroków sprzed lat jest przeszkodą do usunięcia skutków represji obecnie.</text:p>
      <text:p text:style-name="P1929">Dalej - jeżeli choćby jedna sprawa nie była do dzisiaj załatwiona o przywrócenie do pracy człowieka z tej pracy zwolnionego, za udział w strajkach, akcję protestacyjną lub za jakikolwiek czyn związany z jego działalnością związkową, to jest to sprawa poważna<text:span text:style-name="T1930">.</text:span><text:s/>I tu chyba nie trzeba szerszego uzasadn<text:span text:style-name="T1931">ie</text:span>nia, bo tu się z panem ministrem zgadzam - jeżeli jest to moja sprawa, to jest duża, a jak czyjaś to jest tylko jedna i nieistotna.</text:p>
      <text:p text:style-name="P1932">Ale choćby była jedna to jednak trzeba ją załatwić. I proponuję jej załatwienie.</text:p>
      <text:p text:style-name="P1933">Zarzut pod moim już adresem, że<text:s/><text:span text:style-name="T1934">ja</text:span><text:s/>tu próbuję załatwić sprawy swoich klientów jest tu przedziwny<text:span text:style-name="T1935">.</text:span><text:s/>Bo ja jestem przecież czynnym adwokatem i to jest mój pierwszy obowiązek, jaki istnieje.</text:p>
      <text:p text:style-name="P1936">To że się tak składa, że górnicy są moimi klientami, to jest dla mnie zaszczyt, a ich wybór. I ja tu po to jestem, ażeby przyoblekać w formę prawną t<text:span text:style-name="T1937">o</text:span><text:s/>czego oni chcą. A chcą przywrócenia do pracy.<text:s/>Stan wojenny był i z ty<text:span text:style-name="T1938">m<text:s/></text:span>musimy się pogodzić<text:s/><text:span text:style-name="T1939">-</text:span><text:s/>powiedziano tu przed chwilą.</text:p>
      <text:p text:style-name="P1940">Ale nie możemy tego stanu wojennego traktować jako siłę wyższą, której skutków nie można odwracać. I upieramy się przy tym, że mają wszyscy wrócić co zostali zwolnieni właśnie w tym nienormalnym stanie, właśnie po 1<text:span text:style-name="T1941">3</text:span><text:s/>grudnia 1981 roku.</text:p>
      <text:p text:style-name="P1942">A więc raz jeszcze powtarzam, żeby nie było niejasności. Zgłosiłem w imieniu strony<text:s/>„solidarnościowej<text:span text:style-name="T1943">”</text:span><text:s/>, mając do tego umocowanie<text:s/><text:span text:style-name="T1944">-</text:span><text:s/>projekt ugody, projekt porozumienia, który brzmi, że właściwe władze resortu górnictwa zobowiązują się do spowodowania, aby wszystkie kopalnie i zakłady górnicze przywróciły do pracy w trybie ugody, której wzór stanowi załącznik do niniejszego porozumienia wszystkie górników i pracowników kopalń i zakładów górniczych, którzy zostali zwolnieni po dniu 13 grudnia<text:s/><text:span text:style-name="T1945">1</text:span>981 r<text:span text:style-name="T1946">.</text:span><text:s/>do dnia 20 lutego 1989r<text:span text:style-name="T1947">.</text:span><text:s/>za działalność mającą na celu ochronę interesów pracowniczych, względnie za udział w strajku.</text:p>
      <text:p text:style-name="P1948">I po drugie - Minister Przemysłu, względnie dyrekto<text:span text:style-name="T1949">r</text:span>zy generalni właściwych wspólnot wystąpią do Ministra Obrony Narodowej o zwolnienie z zasadniczej służby wojskowej tych pracowników kopalń i zakładów górniczych, którzy w związku z akcjami protestacyjnymi i strajkami w sierpniu 1988 r<text:span text:style-name="T1950">.</text:span><text:s/>zostali powołani do czynnej służby wojskowej.</text:p>
      <text:p text:style-name="P1951">To jest nasze stanowisko.<text:s/><text:span text:style-name="T1952">I</text:span><text:s/>od tego stanowiska nie odstępujemy.</text:p>
      <text:p text:style-name="P1953">Dziękuję.</text:p>
      <text:p text:style-name="P1954"><text:span text:style-name="T1955">P</text:span><text:span text:style-name="T1956">rz</text:span><text:span text:style-name="T1957">e</text:span><text:span text:style-name="T1958">wo</text:span><text:span text:style-name="T1959">dn</text:span><text:span text:style-name="T1960">icz</text:span><text:span text:style-name="T1961">ą</text:span><text:span text:style-name="T1962">c</text:span><text:span text:style-name="T1963">y</text:span>:</text:p>
      <text:p text:style-name="P1964">Dziękuję. Proszę - pan minister Gustek.</text:p>
      <text:p text:style-name="P1965"><text:span text:style-name="T1966">Minister Gustek</text:span>:</text:p>
      <text:p text:style-name="P1967">Ja chciałem na spokojnie jeszcze tutaj odpowiedzieć jeszcze raz panu L<text:span text:style-name="T1968">i</text:span>ty<text:span text:style-name="T1969">ńskie</text:span>mu. Może my się nie rozumiemy. Ale naprawdę z naszej strony, po szerokim przedyskutowaniu z różnymi odpowiedzialnymi ludźmi, w tym i dyrektorami przedsiębiorstw i wspólnot, wykazujemy maksimum dobrej woli, ja tę wolę tutaj deklaruję, żeby wszystkie sprawy związane z<text:s/><text:span text:style-name="T1970">1</text:span>988 r. załatwić w sposób taki, żeby to było dla dobra pracowników.</text:p>
      <text:p text:style-name="P1971"><text:span text:style-name="T1972">I</text:span><text:s/>myślę, że większość tych spraw już jest załatwiona<text:span text:style-name="T1973">.<text:s/></text:span>I jeżeli któraś z tych spraw jeszcze nie jest załatwiona, to jest deklaracja z mojej strony, że do końca będzie załatwiona.</text:p>
      <text:p text:style-name="P1974">Ja nie będę dyskutował nad tym czy to pismo podpisane tam przez dyrektora jest szerzej czy węziej<text:s/><text:soft-page-break/>napisane. Można to było załatwić nie na dwóch kartkach, moim zdaniem, a na pół kartki. Ale to już jest inne zagadnienia.</text:p>
      <text:p text:style-name="P1975">I te sprawy - raz jeszcze podkreślam<text:s/><text:span text:style-name="T1976">-</text:span><text:s/>sprawy z 1988 r.<text:span text:style-name="T1977"><text:s/></text:span>uważamy za załatwione, względnie jeżeli jeszcze jakieś są - to proszę o konkretne nazwiska. Deklaruję, że będziemy załatwiać dla dobra pracownika poszkodowanego<text:span text:style-name="T1978">.</text:span></text:p>
      <text:p text:style-name="P1979">Natomiast jeżeli panowie twierdzą, że to jest wasze ostateczne stanowisko, to ja też tutaj deklaruję jako ostateczne stanowisko, że sprawy wszystkie po<text:s/><text:span text:style-name="T1980">1</text:span>981<text:s/><text:span text:style-name="T1981">r.<text:s/></text:span>przekażemy na<text:s/>„stolik”<text:s/>wyższego rzędu.</text:p>
      <text:p text:style-name="P1982">Dziękuję za uwagę.</text:p>
      <text:p text:style-name="P1983"><text:span text:style-name="T1984">Pr</text:span><text:span text:style-name="T1985">zewod</text:span><text:span text:style-name="T1986">n</text:span><text:span text:style-name="T1987">icz</text:span><text:span text:style-name="T1988">ą</text:span><text:span text:style-name="T1989">cy</text:span><text:span text:style-name="T1990">:</text:span></text:p>
      <text:p text:style-name="P1991">Bardzo proszę - pan Pietrzyk.</text:p>
      <text:p text:style-name="P1992"><text:span text:style-name="T1993">O</text:span><text:span text:style-name="T1994">b.</text:span><text:span text:style-name="T1995"><text:s/>P</text:span><text:span text:style-name="T1996">ietr</text:span><text:span text:style-name="T1997">zyk</text:span>:</text:p>
      <text:p text:style-name="P1998">P<text:span text:style-name="T1999">ro</text:span>sz<text:span text:style-name="T2000">ę</text:span><text:s/><text:span text:style-name="T2001">o</text:span><text:s/><text:span text:style-name="T2002">z</text:span>ab<text:span text:style-name="T2003">r</text:span>anie głosu pana B<text:span text:style-name="T2004">o</text:span>j<text:span text:style-name="T2005">a</text:span>r<text:span text:style-name="T2006">s</text:span>kieg<text:span text:style-name="T2007">o.</text:span></text:p>
      <text:p text:style-name="P2008"><text:span text:style-name="T2009">Ob.<text:s/></text:span><text:span text:style-name="T2010">W</text:span><text:span text:style-name="T2011">ł</text:span><text:span text:style-name="T2012">o</text:span><text:span text:style-name="T2013">d</text:span><text:span text:style-name="T2014">z</text:span><text:span text:style-name="T2015">i</text:span><text:span text:style-name="T2016">m</text:span><text:span text:style-name="T2017">i</text:span><text:span text:style-name="T2018">e</text:span><text:span text:style-name="T2019">r</text:span><text:span text:style-name="T2020">z</text:span><text:span text:style-name="T2021"><text:s/>Bo</text:span><text:span text:style-name="T2022">j</text:span><text:span text:style-name="T2023">arski<text:s/></text:span><text:span text:style-name="T2024">-</text:span><text:span text:style-name="T2025"><text:s/>eks</text:span><text:span text:style-name="T2026">p</text:span><text:span text:style-name="T2027">er</text:span><text:span text:style-name="T2028">t</text:span><text:span text:style-name="T2029">:</text:span></text:p>
      <text:p text:style-name="P2030">Chci<text:span text:style-name="T2031">ałe</text:span>m n<text:span text:style-name="T2032">a</text:span>wią<text:span text:style-name="T2033">za</text:span>ć<text:s/><text:span text:style-name="T2034">do</text:span><text:s/>f<text:span text:style-name="T2035">i</text:span>l<text:span text:style-name="T2036">ozo</text:span>fii<text:s/><text:span text:style-name="T2037">d</text:span>i<text:span text:style-name="T2038">alogu,</text:span><text:s/><text:span text:style-name="T2039">a</text:span><text:s/>wreszcie chyba pojednania narodowego<text:span text:style-name="T2040">.</text:span><text:s/>Mnie się wydaje,<text:s/><text:span text:style-name="T2041">ż</text:span>e strona<text:s/>„solidarnościowa<text:span text:style-name="T2042">”</text:span><text:s/>wyraziła uznanie dla przemysłu węglowego za załatwienie większości spraw. I to jest prawda, zostały niewielkie sprawy.</text:p>
      <text:p text:style-name="P2043">Wydaje mi się, że z relacji, które tutaj padły, mamy świadomość, że zostały to sprawy ambicjonalne. Bo nie są to sprawy karne, w stosunku do których toczą się procesy karne.<text:s/><text:span text:style-name="T2044">Je</text:span>żeli do tej pory przez wiele miesięcy nie zostały załatwione, to dlatego, że są to sprawy ambicjonalne poszczególnych osób.</text:p>
      <text:p text:style-name="P2045">W związku z tym chciałem wyrazić pewne ubolewanie, że przechodzi się nad tym trochę do porządku dziennego. Wreszcie naprawdę w stosunku do masy spra<text:span text:style-name="T2046">w</text:span><text:s/>załatwionych, jest to margines<text:span text:style-name="T2047">.</text:span><text:s/><text:span text:style-name="T2048">I</text:span><text:s/>n<text:span text:style-name="T2049">ie</text:span>p<text:span text:style-name="T2050">otrzebnie</text:span><text:s/>ten margines nas tu trzeci dzień trzyma przed ważniejszymi sprawami. Koszty społeczne panów dyrektorów i nas wszystkich związane z marnowaniem czasu są daleko większe, niż te niewielkie odszkodowania, o które ludzie wyst<text:span text:style-name="T2051">ę</text:span>pują<text:span text:style-name="T2052">.</text:span><text:s/>Więc naprawdę nie rozumiem o co by tu chodziło.</text:p>
      <text:p text:style-name="P2053">Wydaje mi się natomiast, że prosiłbym aby wszystkie strony zrozumiały, przede wszystkim panowie, że jest to najbardziej wym<text:span text:style-name="T2054">ie</text:span>rny dla ludzi na dole wskaźnik - że my się w ogóle zgadzamy na cokolwiek i chc<text:span text:style-name="T2055">e</text:span>my załatwić<text:span text:style-name="T2056">.</text:span></text:p>
      <text:p text:style-name="P2057">My tu mamy trudne sprawy do załatwienia, a<text:span text:style-name="T2058">le</text:span><text:s/>ta jest naprawdę na<text:span text:style-name="T2059">jł</text:span>atw<text:span text:style-name="T2060">iejs</text:span>za. No, tyle porozumień polubownych można było w ciągu tygodnia naprawdę załatwić.</text:p>
      <text:p text:style-name="P2061">Jeżeli najprostszej sprawy nie potrafimy załatwić, to każdy prosty człowiek uważa, że w ogóle my tu nic nie załatwimy. Wydaje mi się zatem, że to jest<text:s/><text:span text:style-name="T2062">s</text:span>prawa niezwykle ważna, żebyśmy ten drobiazg, tej cudzej ręki naprawdę w stosunku do dużego zakresu spraw załatwionych, żebyśmy sobie tym wzajemnie nie truli, ż<text:span text:style-name="T2063">e</text:span><text:s/>tak powiem, czasu.</text:p>
      <text:p text:style-name="P2064"><text:span text:style-name="T2065">I</text:span><text:s/>wydaje mi się, że tutaj deklaracja pana ministra, gdyby można ją jeszcze opatrzyć terminem, że w ciągu tygodnia te sprawy zostaną załatwione, przyjęta byłaby z dużym zadowoleniem i po tygodniu tylko byśmy się dopytali - czy rzeczywiście te sprawy zostały załatwione.</text:p>
      <text:p text:style-name="P2066">Zatem proponowałbym to oświadczenie pana ministra przyjąć i wrócić do tej części spraw za tydzień, jeżeli ona nie zostanie w ciągu tygodnia czasu uregulowana.</text:p>
      <text:p text:style-name="P2067">Pozostaje natomiast sprawa osób zwolnionych po<text:s/><text:span text:style-name="T2068">1</text:span>981 r<text:span text:style-name="T2069">.</text:span><text:span text:style-name="T2070"><text:s/></text:span>Ja myślę, że mamy świadomość tego, że nie<text:s/><text:soft-page-break/>jest to sprawa specyficznie górnicza. Niemniej jednak, jest to sprawa również górnicza. Jeżeli jest to sprawa również górnicza, jeżeli nawet do końca byśmy jej nie byli w stanie załatwić, to przecież wydaje mi się, że powinniśmy przedstawić konkretne wnioski załatwienia tej sprawy.</text:p>
      <text:p text:style-name="P2071">Jeżeli panowie ze strony rządowej złożycie w ostatecznej chwili deklarację, że załatwienie tego przekracza wasze kompetencje, to przynajmniej uzgodnimy wspólnie formę załatwienia i wspólnie próbujmy wnioskować załatwienie tej sprawy przez wyższy<text:s/>„stolik”.</text:p>
      <text:p text:style-name="P2072">Natomiast jeżeli byśmy to zrobili, to dokonamy istotnego wkładu do rozstrzygnięcia sprawy szerszej.</text:p>
      <text:p text:style-name="P2073">Natomiast jeżeli si<text:span text:style-name="T2074">ę</text:span><text:s/>uchylimy przed dokonaniem tej części pracy, to sprawę na wyższym<text:s/>„stoliku”<text:s/>znacznie<text:s/><text:span text:style-name="T2075">utr</text:span>u<text:span text:style-name="T2076">dn</text:span>i<text:span text:style-name="T2077">m</text:span>y.<text:span text:style-name="T2078"><text:s/></text:span>Bo przecież oni nie znając realiów, nie znając szczegółów sprawy, będą tym bardziej mieli trudność rozstrzygnięcia tej sprawy<text:span text:style-name="T2079">.</text:span></text:p>
      <text:p text:style-name="P2080">Wydaje mi się, że większ<text:span text:style-name="T2081">o</text:span>ść z panów ma świadomoś<text:span text:style-name="T2082">ć</text:span><text:s/>tego, jak ważnym jest przywrócenie<text:s/><text:span text:style-name="T2083">-</text:span><text:s/>po pierwsze - dobrego klimatu solidarnej pracy na kopalniach. Po drugie - przywrócenia jednak pewnych rąk do pracy, też na tych kopalniach. I dlatego wydaje mi się, że dokonanie realnego wkładu w uregulowanie spraw po 1981 roku przez nasz stolik jest niezwykle ważne. I proponuję jednak tę sprawę podjąć, doprowadzić do maksimum wyczerpania kompetencji przez panów i doprowadzić do tego, że jeżeli staniem przed brakiem kompetencji, żeby wspólny wniosek naszego<text:s/>„stolika”<text:s/>skierować do<text:s/>„stolika”<text:s/>wyższego. Ale wspólny wniosek po rozpatrzeniu i po uzgodnieniu tej sprawy.</text:p>
      <text:p text:style-name="P2084">Dziękuję uprzejmie za uwagę<text:span text:style-name="T2085">.</text:span></text:p>
      <text:p text:style-name="P2086"><text:span text:style-name="T2087">P</text:span><text:span text:style-name="T2088">rz</text:span><text:span text:style-name="T2089">e</text:span><text:span text:style-name="T2090">wo</text:span><text:span text:style-name="T2091">dniczący</text:span>:</text:p>
      <text:p text:style-name="P2092">O głos prosił pan Pietrzyk<text:span text:style-name="T2093">.</text:span></text:p>
      <text:p text:style-name="P2094"><text:span text:style-name="T2095">Ob.<text:s/></text:span><text:span text:style-name="T2096">A</text:span><text:span text:style-name="T2097">lojzy Pietrzyk</text:span>:</text:p>
      <text:p text:style-name="P2098">Proszę o zabranie głosu pro<text:span text:style-name="T2099">f.</text:span><text:s/>Zielińskiego<text:span text:style-name="T2100">.</text:span></text:p>
      <text:p text:style-name="P2101"><text:span text:style-name="T2102">Prof. Tadeusz Zieliński</text:span>:</text:p>
      <text:p text:style-name="P2103">Panie przewodniczący, szanowni państwo<text:span text:style-name="T2104">.</text:span><text:s/>Muszą powiedzieć, że mnie trochę martwi, że ustawicznie podnoszone są w tym podzespole problemy kompetencji. Ja w swoim wystąpieniu na<text:s/>początku<text:s/><text:span text:style-name="T2105">d</text:span>zi<text:span text:style-name="T2106">siej</text:span>sze<text:span text:style-name="T2107">g</text:span>o spotkania starałem się akcentowa<text:span text:style-name="T2108">ć<text:s/></text:span>potrzeb<text:span text:style-name="T2109">ę</text:span><text:s/>traktowania naszych rozmów w kategoriach nie<text:s/><text:span text:style-name="T2110">ś</text:span>ciśle form<text:span text:style-name="T2111">a</text:span>l<text:span text:style-name="T2112">no</text:span>-<text:span text:style-name="T2113">p</text:span>rawnyc<text:span text:style-name="T2114">h</text:span>, ale w kategoriach ugody społecznej.<text:s/><text:span text:style-name="T2115">I</text:span><text:s/>to je<text:span text:style-name="T2116">s</text:span>t bardzo istotne. Chociaż jestem prawnikiem uważam,<text:s/><text:span text:style-name="T2117">ż</text:span>e tutaj ten aspekt prawny jest jak gdyby w tle<text:span text:style-name="T2118">.</text:span><text:s/>N<text:span text:style-name="T2119">ajw</text:span>ażni<text:span text:style-name="T2120">ejs</text:span>za sprawa, aby doszło do porozumienia w sprawie powrotu do pracy ludzi, których uważamy za skrzywdzonych.</text:p>
      <text:p text:style-name="P2121">Nie ukrywam, że strona<text:s/><text:span text:style-name="T2122">„</text:span>solidarnościowa”<text:s/>uw<text:span text:style-name="T2123">a</text:span>ża, że trzeba zerwać z reliktami stanu wojennego, z tymi reliktami, które są odwracalne<text:span text:style-name="T2124">.</text:span><text:s/>A do takich spraw należy niewątpliwie sprawa przywrócenia do pracy ludzi zwolnion<text:span text:style-name="T2125">y</text:span>ch po grudniu 1<text:span text:style-name="T2126">9</text:span>81 r.</text:p>
      <text:p text:style-name="P2127">Powiedziałem, że martwi mnie to ciągłe, ustawiczne powracanie do sprawy kompetencji tego zespołu, ponieważ tutaj rysuje się znowu w stanowisku strony rządowe<text:span text:style-name="T2128">j<text:s/></text:span>koncepcja zepchnięcia tej sprawy gdzie indziej.</text:p>
      <text:p text:style-name="P2129">To nie o to chodzi gdzie ta sprawa będzie załatwiona nawet, ale przede wszystkim chodzi, ażeby była załatwiona i żeby została załatwiona jak najrychlej. Skoro sprawa stanęła na posiedzeniu Podzespołu do spraw Górnictwa<text:span text:style-name="T2130"><text:s/></text:span>to ona tutaj powinna być załatwiona już choćby z tego względu, że ona się tu najwcześniej pojawiła.</text:p>
      <text:soft-page-break/>
      <text:p text:style-name="P2131">Po wtóre - sprawa przywrócenia do pracy zwolnionych górników była m.in<text:span text:style-name="T2132">.</text:span><text:s/>przedmiotem żądań strajkowych<text:span text:style-name="T2133">.</text:span><text:s/>I tutaj strona<text:s/>„solidarnościowa”, która bierze udział w tych obradach, jest zobligowana do załatwienia tego postulatu, który został w okresie strajków sierpniowych m.in. podniesiony.</text:p>
      <text:p text:style-name="P2134">Jeżeli jednak chodziłoby tu o problemy natury<text:s/><text:span text:style-name="T2135">fo</text:span>rm<text:span text:style-name="T2136">alno</text:span>-pr<text:span text:style-name="T2137">aw</text:span>n<text:span text:style-name="T2138">ej,</text:span><text:s/>zagadnienia dotyczące kompetencji tych<text:s/>„stolików”, to muszę powiedzieć, że: - po pierwsze - koncepcja skierowania s<text:span text:style-name="T2139">p</text:span>r<text:span text:style-name="T2140">a</text:span>wy do tzw<text:span text:style-name="T2141">.</text:span><text:s/>zespołu politycznego, jest całkowicie chybiona, ponieważ zespół ten zajmuje się sprawami zmiany struktur politycznych w państwie, problemami generalnymi. Natomiast nie jest to przecież zespół,<text:s/><text:span text:style-name="T2142">k</text:span>tóry zastępuje Biuro Polityczne i daje jakieś dyrektywy polityczne w sprawach, które za takie uchodzą.</text:p>
      <text:p text:style-name="P2143">Ja myślę, pan Andryszczak ze strony rządowej tutaj troszkę - powiedziałbym - podchodzi do tej sprawy właśnie w taki sposób, że tam mają by<text:span text:style-name="T2144">ć</text:span><text:s/>podjęte jakieś dyrektywy natury politycznej. A więc to jest jakieś grube nieporozumienie. Przecież o to nie chodzi absolutnie. Chodzi o załatwienie takiej sprawy, która się nadaje do załatwienia na drodze prawnej i będzie wymagała później załatwienia przez właściwe organy.</text:p>
      <text:p text:style-name="P2145">Za chwilę zresztą do tego wrócę<text:span text:style-name="T2146">.</text:span><text:s/>Gdy idzie o Zespół Gospodarki i Polityki Społecznej - sytuacja jest analogiczna. Ten zespół zajmuje się problemem reformy<text:span text:style-name="T2147">.</text:span><text:s/>Reformy gospodarki, a także przekształceniem kierunków polityki społecznej<text:span text:style-name="T2148">.</text:span><text:s/>To nie jest zespół, który zajmuje się sprawami dotyczącymi przywróceń do pracy pracowników zatrudnionych w górnictwie, czy też pracowników zatrudnionych w innych gałęziach, czy sektorach gospodarki.</text:p>
      <text:p text:style-name="P2149">Nie da się też, jak tutaj proponowano, to znaczy połączenie jest możliwe, ale zdaje się, że to byłoby niecelowe. Otóż nie da się w moim przekonaniu, łączy<text:span text:style-name="T2150">ć</text:span><text:s/>sprawy reaktywowania górników ze sprawami zwolnionych sędziów z sądownictwa, jak również nauczycieli<text:span text:style-name="T2151">.</text:span></text:p>
      <text:p text:style-name="P2152">Sędziowie byli zwalniani w innym nieco trybie, byli przez Radę Państwa odwołani z zajmowanych stanowisk. I ta sprawa będzie prawdopodobnie załatwiona przez zespół, przepraszam, przez Podzespół ds. Reformy Prawa i Sądów Powszechnych. A więc myślę,<text:s/><text:span text:style-name="T2153">ż</text:span>e połączenie tych spraw jest nawet ze względów - powie<text:span text:style-name="T2154">dz</text:span>i<text:span text:style-name="T2155">ał</text:span>bym - nawet takich<text:s/><text:span text:style-name="T2156">fo</text:span>rmalnych, trudne. Aczkolwiek nie jest niemożliwe.</text:p>
      <text:p text:style-name="P2157">Tutaj jednak jest podzespół właściwy do załatwienia tych spraw. To są byli pracow<text:span text:style-name="T2158">n</text:span>icy górnictwa. I tutaj należy sprawę załatwić.</text:p>
      <text:p text:style-name="P2159">Ja cieszę się, ponieważ myślę, że w wystąpieniu pana ministra Gu<text:span text:style-name="T2160">st</text:span>ka są pewne elementy, które pozwolą na zbliżenie stanowisk<text:span text:style-name="T2161">.</text:span><text:s/>To jest takie modne słowo w obradach<text:s/><text:span text:style-name="T2162">„</text:span>okrągłego stołu”. Pan minister deklaruje, że jest ta wola zajęcia się tą sprawą. A więc do tego momentu jak najbardziej trzeba się z tym zgodzić. Natomiast trudne do przyjęcia byłoby przekaz<text:span text:style-name="T2163">yw</text:span>anie tej sprawy do Zespołu do spraw Gospodarki i Polityki Społecznej. Trzeba sprawę tutaj załatwić. Później naturalnie wszystkie nasze wyniki będą przekazane Zespołowi Gospodarki i Polityki Społecznej, jeżeli traktujemy ten Zespół Gospodarki i Polityki Społecznej, jako w<text:span text:style-name="T2164">yż</text:span>szo-rzędny.</text:p>
      <text:p text:style-name="P2165">Tutaj mamy do czynienia z podzespołem. Zespół Gospodarki i Polityki społecznej jest zespołem i wyniki naszych prac z pewnością zostaną przekazane temu zespołowi wyższego rzędu. Ale nie można na ten zespół wyższego rzędu przekazać to, co ma zrobić podzespół przecież. To gdyby tak postąpiono ze sprawami przywróceń do pracy, to z wieloma innymi sprawami, moglibyśmy postępować analogicznie.</text:p>
      <text:p text:style-name="P2166">Dlaczego mamy się tutaj męczyć nad załatwianiem określonych spraw, jak możemy podrzucić, przepraszam za to słowo zespołowi wyższego rzędu. To musi być tu załatwione. Tu muszą być podjęte<text:s/><text:soft-page-break/>pewne wspólne ustalenia.</text:p>
      <text:p text:style-name="P2167">Powtarzam raz jeszcze - nie zastąpimy sądów,<text:s/><text:span text:style-name="T2168">n</text:span><text:span text:style-name="T2169">i</text:span><text:span text:style-name="T2170">e</text:span><text:span text:style-name="T2171"><text:s/></text:span>zastąpimy dyrektorów zakładów pracy, nie zastąpimy ustawodawcy, ale można tutaj przyjąć takie ustalenie, które będzie miało moc polityczną, moc pewnej politycznej ugody, która będzie wiązała także tych dyrektorów poszczególnych zakładów pracy<text:span text:style-name="T2172">.</text:span></text:p>
      <text:p text:style-name="P2173">Jeszcze raz wracam do tego - nie traktujmy sprawy w kategoriach form<text:span text:style-name="T2174">al</text:span>no-pr<text:span text:style-name="T2175">aw</text:span>nych, nie traktujmy sprawy w kategoriach podziału kompetencji. Niczyje kompetencje nie zostaną ruszone<text:span text:style-name="T2176">.</text:span><text:s/>Jeżeli zostanie tutaj podjęta pewna ugoda w tych sprawach, która będzie później wykonywana w trybie zgodnym z porządkiem kon<text:span text:style-name="T2177">styt</text:span>uc<text:span text:style-name="T2178">yj</text:span>no-prawnym.</text:p>
      <text:p text:style-name="P2179">Dziękuję uprzejmie<text:span text:style-name="T2180">.</text:span></text:p>
      <text:p text:style-name="P2181"><text:span text:style-name="T2182">Przewodnicz</text:span><text:span text:style-name="T2183">ą</text:span><text:span text:style-name="T2184">c</text:span><text:span text:style-name="T2185">y</text:span>:</text:p>
      <text:p text:style-name="P2186">Dziękuję. Czy ze strony rządowej ktoś chce zabrać głos?</text:p>
      <text:p text:style-name="P2187"><text:span text:style-name="T2188">Minister Gus</text:span><text:span text:style-name="T2189">te</text:span><text:span text:style-name="T2190">k</text:span>:</text:p>
      <text:p text:style-name="P2191">Proszę o udzielenie głosu panu Andryszczakowi<text:span text:style-name="T2192">.</text:span></text:p>
      <text:p text:style-name="P2193"><text:span text:style-name="T2194">Ob. Andryszczak</text:span>:</text:p>
      <text:p text:style-name="P2195">Dziękuję bardzo<text:span text:style-name="T2196">.</text:span><text:s/>P<text:span text:style-name="T2197">o</text:span><text:s/>tych wypowiedziach wydaje mi się, ż<text:span text:style-name="T2198">e</text:span><text:s/><text:span text:style-name="T2199">j</text:span>a<text:span text:style-name="T2200">ko</text:span><text:s/>prawnik pozwolę sobie ustosunkować się jednak do kilku rzeczy, które dla mnie osobiście, jako dla prawnika są rzeczą trochę bulwersującą.</text:p>
      <text:p text:style-name="P2201">Może wyjdę od tego - ja rozumiem intencje<text:s/><text:span text:style-name="T2202">s</text:span>trony opozyc<text:span text:style-name="T2203">yj</text:span>no-solidarnościow<text:span text:style-name="T2204">ej</text:span>, żeby problem osób zwolnionych po 1981 roku, załatwić generalnie. Ja tylko, będąc pragmatykiem, zastanawiam się - czy tutaj chodzi wyłącznie o te osoby, o każdy przypadek, żeby go załatwić uczciwie i sprawiedliwie, czy chodzi raczej o stworzenie pewnej trudno mi w tej chwili to określić, stworzenie pewnej sytuacji politycznej, która by wskazywała na to, że wszystko co było po 1981 roku w tym zakresie, zacieramy.</text:p>
      <text:p text:style-name="P2205">Ja nie wchodzę w sprawy - czy tego nie trzeba zrobić<text:span text:style-name="T2206">,</text:span><text:s/>czy nie trzeba tego zatrze<text:span text:style-name="T2207">ć.</text:span><text:s/>Bo ja patrzę na zgłoszone do nas sprawy po 1981 roku. To są tylko dwie sprawy<text:span text:style-name="T2208">.</text:span><text:s/>Nie będę tu operował nazwiskami, bo nie chciałbym kogokolwiek dotknąć.<text:s/><text:span text:style-name="T2209">W</text:span><text:s/>każdym razie obydwie te osoby pracują<text:span text:style-name="T2210">.</text:span></text:p>
      <text:p text:style-name="P2211">Natomiast jeżeli chodzi o jedną z tych osób, to tam zapa<text:span text:style-name="T2212">dł</text:span><text:s/>wyrok Sądu Na<text:span text:style-name="T2213">jw</text:span>yższego.</text:p>
      <text:p text:style-name="P2214">Ja mówię i my twierdziliśmy od początku, że nic nie stoi na przeszkodzie, aby ktoś mógł ponownie zostać przyj<text:span text:style-name="T2215">ę</text:span>ty do pracy. Ale jest różnica zasadnicza pomiędzy przyjęciem do pracy i przywróceniem do pracy. Zdajemy sobie z tego sprawę.</text:p>
      <text:p text:style-name="P2216">Ja jako prawnik nie mam co do tego żadnych wątpliwości. Ja tego kodeksu muszę przestrzegać. Ja rozumiem to co mówi pan pro<text:span text:style-name="T2217">f.</text:span><text:s/>Zieliński, że sprawa prawna powinna być w tle<text:span text:style-name="T2218">.</text:span><text:s/>Tak<text:span text:style-name="T2219">,</text:span><text:s/>ale musimy szukać rozwiązań, które nam pozwolą taką sytuację stworzyć.<text:s/><text:span text:style-name="T2220">I</text:span><text:s/>dla mnie stworzeniem tego rodzaju sytuac<text:span text:style-name="T2221">j</text:span>i to jest właśnie nie przywrócenie do pracy, szczególnie tam gdzie są prawomocne wyroki sądowe, ale ponowne przyjęcie do pracy.</text:p>
      <text:p text:style-name="P2222">I drugi element, który chciałem podnieść - nie mogę się zgodzić z tym, że ja mówiąc o pełnej samodzielności dyrektora, o pełnej samodzielności organów samorządu pra<text:span text:style-name="T2223">co</text:span>wniczego, na które nie powinna mieć wpływu żadna decyzja odgórna, żeby mogło być to poczytane za relikt stalinizmu. Chyba że dokonamy oceny politycznej, że wszystko to co było ma taki charakter.</text:p>
      <text:p text:style-name="P2224">Natomiast uważam, że nie może być nakazu w stosunku do dyrektorów samodzielnych przedsiębiorstw w tych sprawach.</text:p>
      <text:soft-page-break/>
      <text:p text:style-name="P2225">I sądzę, że jeżeli to prawo może być w tle, to wszystko powinno..<text:span text:style-name="T2226">.</text:span><text:s/>I to co powiedział bardzo słusznie pan minister Gustek w odniesieniu do<text:s/><text:span text:style-name="T2227">19</text:span>88 r<text:span text:style-name="T2228">.</text:span><text:s/>Zrobimy wszystko, ale nie nakazem, tylko innymi działaniami, żeby sprawy zostały załatwione<text:span text:style-name="T2229">.</text:span></text:p>
      <text:p text:style-name="P2230">Dziękuję bardzo.</text:p>
      <text:p text:style-name="P2231"><text:span text:style-name="T2232">Pr</text:span><text:span text:style-name="T2233">zewod</text:span><text:span text:style-name="T2234">n</text:span><text:span text:style-name="T2235">icz</text:span><text:span text:style-name="T2236">ą</text:span><text:span text:style-name="T2237">cy</text:span><text:span text:style-name="T2238">:</text:span></text:p>
      <text:p text:style-name="P2239">Dzięku<text:span text:style-name="T2240">ję</text:span>. Proszę<text:s/><text:span text:style-name="T2241">ko</text:span>l.<text:s/><text:span text:style-name="T2242">Raj</text:span>mund Moric.</text:p>
      <text:p text:style-name="P2243"><text:span text:style-name="T2244">O</text:span><text:span text:style-name="T2245">b.</text:span><text:span text:style-name="T2246"><text:s/>Rajmund Moric:</text:span></text:p>
      <text:p text:style-name="P2247">Widzę, że rysuje się tutaj pewne zbliżenie, może i stanowisk - ośmielę się powiedzieć. Bo rozumiem, że oświadczenie pana ministra Gustka co do spraw 1<text:span text:style-name="T2248">9</text:span>88 r<text:span text:style-name="T2249">.</text:span><text:s/>panowie przemyślą. Natomiast sprawa jest jeszcze tutaj nie ma po prostu consensusu w sprawie spraw związanych z powołaniem do wojska, bo ten temat nie został tu wyjaśniony ze strony rządowej jednozna<text:span text:style-name="T2250">cz</text:span>ni<text:span text:style-name="T2251">e.</text:span></text:p>
      <text:p text:style-name="P2252">I jeżeli można też to sprawa ludzi z 1981, po 1981 roku. Ponieważ była tutaj prośba pana Pietrzyka o dokonanie przerwy ja bym prosił, czy mogłaby strona opozycyjno-solidarnościowa podać ile przypadków jest po roku 1981, ponieważ strona rządowa twierdzi, że to są tylko dwa przypadki. A więc czy to faktycznie chodzi o to samo, bo tak wyszło z wypowiedzi<text:span text:style-name="T2253">.<text:s/></text:span>Ja nie znam tych dokumentów. I w tym układzie może byśmy przedstawili ile to jest osób, ażeby mieć po prostu rozeznanie.</text:p>
      <text:p text:style-name="P2254">Proponuje więc przerwę 10-minutową.</text:p>
      <text:p text:style-name="P2255">/Pr<text:span text:style-name="T2256">ze</text:span>rwa/.</text:p>
      <text:p text:style-name="P2257"/>
      <text:p text:style-name="P2258">/Po przerwie/.</text:p>
      <text:p text:style-name="P2259"><text:span text:style-name="T2260">Przewodni</text:span><text:span text:style-name="T2261">cz</text:span><text:span text:style-name="T2262">ący</text:span>:</text:p>
      <text:p text:style-name="P2263">Czy strona rządowa chce w tej chwili zabra<text:span text:style-name="T2264">ć</text:span><text:s/>głos? Proszę pan minister.</text:p>
      <text:p text:style-name="P2265"><text:span text:style-name="T2266">Minister Gustek</text:span>:</text:p>
      <text:p text:style-name="P2267">Na razie myśmy się wypowiedzieli w bardzo elastyczny sposób, z pełnym wyciągnięciem ręki do załatwienia sprawy. I ja w tej chwili nie mam nic do powiedzenia.</text:p>
      <text:p text:style-name="P2268"><text:span text:style-name="T2269">Pr</text:span><text:span text:style-name="T2270">zewod</text:span><text:span text:style-name="T2271">n</text:span><text:span text:style-name="T2272">icz</text:span><text:span text:style-name="T2273">ą</text:span><text:span text:style-name="T2274">cy</text:span><text:span text:style-name="T2275">:</text:span></text:p>
      <text:p text:style-name="P2276">Proszę bardzo<text:span text:style-name="T2277">.</text:span></text:p>
      <text:p text:style-name="P2278"><text:span text:style-name="T2279">Kol. Leszek Piotrowski -<text:s/></text:span><text:span text:style-name="T2280">„</text:span><text:span text:style-name="T2281">Solidarność</text:span><text:span text:style-name="T2282">”</text:span>:</text:p>
      <text:p text:style-name="P2283">Więc wyciągam tą rękę, proponuję sporządzenie protokołów rozbieżności, przy czym protokół ten - jeśli idzie o nas, o nasze stanowisko, będzie miał taką treść:</text:p>
      <text:p text:style-name="P2284"><text:span text:style-name="T2285">„</text:span>Właściwe władze górnicze zobowiązują się do spowodowania, aby wszystkie kopalnie i zakłady górnicze przywróciły do pracy - w trybie ugody, której wzór stanowi załącznik do niniejszego protokołu<text:s/><text:span text:style-name="T2286">-</text:span><text:s/>wszystkich górników i pracowników kopalń, i zakładów górniczych, którzy zostali zwolnieni po dniu 13 grudnia 1981 roku, za działalność mającą na celu ochronę interesów pracowniczych, względnie za udział w strajku,<text:s/><text:span text:style-name="T2287">jeg</text:span>o org<text:span text:style-name="T2288">a</text:span>n<text:span text:style-name="T2289">izo</text:span>w<text:span text:style-name="T2290">a</text:span>n<text:span text:style-name="T2291">i</text:span>e lub pomoc niesioną dla strajkujących.</text:p>
      <text:p text:style-name="P2292">Pkt 2 - Minister Przemysłu, względnie dyrektorzy generalni właściwych wspólnot, wystąpią do Ministra Obrony Narodowej o zwolnienie z zasadniczej służby wojskowej tych pracowników kopalń i zakładów górniczych, którzy w zwią<text:span text:style-name="T2293">zk</text:span>u z akcjami protestac<text:span text:style-name="T2294">yj</text:span>nymi i strajkami w sierpniu 1<text:span text:style-name="T2295">98</text:span>8 r. zostali powołani do czynnej służby wojskowej. W załączeniu wzór ugody.</text:p>
      <text:soft-page-break/>
      <text:p text:style-name="P2296">Ugoda zawarta w dniu<text:s/><text:span text:style-name="T2297">...</text:span><text:s/>pomiędzy reprezentowaną przez<text:s/><text:span text:style-name="T2298">-</text:span><text:s/>zwaną dalej w dalszym części zakładem pracy z jednej strony, a obywatelem zamieszkałym<text:s/><text:span text:style-name="T2299">...</text:span><text:s/>zwanym w dalszej treści ugody pracownikiem - z drugiej strony o treści następującej:</text:p>
      <text:p text:style-name="P2300">§<text:span text:style-name="T2301">1.</text:span><text:s/>Zakład pracy cofa oświadczenie o rozwiązaniu umowy o pracę z dnia<text:s/><text:span text:style-name="T2302">...</text:span><text:s/>doręczone pracownikowi w dniu, a pracownik wyraża na to zgodę.</text:p>
      <text:p text:style-name="P2303"><text:span text:style-name="T2304">§</text:span>2. Strony zgodnie potwierdz<text:span text:style-name="T2305">aj</text:span>ą, że cofnięcie oświadczenia o rozwiązaniu umowy o pracę bez wypowiedzenia powoduje, że:</text:p>
      <text:p text:style-name="P2306">1/ pracownik zachowuje prawo do zaliczenia mu dotychczasowego okresu pracy, do wszelkich świadczeń związanych ze stażem pracy /zachowuje ciągłoś<text:span text:style-name="T2307">ć</text:span><text:s/>pracy/;</text:p>
      <text:p text:style-name="P2308">2/ za czas niewykonywania pracy tj. za okres od<text:s/><text:span text:style-name="T2309">..</text:span>. do ... zostanie pracownikowi wypłacone wynagrodzenie obliczone jak za urlop wypoczynkowy;</text:p>
      <text:p text:style-name="P2310">3/ czas strajku tj. okres od .<text:span text:style-name="T2311">.</text:span>. do<text:s/><text:span text:style-name="T2312">...</text:span><text:s/>zostanie pracownikowi odnotowany w ewidencji czasu pracy, jako niepłatna, usprawiedliw<text:span text:style-name="T2313">io</text:span>na ni<text:span text:style-name="T2314">eo</text:span>becność w pracy, czyli dniówki<text:s/>„x<text:span text:style-name="T2315">”</text:span>.</text:p>
      <text:p text:style-name="P2316"><text:span text:style-name="T2317">§</text:span>3. Pracownik zobowiązuje<text:s/><text:span text:style-name="T2318">s</text:span>ię podjąć pracę w zakładzie pracy w dniu<text:s/><text:span text:style-name="T2319">...</text:span><text:s/>o godzinie<text:s/><text:span text:style-name="T2320">...</text:span><text:s/>na dotychczasowym stanowisku, a zakład pracy zobowiązuje się dopuścić pracownika do pracy z zachowaniem przez niego wszelkich uprawnień wynikających z ciągłości pracy.</text:p>
      <text:p text:style-name="P2321"><text:span text:style-name="T2322">§</text:span>4<text:span text:style-name="T2323">.</text:span><text:s/>Ugodę sporządzono w trzech jednobrzmiących egzemplarzach, z których dwa otrzymują - zakład pracy, a jeden pracownik.</text:p>
      <text:p text:style-name="P2324"><text:span text:style-name="T2325">W</text:span><text:s/>podpisach: zakład pracy i pracownik.</text:p>
      <text:p text:style-name="P2326">Druga część tego protokołu rozbieżności według naszej propozycji ma zawierać stanowisko strony rządowej, a trzecia część tego protokołu rozbieżności stanowisko OPZZ.</text:p>
      <text:p text:style-name="P2327">Dziękuję bardzo.</text:p>
      <text:p text:style-name="P2328"><text:span text:style-name="T2329">Przewodni</text:span><text:span text:style-name="T2330">cz</text:span><text:span text:style-name="T2331">ący</text:span>:</text:p>
      <text:p text:style-name="P2332">Dzięku<text:span text:style-name="T2333">ję</text:span>.</text:p>
      <text:p text:style-name="P2334"><text:span text:style-name="T2335">Minister Gustek</text:span>:</text:p>
      <text:p text:style-name="P2336">P<text:span text:style-name="T2337">a</text:span>nowie przewodniczący, ja mam propozycję, abyśmy z każdej strony wyznaczyli po 2 osoby, czy po jednej do napisania prot<text:span text:style-name="T2338">o</text:span>kołu rozbieżności.</text:p>
      <text:p text:style-name="P2339">Dziękuję.</text:p>
      <text:p text:style-name="P2340"><text:span text:style-name="T2341">Pr</text:span><text:span text:style-name="T2342">zewod</text:span><text:span text:style-name="T2343">n</text:span><text:span text:style-name="T2344">icz</text:span><text:span text:style-name="T2345">ą</text:span><text:span text:style-name="T2346">cy</text:span><text:span text:style-name="T2347">:</text:span></text:p>
      <text:p text:style-name="P2348">Dziękuję. Pozwólcie państwo, że zajmę stanowisko w imieniu OPZZ.</text:p>
      <text:p text:style-name="P2349">Reprezenta<text:span text:style-name="T2350">cj</text:span>a OPZZ, w tym oczywiście przedstawiciele Federacji Związków Zawodowych Górników stoi na stanowisku, iż godność pracy, w tym godność ludzka powinna być poszanowana. Krzywdy, które został<text:span text:style-name="T2351">y</text:span><text:s/><text:span text:style-name="T2352">d</text:span>oznane, powinny być naprawione.</text:p>
      <text:p text:style-name="P2353">Jest to zgodne z zasadami działalności naszych związków zawodowych i duchem porozumienia narodowego, które nas tutaj do tego stołu przywiodło.</text:p>
      <text:p text:style-name="P2354">Takie jest nasze stanowisko.</text:p>
      <text:p text:style-name="P2355">Proszę bardzo - pan Pietrzyk.</text:p>
      <text:p text:style-name="P2356"><text:span text:style-name="T2357">O</text:span><text:span text:style-name="T2358">b. A</text:span><text:span text:style-name="T2359">l</text:span><text:span text:style-name="T2360">ojz</text:span><text:span text:style-name="T2361">y</text:span><text:span text:style-name="T2362"><text:s/></text:span><text:span text:style-name="T2363">P</text:span><text:span text:style-name="T2364">ietrz</text:span><text:span text:style-name="T2365">y</text:span><text:span text:style-name="T2366">k</text:span>:</text:p>
      <text:p text:style-name="P2367"><text:span text:style-name="T2368">W</text:span><text:s/>imieniu strony<text:s/><text:span text:style-name="T2369">„</text:span>Solidarności”<text:s/>chciałem podziękowa<text:span text:style-name="T2370">ć<text:s/></text:span>stronie OPZZ za przyjęcie właściwej postawy.</text:p>
      <text:soft-page-break/>
      <text:p text:style-name="P2371"><text:span text:style-name="T2372">Pr</text:span><text:span text:style-name="T2373">zewod</text:span><text:span text:style-name="T2374">n</text:span><text:span text:style-name="T2375">icz</text:span><text:span text:style-name="T2376">ą</text:span><text:span text:style-name="T2377">cy</text:span><text:span text:style-name="T2378">:</text:span></text:p>
      <text:p text:style-name="P2379">Dziękuję bardzo.</text:p>
      <text:p text:style-name="P2380">Jest propozycja pana ministra, aby osoby reprezentujące wszystkie trzy strony, po dwie osoby z każdej strony, mogły zasiąść i napisać od<text:span text:style-name="T2381">po</text:span>wiedni tekst protokołu rozbieżności. Tak to zrozumiałem.</text:p>
      <text:p text:style-name="P2382"><text:span text:style-name="T2383">O</text:span><text:span text:style-name="T2384">b.</text:span><text:span text:style-name="T2385"><text:s/>Alojzy Pietrzyk</text:span>:</text:p>
      <text:p text:style-name="P2386">T<text:span text:style-name="T2387">a</text:span>k, oczywiście. Z naszej strony proponujemy mec. Piotrowskiego i pro<text:span text:style-name="T2388">f.</text:span><text:s/>Zielińskiego.</text:p>
      <text:p text:style-name="P2389"><text:span text:style-name="T2390">O</text:span><text:span text:style-name="T2391">b.</text:span><text:span text:style-name="T2392"><text:s/>R</text:span><text:span text:style-name="T2393">aj</text:span><text:span text:style-name="T2394">mund Moric</text:span>:</text:p>
      <text:p text:style-name="P2395">Z naszej strony pan Bogumił Rupala i pan Janusz Jarliński.</text:p>
      <text:p text:style-name="P2396"><text:span text:style-name="T2397">Minister Gustek</text:span>:</text:p>
      <text:p text:style-name="P2398">Ze strony rządowej pan Puszczewicz Edward i pan Andrysz<text:span text:style-name="T2399">czak</text:span>.</text:p>
      <text:p text:style-name="P2400">I mam propozycję, ażeby od razu siedli tu na tej sali są stoliki, i żeby pisali.</text:p>
      <text:p text:style-name="P2401"><text:span text:style-name="T2402">Przewodni</text:span><text:span text:style-name="T2403">cz</text:span><text:span text:style-name="T2404">ąc</text:span><text:span text:style-name="T2405">y</text:span>:</text:p>
      <text:p text:style-name="P2406">Ja proponuję przejść do tego dużego stołu okrągłego albo do któregoś z pomieszczeń, bo tam są wolne pomieszczenia.</text:p>
      <text:p text:style-name="P2407">Pan Pietrzyk - proszę bardzo<text:span text:style-name="T2408">,</text:span></text:p>
      <text:p text:style-name="P2409"><text:span text:style-name="T2410">O</text:span><text:span text:style-name="T2411">b</text:span><text:span text:style-name="T2412">.</text:span><text:span text:style-name="T2413"><text:s/>A</text:span><text:span text:style-name="T2414">lojzy</text:span><text:span text:style-name="T2415"><text:s/></text:span><text:span text:style-name="T2416">P</text:span><text:span text:style-name="T2417">ietrzyk</text:span>:</text:p>
      <text:p text:style-name="P2418">Ja myśl<text:span text:style-name="T2419">ę</text:span>, że może akurat te zespoły dojdą do porozumienia i zakończy się to<text:s/><text:span text:style-name="T2420">po</text:span>rozumieniem, a nie protokołem rozbieżności. Jeszcze mamy taką nadzieję.</text:p>
      <text:p text:style-name="P2421"><text:span text:style-name="T2422">Przewodni</text:span><text:span text:style-name="T2423">cz</text:span><text:span text:style-name="T2424">ący</text:span>:</text:p>
      <text:p text:style-name="P2425">Proszę wyznaczone osoby o przejście do pracy<text:span text:style-name="T2426">.</text:span><text:s/>My natomiast kontynuujemy nasze obrady<text:span text:style-name="T2427">.</text:span></text:p>
      <text:p text:style-name="P2428">Jeżeli pozwolicie państwo w tym stanie rzeczy, proponuję ab<text:span text:style-name="T2429">yś</text:span>my ustalili sobie jakie tematy będziemy w kolejności rozp<text:span text:style-name="T2430">at</text:span>r<text:span text:style-name="T2431">yw</text:span>ać<text:span text:style-name="T2432">.</text:span></text:p>
      <text:p text:style-name="P2433">Nasi przedstawiciele na pierwszym posiedzeniu wyspecyfikowali 8 tematów, które<text:s/>miałyby<text:s/>podlegać dyskusji, w tym oczywiście jako temat pierwszy - były represje postrajkowe, które do tej pory b<text:span text:style-name="T2434">ył</text:span>y omawiane.</text:p>
      <text:p text:style-name="P2435">Jest tutaj moja propozycja, aby każda ze stron, określiła się - czy ewentualnie wnosi jakieś nowe tematy do przedstawionych ośmiu tematów, czy się zgadzamy z tą tematyką, czy ewentualnie poszerzamy<text:span text:style-name="T2436">.</text:span></text:p>
      <text:p text:style-name="P2437">A następnie, żeby każda strona zaprezentowała w jakiej kolejności by chciała te tematy omawiać.</text:p>
      <text:p text:style-name="P2438">Jeżeli państwo pozwolą, nadużyję - że się tak wyrażę<text:s/>- prawa<text:s/>swojego przewodnic<text:span text:style-name="T2439">t</text:span>wa i określę stanowisko OPZZ.</text:p>
      <text:p text:style-name="P2440">Tematy<text:s/><text:span text:style-name="T2441">.</text:span>.<text:span text:style-name="T2442">.</text:span><text:s/>Przepraszam - widzę jeszcze pan minister.</text:p>
      <text:p text:style-name="P2443"><text:span text:style-name="T2444">Minister Gustek</text:span>:</text:p>
      <text:p text:style-name="P2445">Jeżeli można, to ja mam zapisanych 10 tematów, a nie 8, łącznie z tematami OPZZ<text:span text:style-name="T2446">.</text:span></text:p>
      <text:p text:style-name="P2447">Dlatego na samym początku chciałbym ab<text:span text:style-name="T2448">yś</text:span>my to uściślili. Chyba, że ja tutaj mam któreś tam połączone.</text:p>
      <text:p text:style-name="P2449">Była sprawa represji, system ekonomiczno-finansowy, struktury zarządzania, czas pracy, bezpieczeństwo i higiena pracy, wypadki i choroby /to była ta ochrona, bo ja tutaj mogę mieć zapisane to nie do końca<text:s/>p<text:span text:style-name="T2450">r</text:span>ecyz<text:span text:style-name="T2451">yj</text:span>nie/, renty i emerytury, ochrona środowiska, samorządy i płace.</text:p>
      <text:p text:style-name="P2452">I z tego wychodzi mi właśnie 10 tematów.</text:p>
      <text:soft-page-break/>
      <text:p text:style-name="P2453"><text:span text:style-name="T2454">Przewodniczący</text:span>:<text:s/></text:p>
      <text:p text:style-name="P2455">Jeżeli można, to ja mam tutaj sporządzony ten zestaw, który by brzmiał tak:</text:p>
      <text:p text:style-name="P2456">1/ represje postrajkowe;</text:p>
      <text:p text:style-name="P2457">2/ poziom wydobycia surowców mineraln<text:span text:style-name="T2458">y</text:span>ch zasady planowania, inwestycje;</text:p>
      <text:p text:style-name="P2459">3/ system e<text:span text:style-name="T2460">ko</text:span>nomi<text:span text:style-name="T2461">cz</text:span>no-finan<text:span text:style-name="T2462">so</text:span>wy w przemyśle wydobywczym;</text:p>
      <text:p text:style-name="P2463">4/ struktury organizac<text:span text:style-name="T2464">yj</text:span>ne w przemyśle w<text:span text:style-name="T2465">y</text:span>dobywczym;</text:p>
      <text:p text:style-name="P2466">5/ czas pracy w górnictwie;</text:p>
      <text:p text:style-name="P2467">6/ system wynagradzania i relacje płacowe;</text:p>
      <text:p text:style-name="P2468">7/ działalność socjalna, ochrona zdrowia, ochrona środowiska;</text:p>
      <text:p text:style-name="P2469">8/ sprawy dotyczące oszczędności węgla<text:span text:style-name="T2470">.</text:span></text:p>
      <text:p text:style-name="P2471">Czyli ja rozumiem - takie były tematy tam wtedy przyjęte. Czyli ja<text:s/><text:span text:style-name="T2472">-</text:span><text:s/>rozum<text:span text:style-name="T2473">ie</text:span>m w tym układzie, że dochodzą tematy związane z samorządem, wychodzą sprawy dotyczące rent i emerytur, to myśmy uważali, że jest to w działalności socjalnej i w tym momencie będziemy to poruszali. Ale oczywiście możemy prz<text:span text:style-name="T2474">yj</text:span>ąć, że jako dodatkowy punkt uwzględniający sprawy rent i emerytur górniczych.</text:p>
      <text:p text:style-name="P2475">I oczywiście każdy temat jest do przyjęcia.</text:p>
      <text:p text:style-name="P2476">Czy strona opozycyjno-solidarnościowa w tym temacie chce zabrać też głos.</text:p>
      <text:p text:style-name="P2477"><text:span text:style-name="T2478">O</text:span><text:span text:style-name="T2479">b.</text:span><text:span text:style-name="T2480"><text:s/>Alojzy Pietrzyk</text:span>:</text:p>
      <text:p text:style-name="P2481">Akurat<text:s/><text:span text:style-name="T2482">os</text:span>tatni<text:span text:style-name="T2483">o</text:span><text:s/>kolegów z<text:s/><text:span text:style-name="T2484">O</text:span>PZZ nie<text:s/><text:span text:style-name="T2485">b</text:span>yło, m<text:span text:style-name="T2486">y</text:span>śmy ustalali min tematykę już na dzisiaj. I szkoda, że obserwant wasz, który był, że dokładnie nie poinformował was.</text:p>
      <text:p text:style-name="P2487">Bo myśmy ustalali w ten sposób, że:</text:p>
      <text:p text:style-name="P2488">1/ represje;</text:p>
      <text:p text:style-name="P2489">2/ wspólnie ustalony ze stroną rządową - czas pracy;</text:p>
      <text:p text:style-name="P2490">3/ struktury pośrednie;</text:p>
      <text:p text:style-name="P2491">4/ system ekonomiczno-finansowy kopalni.</text:p>
      <text:p text:style-name="P2492">To były tylko te cztery tematy, które były do dyskusji uzgodnione na dziś, te cztery tematy. Szkoda, że z waszej strony obserwator nie poinformował dokładniej troszeczkę.</text:p>
      <text:p text:style-name="P2493"><text:span text:style-name="T2494">Pr</text:span><text:span text:style-name="T2495">zewod</text:span><text:span text:style-name="T2496">n</text:span><text:span text:style-name="T2497">icz</text:span><text:span text:style-name="T2498">ą</text:span><text:span text:style-name="T2499">cy</text:span><text:span text:style-name="T2500">:</text:span></text:p>
      <text:p text:style-name="P2501">Dziękuję. Ponieważ nie chciałbym, aby tutaj dochodziło do jakichś rozbieżności, oczywiście proponuję - tam kwestia kolejności, to ja nie wypowiadałem się na temat kolejności w jakiej będziemy te tematy omawiać<text:span text:style-name="T2502">.</text:span><text:s/>Natomiast ja bym tutaj absolutnie z panem Pietrzykiem się zgodził, żeby po sprawach represji omówić czas pracy. I jesteśmy do tego przygot<text:span text:style-name="T2503">ow</text:span>ani i nam to odpowiada.</text:p>
      <text:p text:style-name="P2504">Natomiast prosiłbym, aby następnym tematem był system ekonomiczno-finansowy w przemyśle wydobywczym, ponieważ uważamy, że z niego następnie wychodzi struktura działania górnictwa.</text:p>
      <text:p text:style-name="P2505">I oczywiście taki byśmy proponowali porządek dzienny<text:span text:style-name="T2506">,</text:span><text:s/>dalszy.</text:p>
      <text:p text:style-name="P2507">Czy strona rządowa przyjmie ten porządek?</text:p>
      <text:p text:style-name="P2508"><text:span text:style-name="T2509">Minister Gustek</text:span>:</text:p>
      <text:p text:style-name="P2510"><text:span text:style-name="T2511">N</text:span>i<text:span text:style-name="T2512">e</text:span><text:s/>wnoszę tutaj żadnych zas<text:span text:style-name="T2513">t</text:span>rzeżeń do propoz<text:span text:style-name="T2514">y</text:span>cji pr<text:span text:style-name="T2515">z</text:span>e<text:span text:style-name="T2516">wod</text:span>ni<text:span text:style-name="T2517">cz</text:span>ą<text:span text:style-name="T2518">c</text:span>eg<text:span text:style-name="T2519">o.</text:span></text:p>
      <text:p text:style-name="P2520"><text:span text:style-name="T2521">O</text:span><text:span text:style-name="T2522">b.</text:span><text:span text:style-name="T2523"><text:s/>Alojzy Pietrzyk</text:span>:</text:p>
      <text:p text:style-name="P2524">Strona opo<text:span text:style-name="T2525">z</text:span>yc<text:span text:style-name="T2526">yj</text:span>no-solidarno<text:span text:style-name="T2527">ś</text:span>ciowa<text:s/><text:span text:style-name="T2528">ró</text:span>w<text:span text:style-name="T2529">ni</text:span>e<text:span text:style-name="T2530">ż</text:span>, tak<text:span text:style-name="T2531">.</text:span><text:s/><text:span text:style-name="T2532">Z</text:span><text:s/>tym<text:s/><text:span text:style-name="T2533">-</text:span><text:s/>czy mó<text:span text:style-name="T2534">g</text:span>łbym<text:s/><text:span text:style-name="T2535">by</text:span>ć<text:s/><text:span text:style-name="T2536">j</text:span>uż pr<text:span text:style-name="T2537">zy</text:span><text:s/>gło<text:span text:style-name="T2538">s</text:span>ie<text:span text:style-name="T2539">.</text:span></text:p>
      <text:soft-page-break/>
      <text:p text:style-name="P2540"><text:span text:style-name="T2541">Pr</text:span><text:span text:style-name="T2542">z</text:span><text:span text:style-name="T2543">e</text:span><text:span text:style-name="T2544">wo</text:span><text:span text:style-name="T2545">dn</text:span><text:span text:style-name="T2546">iczą</text:span><text:span text:style-name="T2547">cy</text:span>:</text:p>
      <text:p text:style-name="P2548">Pros<text:span text:style-name="T2549">zę</text:span><text:s/>bard<text:span text:style-name="T2550">z</text:span>o<text:span text:style-name="T2551">.</text:span></text:p>
      <text:p text:style-name="P2552"><text:span text:style-name="T2553">Ob. Alojz</text:span><text:span text:style-name="T2554">y</text:span><text:span text:style-name="T2555"><text:s/></text:span><text:span text:style-name="T2556">P</text:span><text:span text:style-name="T2557">ietr</text:span><text:span text:style-name="T2558">z</text:span><text:span text:style-name="T2559">yk</text:span>:</text:p>
      <text:p text:style-name="P2560">Jeżeli m<text:span text:style-name="T2561">ożn</text:span>a to ja<text:s/><text:span text:style-name="T2562">m</text:span>i<text:span text:style-name="T2563">ałbym</text:span><text:s/>d<text:span text:style-name="T2564">o</text:span><text:s/><text:span text:style-name="T2565">st</text:span>ron<text:span text:style-name="T2566">y</text:span><text:s/>r<text:span text:style-name="T2567">ząd</text:span>o<text:span text:style-name="T2568">w</text:span>e<text:span text:style-name="T2569">j</text:span><text:s/>p<text:span text:style-name="T2570">yt</text:span>an<text:span text:style-name="T2571">i</text:span>e<text:s/>- bo<text:s/><text:span text:style-name="T2572">w</text:span>iem<text:span text:style-name="T2573">y,</text:span><text:s/><text:span text:style-name="T2574">ż</text:span>e od 13<text:s/><text:span text:style-name="T2575">g</text:span>rudnia<text:s/><text:span text:style-name="T2576">198</text:span>1 r<text:span text:style-name="T2577">.</text:span>, o<text:span text:style-name="T2578">d</text:span><text:s/>kiedy soboty w górnictwie<text:span text:style-name="T2579">,</text:span><text:s/>czas pracy w wolne soboty został zmieniony na tzw. przymus dobrowolny ekonomiczny, zresztą nie będziemy tu sobie wyjaśniać na jakich zasadach to się odbywa obecnie.<text:s/><text:span text:style-name="T2580">I</text:span><text:s/>jaka jest propozycja strony rządowej rozwiązania tego całościowego problemu sobót w górnictwie i niedziel oczywiście też<text:span text:style-name="T2581">.</text:span><text:s/>Takie mam zapytanie odnośnie czasu pracy<text:span text:style-name="T2582">.</text:span></text:p>
      <text:p text:style-name="P2583"><text:span text:style-name="T2584">Przewodni</text:span><text:span text:style-name="T2585">cz</text:span><text:span text:style-name="T2586">ąc</text:span><text:span text:style-name="T2587">y</text:span>:</text:p>
      <text:p text:style-name="P2588">Pan minister Gustek<text:s/><text:span text:style-name="T2589">-</text:span><text:s/>proszę<text:span text:style-name="T2590">.</text:span></text:p>
      <text:p text:style-name="P2591"><text:span text:style-name="T2592">Minister Gustek</text:span>:</text:p>
      <text:p text:style-name="P2593"><text:span text:style-name="T2594">N</text:span>a ten temat mamy opracowane stanowisko i prosiłbym, aby w tej sprawie, jeżeli państwo uważają, że trzeba - a ja również uważam, że tak - trzeba wysłuchać stanowiska, prosiłbym o udzielenie głosu panu dr Klonowskiemu ze strony rządowej.</text:p>
      <text:p text:style-name="P2595"><text:span text:style-name="T2596">O</text:span><text:span text:style-name="T2597">b.</text:span><text:span text:style-name="T2598"><text:s/>Zbigni</text:span><text:span text:style-name="T2599">ew</text:span><text:span text:style-name="T2600"><text:s/>Klonowski</text:span>:</text:p>
      <text:p text:style-name="P2601">Szanowni państwo, ponieważ czas pracy jest ściśle powiązany z wielkością wydobycia i z poziomem wydobycia, a wielkość wydobycia jest powiązana z zaspok<text:span text:style-name="T2602">aj</text:span>aniem potrzeb gospodarczych i społecznych naszego kraju, postaram się przedstawić obiektywne wielkości jakie wynikają z naszych z<text:span text:style-name="T2603">do</text:span>lności wydobywczych i możliwości pokrywania potrzeb na kanwie bilansu węgla za rok 1988 i 1989.</text:p>
      <text:p text:style-name="P2604">Planowane zadania produkcyjne dla branży węgla kamiennego są określone w Narodowym Planie Społeczno-Gospodarczym na okres 5-letni oraz centralnych planach rocznych, które są odzwierciedleniem procesu planowania rozwoju gospodarczego kraju.</text:p>
      <text:p text:style-name="P2605"><text:span text:style-name="T2606">W</text:span><text:s/>roku 1988 osiągnięto wydobycie wielkości 193 mln ton oraz uzyskano następujące wskaźniki: średnie dzienne wydobycia - 629 t<text:span text:style-name="T2607">ys</text:span>. ton wę<text:span text:style-name="T2608">gl</text:span>a handlowego, wydajność ogólna w węglu handlowym 1 940 kg na pracownikodniówkę i wydajność dołowa w węglu handlowym 2 895 kg na pra<text:span text:style-name="T2609">co</text:span>wnikodniówkę.</text:p>
      <text:p text:style-name="P2610">Należy podkreślić, że uzyskane wydobycia przekroczyło zdolności produkcyjne kopalń wynikające z ich założeń techniczno- ekonomicznych o około 9 tys. ton na dobę. Przekroczenie tych zdolności wynikało głównie z przedłużenia normatywnego czasu pracy niektórych ogniw technologicznych szeregu kopalń, a w szczególności w transporcie pionowym<text:s/>- 77<text:s/>urządzeń wyciągowych i w zakładach przeróbki mechanicznej węgla - 50 zakładów.</text:p>
      <text:p text:style-name="P2611">Jest to wynikiem drastycznego niedoinwestowania przemysłu węgla kamiennego w ostatnim dziesięcioleciu, o czym zresztą ws<text:span text:style-name="T2612">po</text:span>min<text:span text:style-name="T2613">ałe</text:span>m w trakcie swojego pierwszego wystąpienia<text:span text:style-name="T2614">.</text:span></text:p>
      <text:p text:style-name="P2615">Mając powyższe na uwadze, nie widzi się możliwości zwiększenia dobowej zdolności wydobywczej przemysłu węgla kamiennego w najbliższej dekadzie.</text:p>
      <text:p text:style-name="P2616">W roku 1988 w kopalniach węgla kamiennego było zatrudnionych 428 tys<text:span text:style-name="T2617">.</text:span><text:s/>200 os<text:span text:style-name="T2618">ó</text:span>b, w tym na dole 267<text:span text:style-name="T2619"> </text:span>500 osób. Szczegółowe analizy przeprowadzone w jednostkach podległych Wspólnocie Węgla Kamiennego wskazują na pogłębiające si<text:span text:style-name="T2620">ę<text:s/></text:span>dysproporcje pomiędzy zadaniami określonymi w planach NPSG i CPR a faktycznymi zdolnościami wydobywczymi kopalń.</text:p>
      <text:p text:style-name="P2621">Przykładowo - w Narodowym Planie Społeczno-Gospodarczym na lata 1986-1990 założono dla roku<text:s/><text:soft-page-break/>1990 wydobycia wielkości 192 mln ton węgla handlowego, podczas gdy ograniczone nakłady inwestycyjne na tę pięciolatkę tj. 384 mld zł w poziomie cen z<text:s/><text:span text:style-name="T2622">1984</text:span><text:s/>r<text:span text:style-name="T2623">.</text:span><text:s/>pozwalają na zabezpieczenie wydobycia tylko wielkości 189 mln 900 tys. ton. Wielkość ta została określona przy założeniu pracy we wszystkie soboty z wydobyciem bliskim 100 proc. w stosunku<text:s/><text:span text:style-name="T2624">do</text:span><text:s/>normalnego dnia pracy<text:span text:style-name="T2625">.</text:span></text:p>
      <text:p text:style-name="P2626">Chciałem teraz ustosunkować się do aktów n<text:span text:style-name="T2627">o</text:span>rm<text:span text:style-name="T2628">a</text:span>t<text:span text:style-name="T2629">y</text:span>wno- prawnych odnośnie czasu pracy załóg i kopalń, które dotychczas obowiązują. Praca kopalń i załóg górniczych przebiega od roku 1981 w oparciu o następujące akty normat<text:span text:style-name="T2630">yw</text:span>no-pr<text:span text:style-name="T2631">aw</text:span>n<text:span text:style-name="T2632">e.</text:span></text:p>
      <text:p text:style-name="P2633">Uchwała nr 199/81 Rady Ministrów z dnia 9 listopada<text:s/><text:span text:style-name="T2634">1981</text:span><text:s/>r. w sprawie środków<text:s/><text:span text:style-name="T2635">za</text:span>pewni<text:span text:style-name="T2636">aj</text:span>ących zwiększenie wydobycia węgla kamiennego oraz innych surowców wydobywanych w kopalniach głębinowych.</text:p>
      <text:p text:style-name="P2637">Uchwała<text:s/><text:span text:style-name="T2638">n</text:span>r 53/85 Rady Mini<text:span text:style-name="T2639">st</text:span>rów z dnia 1 kwietnia<text:s/><text:span text:style-name="T2640">1985</text:span><text:s/>r<text:span text:style-name="T2641">.<text:s/></text:span>zmieniająca uchwałę w sprawie środków zapewni<text:span text:style-name="T2642">aj</text:span>ących zwiększenie wydobycie węgla kamiennego or<text:span text:style-name="T2643">a</text:span>z innych surowców wydobywanych w kopalniach głębinowych.</text:p>
      <text:p text:style-name="P2644">Rozporządzenie Rady Ministrów z dnia 2<text:span text:style-name="T2645">5</text:span><text:s/>października<text:s/><text:span text:style-name="T2646">198</text:span>5<text:s/><text:span text:style-name="T2647">r.</text:span><text:s/>w sprawie zasad udzielania dodatkowych dni wolnych od pracy pracownikom kopalń głębinowych w latach 1986-1990.</text:p>
      <text:p text:style-name="P2648">Zarządzenie nr 34 Ministra Górnictwa i Energetyki z dnia 30 grudnia<text:s/><text:span text:style-name="T2649">1985</text:span><text:s/><text:span text:style-name="T2650">r.</text:span><text:s/>w sprawie szczegółowych zasad udzielania dodatkowych dni wolnych od pracy pracownikom kopalń głębinowych.</text:p>
      <text:p text:style-name="P2651">Rozporządzenia Rady Ministrów z dnia 30 listopada<text:s/><text:span text:style-name="T2652">1</text:span>9<text:span text:style-name="T2653">87</text:span><text:s/>r<text:span text:style-name="T2654">.<text:s/></text:span>zmieniające rozporządzenie w sprawie zasad udzielania dodatkowych dni wolnych od pracy pracownikom kopalń głębinowych w latach 1986 - 1990.</text:p>
      <text:p text:style-name="P2655">I ostatnie - porozumienie pomiędzy Ministrem Przemysłu a Federacją Związków Zawodowych Górników z dnia 5 stycznia<text:s/><text:span text:style-name="T2656">1989</text:span><text:s/><text:span text:style-name="T2657">r.</text:span><text:s/>z mocą obowiązującą od 1 stycznia<text:s/><text:span text:style-name="T2658">1989</text:span><text:s/><text:span text:style-name="T2659">r.</text:span></text:p>
      <text:p text:style-name="P2660">Wyżej przytoczone akty normatywne uznają dobrowolność pracy w soboty, niedziele oraz inne dni wolne od pracy pracowników objętych uchwałą nr 199/81 Rady Ministrów przy jednoczesnym zastosowaniu zachęt materialnych.</text:p>
      <text:p text:style-name="P2661">Ponadto za prace wyżej wymienione dni przysługują pracownikom dodatkowe dni wolne od pracy w wymiarze: w roku 19<text:span text:style-name="T2662">89<text:s/></text:span>do 11 dni i w roku 1990 do 12 dni.</text:p>
      <text:p text:style-name="P2663">Skutki wdrażania skróconego czasu pracy: wprowadzenie wymienionych w punkcie 2 ustaleń według danych szacunkowych spowodowało już w styczniu br. spadek wydobycia w soboty o co n<text:span text:style-name="T2664">aj</text:span>mniej 20 proc. z równoczesnym znacznym opóźnieniem wykonawstwa robót przygotowawczych.</text:p>
      <text:p text:style-name="P2665">Chcąc utrzymać aktualny poziom wydobycia przy przestrzeganiu wymienionych aktów norm<text:span text:style-name="T2666">at</text:span>ywno-prawnych, należałoby w okresie do 19<text:span text:style-name="T2667">90</text:span><text:s/>r<text:span text:style-name="T2668">.</text:span><text:s/>zwiększyć stan zatrudnienia o około 7 tys. osób z przeznaczeniem na podmiany za pracowników korzystających z dni wolnych od pracy<text:span text:style-name="T2669">.</text:span></text:p>
      <text:p text:style-name="P2670">W przypadku braku możliwości uzyskania pracowników na podmiany, należy si<text:span text:style-name="T2671">ę</text:span><text:s/>liczyć ze spadkiem wydobycia w roku 1990 w stosunku do planowanego około 7,5 mln ton.</text:p>
      <text:p text:style-name="P2672">Podczas obrad<text:s/>„okrągłego stołu”<text:s/>Zespołu ds. Górnictwa pan Polmański wysunął propozycję stopniowego ograniczenia ilości sobót roboczych według następującego kalendarza: rok 1989 - 15 sobót wolnych, rok 1990 - 28 sobót wolnych, rok 1991<text:s/><text:span text:style-name="T2673">-</text:span><text:s/>50 sobót wolnych.</text:p>
      <text:p text:style-name="P2674">Biorąc pod uwagę, że dobowe zdolności wydobywcze kopalń określane w założeniach techniczno-<text:soft-page-break/>ekonomicznych dla każdej z nich wynikające z podstawowych przekrojów technologicznych, takich jak np. /podaję tylko kilka tych najważniejszych/: front eksploatac<text:span text:style-name="T2675">yj</text:span>ny, transport pionowy, przer<text:span text:style-name="T2676">ó</text:span>bka mechaniczna, nie mogą być w żadnym przypadku przekroczon<text:span text:style-name="T2677">e</text:span>. Wydobycie roczne jest iloczynem przepra<text:span text:style-name="T2678">co</text:span>wanych dni i wynikowej zdolności wydobywczej. Wob<text:span text:style-name="T2679">ec</text:span><text:s/>tego przyjęcie takiego założenia spowodowałoby spadek wydobycia rocznego w stosunku do planowanego odpowiednio o: w roku 19<text:span text:style-name="T2680">8</text:span>9<text:s/><text:span text:style-name="T2681">-</text:span><text:s/>9 mln 300 t<text:span text:style-name="T2682">ys</text:span>.<text:s/><text:span text:style-name="T2683">to</text:span>n, w roku 1990 - 17 mln 100 tys. ton i w roku 1991 - 30 mln 600 tys. ton zakładając utrzymanie planowanego wydobycia i tak niższego od określonego w Narodowym Planie Społeczno-Gospodarczym należało<text:span text:style-name="T2684">b</text:span>y przejść na system 6-dn<text:span text:style-name="T2685">io</text:span>wego tygodnia pracy kopalń, z udzieleniem pracownikom dodatkowych dni wolnych od pracy w ilości wolnych sobót proponowanych w kalendarzu<text:span text:style-name="T2686">.</text:span></text:p>
      <text:p text:style-name="P2687">Równocześnie należałoby zwiększyć stan z<text:span text:style-name="T2688">at</text:span>rudnienia w kopalniach z przeznaczeniem na podmiany za pracowników korzystających z dodatkowych dni wolnych od pracy.</text:p>
      <text:p text:style-name="P2689"><text:span text:style-name="T2690">W</text:span><text:s/>rozważanych latach powyższy wzrost zatrudnienia wyniósłby<text:span text:style-name="T2691">:</text:span><text:s/>rok 1<text:span text:style-name="T2692">9</text:span>89 - 8 t<text:span text:style-name="T2693">ys</text:span>. 700 osób, rok 1990<text:s/>–<text:s/>16 000 osób i rok 1991 - 28 t<text:span text:style-name="T2694">ys</text:span>. 600 osób.</text:p>
      <text:p text:style-name="P2695">Zakładając całkowitą likwidację sobót roboczych po roku 1991 należy się li<text:span text:style-name="T2696">cz</text:span>yć ze spadkiem wydobycia wielkości około 32 mln ton rocznie lub koniecznością zatrudnienia dodatkowo ok. 29 tys. osób, przy założeniu utrzymania planowanego wydobycia rocznego.</text:p>
      <text:p text:style-name="P2697">6-dniowy tydzień pracy kopalń i 5-dniowy tydzień pracy załogi, ewentualnie ekwiwalentne dni wolne za przepracowane soboty<text:span text:style-name="T2698">.</text:span><text:s/>Ewentualny wzrost zatrudnienia mógłby być zrekompen<text:span text:style-name="T2699">so</text:span>wany 20 proc. wydajności ogólnej, co pozwoliłoby na utrzymanie planowanego wydobycia i aktualnego stanu zatrudnienia, przy założeniu 6-dniowego tygodnia pracy kopalń i udzielania pracownikom dodatkowych dni wolnych od pracy w ilości równej ilości sobót w roku.</text:p>
      <text:p text:style-name="P2700">Zakładając przy<text:span text:style-name="T2701">ję</text:span>cie w przemyśle węgla kamiennego systemu obowiązującego w pozostałych gałęziach gospodarki narodowej - 1 sobota robocza w miesiącu, należy się liczyć ze spadkiem wydobycia wielkości 20-22 mln ton rocznie.</text:p>
      <text:p text:style-name="P2702">Zakładając ciągłą pracę kopalń w soboty, w tym również ustawowo robocze, należałoby załodze udzielić dodatkowych dni wolnych od pracy w ilości równej przepra<text:span text:style-name="T2703">co</text:span>wanym sobotom ustawowo wolnym. Wymagałoby to zwiększenia stanu zatrudnienia o około 20 tys. osób lub zwiększenie wydajności pracy ogólnej o ok. 17 proc.</text:p>
      <text:p text:style-name="P2704">Zagadnienie bilansu węgla kamiennego<text:span text:style-name="T2705">.</text:span><text:s/>Określenie skutków obniżenia wydobycia z tytułu braku pracy w soboty, w sferze związane z bilansem węgla kamiennego dokonano na przykładzie bilansu węgla kamiennego na 19<text:span text:style-name="T2706">8</text:span>9 r<text:span text:style-name="T2707">.</text:span><text:span text:style-name="T2708"><text:s/></text:span><text:span text:style-name="T2709">W</text:span><text:s/>dalszych latach, wobec postępującego spadku wydobycia rozmiary negatywnych skutków będą tylko większe. Bilans węgla kamiennego w<text:s/><text:span text:style-name="T2710">1989</text:span><text:s/>r<text:span text:style-name="T2711">.</text:span><text:s/>przedstawia się na tle wykonania za<text:s/><text:span text:style-name="T2712">1</text:span>988 r<text:span text:style-name="T2713">.</text:span><text:s/>następująco: wydobycia w 1988 r. - 193 mln ton, a w roku 1989 - 191<text:s/><text:span text:style-name="T2714">mln</text:span><text:s/>ton.</text:p>
      <text:p text:style-name="P2715">Rozchód - cele produkcyjne.<text:s/><text:span text:style-name="T2716">W</text:span><text:s/>roku 1988 - 131 mln 893 t<text:span text:style-name="T2717">ys</text:span>.<text:s/><text:span text:style-name="T2718">t</text:span>on, w roku 19<text:span text:style-name="T2719">8</text:span>9 założono w bilansie 135 mln 400 tys. ton, z tego na produkcję energii elektrycznej i ciepła w energetyce zawodowej: w roku 1988 było 58 mln 577 tys<text:span text:style-name="T2720">.</text:span><text:s/>ton, w roku 19<text:span text:style-name="T2721">8</text:span>9 - 60 mln 600 tys. ton.</text:p>
      <text:p text:style-name="P2722">Na produkcję koksu w roku 1988 było 22 mln 542 tys. ton, w roku 1989 założono 23 mln 600 ty<text:span text:style-name="T2723">s</text:span>. ton</text:p>
      <text:p text:style-name="P2724">Ciepłownie komunalne: w roku - 1988 zużycie było 6 mln 3<text:span text:style-name="T2725">6</text:span>1 tys. ton, w 1989 r. założono 6 mln 650 tys. ton.</text:p>
      <text:soft-page-break/>
      <text:p text:style-name="P2726">Na produkcję cementu: w roku 1988 zużyto 3 mln 598 tys. w roku 19<text:span text:style-name="T2727">8</text:span>9 założono 4 mln ton.</text:p>
      <text:p text:style-name="P2728">Na pozostałe cele: 40 mln 815 ty<text:span text:style-name="T2729">s.</text:span><text:s/>na 1<text:span text:style-name="T2730">989</text:span><text:s/>r. przewiduje się 40 mln 550 tys.</text:p>
      <text:p text:style-name="P2731">Cele bytowo-komunalne: 30 mln 724 tys. zużyto w roku 1988, na rok 1<text:span text:style-name="T2732">98</text:span>9 przewidziano - 30 mln 600 tys., w tym rynek - w roku 1988 - 25 mln 105 tys., na rok 19<text:span text:style-name="T2733">8</text:span>9 - 24 mln 700 tys. ton.</text:p>
      <text:p text:style-name="P2734">Razem na kraj w roku 1988 zużyto 162 mln 617 tys., na rok 1989 przewiduje się 166 mln ton.</text:p>
      <text:p text:style-name="P2735"><text:span text:style-name="T2736">N</text:span>a eksport poszło w roku ubiegłym - 32 mln 340 tys., a w roku bieżącym przewiduje się wyeks<text:span text:style-name="T2737">po</text:span>rtowanie 26 mln ton. Z tego - do obszaru I w roku ubiegłym wyeksportowaliśmy - 14 mln 472 tys. ton, do obszaru II - 17 mln 868 tys. Przewidujemy w tym roku do obszaru I - 14 mln i do obszaru II - 12 mln ton.</text:p>
      <text:p text:style-name="P2738">I rezerwa bilansowa przewidywana jest na rok 1989 1 mln 400<text:s/><text:span text:style-name="T2739">t</text:span>y<text:span text:style-name="T2740">s.</text:span><text:s/>ton.</text:p>
      <text:p text:style-name="P2741">Tak wygląda rozchód węgla wydobytego w roku 1988 i przewidywany bilans na rok 1<text:span text:style-name="T2742">98</text:span>9<text:span text:style-name="T2743">.</text:span></text:p>
      <text:p text:style-name="P2744">Teraz - w przypadku braku wydobycia w soboty - 50 sobót w bieżącym roku, przy założeniu 98 proc. wydobycia w dni poniedziałek do piątku, nastąpiłoby obniżenie przychodu o 31 mln 100 tys.<text:s/><text:span text:style-name="T2745">t</text:span>on, z tego 30 mln 900 tys.<text:s/><text:span text:style-name="T2746">t</text:span>on wydobycie i 200 t<text:span text:style-name="T2747">ys</text:span>.<text:s/><text:span text:style-name="T2748">t</text:span>on produkcji brykietów.</text:p>
      <text:p text:style-name="P2749">Dyspozycyjne ilości węgla w bilansie wyniosłyby tylko 162 mln 300 tys.<text:s/><text:span text:style-name="T2750">t</text:span>on, czyli byłyby niższe od założonych dostaw dla kraju na rok bieżący o 3 mln 700 ty<text:span text:style-name="T2751">s.</text:span><text:s/>ton.<text:s/>Tym samym gdyby założyć, że dostawy globalne dla kraju miałyby zmaleć tylko o brakujące ilości, eksport węgla nie miałby w ogóle miejsc<text:span text:style-name="T2752">e</text:span>.</text:p>
      <text:p text:style-name="P2753">Równocześnie obniżenie ogólnego wydobycia spowoduje proporc<text:span text:style-name="T2754">jo</text:span>nalny spadek wypadu sortymentów grubych, co stanowi 5 mln ton, a także węgli koksujących tj. ok. 5 mln 300 tys. ton.</text:p>
      <text:p text:style-name="P2755">Wobec faktu, że podstawowym odbiorcą węgla grubego jest ludność, dostawy węgla dla ludności uległyby tym samym znacznemu obniżeniu tj. o ok. 19,9 proc.</text:p>
      <text:p text:style-name="P2756">Podkreślić należy, że założenia bilansu na<text:s/><text:span text:style-name="T2757">1989</text:span><text:s/>r<text:span text:style-name="T2758">.</text:span><text:s/>opracowano przy uwzględnieniu z jednej strony przeciętnych warunków atmos<text:span text:style-name="T2759">fe</text:span>rycznych, z drugiej strony - ograniczenie dostaw w stosunku do zgłoszonych przez odbior<text:span text:style-name="T2760">c</text:span>ów krajowych potrzeb w wysokości 183 mln 400 t<text:span text:style-name="T2761">y</text:span>s<text:span text:style-name="T2762">.</text:span><text:s/><text:span text:style-name="T2763">t</text:span>on, w tym 3<text:span text:style-name="T2764">6</text:span><text:s/>mln 300 tys.<text:span text:style-name="T2765"><text:s/></text:span>ton na cele b<text:span text:style-name="T2766">yt</text:span>owo-komunalne.</text:p>
      <text:p text:style-name="P2767">Przy założeniu takiego rozwiązania w bilansie, wynikającego ze spadku wydobycia węgla kamiennego powstaje cały szereg problemów jak: reakcji społeczeństwa na spadek dostaw węgla grubego w sytuacji dopiero co wprowadzonej wolnej sprzedaży<text:span text:style-name="T2768">.</text:span><text:s/>Praw<text:span text:style-name="T2769">do</text:span>podobnego, natychmi<text:span text:style-name="T2770">as</text:span>towego wykupu węgla ze składów opału i zaostrzenia nierównowagi rynkowej również w szeregu innych towarów.</text:p>
      <text:p text:style-name="P2771">Straty bezpośrednie w eksporcie w postaci: utraty wpływu z eksportu do II obszaru płatniczego w wysokości o ok. 570 mln dol., przy 12 mln ton eksportu, która musiałby być zastąpiony wpływami z innych towarów.</text:p>
      <text:p text:style-name="P2772">Utraty wpływów z I obszaru płatniczego w wysokości ok. 600 mln rubli.</text:p>
      <text:p text:style-name="P2773">Strat pośrednich - utraty rynków i wiarygodności jako partnera, który dostawami węgla m.in. gwarantował spłatę kredytów w minionych latach uzyskanych w państwach kapitalistycznych.</text:p>
      <text:p text:style-name="P2774">Spodziewanej reakcji partnera radzieckiego przy ewentualnym wstrzymaniu eksportu w<text:span text:style-name="T2775">ę</text:span>gla powiązanego z<text:s/><text:span text:style-name="T2776">i</text:span><text:span text:style-name="T2777">m</text:span><text:span text:style-name="T2778">p</text:span>ortem specjalnego węgla do produkcji koksu, gazu ziemnego, ropy naftowej oraz innych surowców.</text:p>
      <text:p text:style-name="P2779">Nadmieni<text:span text:style-name="T2780">ć</text:span><text:s/>również należy, że różnice w zużyciu rocznym węgla kamiennego w przemyśle pomiędzy<text:s/><text:soft-page-break/>latami o ostrej zimie tj. 1985 i [nieczytelne] a latami poprzednimi jako latami o zimach łagodnych, wynoszą odpowiednio<text:span text:style-name="T2781">:</text:span><text:s/>85-84 1,5 mln ton i 1<text:span text:style-name="T2782">9</text:span>87 do 1986, aż 3 mln 700 ty<text:span text:style-name="T2783">s.</text:span><text:s/>ton<text:span text:style-name="T2784">.</text:span></text:p>
      <text:p text:style-name="P2785">Przedstawiony bilans węgla w zakresie zużycia krajowego i eksportu mógłby by<text:span text:style-name="T2786">ć</text:span><text:s/>złagodzony poprzez realizację zamierzeń oszczędnościowych. Zakładany w bieżącej 5-latce program zaoszczędzenia około 20 mln ton paliwa umownego, nie dał spodziewanych efektów. Ponadto brak jest przygotowania przemysłu do jego restruktur<text:span text:style-name="T2787">yz</text:span>a<text:span text:style-name="T2788">cji</text:span><text:s/>zarówno pod względem finansowym, jak i technologicznym.</text:p>
      <text:p text:style-name="P2789">Po roku 1990 wielkość wydobycia wynikająca z uwarunkowań finansowych. Nakłady na lata 1986 - 1990 wielkości 3<text:span text:style-name="T2790">8</text:span>4 mld zł, a w następnych 5-latkach po 425 mld zł /poziom cen 1<text:span text:style-name="T2791">984</text:span><text:s/><text:span text:style-name="T2792">r</text:span>.<text:span text:style-name="T2793">/<text:s/></text:span>przy czym te 425 mld zł jest prognozowane u nas, a mało prawdopodobne ażeb<text:span text:style-name="T2794">yś</text:span>my otrzymali takie nakłady<text:span text:style-name="T2795">.</text:span><text:s/>I przy założeniu aktualnej ilości węgla przedstawia się następująco:</text:p>
      <text:p text:style-name="P2796">- wydobycie dobowe w roku 1990 - 622,5 tys. ton</text:p>
      <text:p text:style-name="P2797">- roczne - z sobotami roboczymi - 189 mln 900 t<text:span text:style-name="T2798">ys</text:span>.<text:s/>ton</text:p>
      <text:p text:style-name="P2799">- bez sobót roboczych - 157 mln 500 tys<text:span text:style-name="T2800">.</text:span><text:span text:style-name="T2801"><text:s/>ton</text:span></text:p>
      <text:p text:style-name="P2802">W roku 1991:</text:p>
      <text:p text:style-name="P2803">- wydobycie dobowe - 622,8 tys<text:span text:style-name="T2804">.<text:s/></text:span>ton</text:p>
      <text:p text:style-name="P2805">- roczne z sobotami - 189 mln 300 tys.<text:s/>ton</text:p>
      <text:p text:style-name="P2806">- bez sobót<text:s/>- 156<text:s/>mln 900 tys<text:span text:style-name="T2807">.</text:span><text:s/><text:span text:style-name="T2808">t</text:span>on</text:p>
      <text:p text:style-name="P2809"><text:span text:style-name="T2810">W</text:span><text:s/>roku 199<text:span text:style-name="T2811">2</text:span>:</text:p>
      <text:p text:style-name="P2812">- dobowe wydobycia 619 tys. ton</text:p>
      <text:p text:style-name="P2813">- roczne - 18<text:span text:style-name="T2814">9</text:span><text:s/>mln 400 tys.<text:s/>ton<text:s/>z sobotami</text:p>
      <text:p text:style-name="P2815">- bez sobót<text:s/>-<text:s/><text:span text:style-name="T2816">157</text:span><text:s/>mln 800 tys. ton</text:p>
      <text:p text:style-name="P2817">W 1983<text:s/><text:span text:style-name="T2818">r</text:span>.:</text:p>
      <text:p text:style-name="P2819">- dobowe - 604,5 tys.<text:s/><text:span text:style-name="T2820">t</text:span>on</text:p>
      <text:p text:style-name="P2821">- roczne z sobotami - 184,4 mln ton</text:p>
      <text:p text:style-name="P2822">- bez sobót - 154 mln 700 tys. ton</text:p>
      <text:p text:style-name="P2823">W 1994<text:s/><text:span text:style-name="T2824">r.</text:span>:</text:p>
      <text:p text:style-name="P2825">- dobowe wydobycie - 589 tys.<text:s/>ton</text:p>
      <text:p text:style-name="P2826">- roczne z sobotami - 189 mln 800 t<text:span text:style-name="T2827">ys</text:span>.<text:s/><text:span text:style-name="T2828">t</text:span>on</text:p>
      <text:p text:style-name="P2829">- bez sobót 158 mln 200 tys.<text:s/>ton</text:p>
      <text:p text:style-name="P2830">W 1995 roku:</text:p>
      <text:p text:style-name="P2831">- dobowe - 579 t<text:span text:style-name="T2832">ys</text:span>. 500 ton</text:p>
      <text:p text:style-name="P2833">- roczne - 17<text:span text:style-name="T2834">6</text:span><text:s/>mln<text:s/>200 ty<text:span text:style-name="T2835">s</text:span>. ton z<text:s/><text:span text:style-name="T2836">so</text:span>botami</text:p>
      <text:p text:style-name="P2837">- i bez sobót 146 mln 600 t<text:span text:style-name="T2838">y</text:span>s<text:span text:style-name="T2839">.</text:span><text:s/><text:span text:style-name="T2840">t</text:span>on</text:p>
      <text:p text:style-name="P2841">W roku 2000:</text:p>
      <text:p text:style-name="P2842">- dobowe - 586 t<text:span text:style-name="T2843">ys.</text:span><text:s/>800<text:s/>ton</text:p>
      <text:p text:style-name="P2844">- roczne z sobotami -177 mln 200 ty<text:span text:style-name="T2845">s</text:span>.<text:s/>ton</text:p>
      <text:p text:style-name="P2846">- bez sobót - 147 mln 500 tys. ton<text:span text:style-name="T2847">.</text:span></text:p>
      <text:p text:style-name="P2848">Zapotrzebowanie kraju na węgiel kamienny według danych Instytutu Energetyki w Warszawie będzie się kształtowało w wielkościach: w roku 1990 zużycie krajowe 168 mln 100 tys. ton według wariantu<text:s/><text:soft-page-break/>pierwszego, 168 mln 700 tys. ton według wariantu drugiego.</text:p>
      <text:p text:style-name="P2849">W roku 2000<text:s/><text:span text:style-name="T2850">-</text:span><text:s/>zużycie krajowe będzie wynosiło - prognozowane - 181 mln 500 tys. ton, według wariantu pierwszego i według wariantu drugiego - 182 mln 800 tys. ton.</text:p>
      <text:p text:style-name="P2851">Z porównania potrzeb krajowych z możliwościami ich zaspokojenia wynikają następujące wartości: wydobycie roczne z uwzględnieniem sobót przepra<text:span text:style-name="T2852">co</text:span>wanych w roku 1990 byłaby nadwyżka 21 mln ton, bez sobót wszystkich byłby brak 10 mln 600 tys. ton.</text:p>
      <text:p text:style-name="P2853"><text:span text:style-name="T2854">W</text:span><text:s/>roku 2000 z sobotami wszystkimi - brak w wariancie pierwszym 4 mln 300 tys. ton, w wariancie drugim - 5 mln 600 tys. ton. Bez sobót roboczych brak - minus 34 w wariancie pierwszym i minus 35 mln 300 ty<text:span text:style-name="T2855">s</text:span>. ton w wariancie drugim.</text:p>
      <text:p text:style-name="P2856">Z powyższego zestawienia wynika, że przy pracy kopalń w soboty już w roku 1990 możliwy jest do zrealizowania tzw. minimalny konieczny widoczny eksport w ilości 20 mln ton.<text:s/><text:span text:style-name="T2857">D</text:span>o roku 2000 zaznaczy się deficyt w możliwościach zaspokajania potrzeb krajowych, co przy konieczności utrzymania eksportu na poziomie 20 mln ton na rok jeszcze pogłębi niedobo<text:span text:style-name="T2858">r</text:span>y, ewentualnie zlikwidujemy eksport na zero i niedobory będą mniejsze.</text:p>
      <text:p text:style-name="P2859">Zrezygnowanie z sobót roboczych spowoduje - jak już wspomniano, głębokie<text:s/><text:span text:style-name="T2860">n</text:span>iedobory w zaspokajaniu potrzeb krajowych już od roku 1989<text:span text:style-name="T2861">.</text:span></text:p>
      <text:p text:style-name="P2862"><text:span text:style-name="T2863">W</text:span><text:s/>tej sytuacji koniecznym będzie znaczny import innych nośników energii, głównie paliw węglowodorowych, jak również paliwa jądrowego.<text:s/><text:span text:style-name="T2864">D</text:span>la poprawy sytuacji ekologicznej w kraju Wspólnota Węgla Kamiennego przystąpiła do realizacji m.in. programu wzbogacania i odsiarczania miału węgli energetycznych. W sumie ma być tych zakładów wzbogacania miałów energetycznych 16.</text:p>
      <text:p text:style-name="P2865">Uruchomienie wymienionych zakładów spowoduje dalsze obniżenie zdolności wydobywczej kopalń w związku z czym wielkoś<text:span text:style-name="T2866">ć</text:span><text:s/>wydobycia będzie się przedstawiała następująco: z sobotami roboczymi w roku 1991 - 189 mln 300 tys. ton, bez sobót roboczych - 156 mln 900 tys. ton.</text:p>
      <text:p text:style-name="P2867">W roku 1992 z sobotami - 189 mln 100 ty<text:span text:style-name="T2868">s</text:span>., bez sobót - 156 mln 800 tys. ton.</text:p>
      <text:p text:style-name="P2869">W roku 1993<text:s/><text:span text:style-name="T2870">z</text:span><text:s/>sobotami - 184 mln 100 tys., bez sobót - 153 mln 800 tys. ton.</text:p>
      <text:p text:style-name="P2871"><text:span text:style-name="T2872">W</text:span><text:s/>roku 1994<text:s/><text:span text:style-name="T2873">z</text:span><text:s/>sobotami - 179 mln, bez sobót - 148 mln 100 tys. ton.</text:p>
      <text:p text:style-name="P2874">W roku 1995 z sobotami - 171 mln, bez sobót 144 mln 500 tys. ton.</text:p>
      <text:p text:style-name="P2875"><text:span text:style-name="T2876">W</text:span><text:s/>roku 2000 - z sobotami roboczymi - 165 mln 100 tys., bez sobót roboczych - 136 mln 800 tys. ton<text:span text:style-name="T2877">.</text:span></text:p>
      <text:p text:style-name="P2878">Wprawdzie jakościowo lepszy węgiel spowoduje poprawę stopnia jego wykorzystania, szczególnie w energetyce, niemniej jednak deficyt w możliwościach zaspokajania potrzeb krajowych na ten surowiec ulegnie dalszemu pogłębieniu.</text:p>
      <text:p text:style-name="P2879">Uwagi końcowe:</text:p>
      <text:p text:style-name="P2880">Ewentualne decyzje odnośnie czasu pracy załóg górniczych są z<text:span text:style-name="T2881">de</text:span>terminowane następującymi uwarunkowaniami. Brak możliwości zwiększenia wydobycia dobowego kopalń; niedoinwestowanie przemysłu w<text:span text:style-name="T2882">ę</text:span>gla kamiennego w ostatnim dziesięcioleciu i zakładane dalsze ograniczenia w tym zakresie; przeciążenie zdolności produkcyjnej niektórych ogniw technologicznych; silnie ograniczone możliwości zwiększenia stanu zatrudnienia w kopalniach - brak zasobów pracy zarówno w regionach górniczych, jak i w całym kraju; ograniczone możliwości zapewnienia odpowiednich warunków socjalno-bytowych. Za działanie uwarunkowań regionalnych ujętych w uchwale Wojewódzkiej Rady Narodowej w Katowicach,<text:s/><text:soft-page-break/>gdzie jest 17 takich<text:span text:style-name="T2883"><text:s/></text:span>uwarunkowań, z których decydujące znaczenie posiada ograniczenie możliwości deponowania odpadów górniczych na powierzchni, co w konsekwencji może doprowadzi<text:span text:style-name="T2884">ć</text:span><text:s/>do spadku wydobycia wielkości około 20 mln ton rocznie, od roku 2000.</text:p>
      <text:p text:style-name="P2885">Ograniczone możliwości realizacji inwestycji odtworzeniowych w kopalniach, mające na celu terminowe przygo<text:span text:style-name="T2886">to</text:span>wanie frontu eksploatacyjnego i utrzymanie zdolności wydobywczych pozostałych ogniw technologiczn<text:span text:style-name="T2887">ych</text:span>, zrekompensowania ubytków ze względu na brak środków finansowych, technicznych, materiałowych oraz s<text:span text:style-name="T2888">ys</text:span>tem<text:span text:style-name="T2889">at</text:span>ycznie malejącą moc przerobową przedsiębiorstw wykonawstwa inwestyc<text:span text:style-name="T2890">yj</text:span>nego<text:span text:style-name="T2891">.</text:span></text:p>
      <text:p text:style-name="P2892">Koniecznością uwzględnienia potrzeb gospodarki narodowej na węgiel kamienny, w tym eksportu związanego z realizacją spłaty długoterminowych do krajów II obszaru płatniczego importem specjalnego węgla do produkcji koksu, gazu ziemnego, ropy naftowej oraz innych surowców z krajów I obszaru płatniczego, uzyskania wpływów dewizowych dla potrzeb przemysłu węgla kamiennego<text:span text:style-name="T2893">.</text:span></text:p>
      <text:p text:style-name="P2894">Mając na uwadze obowiązujący w całym kraju system 5-dniowego tygodnia pracy, z jedną, względnie dwoma sobotami /przepraszam/ sobotą roboczą w miesiącu, zachodzi konie<text:span text:style-name="T2895">cz</text:span>no<text:span text:style-name="T2896">ść</text:span><text:s/>pilnego rozwiązania problemu czasu pracy załóg górniczych, przy uwzględnieniu powyższych uwarunkowań.</text:p>
      <text:p text:style-name="P2897">Nie widzi się przy tym możliwości zrezygnowania z pracy kopalń w soboty, tym bardziej, że w przemyśle węgla kamiennego zaangażowany jest ogromny majątek trwały<text:s/>- 2<text:s/>biliony 161,5 mld zł w poziomie cen z<text:s/><text:span text:style-name="T2898">198</text:span>7 r,<text:s/>który w dobie trudności gospodarczych, jakie przeżywa kraj, powinien by<text:span text:style-name="T2899">ć</text:span><text:s/>maksymalnie wykorzystany.</text:p>
      <text:p text:style-name="P2900">Należy mieć na uwadze, że wykazane w punkcie 4-tym deficyty w możliwościach zaspokajania potrzeb gospodarki narodowej na węgiel kamienny, spowodują bądź to katastrofę energetyczną, bądź też stworzą konieczność importu znacznych ilości innych nośników energii, paliw węglowo<text:span text:style-name="T2901">do</text:span>rowy<text:span text:style-name="T2902">ch</text:span><text:s/>i paliwa jądrowego, zarówno z pierwszego jak i drugiego obszaru płatniczego za środki dewizowe.</text:p>
      <text:p text:style-name="P2903">Dla uzasadnienia tych niepokojących prognoz należy uwzględnić następujące fakty: w ostatnich pięciu latach wydobycie węgla kamiennego kształtowało się na stałym poziomie nieznacznie przekr<text:span text:style-name="T2904">aczają</text:span>cym 190 mln ton rocznie.<text:s/><text:span text:style-name="T2905">W</text:span><text:s/>ciągu tych pięciu lat poziom eksportu węgla obniżył się o 11 mln ton, a więc o tyle wzrosło zużycie węgla w kraju. Jeżeli dodamy jeszcze wzrost wydobycia węgla brunatnego w kopalni<text:s/><text:span text:style-name="T2906">„</text:span>Bełchatów<text:span text:style-name="T2907">”</text:span><text:s/>w ciągu ostatnich pięciu lat, odpowiad<text:span text:style-name="T2908">aj</text:span>ące poziomowi 9<text:s/><text:span text:style-name="T2909">mln</text:span><text:s/>ton węgla kamiennego, który również został zużyty tylko na potrzeby kra<text:span text:style-name="T2910">jo</text:span>we, będziemy mieli całkowity obraz gwałtownego wzrostu zużycia energii.</text:p>
      <text:p text:style-name="P2911"><text:span text:style-name="T2912">W</text:span><text:s/>następnym pięcioleciu nie będzie przyrostu wydobycia węgla brunatnego, natomiast stały spadek wydobycia węgla kamiennego<text:span text:style-name="T2913">.</text:span></text:p>
      <text:p text:style-name="P2914"><text:span text:style-name="T2915">W</text:span><text:s/>tej sytuacji trudno będzie znaleźć prawidłową odpowiedź - czy jest słuszne jednoznacznie zadecydować o 5-dniowym<text:span text:style-name="T2916"><text:s/></text:span>tygodniu pracy naszych kopalń i n<text:span text:style-name="T2917">at</text:span>ychmi<text:span text:style-name="T2918">as</text:span>towym podjęciu wysokiego i kosztownego importu paliw węglowodorowych.</text:p>
      <text:p text:style-name="P2919">Można wprowadzić 5-dniowy tydzień pracy kopalń i górników ze skutkami podanymi w opracowaniu wynikającymi z braku wydobycia w soboty, co będzie wymagało korekty bilansu - zaopatrzenia gospodarki krajowej w węgiel<text:s/><text:span text:style-name="T2920">i<text:s/></text:span>eksportu tego surowca. I będzie wymagało wprowadzenia przez całą gospodarkę niesłychanie trudnego reżimu oszczędnościowego, na który musi wyrazić zgodę całe społeczeństwo.</text:p>
      <text:soft-page-break/>
      <text:p text:style-name="P2921">W przypadku braku społecznej akceptacji tak radykalnego obniżenia poziomu wydobycia węgla kamiennego, proponuje się jako alternatywne rozwiązanie wprowadzenie od 1995 r. takich rozwiązań organizac<text:span text:style-name="T2922">yj</text:span>nych, które umożliwiłyby zlikwidowanie trzeciej zmiany w każdą sobotę. co w konsekwencji stworzyłoby podstawę do uzyskania przez każdego górnika co trzeciej soboty wolnej<text:span text:style-name="T2923">.</text:span></text:p>
      <text:p text:style-name="P2924">Dziękuję za uwagę.</text:p>
      <text:p text:style-name="P2925"><text:span text:style-name="T2926">Pr</text:span><text:span text:style-name="T2927">zewod</text:span><text:span text:style-name="T2928">n</text:span><text:span text:style-name="T2929">icz</text:span><text:span text:style-name="T2930">ą</text:span><text:span text:style-name="T2931">cy</text:span><text:span text:style-name="T2932">:</text:span></text:p>
      <text:p text:style-name="P2933">Dziękuję panu dyrektorowi.</text:p>
      <text:p text:style-name="P2934"><text:span text:style-name="T2935"><text:s text:c="29"/></text:span>:</text:p>
      <text:p text:style-name="P2936">Przepraszam, czy myśmy dobrze zrozumieli - od 1995 r.?</text:p>
      <text:p text:style-name="P2937"><text:span text:style-name="T2938">D</text:span><text:span text:style-name="T2939">yr</text:span><text:span text:style-name="T2940">. K</text:span><text:span text:style-name="T2941">lo</text:span><text:span text:style-name="T2942">nowsk</text:span><text:span text:style-name="T2943">i</text:span>:</text:p>
      <text:p text:style-name="P2944">Od 1991 roku.</text:p>
      <text:p text:style-name="P2945">Ja jeszcze może, ponieważ tam jest bardzo dużo cyfr, mam to stanowisko na piśmie i przekażę obydwu stronom, żeby można było je zapamiętać i przeanalizować.</text:p>
      <text:p text:style-name="P2946"><text:span text:style-name="T2947">Przewodnicząc</text:span><text:span text:style-name="T2948">y</text:span>:</text:p>
      <text:p text:style-name="P2949">Dziękujemy.</text:p>
      <text:p text:style-name="P2950">Proszę pan minister Gustek.</text:p>
      <text:p text:style-name="P2951"><text:span text:style-name="T2952">Min.<text:s/></text:span><text:span text:style-name="T2953">G</text:span><text:span text:style-name="T2954">u</text:span><text:span text:style-name="T2955">st</text:span><text:span text:style-name="T2956">ek</text:span>:</text:p>
      <text:p text:style-name="P2957">Ja chciałem tylko wcześniej powiedzieć, ale wyręczył mnie pan dy<text:span text:style-name="T2958">r.</text:span><text:s/>Klonowski. To jest dokument, zresztą tak jak umówiliśmy się i strona<text:s/>„solidarnościowa”<text:s/>i OP<text:span text:style-name="T2959">Z</text:span>Z ten dokument otrzymają.</text:p>
      <text:p text:style-name="P2960"><text:span text:style-name="T2961">Przewodnicząc</text:span><text:span text:style-name="T2962">y</text:span>:</text:p>
      <text:p text:style-name="P2963">Dziękuję bardzo.</text:p>
      <text:p text:style-name="P2964">Jeżeli panowie pozwolą, jest godzina<text:s/><text:span text:style-name="T2965">1</text:span>4<text:span text:style-name="T2966">.</text:span>00<text:span text:style-name="T2967">.</text:span><text:s/>Dostaliśmy dosyć dużą porcję informacji. Proponuję więc, jeżeli strony się zgodz<text:span text:style-name="T2968">ą</text:span><text:s/>zrobić teraz przerwę obiadową, aby przemyśleć, ustosunkować się do tego i o godzinie 15<text:span text:style-name="T2969">.</text:span>00 byśmy wznowili obrady<text:span text:style-name="T2970">.</text:span></text:p>
      <text:p text:style-name="P2971">Dziękuję bardzo.</text:p>
      <text:p text:style-name="P2972">/Przerwa obiadowa/.</text:p>
      <text:p text:style-name="P2973"/>
      <text:p text:style-name="P2974">/Po przerwie/.</text:p>
      <text:p text:style-name="P2975"><text:span text:style-name="T2976">Pr</text:span><text:span text:style-name="T2977">ze</text:span><text:span text:style-name="T2978">wodni</text:span><text:span text:style-name="T2979">cz</text:span><text:span text:style-name="T2980">ą</text:span><text:span text:style-name="T2981">cy</text:span>:</text:p>
      <text:p text:style-name="P2982"><text:span text:style-name="T2983">P</text:span>r<text:span text:style-name="T2984">o</text:span>sim<text:span text:style-name="T2985">y</text:span><text:s/>zaj<text:span text:style-name="T2986">ą</text:span>ć mie<text:span text:style-name="T2987">j</text:span>s<text:span text:style-name="T2988">ca.</text:span><text:s/><text:span text:style-name="T2989">Proszę</text:span><text:s/><text:span text:style-name="T2990">pa</text:span>ń<text:span text:style-name="T2991">s</text:span>t<text:span text:style-name="T2992">wa,</text:span><text:s/>a<text:s/><text:span text:style-name="T2993">w</text:span>i<text:span text:style-name="T2994">ę</text:span>c udało się nam zebrać w komplecie. Widać, że przedstawiciele prasy i środków masowego pr<text:span text:style-name="T2995">ze</text:span>kazu są bardzo operatywni, bo nawet potrafią nam pomieszać nieco porządek obrad.</text:p>
      <text:p text:style-name="P2996">Proszę państwa, zgodnie z tym cośmy postanowili przed przerwą, wyznaczonych po dwóch przedstawicieli z każdej strony dokonało spisania protokołu rozbieżności.</text:p>
      <text:p text:style-name="P2997">Czy przewodniczący wnoszą jakieś zastrzeżenia do przedstawionego tekstu protokołu rozbieżności?</text:p>
      <text:p text:style-name="P2998"><text:span text:style-name="T2999">Ob. Alojz</text:span><text:span text:style-name="T3000">y</text:span><text:span text:style-name="T3001"><text:s/></text:span><text:span text:style-name="T3002">P</text:span><text:span text:style-name="T3003">ietr</text:span><text:span text:style-name="T3004">z</text:span><text:span text:style-name="T3005">yk</text:span>:</text:p>
      <text:p text:style-name="P3006">Nie, oczywiście my nic nie wnosimy w tej treści, nas to zadowala.</text:p>
      <text:p text:style-name="P3007"><text:span text:style-name="T3008">Przewodni</text:span><text:span text:style-name="T3009">cz</text:span><text:span text:style-name="T3010">ący</text:span><text:span text:style-name="T3011">:</text:span></text:p>
      <text:p text:style-name="P3012">Czy strona ko<text:span text:style-name="T3013">al</text:span>i<text:span text:style-name="T3014">cyj</text:span>no-rzą<text:span text:style-name="T3015">do</text:span>wa ma jakieś uwagi?</text:p>
      <text:soft-page-break/>
      <text:p text:style-name="P3016"><text:span text:style-name="T3017">Min</text:span><text:span text:style-name="T3018">.</text:span><text:span text:style-name="T3019"><text:s/></text:span><text:span text:style-name="T3020">G</text:span><text:span text:style-name="T3021">uste</text:span><text:span text:style-name="T3022">k</text:span><text:span text:style-name="T3023">:</text:span></text:p>
      <text:p text:style-name="P3024">Nie wnosimy. Ja tylko czytam dlatego, czy nie ma maszynowego błędu.</text:p>
      <text:p text:style-name="P3025"><text:span text:style-name="T3026">Przewodniczący Moric</text:span>:</text:p>
      <text:p text:style-name="P3027">W tej sytuacji, jeżeli panowie przewodniczący pozwolą, zaproponuję, aby trzy teksty podpisać i sobie je wzajemnie wymienić, bo tam figurują nasze nazwiska.</text:p>
      <text:p text:style-name="P3028">Czy możemy przyjąć taką propozycję? Nie widzę sprzeciwu. I tak jak w Sejmie, jeżeli sprzeciwu nie widzę, uznaję za rzecz uzgodnioną.</text:p>
      <text:p text:style-name="P3029">Rozumiem, że przystępujemy do podpisywania tekstów.</text:p>
      <text:p text:style-name="P3030">Proszę państwa, jest taka propozycja dalszego prowadzenia obrad, aby<text:span text:style-name="T3031">śm</text:span>y około godziny 16.00 zakończyli dzisiejsze obrady. Jest to związane nie z lenistwem, broń Boże, a koniecznością środków komunikacji. Po prostu pociągi do Katowic wyjeżdżają po godzinie 16.00.</text:p>
      <text:p text:style-name="P3032">Czy możemy przyjąć taką propozycję? Jeżeli wszystkie strony się zgadzają, tak będzie<text:span text:style-name="T3033">.</text:span></text:p>
      <text:p text:style-name="P3034">O głos prosiła strona rządowa w celu uzupełnienia jeszcze tematów czasu pracy tj. stanowiska.</text:p>
      <text:p text:style-name="P3035"><text:span text:style-name="T3036">Min</text:span><text:span text:style-name="T3037">.</text:span><text:span text:style-name="T3038"><text:s/></text:span><text:span text:style-name="T3039">G</text:span><text:span text:style-name="T3040">uste</text:span><text:span text:style-name="T3041">k</text:span><text:span text:style-name="T3042">:</text:span></text:p>
      <text:p text:style-name="P3043">Proszę o zabranie głosu prof.<text:s/><text:span text:style-name="T3044">J</text:span>aczewskiego<text:s/><text:span text:style-name="T3045">-</text:span><text:s/>eksperta.</text:p>
      <text:p text:style-name="P3046"><text:span text:style-name="T3047">Prof</text:span><text:span text:style-name="T3048">.</text:span><text:span text:style-name="T3049"><text:s/></text:span><text:span text:style-name="T3050">J</text:span><text:span text:style-name="T3051">aczewski</text:span>:</text:p>
      <text:p text:style-name="P3052">Panowie Przewodniczący! Szanowni Państwo! Dyskusję na temat zapotrzebowania na węgiel chciałbym naświetlić z punktu widzenia potrzeb kraju i studiów, które na ten temat wykonywane są przez różne ośrodki naukowe, zwłaszcza przez Instytut Energetyki, w którym mam zaszczyt pracować, ale t<text:span text:style-name="T3053">a</text:span>kże przez Komitet Problemów Energetyki Akademii Nauk, w pewnym stopniu potwierdza wiele z tych prac również i grupa pana pro<text:span text:style-name="T3054">f.</text:span><text:s text:c="2"/>Bojarskiego.</text:p>
      <text:p text:style-name="P3055">Dyskusję o bilansie paliwowo-energetycznym i prognozach dalszego rozwoju trzeba zacząć od informacji o sytuacji w ciągu ostatnich lat<text:span text:style-name="T3056">.</text:span></text:p>
      <text:p text:style-name="P3057">W 1987 roku zużyto w kraju w pierwotnych nośnikach energii 187,5 mln ton paliwa umownego tzn<text:span text:style-name="T3058">.</text:span><text:s/>7 kilokalorii na kilogram, najwięcej w naszej historii.</text:p>
      <text:p text:style-name="P3059">Za 1988 r<text:span text:style-name="T3060">.</text:span><text:s/>dane są jeszcze prowizoryczne, ale pewnie zużyliśmy około 185 mln ton paliwa umownego, tj<text:span text:style-name="T3061">.</text:span><text:s/>nieco mniej niż w roku 1987 dzięki łagodnej zimie<text:span text:style-name="T3062">.</text:span></text:p>
      <text:p text:style-name="P3063">Struktura bilansu prawie nie ulega zmianie - 80 proc. stanowią paliwa stałe, około 11,5 proc. paliwa ciekłe, 7 proc. gaz, resztę inne - woda, drewno, torf.</text:p>
      <text:p text:style-name="P3064">W paliwach stałych ok. 87 proc. stanowi węgiel kamienny, a ok. 13 proc. węgiel brun<text:span text:style-name="T3065">at</text:span>ny. Ten ostatni zużywany praktycznie w całości przez elektrownie.</text:p>
      <text:p text:style-name="P3066">Elektroenergetyka zużywa ok. 60 mln ton węgla kamiennego i ok. 70 mln ton węgla brunatnego, tj. nieco ponad 30 proc wszystkich zużywanych w Polsce paliw pierwotnych.</text:p>
      <text:p text:style-name="P3067">Ogromną częś<text:span text:style-name="T3068">ć</text:span><text:s/>paliw i energii zużywa się na ogrzewanie pomieszczeń w domach i w miejscu pracy. Jest to<text:s/><text:span text:style-name="T3069">30</text:span><text:s/>do 35 proc. całkowitego zuż<text:span text:style-name="T3070">y</text:span>cia paliw pierwotnych i to niezależnie od produkcji przemysłow<text:span text:style-name="T3071">ej.</text:span><text:s/>Na tę część zużycia paliw nie ma prawie wpływu restrukturyza<text:span text:style-name="T3072">cj</text:span>a gospodarki. Ciepło jest niezbędne dla ogrzewania budynków, przy czym jak wiadomo - budownictwo o złej izolacji cieplnej powoduje ogromne straty tego ciepła. Jest to jedna z głównych przyczyn wysokiej energochłonności gospodarki, ale nie da się jej szybko usunąć przy istniejącym ogólnym braku mieszkań.</text:p>
      <text:soft-page-break/>
      <text:p text:style-name="P3073">Istotny jest także mały stopień skojarzenia produkcji energii elektrycznej ciepła.</text:p>
      <text:p text:style-name="P3074">Wzrost zużycia paliw i energii na ten cel jest zgodny z programem budowy mieszka<text:span text:style-name="T3075">ń</text:span>.</text:p>
      <text:p text:style-name="P3076">Drugą zasadniczą przyczyną wysokiej energochłonności jest brak energooszczędnych odbiorników na rynku - od kuchenki, po samochód czy telewizor.</text:p>
      <text:p text:style-name="P3077">Trzecią i może n<text:span text:style-name="T3078">ajważ</text:span>ni<text:span text:style-name="T3079">ejs</text:span>zą przyczyną systemową jest od lat nieprawidłowa struktura cen, która powoduje, że oszczędzanie i racjonalne użytkowanie paliw i<text:s/>energii jest<text:s/>nadal nieopłacalne ani dla obywatela, ani dla przedsiębiorstwa.</text:p>
      <text:p text:style-name="P3080">Konieczne jest stworzenie zachęt finansowych dla bardziej racjonalnego użytkowania energii elektrycznej i ciepła i równocześnie propagowanie rozsądnego korzystania z tej n<text:span text:style-name="T3081">aj</text:span>szlachetni<text:span text:style-name="T3082">ej</text:span>szej formy energii.</text:p>
      <text:p text:style-name="P3083">Mniejszą rolę odgrywają niezbyt nowoczesne technologie, gdyż dotyczą one głównie przemysłów, które w ogóle zużywają mało energii. Z<text:s/><text:span text:style-name="T3084">energochło</text:span>nn<text:span text:style-name="T3085">ych</text:span><text:s/>przemysłów, których energochłonność trzeba szybko zmniejszyć, trzeba wymienić przede wszystkim budownictwo i przemysł materiałów budowlanych, głównie cementu metodą mokrą, ale także prefabrykatów.</text:p>
      <text:p text:style-name="P3086">Prognozę dalszego rozwoju opracowano dla dwóch głównych wariantów przyrostu dochodu narodowego: 3 i 3,5 proc. rocznie do roku 2000 i następnie 3,5 i odpowiednio 4 proc. w latach 2000 i 2020<text:span text:style-name="T3087">.</text:span></text:p>
      <text:p text:style-name="P3088">Realny jest właściwie tylko scenariusz drugi - szybszego wzrostu.</text:p>
      <text:p text:style-name="P3089">Zgodnie z prognozami<text:s/><text:span text:style-name="T3090">demo</text:span>g<text:span text:style-name="T3091">raficz</text:span>n<text:span text:style-name="T3092">ym</text:span>i przyjęto ludność 40 mln na rok 2000 i 42 mln obywateli na rok 2020.</text:p>
      <text:p text:style-name="P3093">Założono głęboką restrukturyzac<text:span text:style-name="T3094">ję</text:span><text:s/>gospodarki i głęboką racjonaliza<text:span text:style-name="T3095">cj</text:span>ę użytkowania paliw i energii.</text:p>
      <text:p text:style-name="P3096">Szczególnie dramatyczna jest jednak nadal sytuacja w zakresie energii elektrycznej i ciepła scentralizowanego.</text:p>
      <text:p text:style-name="P3097">Zużycie globalne ocenia się na 158-160<text:s/>terawatogodzin<text:s/>w roku 1990 i 210-220<text:s/>terawatogodzin<text:s/>w roku 2000<text:span text:style-name="T3098">.</text:span><text:s/>Oznacza to, że Polska dopiero w 2000 roku osiągnie poziom zużycia energii elektrycznej, który Bułgaria osiągnęła w roku 1986, a NRD w roku 1970<text:span text:style-name="T3099">.</text:span><text:s/>Nie są to więc zamierzenia wygórowane<text:span text:style-name="T3100">.</text:span></text:p>
      <text:p text:style-name="P3101">Z obserwacji ostatnich lat wynika, że pomimo umiarkowanego wzrostu zapotrzebowania przez przemysł, szybko rośnie zużycie energii elektrycznej przez rolnictwo i sektor bytowo-komunalny 7-10 proc. rocznie. J<text:span text:style-name="T3102">e</text:span>st to zjawiska pozytywne, bo świadczy o podnoszeniu poziomu społeczeństwa. I ten wzrost zapotrzebowania trzeba zaspokoić. Jest to zresztą także zgodne z rządowym programem wyżywienia i rozwoju budownictwa mieszkaniowego.</text:p>
      <text:p text:style-name="P3103">Obecnie budownictwo elektrowni nie nadąża za tym wzrostem, wskutek zahamowania inwestycji energetycznych w ubiegłych latach, od bieżącego roku mogą wystąpić w zimie deficyty energii elektrycznej i ciepła.</text:p>
      <text:p text:style-name="P3104">Tylko niezwykle łagodnej zimie zawdzięczamy to, że w tym roku nie było żadnych ograniczeń.</text:p>
      <text:p text:style-name="P3105">Szacowane na rok 1995 te deficyty osiągną zapewne około 5 tys<text:span text:style-name="T3106">.</text:span><text:s/>megawatów. Dla porównania przypomnę, że w 1978/79 r<text:span text:style-name="T3107">.</text:span><text:s/>deficyty były rzędu 2 t<text:span text:style-name="T3108">ys</text:span>.<text:s/><text:span text:style-name="T3109">m</text:span>eg<text:span text:style-name="T3110">aw</text:span>a<text:span text:style-name="T3111">tó</text:span>w. Jest to więc katastrofa energ<text:span text:style-name="T3112">etycz</text:span>n<text:span text:style-name="T3113">a.</text:span></text:p>
      <text:p text:style-name="P3114">Obecnie buduje się tylko jedną elektrownię na węgiel kamienny tj.<text:s/>„Opole”<text:s/>i pierwszy blok tego<text:s/>„Opola”<text:s/>prawdopodobnie nie będzie oddany przed 1991 zapewne rokiem. A więc w tym roku i w następnym nie będzie żadnej nowej mocy<text:span text:style-name="T3115">,</text:span><text:s/>a obciążenie będzie przyrastało o te 7-10 proc. przynajmniej na potrzeby<text:s/><text:soft-page-break/>b<text:span text:style-name="T3116">yto</text:span>wo-komunalne i rolnictwo.</text:p>
      <text:p text:style-name="P3117">I przewiduje się budowę 1 elektrowni na węgiel brunatny tj. w Szczercowie czyli tzw.<text:s/>„Bełchatów II”. Ze względu na ochronę środowiska konieczne jest zastosowanie odsiarczania i zmni<text:span text:style-name="T3118">ej</text:span>szania emisji tlenków azotu, co jednak obniży sprawnoś<text:span text:style-name="T3119">ć</text:span><text:s/>elektrowni około 3 proc. i będzie wymagać ogromnych nakładów. To są nakłady rzędu 30 proc. kosztów nowej inwestycji, są to dane angielskie.</text:p>
      <text:p text:style-name="P3120">Przygotowany jest obszerny program tzw. modernizacji istniejących elektrowni i elektrociepłowni o mocy 8 tys. megawatów do 2000 roku, którego realizacja powinna radykalnie poprawić sytuację, zwłaszcza na Śląsku i w okolicach Krakowa.</text:p>
      <text:p text:style-name="P3121">Przyrost zapotrzebowania na energię elektryczną i ciepło wymagać będzie budowy elektrowni i elektrociepłowni o mocy ok. 5 tys. megawatów, w latach 1991<text:span text:style-name="T3122">-</text:span>1995 i 5,5 tys. megawatów w latach 1996-2000. Będą to elektrownie<text:s/>„Opole”<text:s/>i<text:s/>„Szczerców”<text:s/>o łącznej mocy 3 600 megawatów dalej na paliwa st<text:span text:style-name="T3123">a</text:span>łe tj. węgiel kamienny i brunatny. Elektrociepłownie rozrzucone po całym kraju o łącznej mocy ok. 3 tys<text:span text:style-name="T3124">.</text:span><text:s/>megawatów, elektrownie wodne ok. 1 tys. megawatów do roku 2000, głównie elektrownia pompowa<text:s/>„Młoty”<text:s/>i coś niecoś na Wiśle i<text:s/>„Czorsztyn”<text:s/>oraz dalsze 4 tys. megawatów muszą stanowić elektrownie jądrowe.</text:p>
      <text:p text:style-name="P3125">Ostatnio opracowywane są nowe warianty, z szerszym wykorz<text:span text:style-name="T3126">ys</text:span>taniem gazu. Jednak ze względu na to, że gaz jest importowany, wchodzi w grę najwyżej 1 tys. megawatów na gazie. I na ten 1 000 megawatów trzeba by wydać prawie miliard dolarów, bo nie ma skąd takiej elektrowni z turbinami gazowymi nowoczesnej sprowadzić<text:span text:style-name="T3127">.</text:span></text:p>
      <text:p text:style-name="P3128">Realizacja tej elektrowni na gaz zależy oczywiście od możliwości importowych. Na tym tle mu<text:span text:style-name="T3129">s</text:span>zę powiedzieć, że wkradło się trochę niejasności do informacji prasowych, że przez zwiększanie importu gazu o 15 mld normalnych metrów sześciennych, można zaoszczędzić 55 mln ton węgla. To nieprawda, to tylko przy eliminacji kuchenek węglowych na kuchenki gazowe.<text:s/><text:span text:style-name="T3130">W</text:span><text:s/>rzeczywistości jeden normalny metr sześcienny odpowiada 1,5 kg węgla, a nie trzem.</text:p>
      <text:p text:style-name="P3131">Pa<text:span text:style-name="T3132">n</text:span><text:s/>prof. Bojarski, który również na nasze zlecenie opracowuje prognozy i rozmaite warianty rozwoju, opracował także wariant bez elektrowni jądrowych, prezentował go niedawno na takim seminarium, ale ten wariant wymaga importu 7 mld dolarów rocznie.</text:p>
      <text:p text:style-name="P3133">Nie należy więc liczyć na zmniejszenie zapotrzebowania przez energetykę na węgiel energetyczny w najbliższej przyszłości, ale trzeba intensywnie wdrażać program poprawy jakości węgla, gdyż jest to jeden z zasadniczych sposobów poprawy ochrony środowiska po prostu odpirytowanie najpierw, a potem odsiarczanie spalin.</text:p>
      <text:p text:style-name="P3134">Przechodząc do bilansu węgla kamiennego warto przypomnieć, że w roku 2000 wzrośnie zużycie węgla przez elektrownie i elektrociepłownie do ok. 75 mln ton węgla kamiennego, a brunatnego do 80-85 mln ton. Trudno ocenić, czy zmaleje zużycie węgla przez ludność. Dla przemysłu spadek zużycia węgla można szacować na 10-15 mln ton. Wzrośnie natomiast zapewne zużycie węgla przez ciepłownie lokalne w rezultacie programu budowy mieszkań o ok. 8 mln ton. W związku z tym w prognozach przewiduje się utrzymanie lub niewielki wzrost krajowego zużycia węgla kamiennego do poziomu 165<text:span text:style-name="T3135">-</text:span>174 mln ton przez kraj w roku 2000, głównie kosztem zmniejszenia eksportu<text:span text:style-name="T3136">.</text:span></text:p>
      <text:p text:style-name="P3137">Po roku 2000, nawet gdyby udało się zrealizować program budowy nowoczesnych elektrowni to i tak w 2000 roku nadal w elektrowniach węglowych będzie się jeszcze spalać /przepraszam/ wytwarzać ok. 65<text:s/><text:soft-page-break/>proc. energii elektrycznej, bo niczym innym nie uda się w tym czasie tych elektrowni węglowych zastąpić.</text:p>
      <text:p text:style-name="P3138">Dalszy spadek krajowego zużycia węgla kamiennego będzie się musiał odbywać kosztem zmniejszania zużycia przez przemysł, ludność i eksport.</text:p>
      <text:p text:style-name="P3139">Istnieje tu szereg uwarunkowań zewnętrznych. Dla ilustracji mogę na przykład podać, że jeśli uda się, co jest<text:s/>zamierzone, zwiększyć import ropy naftowej do 25 mln ton z obecnych dziś 14 - 15 mln ton, to uzyska się większe ilości gazu w butlach w rezultacie procesów rafinacji. Umożliwi to szybsze wypieranie kuchni węglowych przez kuchnie gazowe i tą drogą zużycia węgla przez ludność. Zależy to jednak oczywiście od możliwości płatniczych kraju i ruchu cen ropy, których na tak daleki okres nie można przewidzieć.</text:p>
      <text:p text:style-name="P3140">Rozważnym działaniem strategicznym jest w tej sytuacji przewidywanie powolnego spadku wydobycia dopiero po 2000 roku. Zawsze wydobycie łatwo zmniejszyć na przykład poprzez skracanie czasu pracy. Znacznie trudniej jest je zwiększać, gdyby taka potrzeba wystąpiła.</text:p>
      <text:p text:style-name="P3141">Jako takie podsumowanie chciałbym podać, że warunkiem rozwoju gospodarczego jest racjonalne użytkowanie paliw i energii<text:span text:style-name="T3142">,</text:span><text:s/>oznacza to restrukturyzac<text:span text:style-name="T3143">ję</text:span><text:s/>przemysłu i wiąże się z prowadzeniem właściwej<text:s/><text:span text:style-name="T3144">p</text:span>olityki ekonomicznej - ceny, kredyty, podatki, które wywoła opłacalność racjonalnego użytkowania paliw i energii. Ale na to jest właśnie m.in. potrzebny consensus społeczny.</text:p>
      <text:p text:style-name="P3145">Powszechnie akceptowany program rozwoju budownictwa mieszkaniowego i program wyżywienia narodu będą oznaczały wzrost zapotrzebowania ciepła i energii elektrycznej, i wymagają dalszego rozwoju elektroenergetyki i ciepłownictwa, a także gazownictwa i przetwórstwa ropy naftowej.</text:p>
      <text:p text:style-name="P3146">Rządowy program ochrony środowiska przewiduje możliwie szybką restrukturyzac<text:span text:style-name="T3147">ję</text:span><text:s/>elektrowni i zmniejszenie emisji tlenków siarki i azotu. Wiąże się to także z intensyfikacją programu wzbogacania wydobywanego węgla kamiennego.</text:p>
      <text:p text:style-name="P3148">Przy pełnym uwzględnieniu efektów racjonalizacji użytkowania energii i restrukturyza<text:span text:style-name="T3149">cj</text:span>i gospodarki narodowe<text:span text:style-name="T3150">j</text:span>, na najbliższe lata trzeba przewidywać krajowe zapotrzebowania węgla na obecnym poziomie, gdyż efekty ra<text:span text:style-name="T3151">cj</text:span>onaliza<text:span text:style-name="T3152">cj</text:span>i skonsumuje wzrost zapotrzebowania ciepła dla budownictwa mieszkaniowego i wzrost zużycia energii elektrycznej.</text:p>
      <text:p text:style-name="P3153">Dziękuję.</text:p>
      <text:p text:style-name="P3154"><text:span text:style-name="T3155">Pr</text:span><text:span text:style-name="T3156">zewod</text:span><text:span text:style-name="T3157">n</text:span><text:span text:style-name="T3158">icz</text:span><text:span text:style-name="T3159">ą</text:span><text:span text:style-name="T3160">cy</text:span><text:span text:style-name="T3161">:</text:span></text:p>
      <text:p text:style-name="P3162">Dziękuję panie profesorze. Mam taką propozycję jeżeli państwo pozwolą. Wysłuchaliśmy wystąpienia pana dyr. Klonowskiego i pana prof.<text:s/><text:span text:style-name="T3163">J</text:span>aczewskiego. Czy będą jakieś pytania do tych wystąpień - może na wstępie?</text:p>
      <text:p text:style-name="P3164">Proszę - pan Pietrzyk.</text:p>
      <text:p text:style-name="P3165"><text:span text:style-name="T3166">Ob. Alojz</text:span><text:span text:style-name="T3167">y</text:span><text:span text:style-name="T3168"><text:s/></text:span><text:span text:style-name="T3169">P</text:span><text:span text:style-name="T3170">ietr</text:span><text:span text:style-name="T3171">z</text:span><text:span text:style-name="T3172">yk</text:span>:</text:p>
      <text:p text:style-name="P3173">Z naszej strony głos teraz zabierze pan pro<text:span text:style-name="T3174">f</text:span>. Bojarsk<text:span text:style-name="T3175">i</text:span>.</text:p>
      <text:p text:style-name="P3176"><text:span text:style-name="T3177">Pr</text:span><text:span text:style-name="T3178">zewodnicz</text:span><text:span text:style-name="T3179">ą</text:span><text:span text:style-name="T3180">cy</text:span>:</text:p>
      <text:p text:style-name="P3181">Tak że nie ma pytań. Otwieramy dyskusję - proszę panie ministrze.</text:p>
      <text:p text:style-name="P3182"><text:span text:style-name="T3183">Minister</text:span>:</text:p>
      <text:p text:style-name="P3184">Jeżeli by panowie przewodniczący pozwolili, to może byśmy jeszcze poprosili o zabranie głosu przedstawiciela miedzi, bo to jest z tym związane. I później byłaby jakaś całoś<text:span text:style-name="T3185">ć</text:span>.</text:p>
      <text:soft-page-break/>
      <text:p text:style-name="P3186">Jeżeli tak, to bym p<text:span text:style-name="T3187">r</text:span>osił o udzielenie głosu panu dyrektorowi Ziai<text:span text:style-name="T3188">.</text:span></text:p>
      <text:p text:style-name="P3189"><text:span text:style-name="T3190">Dyr. Kazimierz Ziaja - przemysł miedziowy</text:span>:</text:p>
      <text:p text:style-name="P3191">Przemysł miedziowy, a również w tym górnictwo miedziowe<text:span text:style-name="T3192">.</text:span></text:p>
      <text:p text:style-name="P3193">Przemysł miedziowy zgrupowany w kombinacie Górniczo-Hutniczym Miedzi w Lubinie wydobywa rocznie ok. 30 mln ton rudy miedzi. Obecny poziom tego wydobycia jest stabilny. Od roku 1984<text:span text:style-name="T3194">.</text:span><text:s/>Jako rezultat osiągnięcia docelowego wydobycia kopaliny w trzech podstawowych kopaln<text:span text:style-name="T3195">i</text:span>ach nowego zagłębia miedziowego to jest w kopalni:<text:s/>„Lubin”,<text:s/>„Bolkowice”<text:s/>i<text:s/>„Rudna”<text:span text:style-name="T3196">.</text:span></text:p>
      <text:p text:style-name="P3197">W perspektywie na lata najbliższe przewiduje się utrzymanie poziomu wydobycia na zbliżonym poziomie, co jest determinowane posiadanym potencjałem wydobywczym i przetwórczym. Na ogólną ilość wydobytej rudy miedzi w roku 1988 wynoszącą blisko 30 mln ton. W dni wolne od pracy wydobyto ponad 5 mln ton, co stanowi 17,3 proc. łącznego wydobycia rudy miedzi w roku ubiegłym.</text:p>
      <text:p text:style-name="P3198">Produktem finalnym kombinatu miedziowego jest miedź elektrolityczna oraz srebro w szlamach anodowych. Wielkość produkcji obu tych surowców jest funkcją produkcji górn<text:span text:style-name="T3199">i</text:span>czej. I stąd rzeczowa ilość wykonanej miedzi w ostatnich latach oscyluje w granicach 380 tys. ton zaś srebra w szlamach w ilości 900-950 ton.</text:p>
      <text:p text:style-name="P3200">Ograniczenie czasu pracy kopalń do pięciu dni w tygodniu siłą rzeczy spowodowałoby zmniejszenie produkcji<text:s/><text:span text:style-name="T3201">fi</text:span>naln<text:span text:style-name="T3202">ej,</text:span><text:s/>które to obniżenie statystycznie można byłoby oszacować na około 70 tys. ton miedzi, mówię o miedzi elektrolitycznej - hutniczej oraz ok. 170 ton srebra w szlamach.</text:p>
      <text:p text:style-name="P3203">Przechodząc do problemu czasu pracy kopalń, postulowanego do 5 dni w tygodniu w pr<text:span text:style-name="T3204">zy</text:span>p<text:span text:style-name="T3205">a</text:span>d<text:span text:style-name="T3206">k</text:span>u miedzi nie spowodowałoby tak drastycznych, jak w przypadku ograniczenia wydobycia węgla skutków dla powiązań kooperacyjnych kraju. Niższa podaż surowców bez wątpienia<text:s/>miałaby<text:s/>istotny wpływ, istotny i niekorzystny wpływ na bilans płatniczy kraju, ale jest to na<text:s/><text:span text:style-name="T3207">d</text:span>obrą sprawę problem gospodarki narodow<text:span text:style-name="T3208">ej</text:span>, a nie samodzielnego przedsiębiorstwa tj. kombinatu.</text:p>
      <text:p text:style-name="P3209">Chciałbym jednak zwrócić uwagę na e<text:span text:style-name="T3210">fe</text:span>ktywnościowy problem ograniczenia wydobycia rudy miedzi oraz zmniejszenia produkcji miedzi i srebra.</text:p>
      <text:p text:style-name="P3211">Kopalnie głębinowe podobnie zresztą jak huty są wysoce kapitałochłonnymi przedsięwzięciami. Te bardzo dro<text:span text:style-name="T3212">g</text:span>ie stanowiska pracy nie wykorzystywane przez około 20 proc. czasu powodować będą wydatny wzrost kosztów<text:s/><text:span text:style-name="T3213">je</text:span>dn<text:span text:style-name="T3214">os</text:span>tkowych. Ponadto, zarówno w kopalniach, jak i w hutach występuje zjawisko inercji kosztów stałych. Koszty stałe nie związane z poziomem produkcji czy też intensywnością produkcji są bardzo wysokie i mogą mieć decydujące znaczenie dla rachunku opłacalności produkcji.</text:p>
      <text:p text:style-name="P3215">Aby nie być gołosłownym, chciałbym przedstawić skutki ograniczenia wydobycia rudy i produkcji miedzi na ekonomikę przemysłu miedziowego.</text:p>
      <text:p text:style-name="P3216">W<text:s/><text:span text:style-name="T3217">r</text:span>oku 1988 Kombinat Miedziowy dzięki po części koniunkturalnie bardzo wysokim cenom miedzi na rynkach światowych osiągnął wartość sprzedaży wynoszącą 444 mld zł oraz w wyniku ra<text:span text:style-name="T3218">cj</text:span>onalizac<text:span text:style-name="T3219">ji</text:span><text:s/>tej sprzedaży wygospodarował zysk w kwocie blisko 200 mld zł.</text:p>
      <text:p text:style-name="P3220">Zmniejszenie produkcji o wspomniane 70 t<text:span text:style-name="T3221">ys</text:span>.<text:s/><text:span text:style-name="T3222">t</text:span>on miedzi elektrolitycznej oraz ok. 170 ton srebra, spowodowałoby ograniczenie w takiej samej wielkości eksportu tych surowców, przy przeciętnych cenach uzyskiwanych w 1988 r. stanowiłoby stratę, utratę przychodów ze sprzedaży w wysokości - szacujemy ok. 90 mld zł.</text:p>
      <text:soft-page-break/>
      <text:p text:style-name="P3223">Równocześnie obniżenie kosztów wytwarzania, które w 1988 r. wynosiły 248 mld zł związane ze zmniejszeniem wydobycia i produkcji miedzi, można szacować najwyżej w wysokości ok. 20 mld zł.<text:s/><text:span text:style-name="T3224">Ł</text:span>ącznie zatem wygospodarowane w kwocie 195 mld zł obniżyłby się o 70 mld zł tj. do poziomu 125 mld zł.</text:p>
      <text:p text:style-name="P3225">W konkretnych warunkach Legnicko-Głogowskiego Okręgu Miedziowego, w którym poszczególne kopalnie posiadają zróżnicowane warunki eksploatacyjne oraz różnorodne okruszcowanie rudy, zaniechanie pracy w soboty przez kopalnie<text:s/>„Lubin”<text:s/>i<text:s/>„Polkowice”, oznaczałoby dla tych zakładów nierentowność działalności gospodarcz<text:span text:style-name="T3226">ej.</text:span></text:p>
      <text:p text:style-name="P3227">Następnym zaś krokiem w tym przypadku byłaby likwidacja obu tych kopalń w związku z brakiem ekonomicznej opłacalności wydobycia rudy miedzi.</text:p>
      <text:p text:style-name="P3228">Ponieważ każde działanie musi cechować jego opłacalność ekonomiczną, problemu pracy kopalni - moim zdaniem - nie można rozpatrywać wyłącznie w kategoriach społecznych.</text:p>
      <text:p text:style-name="P3229">Opowiadając się za efektywnością każdej działalności, w tym górniczej również, przymus ekonomiczny i rachunek ekonomicznej opłacalności wyznaczać będą pełniejsze wykorzystanie posiadanego potencjału wydobywczego kopaln<text:span text:style-name="T3230">i</text:span>.</text:p>
      <text:p text:style-name="P3231">Jak już powiedziałem wcześnie<text:span text:style-name="T3232">j</text:span>, kopalnia jest bardzo drogim urządzeniem i niewiele zakładów wydobywczych będzie rentownymi przy ograniczeniu czasu pracy kopalni do pięciu dni w tygodniu. Dlatego też uznając słuszne postulaty dotyczące konieczności ograniczenia pracy górników do pięciu dni w tygodniu widzimy konieczność rozpracowania i przyjęcia takiej organizacji pracy, aby kopalnia była eksploatowana przez 6 dni w tygodniu.</text:p>
      <text:p text:style-name="P3233">I wniosek już końcowy. W odniesieniu do postulowanego czasu pracy górników i kopalń uważamy, że wprowadzenie zasady 5-dniowego tygodnia czasu pracy dla górników nie może być jednoznaczne z ograniczeniem czasu pracy kopalń też do pięciu dni. Konieczne jest, ze względów poprzednio przytoczonych, przyjęcia takiej organizacji pracy w kopalniach, która przy 5-dniowym tygodniu pracy górników zapewniałaby 6-dniową pracę eksploatacją kopaliny.</text:p>
      <text:p text:style-name="P3234">D<text:span text:style-name="T3235">z</text:span>iękuję za uwagę.</text:p>
      <text:p text:style-name="P3236"><text:span text:style-name="T3237">Przewodnicząc</text:span><text:span text:style-name="T3238">y</text:span>:</text:p>
      <text:p text:style-name="P3239">Dziękuję panu dyrek<text:span text:style-name="T3240">to</text:span>rowi. Czy strona rządowa będzie chciała jeszcze prezentować jakieś wprowadzenia?</text:p>
      <text:p text:style-name="P3241"><text:span text:style-name="T3242">M</text:span><text:span text:style-name="T3243">ini</text:span><text:span text:style-name="T3244">ste</text:span><text:span text:style-name="T3245">r Gustek</text:span>:</text:p>
      <text:p text:style-name="P3246">Nie<text:span text:style-name="T3247">,</text:span><text:s/>na r<text:span text:style-name="T3248">a</text:span>zi<text:span text:style-name="T3249">e</text:span><text:s/>nie.</text:p>
      <text:p text:style-name="P3250"><text:span text:style-name="T3251">Przewodnic</text:span><text:span text:style-name="T3252">zący</text:span><text:span text:style-name="T3253">:</text:span></text:p>
      <text:p text:style-name="P3254">Pros<text:span text:style-name="T3255">ił</text:span><text:s/>o głos pan pro<text:span text:style-name="T3256">f.</text:span><text:s/><text:span text:style-name="T3257">B</text:span>o<text:span text:style-name="T3258">ja</text:span>r<text:span text:style-name="T3259">sk</text:span>i<text:span text:style-name="T3260">.</text:span></text:p>
      <text:p text:style-name="P3261"><text:span text:style-name="T3262">P</text:span>r<text:span text:style-name="T3263">o</text:span>s<text:span text:style-name="T3264">z</text:span>ę - panie profesor<text:span text:style-name="T3265">z</text:span>e<text:span text:style-name="T3266">.</text:span></text:p>
      <text:p text:style-name="P3267"><text:span text:style-name="T3268">Pro</text:span><text:span text:style-name="T3269">f.</text:span><text:span text:style-name="T3270"><text:s/>Bojarski</text:span>:</text:p>
      <text:p text:style-name="P3271">Jeśli można, Włodzimierz Bojarski. Chciałem potwierdzić to co już poprzednio mówiłem i panowie też powiedzieli, zaznaczając tę nadmierną energochłonność polskiej gospodarki. Przy czym trzeba byłoby tę nadmierną energochłonność utrzymującą się od chwili kryzysu energetycznego, kiedy ta sprawa stała się już szczególnie wyraźna, od 1974... 1975 roku, a więc prawie 14-15 lat<text:span text:style-name="T3272"><text:s/></text:span>tą tolerancyjność gospodarki w stosunku do nadmiernej energochłonności skonfrontować z tą narastającą presją na wydobycie węgla. W<text:s/><text:soft-page-break/>jednym obszarze użytkowania ogromna tolerancja, łagodność, brak skutecznych środków przeciwdziałania, a w drugiej dziedzinie gospodarki rosnąca presja na organiza<text:span text:style-name="T3273">cj</text:span>e górnicze i rosnąca presja na załogi górnicze.</text:p>
      <text:p text:style-name="P3274">Po drugie - musielibyśmy sobie uświadomić następną rozbieżność. Jakiś brak skuteczności forsowania eksportu w polskim przemyśle przetwórczym. Upadek tego eksportu na przestrzeni całego dziesięciolecia lat osiemdziesiątych. Polski eksport spadł do poziomu nieomalże najniższego w Europie na obywatela. I jednocześnie w tych samych latach utrzymywano stale nacisk na polskie g<text:span text:style-name="T3275">ó</text:span>rnictwo i na polski<text:span text:style-name="T3276">e</text:span><text:s/>załogi na forsowanie<text:s/>eksportu<text:span text:style-name="T3277">.</text:span><text:s/>No jakże<text:s/><text:span text:style-name="T3278">-</text:span><text:s/>w jednej części gospodarki taka liberaliza<text:span text:style-name="T3279">cja</text:span><text:s/>w zakresie eksportu, stym<text:span text:style-name="T3280">ul</text:span>owanie spadku<text:span text:style-name="T3281"><text:s/></text:span>eksportu. Przecież cały mechanizm napędzał narastający import w latach siedemdziesiątych i niczego nie poprawił w latach osiemdziesiątych. I znaczny nacisk na bilans paliwowo-energetyczny, przecież wynikający z nie dla potrzeb kraju, tylko dla utrzymania eksportu. Oczywiście potrzeby eksportu też służą krajowi, ale jednak nie jest to to samo.</text:p>
      <text:p text:style-name="P3282">Liberaliza<text:span text:style-name="T3283">cj</text:span>a w sferze eksportu dla innych działów gospodarki i maksymalny nacisk na eksport w zakresie górnictwa.</text:p>
      <text:p text:style-name="P3284">Wydaje się zatem, że górnictwo jako branża, jako tu wszyscy, którzy tu razem moglibyśmy coś solidarnie zaprezentować, a chyba o to chodzi, moglibyśmy powiedzieć, że ustalenia systemu planowania w jakiś szczególny sposób dyskryminują czy obciążają górnictwo w porównaniu z innymi branżami gospodarki narodow<text:span text:style-name="T3285">ej</text:span>.</text:p>
      <text:p text:style-name="P3286">Te skutki są ogólnie znane. Natomiast nie można byłoby chyba uczciwiej i po obywatelsku znowu skutków tego stanu odnosić do obywatela, co był łaskaw jednak może<text:s/><text:span text:style-name="T3287">i<text:s/></text:span>zrobić pan dr Klonowski.</text:p>
      <text:p text:style-name="P3288">Wydaje mi się, że tak jak to jest zapisane w referacie pana pro<text:span text:style-name="T3289">f.</text:span><text:s/>Lisowskiego dla Komitetu Nauk Górniczych PAN nigdy braki na polskim rynku węglowym, szczególnie braki zaopatrzenia ludności nie wynikały z bezwzględnego braku węgla w Polsce, a z preferencji gospodarczych.</text:p>
      <text:p text:style-name="P3290">Wydaje mi się zatem, że można byłoby mówić o preferencjach, a nie o braku węgla. I to zarówno w stosunku do przeszłości, jak i przyszłości.</text:p>
      <text:p text:style-name="P3291">Wydaje mi się, że sprawa preferencji w rozdziale węgla jest zupełnie czymś innym niż sprawa poz<text:span text:style-name="T3292">ys</text:span>kania węgla. I wydaje mi się, że sprawa preferencji w rozdziale węgla do nas nie należy i dlatego bym proponował tym argumentem tutaj nie szermować. Ani w stosunku do przeszłości, ani do przyszłości.</text:p>
      <text:p text:style-name="P3293">Sprawa poli<text:span text:style-name="T3294">t</text:span>yki w stosunku do ludności jest zupełnie czymś innym, a czymś innym jest wydobycie węgla na kraj. Tak było - wydaje mi się - w przeszłości i tak też powinno zostać w przyszłości.</text:p>
      <text:p text:style-name="P3295">Jesteśmy oczywiście świadomi narastających trudności w pokryciu potrzeb energetycznych kr<text:span text:style-name="T3296">aj</text:span>u. I z tego co był łaskaw powiedzieć pan pro<text:span text:style-name="T3297">f.</text:span><text:s/>Jaczewski, zdajemy sobie sprawę z tego, że przedłużanie pracy na soboty, niedziele i jakby Pan Bóg dał jeszcze ósmy dzień w tygodniu to i na ten ósmy dzień w tygodniu - i tak naszych trudności energety<text:span text:style-name="T3298">c</text:span>znych w istniejącym stanie i w perspektywie nie załatwi. Gospodarka musi być poddana, jak poprzednio mówiłem, całkowitej i skutecznej restrukturaliza<text:span text:style-name="T3299">cj</text:span>i, ale przede wszystkim reformie w tych możliwościach, dla ujawnienia tych możliwości, które są po to, żeby naprawdę ten węgiel polski zaczął się liczyć ekonomicznie, a nie tylko słownie, werbalnie, jak to sobie tu wzajemnie odbijamy.</text:p>
      <text:p text:style-name="P3300">Otóż zdajemy sobie sprawę z tego, że są kr<text:span text:style-name="T3301">aje</text:span>, które wydobywają daleko mniej węgla, a nie mówi się tam obywatelowi, że zostanie bez opału na zimę. Są kraje, które w ogóle nie wydobywają węgla i jakoś<text:s/><text:soft-page-break/>egzystują.</text:p>
      <text:p text:style-name="P3302">Niekiedy się powołuje przykład Rumunii jako kraju, który nam grozi. Mnie się wydaje, że to jest bardzo p<text:span text:style-name="T3303">ou</text:span>czający przykład, bo Rumunia ma więcej mocy zainstalowanej w elektrowniach na obywatela niż Polaka.</text:p>
      <text:p text:style-name="P3304">Otóż jeżeli przechodząc od mniejszej mocy do większej mocy, można przejść od stanu z pełnym oświetleniem do jednej żarówki na mieszkanie. To jest też przykład bardzo pouczający, mówiący o tym, że nie produkcja decyduje o rzeczywistym stanie gospodarki, a cały system gospodarczy o tym decyduje. My możemy zainstalować więcej mocy tak jak ma Rumunia na mieszkańca, na obywatela i dojść do tego, że ta moc będzie niewykorzystania i że ludzie będą siedzieli po ciemku. Taki stan właśnie mamy w Rumunii.</text:p>
      <text:p text:style-name="P3305">Wydaje się zatem, że sprawa bilansu energetycznego jednak jest czymś znacznie szerszym niż my moglibyśmy to<text:span text:style-name="T3306"><text:s/></text:span>tu powiedzieć.</text:p>
      <text:p text:style-name="P3307">Ja chciałem zauważyć na marginesie, chociaż może to nie wszyscy państwo mają do tego przekonanie, że tu również zjawiska losowe i łaskawość Pana Boga też ma coś do powiedzenia. Przecież dzięki tej zimie, która jest gospodarka nasza zaoszczędziła co najmniej 10 mln ton wę<text:span text:style-name="T3308">g</text:span>la. I każdy kto z panów jeździ po kraju widzi te zwały węgla u wszystkich odbiorców. Jest koniec zimy, powinno być pusto na placach węglowych, tymczasem wszędzie leży dużo opału, i bardzo dobrze.</text:p>
      <text:p text:style-name="P3309">Co to jest 10 mln ton węgla i łaskawość Boża, to<text:span text:style-name="T3310"><text:s/></text:span>jest właśnie owych<text:s/><text:span text:style-name="T3311">9</text:span><text:s/>mln ton węgla, które górnicy mogą w tym roku nie wydobyć przez te soboty. To jest właśnie propozycja ruchu związkowego - skorzystać z tej możliwości. I nie powinniśmy się tu szantażować, że jest jakiś absolutny bilans ponad wszystkim, i czy się stoi czy się leży, czy zima łagodna czy zima ostra, to jednakowo tego węgla potrzeba, bo jest to po prostu nieprawdziwe stanowisko. Nie byłoby ono prawdziwe.</text:p>
      <text:p text:style-name="P3312">Wydaje mi się, że naszym zadaniem przy tym stole jest raczej nie ro<text:span text:style-name="T3313">zs</text:span>trzygnięcie do końca bilansu, bo przecież bilans to są sprawy handlu zagranicznego nie tylko węglem, ale olejem, to jest sprawa przestawienia. Nikt przecież nie postuluje uzdrowienia polskiej gospodarki w ciągu roku ani dwóch. Były deklaracje, żeby na pewne raty rozłożyć wycofywanie się z sobót i niedziel.</text:p>
      <text:p text:style-name="P3314">Natomiast powinniśmy rozstrzygnąć - mnie się wydaje - jedynie jedną sprawę. Czy prawa człowieka pracy są ponad systemem planowania, systemem planowania, o którym wiemy, że jest nieefektywny, przestarzały i skompromitowany. Czy też uznamy, że ten skompromitowany, przestarzały, nieefektywny system gospodarki energetycznej jest ponad człowiekiem. I człowiek z jego rodziną ma się podporządkować systemowi planowania.</text:p>
      <text:p text:style-name="P3315">Stanowisko, które mam przyjemność z naszej strony zaprezentować, jest jednoznaczne - prawa człowieka są ponad systemami planowania.</text:p>
      <text:p text:style-name="P3316">To systemy planowania mają się dostosować do człowieka, szczególnie systemy ca<text:span text:style-name="T3317">łk</text:span>owicie skompromitowane i nieefektywne.</text:p>
      <text:p text:style-name="P3318">Dlatego nasza strona nie ma ochoty zaczynać dyskusji o tygodniu pracy od tego - co napisali panowie urzędnicy i przekonali niekompetentnych może zawsze we wszystkim, w szczegółach, innych ludzi co do jakiegoś bilansu. Pan Bóg ten bilans przekreślił na całe szczęście. Mamy inną sytuację i o tej innej sytuacji chcemy mówić.<text:s/>Ta inna sytuacja to są prawa człowieka pracy do pracy i do owoców pracy. Dlatego czas pracy w tygodniu jest dla nas priorytetowy.</text:p>
      <text:soft-page-break/>
      <text:p text:style-name="P3319">Ja muszę powiedzieć, że występuję tu jako całkowicie obiektywny ekspert. Nie noszę znaczka<text:s/>„Solidarności”. Chciałbym naprawdę przekonać państwa, że dla dobra gospodarki kopalnią, dla dobra gospodarki siłą roboczą, która jest ograniczona, która jest takim samym ograniczonym<text:s/>zasobem jak kapitał i jak surowce.</text:p>
      <text:p text:style-name="P3320">Jeżeli my tym zasobem źle gospodaru<text:span text:style-name="T3321">je</text:span>my, to się to odbija na nas wszystkich. Gdybyśmy tego człowieka trak<text:span text:style-name="T3322">to</text:span>wali jako konia pociągowego, to każdy gospodarz kiwa głową z politowaniem na tego, który chabetę ma zabiedzoną i na drugą zmianę wieczorem próbuje zarabiać koniem.</text:p>
      <text:p text:style-name="P3323">Każdy gospodarz powie - liczy koń, liczy gospodarz.<text:s/>Bo dobry gospodarz, to ma pięknego konia, o którego dba.<text:s/>Na pięknym koniu rośnie piękne gospodarstwo. A my w górnictwie mamy zabiedzonych kochanych kolegów górników i myślimy o wielkim górnictwie.</text:p>
      <text:p text:style-name="P3324">No, górnik był panem niechże więc będzie tym panem. Jeżeli uda się poprzez likwidację pracy w sobotach wydł<text:span text:style-name="T3325">u</text:span>żyć okres pracy średniego górnika, chociaż o 5 lat, to przecież w życiu swoim górnik wydobędzie więcej węgla niż w tej chwili. Przecież wzrost wydobycia nastąpi w wyniku tego, że on więcej pracy w swoim życiu wykona.</text:p>
      <text:p text:style-name="P3326">Jeżeli my dzisiaj nieco zwolnimy tempo eksploatacji kopalń, to my lepiej wybierzemy zasoby w tych kopalniach. Przecież te zasoby, które nie zostaną wydobyte w sobotę one w żaden sposób nie zostaną stracone. Wręcz przeciwnie, przez soboty i niedzielę dokładniej się je pomierzy i w ciągu pięciu dni się je dokładniej wybierze.</text:p>
      <text:p text:style-name="P3327">A przecież nam - 19 kopalniom kończą się zasoby do 2010 roku. Więc o co my właściwie walczymy, chcąc skrócić okres eksploatacji tych kopalń poprzez forsowanie wydobycia sobotnio-niedzielnego?</text:p>
      <text:p text:style-name="P3328">Jest to z tego punktu widzenia również nieracjonalne.</text:p>
      <text:p text:style-name="P3329">Wydaje się zatem, że jeśli można byłoby - to proponowałbym sprawy bilansowe , jak gdyby odsunąć od naszej dyskusji, uznać, że możemy spokojnie dyskutować nad prawem człowieka pracy d<text:span text:style-name="T3330">o</text:span><text:s/>uczciwej pracy i do uczciwego wynagrodzenia, postulując, żeby polski system planowania się do tego dostosował<text:span text:style-name="T3331">.</text:span></text:p>
      <text:p text:style-name="P3332">Muszę powiedzieć, że jako ten niezależny ekspert, bardzo bym nie chciał dzisiaj siedzieć po panów stronie. Bo ja pracuję 5 dni w tygodniu proszę państwa. I ja nie wiem jak pan doktor, przepraszam, i inni panowie, którzy pracują 5 dni w tygodniu, mogą patrzeć w oczy ludziom, od których żądają pracy 6 i 7 dni w tygodniu i to pod ziemią. Bo ja rozumiem, żeby jeden, drugi pan powiedział tak - ja pracuję 5 dni w tygodniu w biurze projektowym,<text:span text:style-name="T3333"><text:s/></text:span>ale ja sam zgłaszam się na sobotę i niedzielę do fed<text:span text:style-name="T3334">r</text:span>owania w kopalni<text:span text:style-name="T3335">.</text:span></text:p>
      <text:p text:style-name="P3336">Rozumiem wtedy, że nasza strona mogłaby panów ofertę potraktować autentycznie. Rzeczywiście rozumiecie potrzebę, nie w<text:span text:style-name="T3337">ył</text:span>ącza się ze świata górniczego, nie jesteście ponad robotnikami, zawijacie rękawy, fedr<text:span text:style-name="T3338">uj</text:span>ecie razem z górnikami soboty i niedziele.</text:p>
      <text:p text:style-name="P3339">Telewizja nam pokazała w Piotrkowie czy gdzieś - dyrektora przedsiębiorstwa komunikacyjnego. Brakowało kierowców dyrektor siedział za kierownicą. Bardzo piękna sprawa.</text:p>
      <text:p text:style-name="P3340">Myślę, że koledzy górnicy przyjmą panów na sobotę i niedzielę zanim jeszcze<text:s/><text:span text:style-name="T3341">w</text:span>p<text:span text:style-name="T3342">rowad</text:span>z<text:span text:style-name="T3343">im</text:span>y wolne soboty<text:s/><text:span text:style-name="T3344">-</text:span><text:s/>wszyscy panowie z otwartymi rękami zgłaszacie się w soboty rano, nie wiem o której godzinie na kopalni i fedr<text:span text:style-name="T3345">uj</text:span>ecie tak długo, dopóki nie wynego<text:span text:style-name="T3346">cj</text:span>ujcie razem wolnych sobót dla was wszystkich - dla was i dla nas. Dziękuję państwu za uwagę.</text:p>
      <text:p text:style-name="P3347"><text:span text:style-name="T3348">Pr</text:span><text:span text:style-name="T3349">zewod</text:span><text:span text:style-name="T3350">n</text:span><text:span text:style-name="T3351">icz</text:span><text:span text:style-name="T3352">ą</text:span><text:span text:style-name="T3353">cy</text:span><text:span text:style-name="T3354">:</text:span></text:p>
      <text:soft-page-break/>
      <text:p text:style-name="P3355">Dzięku<text:span text:style-name="T3356">ję</text:span><text:s/>panie profesorze. Kol. Stępień prosił o głos<text:span text:style-name="T3357">.</text:span></text:p>
      <text:p text:style-name="P3358"><text:span text:style-name="T3359">Włady</text:span><text:span text:style-name="T3360">sław</text:span><text:span text:style-name="T3361"><text:s/></text:span><text:span text:style-name="T3362">St</text:span><text:span text:style-name="T3363">ę</text:span><text:span text:style-name="T3364">pie</text:span><text:span text:style-name="T3365">ń - F</text:span><text:span text:style-name="T3366">eder</text:span><text:span text:style-name="T3367">a</text:span><text:span text:style-name="T3368">cja</text:span><text:span text:style-name="T3369"><text:s/></text:span><text:span text:style-name="T3370">Górników</text:span>:</text:p>
      <text:p text:style-name="P3371">Ja uważam, że problem wielkości wydobycia głównie osadza się w zmniejszeniu zużycia w polskim przemyśle. A dopóki polski przemysł nie będzie unowocześniony poprzez nowe technologie, to zużycie w tej grupie nie spadnie. Zużycie węgla w rolnictwie i w gospodarce komunalnej wynosi tam w granicach dwadzieścia parę procent całego wydobycia.</text:p>
      <text:p text:style-name="P3372">I dopóki ten temat nie ruszy, nie ma mowy o generalnym zmniejszeniu ilości zużywanego węgla.</text:p>
      <text:p text:style-name="P3373">Ja mam dwa pytania do pana Klonowskiego. Są to następujące pytania:</text:p>
      <text:p text:style-name="P3374"><text:span text:style-name="T3375">-</text:span><text:s/>Py<text:span text:style-name="T3376">t</text:span>anie pierwsze - dlaczego w prognozach, które pan przedstawił zakłada pan przy zmniejszeniu wydobycia od razu zmniejszenie dostaw węgla dla rolników, jeżeli na przykład minister Wilczek uznał niedostarczenie węgla dla rolników - publicznie - za głupotę.</text:p>
      <text:p text:style-name="P3377">- Pytanie drugie<text:s/><text:span text:style-name="T3378">-</text:span><text:s/>dlaczego uzależnia pan wielkości dostaw gazu ziemnego, który jest naszą szansą, ze Związku Radzieckiego wielkościami dostaw węgla do tego kraju, jeżeli ilości gazu są dostarczane z tego kraju na zasadzie umów o realizacji gazociągów. I nie ma to nic wsp<text:span text:style-name="T3379">ó</text:span>lnego z węglem. Proszę o wyjaśnienie tych dwóch kwestii.</text:p>
      <text:p text:style-name="P3380">Dziękuję bardzo.</text:p>
      <text:p text:style-name="P3381"><text:span text:style-name="T3382">Przewodniczący</text:span>:</text:p>
      <text:p text:style-name="P3383">Dziękuję. Czy ktoś jeszcze ma jakieś pytania? Nie. Proszę<text:s/><text:span text:style-name="T3384">-</text:span><text:s/>pan minister Gustek.</text:p>
      <text:p text:style-name="P3385"><text:span text:style-name="T3386">M</text:span><text:span text:style-name="T3387">i</text:span><text:span text:style-name="T3388">n</text:span><text:span text:style-name="T3389">i</text:span><text:span text:style-name="T3390">ster Gustek</text:span>:</text:p>
      <text:p text:style-name="P3391">Ja bym prosił o udzielenie głosu panu Klonowskiemu dla odpowiedzi.</text:p>
      <text:p text:style-name="P3392">Ale proszę mi też pozwolić panu przezacnemu profesorowi Bojarskiemu, że ja swoje soboty przepracowałem panie profesorze. Ale jakby pan chciał ze mną jeszcze pójść na dół w sobotę - to pójdziemy, jak będzie trzeba. [Nieczytelne] to już braliśmy w życiu w czynie społecznym pracę na dole.</text:p>
      <text:p text:style-name="P3393">Dziękuję bardzo.</text:p>
      <text:p text:style-name="P3394"><text:span text:style-name="T3395">Pr</text:span><text:span text:style-name="T3396">zewod</text:span><text:span text:style-name="T3397">n</text:span><text:span text:style-name="T3398">icz</text:span><text:span text:style-name="T3399">ą</text:span><text:span text:style-name="T3400">cy</text:span><text:span text:style-name="T3401">:</text:span></text:p>
      <text:p text:style-name="P3402">Proszę głos ma pan dr Klonowski.</text:p>
      <text:p text:style-name="P3403"><text:span text:style-name="T3404">O</text:span><text:span text:style-name="T3405">b.</text:span><text:span text:style-name="T3406"><text:s/>Klonowsk</text:span><text:span text:style-name="T3407">i</text:span>:</text:p>
      <text:p text:style-name="P3408">Dziękuję panie przewodniczący<text:span text:style-name="T3409">.</text:span><text:s/>Ja w zasadzie w większości z wypowiedzią pana pro<text:span text:style-name="T3410">f.</text:span><text:s/>Bojarskiego się zgadzam.<text:s/><text:span text:style-name="T3411">I</text:span><text:s/>również się zgadzam, i niesłusznie pan profesor mi imputuje, że ja widzę pracę górników sześć dni w tygodniu.</text:p>
      <text:p text:style-name="P3412">To jest absolutnie nieprawda. Jeżeli pan profesor słuchał, był uprzejmy słuchać tego co powiedziałem w ubiegłym piątek na pierwszym naszym posiedzeniu, to mówiłem że nie widzę innej możliwości aniżeli 5 dni pracy górników. Taka jest prawda. Jak to rozwiązać - to jest zupełnie druga spraw<text:span text:style-name="T3413">a.</text:span></text:p>
      <text:p text:style-name="P3414">I ja się czułem zobowiązany przekazać obiektywnie pełną wiedzę jaką mamy w biurze projektów, gdzie się zajmujemy prognozą rozwoju polskiego przemysłu węglowego, jaka jest sytuacja w kraju. Gdybym tego nie zrobił, uważałbym że b<text:span text:style-name="T3415">ył</text:span>bym nieu<text:span text:style-name="T3416">czc</text:span>iwy wobec tutaj wszystkich zebranych.</text:p>
      <text:p text:style-name="P3417">Poza wielkościami wydobycia, które wynikają ze spadku wydobycia w soboty, przedstawionymi przez pana Polmańskieg<text:span text:style-name="T3418">o</text:span>, projekt moim zdaniem jest zupełnie rzeczowy, wszystkie pozostałe wielkości były przeze mnie przedstawiane na najrozmaitszych forach, gdzie tylko mogłem - mówiłem i pisałem, i nie<text:s/><text:soft-page-break/>ukrywałem tej sytuacji jaka się w polskim przemyśle węglowym wytworzyła w ostatnim dziesięcioleciu.</text:p>
      <text:p text:style-name="P3419">I daleki jestem od tego, ja i moi koledzy również, żebyśmy uważali, że górnicy mają pracować 6 dni w tygodniu. To jest nieprawda.</text:p>
      <text:p text:style-name="P3420">Panie profesorze, pan mi w sposób szpetny przygadał, że urzędnicy z biura projektów może by tak poszli i popracowali trochę. Oświadczam panu, że nie ma chyba tutaj wśród was drugiego takiego co tyle lat przepracował na kopalni co ja. Mam 18 lat pracy na kopalni za sobą i dopiero potem zacząłem być ur<text:span text:style-name="T3421">z</text:span>ędnikiem. I to nie z własnej woli, tylko mi kazano. I to może był mój największy błąd życiowy.</text:p>
      <text:p text:style-name="P3422">Natomiast to, że informuję rzetelnie o sytuacji jaka jest i jaka nas może czekać, to chyba tylko świadczy o mojej uczciwości.</text:p>
      <text:p text:style-name="P3423">I oświadczam, że niedoinwestowanie przemysłu węglowego w ostatnim dziesięcioleciu spowodowało skutki nieodwracalne na następne dziesięciolecie. I w tej chwili<text:s/><text:span text:style-name="T3424">j</text:span>uż żadna ilość pieniędzy nas nie zbawi, choćby rząd powiedział - no to macie górnicy 600 mld złotych i róbcie. Nic nie zrobimy, już jest za późno. Straciliśmy bariery czasowe, które w tej chwili są nieodwracalne.</text:p>
      <text:p text:style-name="P3425">I proszę panów, jeżeli tak popatrzycie na to co dałem w naszym stanowisku, to w zasadzie, jeżeli chodzi o wielkość wydobycia, to taka na<text:span text:style-name="T3426">jp</text:span>rawdziwsza wielkość to jest ta, która obejmuje także budowę zakładów wzbogacanie węgla miałów energetycznych i odsiarczania miałów energetycznych.</text:p>
      <text:p text:style-name="P3427">Gdybyśmy tego programu nie wykonali, to byłoby nieszczęście dla ekologii w naszym kraju. I uważam, że ten program nas obliguje do tego, żeby był bezwzględnie wykonany. I te wielkości wydobycia, które są tam podane, to one będą na<text:span text:style-name="T3428">jb</text:span>ardziej prawdopodobne.</text:p>
      <text:p text:style-name="P3429">Odpowiedzieć na pytanie od kiedy górnicy /przepraszam/ nie górnicy, bo dla mnie jest ewidentna sprawa, że górnicy mają pracować<text:s/><text:span text:style-name="T3430">5</text:span><text:s/>dni w tygodniu, tylko niestety nie ja od tego jestem, żeby ustalać jak.</text:p>
      <text:p text:style-name="P3431">Ale odpowiedzieć na pytanie - od kiedy kopalnie mogą przejść na pracę 5 dni w tygodniu, to ja nie wiem, czy tu w tym zespole mamy prawo. Bo niewątpliwie możemy mieć pretensje, że program bilansu energetycznego w naszym kraju, polityka energetyczna naszego kraju, przedstawia bardzo wiele do życzenia. To jest prawda.</text:p>
      <text:p text:style-name="P3432">Bardzo często ta polityka rozwoju energetycznego naszego kraju była robiona w sposób przypadkowy, nie przemyślany<text:span text:style-name="T3433">.</text:span><text:s/>W tej chwili nie dysponujemy żadnym konkretnym bilansem. To co przedstawił pan pro<text:span text:style-name="T3434">f.</text:span><text:s/>Jaczewski, oczywiście to jest zrobione w ostatnich dniach, w lutym. Ale to jeszcze ten bilans nie daje odpowiedzi na wiele pytań. Dlatego uczuliłem nas tutaj wszystkich, co się będzie działo, jeżeli będziemy realizowali z całą stanowczością, przechodze<text:span text:style-name="T3435">n</text:span>ie na 5-dniowy tydzień pracy kopalń, nie górników, ale kopalń. Powtarza<text:span text:style-name="T3436">m</text:span><text:s/>- 5 dniowy tydzień pracy kopalń.</text:p>
      <text:p text:style-name="P3437">Dyskutowaliśmy w kierownictwie Wspólnoty - co by było gdybyśmy chcieli na przykład forsować 5-dniowy tydzień pracy górników przy 6-dniowym tygodniu pracy kopalń. Oczywiście wymaga to zwiększenia zatrudnienia, które jak tutaj podawałem, w bardzo minimalny sposób. Są jednak głosy, które twierdzą, że trzeba byłoby więcej.</text:p>
      <text:p text:style-name="P3438">Ale i tak nawet tego zatrudnienia nie będziemy w stanie tego ogromnego deficytu rąk do pracy w województwie<text:s/><text:span text:style-name="T3439">kat</text:span>ow<text:span text:style-name="T3440">i</text:span>c<text:span text:style-name="T3441">kim</text:span><text:s/><text:span text:style-name="T3442">w</text:span><text:s/>j<text:span text:style-name="T3443">akiś</text:span><text:s/><text:span text:style-name="T3444">sposób</text:span><text:s/>pozyskać.</text:p>
      <text:p text:style-name="P3445">Dlatego odpowiedź - w jaki sposób skracać czas pracy, no na to trzeba sobie będzie chyba udzielić w innym gronie, bo tego bilansu nie zamkniemy.</text:p>
      <text:soft-page-break/>
      <text:p text:style-name="P3446">Ja rozumiem pana profesora Bojarskiego, że jeżeli byśmy natychmiast przystąpili do wielkich oszczędności, że gdybyśmy natychmiast zaczęli sprowadzać wielkie ilości gazu i wielkie ilości ropy, to znaczy wielkie - wielkie w cudzysłowie. Ja rozumiem, jak na możliwości naszego kraju wielkie, to ta sytuacja mogłaby się poprawić.<text:s/>Tylko kto z nas w t<text:span text:style-name="T3447">ej</text:span><text:s/>chwili może odpowiedzieć na pytanie<text:s/>- na<text:s/>ile nas stać i jakie są możliwości jeszcze techniczne, żeby natychmiast przestawiać naszą gospodarkę z węgla na ropę i na gaz. To też wymaga odpowiednich nakładów inwestycyjnych.</text:p>
      <text:p text:style-name="P3448">To tyle jeżeli chodzi o wypowiedź pana profesora Bojarskiego.</text:p>
      <text:p text:style-name="P3449">Powtarzam - uważamy wszyscy, że górnik powinien pracować 5 dni. Tylko jak do tego dojść, to nie jest taka prosta odpowiedź. Dlatego przedstawiałem obiektywnie wielkości jakie my wyliczyliśmy i jakie są możliwości wydobycia na naszych kop<text:span text:style-name="T3450">al</text:span>niach.</text:p>
      <text:p text:style-name="P3451">Natomiast jako odpowiedź dla pana Stępnia z OPZZ.</text:p>
      <text:p text:style-name="P3452">Jeżeli chodzi o zmniejszenie węgla dla rolnictwa. Ja tego nie przedstawiałem, że to się dla rolnictwa ma coś zmieniać. To tu pan pro<text:span text:style-name="T3453">f.</text:span><text:s/>Bojarski powiedział, to już sobie będzie każdy dzielił ten węgiel, jak będzie uważał za stosowne, byle go podzielić mądrze. Na pewno nie w rolnictwie powinno być zmniejszone. Można to zmniejszać proporc<text:span text:style-name="T3454">jo</text:span>nalnie o ile będzie mniejsze wydobycia, a można też zmniejszać według ważności zagadnień i użytkowników tego węgla.</text:p>
      <text:p text:style-name="P3455">Dlaczego się uzależniam dostawy gazu Związku Radzieckiego zamiast węgla?</text:p>
      <text:p text:style-name="P3456">Nie cały gaz jest tylko dostarczany za wybudowane rurociągi. Ja domniemywam, a zresztą mieliśmy okazję już się raz sprawdzić, że sytuacja byłaby taka - wiadomo, że węgiel polski do Związku Radzieckiego idzie na zaopatrzenie zachodnich rejonów Związku Radzieckiego, zachodnich republik - nadbałtyckich republik. Tam gdzie nie ma w bliskości żadnych źródeł energetycznych. I jeżeli my w bardzo krótkim czasie zlikwidujemy dostawę w tamte rejony zachodnie, Związek Radziecki nie będzie miał innej możliwości, tylko ekwiwa<text:span text:style-name="T3457">l</text:span>entnie musi swoją ludność przede wszystkim zaopatrzyć w gaz, a w ogóle to w energię. I dlatego można się spodziewać to nie jest pewne, ale można się spodziewać, że o tyle, o ile mniej damy węgla, o tyle będą musieli jakoś starać się gazem zaopatrzyć przede wszystkim swoje te zachodnie rubieże, granice, jako że tam większych nie ma możliwości zaopatrzenia w surowce energetyczne. Oczywiście to nie jest pewnik - może tak być lub nie. Ale jednak z tym się trzeba liczyć, bo znowu nie można w sposób niefrasobliwy założyć, że ja nie dam, a mnie muszą dać. Trzeba brać wszystkie możliwości pod uwagę, ażeby być obiektywnym w naszych rozważaniach.</text:p>
      <text:p text:style-name="P3458">Dzięku<text:span text:style-name="T3459">ję.</text:span></text:p>
      <text:p text:style-name="P3460"><text:span text:style-name="T3461">Pr</text:span><text:span text:style-name="T3462">zewod</text:span><text:span text:style-name="T3463">n</text:span><text:span text:style-name="T3464">icz</text:span><text:span text:style-name="T3465">ą</text:span><text:span text:style-name="T3466">cy</text:span><text:span text:style-name="T3467">:</text:span></text:p>
      <text:p text:style-name="P3468">Dziękuję panu dok<text:span text:style-name="T3469">to</text:span>rowi. Proszę państwa, staram się zawsze rzetelnie wykonywać to czego się podejmuję. Zakładaliśmy, że do godziny 16.00 będziemy obradować. Rozumiem, że terminu tego dotrzymamy.</text:p>
      <text:p text:style-name="P3470">Widzę jeszcze pan Stawki chciał zabrać głos. Nie..<text:span text:style-name="T3471">.<text:s/></text:span>Panie Pietrzyk, czy udzielamy głosu?</text:p>
      <text:p text:style-name="P3472"><text:span text:style-name="T3473">Ob. Alojz</text:span><text:span text:style-name="T3474">y</text:span><text:span text:style-name="T3475"><text:s/></text:span><text:span text:style-name="T3476">P</text:span><text:span text:style-name="T3477">ietr</text:span><text:span text:style-name="T3478">z</text:span><text:span text:style-name="T3479">yk</text:span>:</text:p>
      <text:p text:style-name="P3480">Ja uważam, że powinniśmy kończyć tylko gdybyśmy się mieli tak licytować, to tu są na sali tacy, którzy mają czystego dołu więcej niż 18 lat. Czy jest tu jeszcze ktoś taki?</text:p>
      <text:p text:style-name="P3481">Tu po naszej stronie niestety, ci którzy na bieżąco ten pot przelewają.</text:p>
      <text:soft-page-break/>
      <text:p text:style-name="P3482">Dziękuję.</text:p>
      <text:p text:style-name="P3483"><text:span text:style-name="T3484">Przewodni</text:span><text:span text:style-name="T3485">cz</text:span><text:span text:style-name="T3486">ąc</text:span><text:span text:style-name="T3487">y</text:span>:</text:p>
      <text:p text:style-name="P3488">Dziękuję. Proszę państwa ja rozumiem, że zgodnie z przyjętą zasadą skończymy dzisiaj dyskusję.</text:p>
      <text:p text:style-name="P3489">Pozwolę sobie niejako nadużyć tego prawa przewodniczącego i zaproponować, aby w dniu 2 marca sprawę czasu pracy kontynuować jako temat pierwszy. Mam nadzieję, że go w miarę szybko skończymy. I jednocześnie jeżeli można by zaproponować, aby następnie - bo przypuszczam, że to nam nie zajmie czasu na cały dzień, a będziemy obradować dwa dni<text:s/>z rzędu, następnymi tematami, które byśmy omawiali, byłaby sprawa systemu ekonomiczno-finansowego, jak i struktury organizac<text:span text:style-name="T3490">yj</text:span>nej górnictwa łącznie.</text:p>
      <text:p text:style-name="P3491">Sądzę, że to niejako satysfak<text:span text:style-name="T3492">cjo</text:span>now<text:span text:style-name="T3493">ał</text:span>oby wszystkie st<text:span text:style-name="T3494">ro</text:span>n<text:span text:style-name="T3495">y.</text:span></text:p>
      <text:p text:style-name="P3496"><text:span text:style-name="T3497">Minis</text:span><text:span text:style-name="T3498">te</text:span><text:span text:style-name="T3499">r Gustek</text:span>:</text:p>
      <text:p text:style-name="P3500">Ja mam taką propozycję. Oczywiście się przychylam do tego, tylko mam taką propozycję aby strony przygotowały się do wszystkich tematów, które założyliśmy sobie. Bo być może niektóre z nich załatwimy w ciągu godziny. Żebyśmy w miarę możliwości przez te dwa dni pozał<text:span text:style-name="T3501">at</text:span>wiali. Nie załatwimy, ale miejmy jedna<text:span text:style-name="T3502">k</text:span><text:s/>przygotowane<text:span text:style-name="T3503">.</text:span></text:p>
      <text:p text:style-name="P3504"><text:span text:style-name="T3505">Pr</text:span><text:span text:style-name="T3506">zewod</text:span><text:span text:style-name="T3507">n</text:span><text:span text:style-name="T3508">icz</text:span><text:span text:style-name="T3509">ą</text:span><text:span text:style-name="T3510">cy</text:span><text:span text:style-name="T3511">:</text:span></text:p>
      <text:p text:style-name="P3512">Proszę - pan Pietrzyk.</text:p>
      <text:p text:style-name="P3513"><text:span text:style-name="T3514">Ob. Alojzy Pietrzyk</text:span>:</text:p>
      <text:p text:style-name="P3515">Ja uważam, że oczywiście my się zobowiążemy i będziemy przygotowani. Tylko byle się to nie kończyło kolejnym protokołem rozbieżności.</text:p>
      <text:p text:style-name="P3516"><text:span text:style-name="T3517">Przewodniczący</text:span>:</text:p>
      <text:p text:style-name="P3518">Dziękujemy bardzo. Widzę, że jest duża zgodność. Natomiast jeszcze przed rozstaniem się strona OPZZ wnosi do strony rządowej o to, że jest w stanie w tej chwili udzielić nam odpowiedzi na łamanie zasady dobrowolności pracy w przedsiębiorstwie<text:s/>„Dolny<text:s/><text:span text:style-name="T3519">Ś</text:span>ląsk”<text:span text:style-name="T3520">.</text:span></text:p>
      <text:p text:style-name="P3521">Pro<text:span text:style-name="T3522">s</text:span>zę panie ministrze.</text:p>
      <text:p text:style-name="P3523"><text:span text:style-name="T3524">Minis</text:span><text:span text:style-name="T3525">te</text:span><text:span text:style-name="T3526">r Gustek</text:span>:</text:p>
      <text:p text:style-name="P3527">Ponieważ ja dostałem to dopiero dzisiaj, nie znam tematu<text:span text:style-name="T3528">.</text:span><text:s/>Zobowiązuję się przedłożyć na następne posiedzenie na piśmie stanowisko generalnego dyrektora Wspólnoty Węgla Kamiennego,</text:p>
      <text:p text:style-name="P3529"><text:span text:style-name="T3530">Pr</text:span><text:span text:style-name="T3531">zewod</text:span><text:span text:style-name="T3532">n</text:span><text:span text:style-name="T3533">icz</text:span><text:span text:style-name="T3534">ą</text:span><text:span text:style-name="T3535">cy</text:span><text:span text:style-name="T3536">:</text:span></text:p>
      <text:p text:style-name="P3537">Dziękuję, Przyjmujemy to oczywiście.</text:p>
      <text:p text:style-name="P3538">Na tym proszę państwa kończymy nasze obrady. Jeżeli prowadziłem je niezgodnie z wolą, czy z wyobrażeniem jak to należy robić to bardzo przepraszam, ale starałem się robić to w sposób demokratyczny i rzetelny dokonywać.</text:p>
      <text:p text:style-name="P3539">Dziękuję bardzo<text:span text:style-name="T3540">.</text:span></text:p>
      <text:p text:style-name="P3541">Zakończenie obrad godzina 1<text:span text:style-name="T3542">6</text:span>.0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Cyrwus Artur (STUD)</dc:creator>
    <meta:creation-date>2023-07-03T12:21:00Z</meta:creation-date>
    <dc:date>2023-07-03T12:21:00Z</dc:date>
    <meta:template xlink:href="Normal.dotm" xlink:type="simple"/>
    <meta:editing-cycles>2</meta:editing-cycles>
    <meta:editing-duration>PT0S</meta:editing-duration>
    <meta:document-statistic meta:page-count="65" meta:paragraph-count="393" meta:word-count="28152" meta:character-count="196673" meta:row-count="1407" meta:non-whitespace-character-count="168914"/>
  </office:meta>
</office:document-meta>
</file>